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923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3"/>
          <table:table-cell office:value-type="float" office:value="5170720">
            <text:p>5170720</text:p>
          </table:table-cell>
          <table:table-cell office:value-type="float" office:value="1014">
            <text:p>1014</text:p>
          </table:table-cell>
          <table:table-cell table:formula="of:=[.D1]/1000000" office:value-type="float" office:value="5.17072">
            <text:p>5.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00731.34328358">
            <text:p>5800731.34</text:p>
          </table:table-cell>
          <table:table-cell office:value-type="float" office:value="1014">
            <text:p>1014</text:p>
          </table:table-cell>
          <table:table-cell table:formula="of:=[.D2]/1000000" office:value-type="float" office:value="5.80073134328358">
            <text:p>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340000">
            <text:p>6340000</text:p>
          </table:table-cell>
          <table:table-cell office:value-type="float" office:value="1032">
            <text:p>1032</text:p>
          </table:table-cell>
          <table:table-cell table:formula="of:=[.D3]/1000000" office:value-type="float" office:value="6.34">
            <text:p>6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11600">
            <text:p>4911600</text:p>
          </table:table-cell>
          <table:table-cell office:value-type="float" office:value="1065">
            <text:p>1065</text:p>
          </table:table-cell>
          <table:table-cell table:formula="of:=[.D4]/1000000" office:value-type="float" office:value="4.9116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30615.38461538">
            <text:p>4330615.38</text:p>
          </table:table-cell>
          <table:table-cell office:value-type="float" office:value="1065">
            <text:p>1065</text:p>
          </table:table-cell>
          <table:table-cell table:formula="of:=[.D5]/1000000" office:value-type="float" office:value="4.33061538461538">
            <text:p>4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88891.89189189">
            <text:p>6488891.89</text:p>
          </table:table-cell>
          <table:table-cell office:value-type="float" office:value="1109">
            <text:p>1109</text:p>
          </table:table-cell>
          <table:table-cell table:formula="of:=[.D6]/1000000" office:value-type="float" office:value="6.48889189189189">
            <text:p>6.49</text:p>
          </table:table-cell>
          <table:table-cell>
            <draw:frame table:end-cell-address="Sheet1.J23" table:end-x="0.8138in" table:end-y="0.0366in" draw:z-index="0" draw:style-name="gr1" svg:width="3.1575in" svg:height="2.7575in" svg:x="0.3232in" svg:y="0.0547in">
              <draw:object draw:notify-on-update-of-ranges="Sheet1.E1:Sheet1.E1330 Sheet1.F1:Sheet1.F13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 office:value-type="float" office:value="6157447.36842105">
            <text:p>6157447.37</text:p>
          </table:table-cell>
          <table:table-cell office:value-type="float" office:value="1138">
            <text:p>1138</text:p>
          </table:table-cell>
          <table:table-cell table:formula="of:=[.D7]/1000000" office:value-type="float" office:value="6.15744736842105">
            <text:p>6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91787.61061947">
            <text:p>5291787.61</text:p>
          </table:table-cell>
          <table:table-cell office:value-type="float" office:value="1153">
            <text:p>1153</text:p>
          </table:table-cell>
          <table:table-cell table:formula="of:=[.D8]/1000000" office:value-type="float" office:value="5.29178761061947">
            <text:p>5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18634.92063492">
            <text:p>6118634.92</text:p>
          </table:table-cell>
          <table:table-cell office:value-type="float" office:value="1161">
            <text:p>1161</text:p>
          </table:table-cell>
          <table:table-cell table:formula="of:=[.D9]/1000000" office:value-type="float" office:value="6.11863492063492">
            <text:p>6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45817.70833333">
            <text:p>7245817.71</text:p>
          </table:table-cell>
          <table:table-cell office:value-type="float" office:value="1236">
            <text:p>1236</text:p>
          </table:table-cell>
          <table:table-cell table:formula="of:=[.D10]/1000000" office:value-type="float" office:value="7.24581770833333">
            <text:p>7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98348.48484848">
            <text:p>9398348.48</text:p>
          </table:table-cell>
          <table:table-cell office:value-type="float" office:value="1236">
            <text:p>1236</text:p>
          </table:table-cell>
          <table:table-cell table:formula="of:=[.D11]/1000000" office:value-type="float" office:value="9.39834848484848">
            <text:p>9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53882.35294118">
            <text:p>5653882.35</text:p>
          </table:table-cell>
          <table:table-cell office:value-type="float" office:value="1236">
            <text:p>1236</text:p>
          </table:table-cell>
          <table:table-cell table:formula="of:=[.D12]/1000000" office:value-type="float" office:value="5.65388235294118">
            <text:p>5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74735.29411765">
            <text:p>5874735.29</text:p>
          </table:table-cell>
          <table:table-cell office:value-type="float" office:value="1236">
            <text:p>1236</text:p>
          </table:table-cell>
          <table:table-cell table:formula="of:=[.D13]/1000000" office:value-type="float" office:value="5.87473529411765">
            <text:p>5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26357.14285714">
            <text:p>5326357.14</text:p>
          </table:table-cell>
          <table:table-cell office:value-type="float" office:value="1429">
            <text:p>1429</text:p>
          </table:table-cell>
          <table:table-cell table:formula="of:=[.D14]/1000000" office:value-type="float" office:value="5.32635714285714">
            <text:p>5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99203.2967033">
            <text:p>11099203.3</text:p>
          </table:table-cell>
          <table:table-cell office:value-type="float" office:value="1429">
            <text:p>1429</text:p>
          </table:table-cell>
          <table:table-cell table:formula="of:=[.D15]/1000000" office:value-type="float" office:value="11.0992032967033">
            <text:p>11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11933.33333333">
            <text:p>5311933.33</text:p>
          </table:table-cell>
          <table:table-cell office:value-type="float" office:value="1429">
            <text:p>1429</text:p>
          </table:table-cell>
          <table:table-cell table:formula="of:=[.D16]/1000000" office:value-type="float" office:value="5.31193333333333">
            <text:p>5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19150.28901734">
            <text:p>8119150.29</text:p>
          </table:table-cell>
          <table:table-cell office:value-type="float" office:value="1439">
            <text:p>1439</text:p>
          </table:table-cell>
          <table:table-cell table:formula="of:=[.D17]/1000000" office:value-type="float" office:value="8.11915028901734">
            <text:p>8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52782.60869565">
            <text:p>5152782.61</text:p>
          </table:table-cell>
          <table:table-cell office:value-type="float" office:value="1439">
            <text:p>1439</text:p>
          </table:table-cell>
          <table:table-cell table:formula="of:=[.D18]/1000000" office:value-type="float" office:value="5.15278260869565">
            <text:p>5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35776.78571429">
            <text:p>7335776.79</text:p>
          </table:table-cell>
          <table:table-cell office:value-type="float" office:value="1439">
            <text:p>1439</text:p>
          </table:table-cell>
          <table:table-cell table:formula="of:=[.D19]/1000000" office:value-type="float" office:value="7.33577678571429">
            <text:p>7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39571.42857143">
            <text:p>5339571.43</text:p>
          </table:table-cell>
          <table:table-cell office:value-type="float" office:value="1532">
            <text:p>1532</text:p>
          </table:table-cell>
          <table:table-cell table:formula="of:=[.D20]/1000000" office:value-type="float" office:value="5.33957142857143">
            <text:p>5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31435.40669856">
            <text:p>7531435.41</text:p>
          </table:table-cell>
          <table:table-cell office:value-type="float" office:value="1532">
            <text:p>1532</text:p>
          </table:table-cell>
          <table:table-cell table:formula="of:=[.D21]/1000000" office:value-type="float" office:value="7.53143540669856">
            <text:p>7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21650.34965035">
            <text:p>6421650.35</text:p>
          </table:table-cell>
          <table:table-cell office:value-type="float" office:value="1532">
            <text:p>1532</text:p>
          </table:table-cell>
          <table:table-cell table:formula="of:=[.D22]/1000000" office:value-type="float" office:value="6.42165034965035">
            <text:p>6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637909.09090909">
            <text:p>6637909.09</text:p>
          </table:table-cell>
          <table:table-cell office:value-type="float" office:value="1532">
            <text:p>1532</text:p>
          </table:table-cell>
          <table:table-cell table:formula="of:=[.D23]/1000000" office:value-type="float" office:value="6.63790909090909">
            <text:p>6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676911.45833333">
            <text:p>6676911.46</text:p>
          </table:table-cell>
          <table:table-cell office:value-type="float" office:value="1532">
            <text:p>1532</text:p>
          </table:table-cell>
          <table:table-cell table:formula="of:=[.D24]/1000000" office:value-type="float" office:value="6.67691145833333">
            <text:p>6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08444.44444444">
            <text:p>5108444.44</text:p>
          </table:table-cell>
          <table:table-cell office:value-type="float" office:value="1594">
            <text:p>1594</text:p>
          </table:table-cell>
          <table:table-cell table:formula="of:=[.D25]/1000000" office:value-type="float" office:value="5.10844444444444">
            <text:p>5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91688.37209302">
            <text:p>9991688.37</text:p>
          </table:table-cell>
          <table:table-cell office:value-type="float" office:value="1594">
            <text:p>1594</text:p>
          </table:table-cell>
          <table:table-cell table:formula="of:=[.D26]/1000000" office:value-type="float" office:value="9.99168837209302">
            <text:p>9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03933.96226415">
            <text:p>9503933.96</text:p>
          </table:table-cell>
          <table:table-cell office:value-type="float" office:value="1594">
            <text:p>1594</text:p>
          </table:table-cell>
          <table:table-cell table:formula="of:=[.D27]/1000000" office:value-type="float" office:value="9.50393396226415">
            <text:p>9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07558.82352941">
            <text:p>5807558.82</text:p>
          </table:table-cell>
          <table:table-cell office:value-type="float" office:value="1604">
            <text:p>1604</text:p>
          </table:table-cell>
          <table:table-cell table:formula="of:=[.D28]/1000000" office:value-type="float" office:value="5.80755882352941">
            <text:p>5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86235.29411765">
            <text:p>5086235.29</text:p>
          </table:table-cell>
          <table:table-cell office:value-type="float" office:value="1604">
            <text:p>1604</text:p>
          </table:table-cell>
          <table:table-cell table:formula="of:=[.D29]/1000000" office:value-type="float" office:value="5.08623529411765">
            <text:p>5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90565.2173913">
            <text:p>4590565.22</text:p>
          </table:table-cell>
          <table:table-cell office:value-type="float" office:value="1604">
            <text:p>1604</text:p>
          </table:table-cell>
          <table:table-cell table:formula="of:=[.D30]/1000000" office:value-type="float" office:value="4.5905652173913">
            <text:p>4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52000">
            <text:p>6552000</text:p>
          </table:table-cell>
          <table:table-cell office:value-type="float" office:value="1604">
            <text:p>1604</text:p>
          </table:table-cell>
          <table:table-cell table:formula="of:=[.D31]/1000000" office:value-type="float" office:value="6.552">
            <text:p>6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83478.26086957">
            <text:p>4983478.26</text:p>
          </table:table-cell>
          <table:table-cell office:value-type="float" office:value="1604">
            <text:p>1604</text:p>
          </table:table-cell>
          <table:table-cell table:formula="of:=[.D32]/1000000" office:value-type="float" office:value="4.98347826086957">
            <text:p>4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82526.31578947">
            <text:p>7682526.32</text:p>
          </table:table-cell>
          <table:table-cell office:value-type="float" office:value="1604">
            <text:p>1604</text:p>
          </table:table-cell>
          <table:table-cell table:formula="of:=[.D33]/1000000" office:value-type="float" office:value="7.68252631578947">
            <text:p>7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07052.17391304">
            <text:p>9007052.17</text:p>
          </table:table-cell>
          <table:table-cell office:value-type="float" office:value="1604">
            <text:p>1604</text:p>
          </table:table-cell>
          <table:table-cell table:formula="of:=[.D34]/1000000" office:value-type="float" office:value="9.00705217391304">
            <text:p>9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57875.47169811">
            <text:p>8257875.47</text:p>
          </table:table-cell>
          <table:table-cell office:value-type="float" office:value="1724">
            <text:p>1724</text:p>
          </table:table-cell>
          <table:table-cell table:formula="of:=[.D35]/1000000" office:value-type="float" office:value="8.25787547169811">
            <text:p>8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34551.02040816">
            <text:p>9034551.02</text:p>
          </table:table-cell>
          <table:table-cell office:value-type="float" office:value="1724">
            <text:p>1724</text:p>
          </table:table-cell>
          <table:table-cell table:formula="of:=[.D36]/1000000" office:value-type="float" office:value="9.03455102040816">
            <text:p>9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26750">
            <text:p>5926750</text:p>
          </table:table-cell>
          <table:table-cell office:value-type="float" office:value="1786">
            <text:p>1786</text:p>
          </table:table-cell>
          <table:table-cell table:formula="of:=[.D37]/1000000" office:value-type="float" office:value="5.92675">
            <text:p>5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62761.36363636">
            <text:p>6562761.36</text:p>
          </table:table-cell>
          <table:table-cell office:value-type="float" office:value="1786">
            <text:p>1786</text:p>
          </table:table-cell>
          <table:table-cell table:formula="of:=[.D38]/1000000" office:value-type="float" office:value="6.56276136363636">
            <text:p>6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74666.66666667">
            <text:p>5374666.67</text:p>
          </table:table-cell>
          <table:table-cell office:value-type="float" office:value="1786">
            <text:p>1786</text:p>
          </table:table-cell>
          <table:table-cell table:formula="of:=[.D39]/1000000" office:value-type="float" office:value="5.37466666666667">
            <text:p>5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36833.33333333">
            <text:p>4836833.33</text:p>
          </table:table-cell>
          <table:table-cell office:value-type="float" office:value="1786">
            <text:p>1786</text:p>
          </table:table-cell>
          <table:table-cell table:formula="of:=[.D40]/1000000" office:value-type="float" office:value="4.83683333333333">
            <text:p>4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45383.56164384">
            <text:p>6745383.56</text:p>
          </table:table-cell>
          <table:table-cell office:value-type="float" office:value="1786">
            <text:p>1786</text:p>
          </table:table-cell>
          <table:table-cell table:formula="of:=[.D41]/1000000" office:value-type="float" office:value="6.74538356164384">
            <text:p>6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538469.4767442">
            <text:p>19538469.48</text:p>
          </table:table-cell>
          <table:table-cell office:value-type="float" office:value="1788">
            <text:p>1788</text:p>
          </table:table-cell>
          <table:table-cell table:formula="of:=[.D42]/1000000" office:value-type="float" office:value="19.5384694767442">
            <text:p>19.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03125">
            <text:p>6103125</text:p>
          </table:table-cell>
          <table:table-cell office:value-type="float" office:value="1788">
            <text:p>1788</text:p>
          </table:table-cell>
          <table:table-cell table:formula="of:=[.D43]/1000000" office:value-type="float" office:value="6.103125">
            <text:p>6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81097.7443609">
            <text:p>9281097.74</text:p>
          </table:table-cell>
          <table:table-cell office:value-type="float" office:value="1788">
            <text:p>1788</text:p>
          </table:table-cell>
          <table:table-cell table:formula="of:=[.D44]/1000000" office:value-type="float" office:value="9.2810977443609">
            <text:p>9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26321.42857143">
            <text:p>8426321.43</text:p>
          </table:table-cell>
          <table:table-cell office:value-type="float" office:value="1832">
            <text:p>1832</text:p>
          </table:table-cell>
          <table:table-cell table:formula="of:=[.D45]/1000000" office:value-type="float" office:value="8.42632142857143">
            <text:p>8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89309.9415205">
            <text:p>10089309.94</text:p>
          </table:table-cell>
          <table:table-cell office:value-type="float" office:value="1832">
            <text:p>1832</text:p>
          </table:table-cell>
          <table:table-cell table:formula="of:=[.D46]/1000000" office:value-type="float" office:value="10.0893099415205">
            <text:p>10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626905.4054054">
            <text:p>6626905.41</text:p>
          </table:table-cell>
          <table:table-cell office:value-type="float" office:value="1832">
            <text:p>1832</text:p>
          </table:table-cell>
          <table:table-cell table:formula="of:=[.D47]/1000000" office:value-type="float" office:value="6.6269054054054">
            <text:p>6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75105.26315789">
            <text:p>5275105.26</text:p>
          </table:table-cell>
          <table:table-cell office:value-type="float" office:value="1895">
            <text:p>1895</text:p>
          </table:table-cell>
          <table:table-cell table:formula="of:=[.D48]/1000000" office:value-type="float" office:value="5.27510526315789">
            <text:p>5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345440">
            <text:p>6345440</text:p>
          </table:table-cell>
          <table:table-cell office:value-type="float" office:value="1895">
            <text:p>1895</text:p>
          </table:table-cell>
          <table:table-cell table:formula="of:=[.D49]/1000000" office:value-type="float" office:value="6.34544">
            <text:p>6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20152">
            <text:p>8620152</text:p>
          </table:table-cell>
          <table:table-cell office:value-type="float" office:value="1895">
            <text:p>1895</text:p>
          </table:table-cell>
          <table:table-cell table:formula="of:=[.D50]/1000000" office:value-type="float" office:value="8.620152">
            <text:p>8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08701.1494253">
            <text:p>17208701.15</text:p>
          </table:table-cell>
          <table:table-cell office:value-type="float" office:value="1895">
            <text:p>1895</text:p>
          </table:table-cell>
          <table:table-cell table:formula="of:=[.D51]/1000000" office:value-type="float" office:value="17.2087011494253">
            <text:p>17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90111.11111111">
            <text:p>5890111.11</text:p>
          </table:table-cell>
          <table:table-cell office:value-type="float" office:value="1895">
            <text:p>1895</text:p>
          </table:table-cell>
          <table:table-cell table:formula="of:=[.D52]/1000000" office:value-type="float" office:value="5.89011111111111">
            <text:p>5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13933.8235294">
            <text:p>10513933.82</text:p>
          </table:table-cell>
          <table:table-cell office:value-type="float" office:value="1895">
            <text:p>1895</text:p>
          </table:table-cell>
          <table:table-cell table:formula="of:=[.D53]/1000000" office:value-type="float" office:value="10.5139338235294">
            <text:p>10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47190.47619048">
            <text:p>7647190.48</text:p>
          </table:table-cell>
          <table:table-cell office:value-type="float" office:value="1900">
            <text:p>1900</text:p>
          </table:table-cell>
          <table:table-cell table:formula="of:=[.D54]/1000000" office:value-type="float" office:value="7.64719047619048">
            <text:p>7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07521.0608424">
            <text:p>11007521.06</text:p>
          </table:table-cell>
          <table:table-cell office:value-type="float" office:value="1900">
            <text:p>1900</text:p>
          </table:table-cell>
          <table:table-cell table:formula="of:=[.D55]/1000000" office:value-type="float" office:value="11.0075210608424">
            <text:p>11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85944.68085106">
            <text:p>9185944.68</text:p>
          </table:table-cell>
          <table:table-cell office:value-type="float" office:value="1900">
            <text:p>1900</text:p>
          </table:table-cell>
          <table:table-cell table:formula="of:=[.D56]/1000000" office:value-type="float" office:value="9.18594468085106">
            <text:p>9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43616.4383562">
            <text:p>12943616.44</text:p>
          </table:table-cell>
          <table:table-cell office:value-type="float" office:value="1900">
            <text:p>1900</text:p>
          </table:table-cell>
          <table:table-cell table:formula="of:=[.D57]/1000000" office:value-type="float" office:value="12.9436164383562">
            <text:p>12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82697.4789916">
            <text:p>10182697.48</text:p>
          </table:table-cell>
          <table:table-cell office:value-type="float" office:value="1900">
            <text:p>1900</text:p>
          </table:table-cell>
          <table:table-cell table:formula="of:=[.D58]/1000000" office:value-type="float" office:value="10.1826974789916">
            <text:p>10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59500">
            <text:p>4659500</text:p>
          </table:table-cell>
          <table:table-cell office:value-type="float" office:value="1958">
            <text:p>1958</text:p>
          </table:table-cell>
          <table:table-cell table:formula="of:=[.D59]/1000000" office:value-type="float" office:value="4.6595">
            <text:p>4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59631.57894737">
            <text:p>5159631.58</text:p>
          </table:table-cell>
          <table:table-cell office:value-type="float" office:value="1958">
            <text:p>1958</text:p>
          </table:table-cell>
          <table:table-cell table:formula="of:=[.D60]/1000000" office:value-type="float" office:value="5.15963157894737">
            <text:p>5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42879.6147673">
            <text:p>11442879.61</text:p>
          </table:table-cell>
          <table:table-cell office:value-type="float" office:value="1958">
            <text:p>1958</text:p>
          </table:table-cell>
          <table:table-cell table:formula="of:=[.D61]/1000000" office:value-type="float" office:value="11.4428796147673">
            <text:p>11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36252.63157895">
            <text:p>8436252.63</text:p>
          </table:table-cell>
          <table:table-cell office:value-type="float" office:value="1966">
            <text:p>1966</text:p>
          </table:table-cell>
          <table:table-cell table:formula="of:=[.D62]/1000000" office:value-type="float" office:value="8.43625263157895">
            <text:p>8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03500">
            <text:p>5603500</text:p>
          </table:table-cell>
          <table:table-cell office:value-type="float" office:value="1966">
            <text:p>1966</text:p>
          </table:table-cell>
          <table:table-cell table:formula="of:=[.D63]/1000000" office:value-type="float" office:value="5.6035">
            <text:p>5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74585.3658537">
            <text:p>12374585.37</text:p>
          </table:table-cell>
          <table:table-cell office:value-type="float" office:value="1966">
            <text:p>1966</text:p>
          </table:table-cell>
          <table:table-cell table:formula="of:=[.D64]/1000000" office:value-type="float" office:value="12.3745853658537">
            <text:p>12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90500">
            <text:p>6890500</text:p>
          </table:table-cell>
          <table:table-cell office:value-type="float" office:value="1966">
            <text:p>1966</text:p>
          </table:table-cell>
          <table:table-cell table:formula="of:=[.D65]/1000000" office:value-type="float" office:value="6.8905">
            <text:p>6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10025.5102041">
            <text:p>13210025.51</text:p>
          </table:table-cell>
          <table:table-cell office:value-type="float" office:value="1966">
            <text:p>1966</text:p>
          </table:table-cell>
          <table:table-cell table:formula="of:=[.D66]/1000000" office:value-type="float" office:value="13.2100255102041">
            <text:p>13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21692.30769231">
            <text:p>8021692.31</text:p>
          </table:table-cell>
          <table:table-cell office:value-type="float" office:value="1966">
            <text:p>1966</text:p>
          </table:table-cell>
          <table:table-cell table:formula="of:=[.D67]/1000000" office:value-type="float" office:value="8.02169230769231">
            <text:p>8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80300">
            <text:p>5780300</text:p>
          </table:table-cell>
          <table:table-cell office:value-type="float" office:value="1966">
            <text:p>1966</text:p>
          </table:table-cell>
          <table:table-cell table:formula="of:=[.D68]/1000000" office:value-type="float" office:value="5.7803">
            <text:p>5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91000">
            <text:p>5991000</text:p>
          </table:table-cell>
          <table:table-cell office:value-type="float" office:value="1966">
            <text:p>1966</text:p>
          </table:table-cell>
          <table:table-cell table:formula="of:=[.D69]/1000000" office:value-type="float" office:value="5.991">
            <text:p>5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31271.73913043">
            <text:p>7731271.74</text:p>
          </table:table-cell>
          <table:table-cell office:value-type="float" office:value="1966">
            <text:p>1966</text:p>
          </table:table-cell>
          <table:table-cell table:formula="of:=[.D70]/1000000" office:value-type="float" office:value="7.73127173913043">
            <text:p>7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61851.85185185">
            <text:p>7561851.85</text:p>
          </table:table-cell>
          <table:table-cell office:value-type="float" office:value="2098">
            <text:p>2098</text:p>
          </table:table-cell>
          <table:table-cell table:formula="of:=[.D71]/1000000" office:value-type="float" office:value="7.56185185185185">
            <text:p>7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01094.46254072">
            <text:p>9601094.46</text:p>
          </table:table-cell>
          <table:table-cell office:value-type="float" office:value="2098">
            <text:p>2098</text:p>
          </table:table-cell>
          <table:table-cell table:formula="of:=[.D72]/1000000" office:value-type="float" office:value="9.60109446254072">
            <text:p>9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03625">
            <text:p>5903625</text:p>
          </table:table-cell>
          <table:table-cell office:value-type="float" office:value="2098">
            <text:p>2098</text:p>
          </table:table-cell>
          <table:table-cell table:formula="of:=[.D73]/1000000" office:value-type="float" office:value="5.903625">
            <text:p>5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00125">
            <text:p>5700125</text:p>
          </table:table-cell>
          <table:table-cell office:value-type="float" office:value="2098">
            <text:p>2098</text:p>
          </table:table-cell>
          <table:table-cell table:formula="of:=[.D74]/1000000" office:value-type="float" office:value="5.700125">
            <text:p>5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52725">
            <text:p>6052725</text:p>
          </table:table-cell>
          <table:table-cell office:value-type="float" office:value="2098">
            <text:p>2098</text:p>
          </table:table-cell>
          <table:table-cell table:formula="of:=[.D75]/1000000" office:value-type="float" office:value="6.052725">
            <text:p>6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30608.24742268">
            <text:p>8630608.25</text:p>
          </table:table-cell>
          <table:table-cell office:value-type="float" office:value="2098">
            <text:p>2098</text:p>
          </table:table-cell>
          <table:table-cell table:formula="of:=[.D76]/1000000" office:value-type="float" office:value="8.63060824742268">
            <text:p>8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98241.37931035">
            <text:p>7698241.38</text:p>
          </table:table-cell>
          <table:table-cell office:value-type="float" office:value="2111">
            <text:p>2111</text:p>
          </table:table-cell>
          <table:table-cell table:formula="of:=[.D77]/1000000" office:value-type="float" office:value="7.69824137931035">
            <text:p>7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27306.4516129">
            <text:p>14327306.45</text:p>
          </table:table-cell>
          <table:table-cell office:value-type="float" office:value="2111">
            <text:p>2111</text:p>
          </table:table-cell>
          <table:table-cell table:formula="of:=[.D78]/1000000" office:value-type="float" office:value="14.3273064516129">
            <text:p>14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29600">
            <text:p>6529600</text:p>
          </table:table-cell>
          <table:table-cell office:value-type="float" office:value="2111">
            <text:p>2111</text:p>
          </table:table-cell>
          <table:table-cell table:formula="of:=[.D79]/1000000" office:value-type="float" office:value="6.5296">
            <text:p>6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09313.43283582">
            <text:p>7009313.43</text:p>
          </table:table-cell>
          <table:table-cell office:value-type="float" office:value="2111">
            <text:p>2111</text:p>
          </table:table-cell>
          <table:table-cell table:formula="of:=[.D80]/1000000" office:value-type="float" office:value="7.00931343283582">
            <text:p>7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96850">
            <text:p>6596850</text:p>
          </table:table-cell>
          <table:table-cell office:value-type="float" office:value="2111">
            <text:p>2111</text:p>
          </table:table-cell>
          <table:table-cell table:formula="of:=[.D81]/1000000" office:value-type="float" office:value="6.59685">
            <text:p>6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22285.71428571">
            <text:p>7722285.71</text:p>
          </table:table-cell>
          <table:table-cell office:value-type="float" office:value="2111">
            <text:p>2111</text:p>
          </table:table-cell>
          <table:table-cell table:formula="of:=[.D82]/1000000" office:value-type="float" office:value="7.72228571428571">
            <text:p>7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85230.76923077">
            <text:p>6585230.77</text:p>
          </table:table-cell>
          <table:table-cell office:value-type="float" office:value="2111">
            <text:p>2111</text:p>
          </table:table-cell>
          <table:table-cell table:formula="of:=[.D83]/1000000" office:value-type="float" office:value="6.58523076923077">
            <text:p>6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31722.22222222">
            <text:p>7531722.22</text:p>
          </table:table-cell>
          <table:table-cell office:value-type="float" office:value="2111">
            <text:p>2111</text:p>
          </table:table-cell>
          <table:table-cell table:formula="of:=[.D84]/1000000" office:value-type="float" office:value="7.53172222222222">
            <text:p>7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32933.33333333">
            <text:p>5832933.33</text:p>
          </table:table-cell>
          <table:table-cell office:value-type="float" office:value="2128">
            <text:p>2128</text:p>
          </table:table-cell>
          <table:table-cell table:formula="of:=[.D85]/1000000" office:value-type="float" office:value="5.83293333333333">
            <text:p>5.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86993.6708861">
            <text:p>10086993.67</text:p>
          </table:table-cell>
          <table:table-cell office:value-type="float" office:value="2128">
            <text:p>2128</text:p>
          </table:table-cell>
          <table:table-cell table:formula="of:=[.D86]/1000000" office:value-type="float" office:value="10.0869936708861">
            <text:p>10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96402.51572327">
            <text:p>9896402.52</text:p>
          </table:table-cell>
          <table:table-cell office:value-type="float" office:value="2128">
            <text:p>2128</text:p>
          </table:table-cell>
          <table:table-cell table:formula="of:=[.D87]/1000000" office:value-type="float" office:value="9.89640251572327">
            <text:p>9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82772.27722772">
            <text:p>7482772.28</text:p>
          </table:table-cell>
          <table:table-cell office:value-type="float" office:value="2128">
            <text:p>2128</text:p>
          </table:table-cell>
          <table:table-cell table:formula="of:=[.D88]/1000000" office:value-type="float" office:value="7.48277227722772">
            <text:p>7.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03600">
            <text:p>5903600</text:p>
          </table:table-cell>
          <table:table-cell office:value-type="float" office:value="2128">
            <text:p>2128</text:p>
          </table:table-cell>
          <table:table-cell table:formula="of:=[.D89]/1000000" office:value-type="float" office:value="5.9036">
            <text:p>5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24857.14285714">
            <text:p>6924857.14</text:p>
          </table:table-cell>
          <table:table-cell office:value-type="float" office:value="2128">
            <text:p>2128</text:p>
          </table:table-cell>
          <table:table-cell table:formula="of:=[.D90]/1000000" office:value-type="float" office:value="6.92485714285714">
            <text:p>6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184606.4814815">
            <text:p>13184606.48</text:p>
          </table:table-cell>
          <table:table-cell office:value-type="float" office:value="2128">
            <text:p>2128</text:p>
          </table:table-cell>
          <table:table-cell table:formula="of:=[.D91]/1000000" office:value-type="float" office:value="13.1846064814815">
            <text:p>13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94500">
            <text:p>5794500</text:p>
          </table:table-cell>
          <table:table-cell office:value-type="float" office:value="2181">
            <text:p>2181</text:p>
          </table:table-cell>
          <table:table-cell table:formula="of:=[.D92]/1000000" office:value-type="float" office:value="5.7945">
            <text:p>5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23695.65217391">
            <text:p>7223695.65</text:p>
          </table:table-cell>
          <table:table-cell office:value-type="float" office:value="2181">
            <text:p>2181</text:p>
          </table:table-cell>
          <table:table-cell table:formula="of:=[.D93]/1000000" office:value-type="float" office:value="7.22369565217391">
            <text:p>7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83428.57142857">
            <text:p>6283428.57</text:p>
          </table:table-cell>
          <table:table-cell office:value-type="float" office:value="2282">
            <text:p>2282</text:p>
          </table:table-cell>
          <table:table-cell table:formula="of:=[.D94]/1000000" office:value-type="float" office:value="6.28342857142857">
            <text:p>6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41571.42857143">
            <text:p>6241571.43</text:p>
          </table:table-cell>
          <table:table-cell office:value-type="float" office:value="2282">
            <text:p>2282</text:p>
          </table:table-cell>
          <table:table-cell table:formula="of:=[.D95]/1000000" office:value-type="float" office:value="6.24157142857143">
            <text:p>6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87588.23529412">
            <text:p>7787588.24</text:p>
          </table:table-cell>
          <table:table-cell office:value-type="float" office:value="2282">
            <text:p>2282</text:p>
          </table:table-cell>
          <table:table-cell table:formula="of:=[.D96]/1000000" office:value-type="float" office:value="7.78758823529412">
            <text:p>7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33842.10526316">
            <text:p>7333842.11</text:p>
          </table:table-cell>
          <table:table-cell office:value-type="float" office:value="2282">
            <text:p>2282</text:p>
          </table:table-cell>
          <table:table-cell table:formula="of:=[.D97]/1000000" office:value-type="float" office:value="7.33384210526316">
            <text:p>7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86825">
            <text:p>6586825</text:p>
          </table:table-cell>
          <table:table-cell office:value-type="float" office:value="2282">
            <text:p>2282</text:p>
          </table:table-cell>
          <table:table-cell table:formula="of:=[.D98]/1000000" office:value-type="float" office:value="6.586825">
            <text:p>6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43705.88235294">
            <text:p>5443705.88</text:p>
          </table:table-cell>
          <table:table-cell office:value-type="float" office:value="2282">
            <text:p>2282</text:p>
          </table:table-cell>
          <table:table-cell table:formula="of:=[.D99]/1000000" office:value-type="float" office:value="5.44370588235294">
            <text:p>5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14434.7826087">
            <text:p>8814434.78</text:p>
          </table:table-cell>
          <table:table-cell office:value-type="float" office:value="2384">
            <text:p>2384</text:p>
          </table:table-cell>
          <table:table-cell table:formula="of:=[.D100]/1000000" office:value-type="float" office:value="8.8144347826087">
            <text:p>8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85416.66666667">
            <text:p>9185416.67</text:p>
          </table:table-cell>
          <table:table-cell office:value-type="float" office:value="2384">
            <text:p>2384</text:p>
          </table:table-cell>
          <table:table-cell table:formula="of:=[.D101]/1000000" office:value-type="float" office:value="9.18541666666667">
            <text:p>9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637824.5341615">
            <text:p>18637824.53</text:p>
          </table:table-cell>
          <table:table-cell office:value-type="float" office:value="2384">
            <text:p>2384</text:p>
          </table:table-cell>
          <table:table-cell table:formula="of:=[.D102]/1000000" office:value-type="float" office:value="18.6378245341615">
            <text:p>18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55739.13043478">
            <text:p>8955739.13</text:p>
          </table:table-cell>
          <table:table-cell office:value-type="float" office:value="2384">
            <text:p>2384</text:p>
          </table:table-cell>
          <table:table-cell table:formula="of:=[.D103]/1000000" office:value-type="float" office:value="8.95573913043478">
            <text:p>8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66235.29411765">
            <text:p>8566235.29</text:p>
          </table:table-cell>
          <table:table-cell office:value-type="float" office:value="2384">
            <text:p>2384</text:p>
          </table:table-cell>
          <table:table-cell table:formula="of:=[.D104]/1000000" office:value-type="float" office:value="8.56623529411765">
            <text:p>8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45153.06122449">
            <text:p>9745153.06</text:p>
          </table:table-cell>
          <table:table-cell office:value-type="float" office:value="2384">
            <text:p>2384</text:p>
          </table:table-cell>
          <table:table-cell table:formula="of:=[.D105]/1000000" office:value-type="float" office:value="9.74515306122449">
            <text:p>9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40435.29411765">
            <text:p>8340435.29</text:p>
          </table:table-cell>
          <table:table-cell office:value-type="float" office:value="2384">
            <text:p>2384</text:p>
          </table:table-cell>
          <table:table-cell table:formula="of:=[.D106]/1000000" office:value-type="float" office:value="8.34043529411765">
            <text:p>8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73942.6751592">
            <text:p>10173942.68</text:p>
          </table:table-cell>
          <table:table-cell office:value-type="float" office:value="2384">
            <text:p>2384</text:p>
          </table:table-cell>
          <table:table-cell table:formula="of:=[.D107]/1000000" office:value-type="float" office:value="10.1739426751592">
            <text:p>10.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60985.50724638">
            <text:p>8260985.51</text:p>
          </table:table-cell>
          <table:table-cell office:value-type="float" office:value="2384">
            <text:p>2384</text:p>
          </table:table-cell>
          <table:table-cell table:formula="of:=[.D108]/1000000" office:value-type="float" office:value="8.26098550724638">
            <text:p>8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51066.66666667">
            <text:p>9051066.67</text:p>
          </table:table-cell>
          <table:table-cell office:value-type="float" office:value="2426">
            <text:p>2426</text:p>
          </table:table-cell>
          <table:table-cell table:formula="of:=[.D109]/1000000" office:value-type="float" office:value="9.05106666666667">
            <text:p>9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47871.62162162">
            <text:p>9847871.62</text:p>
          </table:table-cell>
          <table:table-cell office:value-type="float" office:value="2426">
            <text:p>2426</text:p>
          </table:table-cell>
          <table:table-cell table:formula="of:=[.D110]/1000000" office:value-type="float" office:value="9.84787162162162">
            <text:p>9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372334.2036554">
            <text:p>11372334.2</text:p>
          </table:table-cell>
          <table:table-cell office:value-type="float" office:value="2502">
            <text:p>2502</text:p>
          </table:table-cell>
          <table:table-cell table:formula="of:=[.D111]/1000000" office:value-type="float" office:value="11.3723342036554">
            <text:p>11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17696.3190184">
            <text:p>9917696.32</text:p>
          </table:table-cell>
          <table:table-cell office:value-type="float" office:value="2502">
            <text:p>2502</text:p>
          </table:table-cell>
          <table:table-cell table:formula="of:=[.D112]/1000000" office:value-type="float" office:value="9.9176963190184">
            <text:p>9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89590.69767442">
            <text:p>7089590.7</text:p>
          </table:table-cell>
          <table:table-cell office:value-type="float" office:value="2502">
            <text:p>2502</text:p>
          </table:table-cell>
          <table:table-cell table:formula="of:=[.D113]/1000000" office:value-type="float" office:value="7.08959069767442">
            <text:p>7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16772.72727273">
            <text:p>9716772.73</text:p>
          </table:table-cell>
          <table:table-cell office:value-type="float" office:value="2502">
            <text:p>2502</text:p>
          </table:table-cell>
          <table:table-cell table:formula="of:=[.D114]/1000000" office:value-type="float" office:value="9.71677272727273">
            <text:p>9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35344.82758621">
            <text:p>7135344.83</text:p>
          </table:table-cell>
          <table:table-cell office:value-type="float" office:value="2606">
            <text:p>2606</text:p>
          </table:table-cell>
          <table:table-cell table:formula="of:=[.D115]/1000000" office:value-type="float" office:value="7.13534482758621">
            <text:p>7.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22000">
            <text:p>6722000</text:p>
          </table:table-cell>
          <table:table-cell office:value-type="float" office:value="2606">
            <text:p>2606</text:p>
          </table:table-cell>
          <table:table-cell table:formula="of:=[.D116]/1000000" office:value-type="float" office:value="6.722">
            <text:p>6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28468.35443038">
            <text:p>8328468.35</text:p>
          </table:table-cell>
          <table:table-cell office:value-type="float" office:value="2606">
            <text:p>2606</text:p>
          </table:table-cell>
          <table:table-cell table:formula="of:=[.D117]/1000000" office:value-type="float" office:value="8.32846835443038">
            <text:p>8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38294.11764706">
            <text:p>8438294.12</text:p>
          </table:table-cell>
          <table:table-cell office:value-type="float" office:value="2606">
            <text:p>2606</text:p>
          </table:table-cell>
          <table:table-cell table:formula="of:=[.D118]/1000000" office:value-type="float" office:value="8.43829411764706">
            <text:p>8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44071.42857143">
            <text:p>6744071.43</text:p>
          </table:table-cell>
          <table:table-cell office:value-type="float" office:value="2606">
            <text:p>2606</text:p>
          </table:table-cell>
          <table:table-cell table:formula="of:=[.D119]/1000000" office:value-type="float" office:value="6.74407142857143">
            <text:p>6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19722.22222222">
            <text:p>7219722.22</text:p>
          </table:table-cell>
          <table:table-cell office:value-type="float" office:value="2606">
            <text:p>2606</text:p>
          </table:table-cell>
          <table:table-cell table:formula="of:=[.D120]/1000000" office:value-type="float" office:value="7.21972222222222">
            <text:p>7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50176.47058824">
            <text:p>7650176.47</text:p>
          </table:table-cell>
          <table:table-cell office:value-type="float" office:value="2606">
            <text:p>2606</text:p>
          </table:table-cell>
          <table:table-cell table:formula="of:=[.D121]/1000000" office:value-type="float" office:value="7.65017647058824">
            <text:p>7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05320.38834951">
            <text:p>8105320.39</text:p>
          </table:table-cell>
          <table:table-cell office:value-type="float" office:value="2606">
            <text:p>2606</text:p>
          </table:table-cell>
          <table:table-cell table:formula="of:=[.D122]/1000000" office:value-type="float" office:value="8.10532038834951">
            <text:p>8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25266.6666667">
            <text:p>10025266.67</text:p>
          </table:table-cell>
          <table:table-cell office:value-type="float" office:value="2606">
            <text:p>2606</text:p>
          </table:table-cell>
          <table:table-cell table:formula="of:=[.D123]/1000000" office:value-type="float" office:value="10.0252666666667">
            <text:p>10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717213.3333333">
            <text:p>19717213.33</text:p>
          </table:table-cell>
          <table:table-cell office:value-type="float" office:value="2606">
            <text:p>2606</text:p>
          </table:table-cell>
          <table:table-cell table:formula="of:=[.D124]/1000000" office:value-type="float" office:value="19.7172133333333">
            <text:p>19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03456.1403509">
            <text:p>11503456.14</text:p>
          </table:table-cell>
          <table:table-cell office:value-type="float" office:value="2606">
            <text:p>2606</text:p>
          </table:table-cell>
          <table:table-cell table:formula="of:=[.D125]/1000000" office:value-type="float" office:value="11.5034561403509">
            <text:p>11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76161.76470588">
            <text:p>7976161.76</text:p>
          </table:table-cell>
          <table:table-cell office:value-type="float" office:value="2606">
            <text:p>2606</text:p>
          </table:table-cell>
          <table:table-cell table:formula="of:=[.D126]/1000000" office:value-type="float" office:value="7.97616176470588">
            <text:p>7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22353.65853659">
            <text:p>8422353.66</text:p>
          </table:table-cell>
          <table:table-cell office:value-type="float" office:value="2622">
            <text:p>2622</text:p>
          </table:table-cell>
          <table:table-cell table:formula="of:=[.D127]/1000000" office:value-type="float" office:value="8.42235365853659">
            <text:p>8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62636.36363636">
            <text:p>8762636.36</text:p>
          </table:table-cell>
          <table:table-cell office:value-type="float" office:value="2622">
            <text:p>2622</text:p>
          </table:table-cell>
          <table:table-cell table:formula="of:=[.D128]/1000000" office:value-type="float" office:value="8.76263636363636">
            <text:p>8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44860.21505376">
            <text:p>8144860.22</text:p>
          </table:table-cell>
          <table:table-cell office:value-type="float" office:value="2622">
            <text:p>2622</text:p>
          </table:table-cell>
          <table:table-cell table:formula="of:=[.D129]/1000000" office:value-type="float" office:value="8.14486021505376">
            <text:p>8.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95594.5945946">
            <text:p>8095594.59</text:p>
          </table:table-cell>
          <table:table-cell office:value-type="float" office:value="2622">
            <text:p>2622</text:p>
          </table:table-cell>
          <table:table-cell table:formula="of:=[.D130]/1000000" office:value-type="float" office:value="8.0955945945946">
            <text:p>8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21800">
            <text:p>7121800</text:p>
          </table:table-cell>
          <table:table-cell office:value-type="float" office:value="2622">
            <text:p>2622</text:p>
          </table:table-cell>
          <table:table-cell table:formula="of:=[.D131]/1000000" office:value-type="float" office:value="7.1218">
            <text:p>7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80050">
            <text:p>6780050</text:p>
          </table:table-cell>
          <table:table-cell office:value-type="float" office:value="2622">
            <text:p>2622</text:p>
          </table:table-cell>
          <table:table-cell table:formula="of:=[.D132]/1000000" office:value-type="float" office:value="6.78005">
            <text:p>6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59391.30434783">
            <text:p>5859391.3</text:p>
          </table:table-cell>
          <table:table-cell office:value-type="float" office:value="2622">
            <text:p>2622</text:p>
          </table:table-cell>
          <table:table-cell table:formula="of:=[.D133]/1000000" office:value-type="float" office:value="5.85939130434783">
            <text:p>5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906302.7522936">
            <text:p>14906302.75</text:p>
          </table:table-cell>
          <table:table-cell office:value-type="float" office:value="2726">
            <text:p>2726</text:p>
          </table:table-cell>
          <table:table-cell table:formula="of:=[.D134]/1000000" office:value-type="float" office:value="14.9063027522936">
            <text:p>1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24699.18699187">
            <text:p>8624699.19</text:p>
          </table:table-cell>
          <table:table-cell office:value-type="float" office:value="2726">
            <text:p>2726</text:p>
          </table:table-cell>
          <table:table-cell table:formula="of:=[.D135]/1000000" office:value-type="float" office:value="8.62469918699187">
            <text:p>8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151575">
            <text:p>12151575</text:p>
          </table:table-cell>
          <table:table-cell office:value-type="float" office:value="2726">
            <text:p>2726</text:p>
          </table:table-cell>
          <table:table-cell table:formula="of:=[.D136]/1000000" office:value-type="float" office:value="12.151575">
            <text:p>12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72838.70967742">
            <text:p>7072838.71</text:p>
          </table:table-cell>
          <table:table-cell office:value-type="float" office:value="2726">
            <text:p>2726</text:p>
          </table:table-cell>
          <table:table-cell table:formula="of:=[.D137]/1000000" office:value-type="float" office:value="7.07283870967742">
            <text:p>7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34695.65217391">
            <text:p>6034695.65</text:p>
          </table:table-cell>
          <table:table-cell office:value-type="float" office:value="2772">
            <text:p>2772</text:p>
          </table:table-cell>
          <table:table-cell table:formula="of:=[.D138]/1000000" office:value-type="float" office:value="6.03469565217391">
            <text:p>6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576769.1552063">
            <text:p>16576769.16</text:p>
          </table:table-cell>
          <table:table-cell office:value-type="float" office:value="2772">
            <text:p>2772</text:p>
          </table:table-cell>
          <table:table-cell table:formula="of:=[.D139]/1000000" office:value-type="float" office:value="16.5767691552063">
            <text:p>16.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78085.71428571">
            <text:p>7078085.71</text:p>
          </table:table-cell>
          <table:table-cell office:value-type="float" office:value="2772">
            <text:p>2772</text:p>
          </table:table-cell>
          <table:table-cell table:formula="of:=[.D140]/1000000" office:value-type="float" office:value="7.07808571428571">
            <text:p>7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80000">
            <text:p>7680000</text:p>
          </table:table-cell>
          <table:table-cell office:value-type="float" office:value="2772">
            <text:p>2772</text:p>
          </table:table-cell>
          <table:table-cell table:formula="of:=[.D141]/1000000" office:value-type="float" office:value="7.68">
            <text:p>7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36375">
            <text:p>7836375</text:p>
          </table:table-cell>
          <table:table-cell office:value-type="float" office:value="2772">
            <text:p>2772</text:p>
          </table:table-cell>
          <table:table-cell table:formula="of:=[.D142]/1000000" office:value-type="float" office:value="7.836375">
            <text:p>7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52077.9816514">
            <text:p>10052077.98</text:p>
          </table:table-cell>
          <table:table-cell office:value-type="float" office:value="2772">
            <text:p>2772</text:p>
          </table:table-cell>
          <table:table-cell table:formula="of:=[.D143]/1000000" office:value-type="float" office:value="10.0520779816514">
            <text:p>10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14785.71428571">
            <text:p>9614785.71</text:p>
          </table:table-cell>
          <table:table-cell office:value-type="float" office:value="2772">
            <text:p>2772</text:p>
          </table:table-cell>
          <table:table-cell table:formula="of:=[.D144]/1000000" office:value-type="float" office:value="9.61478571428571">
            <text:p>9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36062.5">
            <text:p>6736062.5</text:p>
          </table:table-cell>
          <table:table-cell office:value-type="float" office:value="2772">
            <text:p>2772</text:p>
          </table:table-cell>
          <table:table-cell table:formula="of:=[.D145]/1000000" office:value-type="float" office:value="6.7360625">
            <text:p>6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57835.443038">
            <text:p>10057835.44</text:p>
          </table:table-cell>
          <table:table-cell office:value-type="float" office:value="2772">
            <text:p>2772</text:p>
          </table:table-cell>
          <table:table-cell table:formula="of:=[.D146]/1000000" office:value-type="float" office:value="10.057835443038">
            <text:p>10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678520">
            <text:p>6678520</text:p>
          </table:table-cell>
          <table:table-cell office:value-type="float" office:value="2772">
            <text:p>2772</text:p>
          </table:table-cell>
          <table:table-cell table:formula="of:=[.D147]/1000000" office:value-type="float" office:value="6.67852">
            <text:p>6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97898.73417722">
            <text:p>9697898.73</text:p>
          </table:table-cell>
          <table:table-cell office:value-type="float" office:value="2772">
            <text:p>2772</text:p>
          </table:table-cell>
          <table:table-cell table:formula="of:=[.D148]/1000000" office:value-type="float" office:value="9.69789873417722">
            <text:p>9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88161.29032258">
            <text:p>5388161.29</text:p>
          </table:table-cell>
          <table:table-cell office:value-type="float" office:value="2772">
            <text:p>2772</text:p>
          </table:table-cell>
          <table:table-cell table:formula="of:=[.D149]/1000000" office:value-type="float" office:value="5.38816129032258">
            <text:p>5.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03455.6962025">
            <text:p>10303455.7</text:p>
          </table:table-cell>
          <table:table-cell office:value-type="float" office:value="2772">
            <text:p>2772</text:p>
          </table:table-cell>
          <table:table-cell table:formula="of:=[.D150]/1000000" office:value-type="float" office:value="10.3034556962025">
            <text:p>10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01040">
            <text:p>6901040</text:p>
          </table:table-cell>
          <table:table-cell office:value-type="float" office:value="2772">
            <text:p>2772</text:p>
          </table:table-cell>
          <table:table-cell table:formula="of:=[.D151]/1000000" office:value-type="float" office:value="6.90104">
            <text:p>6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30037.9746835">
            <text:p>10430037.97</text:p>
          </table:table-cell>
          <table:table-cell office:value-type="float" office:value="2772">
            <text:p>2772</text:p>
          </table:table-cell>
          <table:table-cell table:formula="of:=[.D152]/1000000" office:value-type="float" office:value="10.4300379746835">
            <text:p>10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188432.5657895">
            <text:p>17188432.57</text:p>
          </table:table-cell>
          <table:table-cell office:value-type="float" office:value="2772">
            <text:p>2772</text:p>
          </table:table-cell>
          <table:table-cell table:formula="of:=[.D153]/1000000" office:value-type="float" office:value="17.1884325657895">
            <text:p>17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30500">
            <text:p>10630500</text:p>
          </table:table-cell>
          <table:table-cell office:value-type="float" office:value="2772">
            <text:p>2772</text:p>
          </table:table-cell>
          <table:table-cell table:formula="of:=[.D154]/1000000" office:value-type="float" office:value="10.6305">
            <text:p>10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73960">
            <text:p>6973960</text:p>
          </table:table-cell>
          <table:table-cell office:value-type="float" office:value="2772">
            <text:p>2772</text:p>
          </table:table-cell>
          <table:table-cell table:formula="of:=[.D155]/1000000" office:value-type="float" office:value="6.97396">
            <text:p>6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32120.25316456">
            <text:p>9932120.25</text:p>
          </table:table-cell>
          <table:table-cell office:value-type="float" office:value="2772">
            <text:p>2772</text:p>
          </table:table-cell>
          <table:table-cell table:formula="of:=[.D156]/1000000" office:value-type="float" office:value="9.93212025316456">
            <text:p>9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85000">
            <text:p>6985000</text:p>
          </table:table-cell>
          <table:table-cell office:value-type="float" office:value="2772">
            <text:p>2772</text:p>
          </table:table-cell>
          <table:table-cell table:formula="of:=[.D157]/1000000" office:value-type="float" office:value="6.985">
            <text:p>6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11113.9240506">
            <text:p>10511113.92</text:p>
          </table:table-cell>
          <table:table-cell office:value-type="float" office:value="2772">
            <text:p>2772</text:p>
          </table:table-cell>
          <table:table-cell table:formula="of:=[.D158]/1000000" office:value-type="float" office:value="10.5111139240506">
            <text:p>10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82580">
            <text:p>7482580</text:p>
          </table:table-cell>
          <table:table-cell office:value-type="float" office:value="2772">
            <text:p>2772</text:p>
          </table:table-cell>
          <table:table-cell table:formula="of:=[.D159]/1000000" office:value-type="float" office:value="7.48258">
            <text:p>7.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86392.4050633">
            <text:p>10286392.41</text:p>
          </table:table-cell>
          <table:table-cell office:value-type="float" office:value="2772">
            <text:p>2772</text:p>
          </table:table-cell>
          <table:table-cell table:formula="of:=[.D160]/1000000" office:value-type="float" office:value="10.2863924050633">
            <text:p>10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38191.30434783">
            <text:p>8938191.3</text:p>
          </table:table-cell>
          <table:table-cell office:value-type="float" office:value="2772">
            <text:p>2772</text:p>
          </table:table-cell>
          <table:table-cell table:formula="of:=[.D161]/1000000" office:value-type="float" office:value="8.93819130434783">
            <text:p>8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05991.07142857">
            <text:p>8305991.07</text:p>
          </table:table-cell>
          <table:table-cell office:value-type="float" office:value="2772">
            <text:p>2772</text:p>
          </table:table-cell>
          <table:table-cell table:formula="of:=[.D162]/1000000" office:value-type="float" office:value="8.30599107142857">
            <text:p>8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53592.92035398">
            <text:p>8853592.92</text:p>
          </table:table-cell>
          <table:table-cell office:value-type="float" office:value="2806">
            <text:p>2806</text:p>
          </table:table-cell>
          <table:table-cell table:formula="of:=[.D163]/1000000" office:value-type="float" office:value="8.85359292035398">
            <text:p>8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63449.43820225">
            <text:p>9663449.44</text:p>
          </table:table-cell>
          <table:table-cell office:value-type="float" office:value="2806">
            <text:p>2806</text:p>
          </table:table-cell>
          <table:table-cell table:formula="of:=[.D164]/1000000" office:value-type="float" office:value="9.66344943820225">
            <text:p>9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80250">
            <text:p>8780250</text:p>
          </table:table-cell>
          <table:table-cell office:value-type="float" office:value="2806">
            <text:p>2806</text:p>
          </table:table-cell>
          <table:table-cell table:formula="of:=[.D165]/1000000" office:value-type="float" office:value="8.78025">
            <text:p>8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47875">
            <text:p>7847875</text:p>
          </table:table-cell>
          <table:table-cell office:value-type="float" office:value="2806">
            <text:p>2806</text:p>
          </table:table-cell>
          <table:table-cell table:formula="of:=[.D166]/1000000" office:value-type="float" office:value="7.847875">
            <text:p>7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10350">
            <text:p>6710350</text:p>
          </table:table-cell>
          <table:table-cell office:value-type="float" office:value="2806">
            <text:p>2806</text:p>
          </table:table-cell>
          <table:table-cell table:formula="of:=[.D167]/1000000" office:value-type="float" office:value="6.71035">
            <text:p>6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88625">
            <text:p>8288625</text:p>
          </table:table-cell>
          <table:table-cell office:value-type="float" office:value="2806">
            <text:p>2806</text:p>
          </table:table-cell>
          <table:table-cell table:formula="of:=[.D168]/1000000" office:value-type="float" office:value="8.288625">
            <text:p>8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59608.69565217">
            <text:p>7959608.7</text:p>
          </table:table-cell>
          <table:table-cell office:value-type="float" office:value="2806">
            <text:p>2806</text:p>
          </table:table-cell>
          <table:table-cell table:formula="of:=[.D169]/1000000" office:value-type="float" office:value="7.95960869565217">
            <text:p>7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64409.09090909">
            <text:p>7664409.09</text:p>
          </table:table-cell>
          <table:table-cell office:value-type="float" office:value="2806">
            <text:p>2806</text:p>
          </table:table-cell>
          <table:table-cell table:formula="of:=[.D170]/1000000" office:value-type="float" office:value="7.66440909090909">
            <text:p>7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84400">
            <text:p>11884400</text:p>
          </table:table-cell>
          <table:table-cell office:value-type="float" office:value="2806">
            <text:p>2806</text:p>
          </table:table-cell>
          <table:table-cell table:formula="of:=[.D171]/1000000" office:value-type="float" office:value="11.8844">
            <text:p>11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85921.05263158">
            <text:p>7885921.05</text:p>
          </table:table-cell>
          <table:table-cell office:value-type="float" office:value="2898">
            <text:p>2898</text:p>
          </table:table-cell>
          <table:table-cell table:formula="of:=[.D172]/1000000" office:value-type="float" office:value="7.88592105263158">
            <text:p>7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00666.66666667">
            <text:p>7300666.67</text:p>
          </table:table-cell>
          <table:table-cell office:value-type="float" office:value="2898">
            <text:p>2898</text:p>
          </table:table-cell>
          <table:table-cell table:formula="of:=[.D173]/1000000" office:value-type="float" office:value="7.30066666666667">
            <text:p>7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46304.34782609">
            <text:p>8146304.35</text:p>
          </table:table-cell>
          <table:table-cell office:value-type="float" office:value="2898">
            <text:p>2898</text:p>
          </table:table-cell>
          <table:table-cell table:formula="of:=[.D174]/1000000" office:value-type="float" office:value="8.14630434782609">
            <text:p>8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96417.0854271">
            <text:p>14196417.09</text:p>
          </table:table-cell>
          <table:table-cell office:value-type="float" office:value="2898">
            <text:p>2898</text:p>
          </table:table-cell>
          <table:table-cell table:formula="of:=[.D175]/1000000" office:value-type="float" office:value="14.1964170854271">
            <text:p>14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123511.9047619">
            <text:p>21123511.9</text:p>
          </table:table-cell>
          <table:table-cell office:value-type="float" office:value="2898">
            <text:p>2898</text:p>
          </table:table-cell>
          <table:table-cell table:formula="of:=[.D176]/1000000" office:value-type="float" office:value="21.1235119047619">
            <text:p>21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305166.6666667">
            <text:p>17305166.67</text:p>
          </table:table-cell>
          <table:table-cell office:value-type="float" office:value="2898">
            <text:p>2898</text:p>
          </table:table-cell>
          <table:table-cell table:formula="of:=[.D177]/1000000" office:value-type="float" office:value="17.3051666666667">
            <text:p>17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10916.66666667">
            <text:p>9710916.67</text:p>
          </table:table-cell>
          <table:table-cell office:value-type="float" office:value="2898">
            <text:p>2898</text:p>
          </table:table-cell>
          <table:table-cell table:formula="of:=[.D178]/1000000" office:value-type="float" office:value="9.71091666666667">
            <text:p>9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104467.1532847">
            <text:p>12104467.15</text:p>
          </table:table-cell>
          <table:table-cell office:value-type="float" office:value="2898">
            <text:p>2898</text:p>
          </table:table-cell>
          <table:table-cell table:formula="of:=[.D179]/1000000" office:value-type="float" office:value="12.1044671532847">
            <text:p>12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186817.8571429">
            <text:p>13186817.86</text:p>
          </table:table-cell>
          <table:table-cell office:value-type="float" office:value="2917">
            <text:p>2917</text:p>
          </table:table-cell>
          <table:table-cell table:formula="of:=[.D180]/1000000" office:value-type="float" office:value="13.1868178571429">
            <text:p>13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60784.8837209">
            <text:p>10360784.88</text:p>
          </table:table-cell>
          <table:table-cell office:value-type="float" office:value="2917">
            <text:p>2917</text:p>
          </table:table-cell>
          <table:table-cell table:formula="of:=[.D181]/1000000" office:value-type="float" office:value="10.3607848837209">
            <text:p>10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62699.2753623">
            <text:p>15962699.28</text:p>
          </table:table-cell>
          <table:table-cell office:value-type="float" office:value="2917">
            <text:p>2917</text:p>
          </table:table-cell>
          <table:table-cell table:formula="of:=[.D182]/1000000" office:value-type="float" office:value="15.9626992753623">
            <text:p>15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06867.1875">
            <text:p>10406867.19</text:p>
          </table:table-cell>
          <table:table-cell office:value-type="float" office:value="2917">
            <text:p>2917</text:p>
          </table:table-cell>
          <table:table-cell table:formula="of:=[.D183]/1000000" office:value-type="float" office:value="10.4068671875">
            <text:p>10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61363.63636364">
            <text:p>7061363.64</text:p>
          </table:table-cell>
          <table:table-cell office:value-type="float" office:value="2917">
            <text:p>2917</text:p>
          </table:table-cell>
          <table:table-cell table:formula="of:=[.D184]/1000000" office:value-type="float" office:value="7.06136363636364">
            <text:p>7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58695.3125">
            <text:p>10158695.31</text:p>
          </table:table-cell>
          <table:table-cell office:value-type="float" office:value="2917">
            <text:p>2917</text:p>
          </table:table-cell>
          <table:table-cell table:formula="of:=[.D185]/1000000" office:value-type="float" office:value="10.1586953125">
            <text:p>10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42819.8757764">
            <text:p>13442819.88</text:p>
          </table:table-cell>
          <table:table-cell office:value-type="float" office:value="2917">
            <text:p>2917</text:p>
          </table:table-cell>
          <table:table-cell table:formula="of:=[.D186]/1000000" office:value-type="float" office:value="13.4428198757764">
            <text:p>13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90814.516129">
            <text:p>10290814.52</text:p>
          </table:table-cell>
          <table:table-cell office:value-type="float" office:value="2917">
            <text:p>2917</text:p>
          </table:table-cell>
          <table:table-cell table:formula="of:=[.D187]/1000000" office:value-type="float" office:value="10.290814516129">
            <text:p>10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45571.4285714">
            <text:p>10345571.43</text:p>
          </table:table-cell>
          <table:table-cell office:value-type="float" office:value="2917">
            <text:p>2917</text:p>
          </table:table-cell>
          <table:table-cell table:formula="of:=[.D188]/1000000" office:value-type="float" office:value="10.3455714285714">
            <text:p>10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45333.33333333">
            <text:p>5645333.33</text:p>
          </table:table-cell>
          <table:table-cell office:value-type="float" office:value="2917">
            <text:p>2917</text:p>
          </table:table-cell>
          <table:table-cell table:formula="of:=[.D189]/1000000" office:value-type="float" office:value="5.64533333333333">
            <text:p>5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86526.31578947">
            <text:p>8786526.32</text:p>
          </table:table-cell>
          <table:table-cell office:value-type="float" office:value="3037">
            <text:p>3037</text:p>
          </table:table-cell>
          <table:table-cell table:formula="of:=[.D190]/1000000" office:value-type="float" office:value="8.78652631578947">
            <text:p>8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72242.8571429">
            <text:p>10172242.86</text:p>
          </table:table-cell>
          <table:table-cell office:value-type="float" office:value="3037">
            <text:p>3037</text:p>
          </table:table-cell>
          <table:table-cell table:formula="of:=[.D191]/1000000" office:value-type="float" office:value="10.1722428571429">
            <text:p>10.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55192.30769231">
            <text:p>8455192.31</text:p>
          </table:table-cell>
          <table:table-cell office:value-type="float" office:value="3037">
            <text:p>3037</text:p>
          </table:table-cell>
          <table:table-cell table:formula="of:=[.D192]/1000000" office:value-type="float" office:value="8.45519230769231">
            <text:p>8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094872.0379147">
            <text:p>13094872.04</text:p>
          </table:table-cell>
          <table:table-cell office:value-type="float" office:value="3037">
            <text:p>3037</text:p>
          </table:table-cell>
          <table:table-cell table:formula="of:=[.D193]/1000000" office:value-type="float" office:value="13.0948720379147">
            <text:p>13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15632.034632">
            <text:p>12315632.03</text:p>
          </table:table-cell>
          <table:table-cell office:value-type="float" office:value="3037">
            <text:p>3037</text:p>
          </table:table-cell>
          <table:table-cell table:formula="of:=[.D194]/1000000" office:value-type="float" office:value="12.315632034632">
            <text:p>12.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16086.95652174">
            <text:p>9516086.96</text:p>
          </table:table-cell>
          <table:table-cell office:value-type="float" office:value="3037">
            <text:p>3037</text:p>
          </table:table-cell>
          <table:table-cell table:formula="of:=[.D195]/1000000" office:value-type="float" office:value="9.51608695652174">
            <text:p>9.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56964.2857143">
            <text:p>12256964.29</text:p>
          </table:table-cell>
          <table:table-cell office:value-type="float" office:value="3037">
            <text:p>3037</text:p>
          </table:table-cell>
          <table:table-cell table:formula="of:=[.D196]/1000000" office:value-type="float" office:value="12.2569642857143">
            <text:p>12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393573.7704918">
            <text:p>11393573.77</text:p>
          </table:table-cell>
          <table:table-cell office:value-type="float" office:value="3037">
            <text:p>3037</text:p>
          </table:table-cell>
          <table:table-cell table:formula="of:=[.D197]/1000000" office:value-type="float" office:value="11.3935737704918">
            <text:p>11.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64602.7874564">
            <text:p>14864602.79</text:p>
          </table:table-cell>
          <table:table-cell office:value-type="float" office:value="3168">
            <text:p>3168</text:p>
          </table:table-cell>
          <table:table-cell table:formula="of:=[.D198]/1000000" office:value-type="float" office:value="14.8646027874564">
            <text:p>14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55857.6271186">
            <text:p>13655857.63</text:p>
          </table:table-cell>
          <table:table-cell office:value-type="float" office:value="3168">
            <text:p>3168</text:p>
          </table:table-cell>
          <table:table-cell table:formula="of:=[.D199]/1000000" office:value-type="float" office:value="13.6558576271186">
            <text:p>13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06631.5789474">
            <text:p>10506631.58</text:p>
          </table:table-cell>
          <table:table-cell office:value-type="float" office:value="3168">
            <text:p>3168</text:p>
          </table:table-cell>
          <table:table-cell table:formula="of:=[.D200]/1000000" office:value-type="float" office:value="10.5066315789474">
            <text:p>10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87462.15139442">
            <text:p>8187462.15</text:p>
          </table:table-cell>
          <table:table-cell office:value-type="float" office:value="3168">
            <text:p>3168</text:p>
          </table:table-cell>
          <table:table-cell table:formula="of:=[.D201]/1000000" office:value-type="float" office:value="8.18746215139442">
            <text:p>8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94013.07189542">
            <text:p>8594013.07</text:p>
          </table:table-cell>
          <table:table-cell office:value-type="float" office:value="3168">
            <text:p>3168</text:p>
          </table:table-cell>
          <table:table-cell table:formula="of:=[.D202]/1000000" office:value-type="float" office:value="8.59401307189542">
            <text:p>8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06058.82352941">
            <text:p>7306058.82</text:p>
          </table:table-cell>
          <table:table-cell office:value-type="float" office:value="3168">
            <text:p>3168</text:p>
          </table:table-cell>
          <table:table-cell table:formula="of:=[.D203]/1000000" office:value-type="float" office:value="7.30605882352941">
            <text:p>7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59153.11004785">
            <text:p>9959153.11</text:p>
          </table:table-cell>
          <table:table-cell office:value-type="float" office:value="3168">
            <text:p>3168</text:p>
          </table:table-cell>
          <table:table-cell table:formula="of:=[.D204]/1000000" office:value-type="float" office:value="9.95915311004785">
            <text:p>9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434601.6949153">
            <text:p>19434601.69</text:p>
          </table:table-cell>
          <table:table-cell office:value-type="float" office:value="3168">
            <text:p>3168</text:p>
          </table:table-cell>
          <table:table-cell table:formula="of:=[.D205]/1000000" office:value-type="float" office:value="19.4346016949153">
            <text:p>19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67571.42857143">
            <text:p>9967571.43</text:p>
          </table:table-cell>
          <table:table-cell office:value-type="float" office:value="3168">
            <text:p>3168</text:p>
          </table:table-cell>
          <table:table-cell table:formula="of:=[.D206]/1000000" office:value-type="float" office:value="9.96757142857143">
            <text:p>9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17770.4918033">
            <text:p>10317770.49</text:p>
          </table:table-cell>
          <table:table-cell office:value-type="float" office:value="3168">
            <text:p>3168</text:p>
          </table:table-cell>
          <table:table-cell table:formula="of:=[.D207]/1000000" office:value-type="float" office:value="10.3177704918033">
            <text:p>10.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79751.3227513">
            <text:p>10479751.32</text:p>
          </table:table-cell>
          <table:table-cell office:value-type="float" office:value="3276">
            <text:p>3276</text:p>
          </table:table-cell>
          <table:table-cell table:formula="of:=[.D208]/1000000" office:value-type="float" office:value="10.4797513227513">
            <text:p>10.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11277.77777778">
            <text:p>6111277.78</text:p>
          </table:table-cell>
          <table:table-cell office:value-type="float" office:value="3276">
            <text:p>3276</text:p>
          </table:table-cell>
          <table:table-cell table:formula="of:=[.D209]/1000000" office:value-type="float" office:value="6.11127777777778">
            <text:p>6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24608.69565217">
            <text:p>6524608.7</text:p>
          </table:table-cell>
          <table:table-cell office:value-type="float" office:value="3276">
            <text:p>3276</text:p>
          </table:table-cell>
          <table:table-cell table:formula="of:=[.D210]/1000000" office:value-type="float" office:value="6.52460869565217">
            <text:p>6.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47791.66666667">
            <text:p>7647791.67</text:p>
          </table:table-cell>
          <table:table-cell office:value-type="float" office:value="3276">
            <text:p>3276</text:p>
          </table:table-cell>
          <table:table-cell table:formula="of:=[.D211]/1000000" office:value-type="float" office:value="7.64779166666667">
            <text:p>7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17521.73913043">
            <text:p>5917521.74</text:p>
          </table:table-cell>
          <table:table-cell office:value-type="float" office:value="3276">
            <text:p>3276</text:p>
          </table:table-cell>
          <table:table-cell table:formula="of:=[.D212]/1000000" office:value-type="float" office:value="5.91752173913043">
            <text:p>5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91674.2788462">
            <text:p>13791674.28</text:p>
          </table:table-cell>
          <table:table-cell office:value-type="float" office:value="3276">
            <text:p>3276</text:p>
          </table:table-cell>
          <table:table-cell table:formula="of:=[.D213]/1000000" office:value-type="float" office:value="13.7916742788462">
            <text:p>13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70217.39130435">
            <text:p>6870217.39</text:p>
          </table:table-cell>
          <table:table-cell office:value-type="float" office:value="3276">
            <text:p>3276</text:p>
          </table:table-cell>
          <table:table-cell table:formula="of:=[.D214]/1000000" office:value-type="float" office:value="6.87021739130435">
            <text:p>6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70000">
            <text:p>7470000</text:p>
          </table:table-cell>
          <table:table-cell office:value-type="float" office:value="3276">
            <text:p>3276</text:p>
          </table:table-cell>
          <table:table-cell table:formula="of:=[.D215]/1000000" office:value-type="float" office:value="7.47">
            <text:p>7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18478.26086957">
            <text:p>6818478.26</text:p>
          </table:table-cell>
          <table:table-cell office:value-type="float" office:value="3276">
            <text:p>3276</text:p>
          </table:table-cell>
          <table:table-cell table:formula="of:=[.D216]/1000000" office:value-type="float" office:value="6.81847826086957">
            <text:p>6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08530.97345133">
            <text:p>8508530.97</text:p>
          </table:table-cell>
          <table:table-cell office:value-type="float" office:value="3276">
            <text:p>3276</text:p>
          </table:table-cell>
          <table:table-cell table:formula="of:=[.D217]/1000000" office:value-type="float" office:value="8.50853097345133">
            <text:p>8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58652.77777778">
            <text:p>8758652.78</text:p>
          </table:table-cell>
          <table:table-cell office:value-type="float" office:value="3302">
            <text:p>3302</text:p>
          </table:table-cell>
          <table:table-cell table:formula="of:=[.D218]/1000000" office:value-type="float" office:value="8.75865277777778">
            <text:p>8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65782.60869565">
            <text:p>8565782.61</text:p>
          </table:table-cell>
          <table:table-cell office:value-type="float" office:value="3302">
            <text:p>3302</text:p>
          </table:table-cell>
          <table:table-cell table:formula="of:=[.D219]/1000000" office:value-type="float" office:value="8.56578260869565">
            <text:p>8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94645.1612903">
            <text:p>11494645.16</text:p>
          </table:table-cell>
          <table:table-cell office:value-type="float" office:value="3302">
            <text:p>3302</text:p>
          </table:table-cell>
          <table:table-cell table:formula="of:=[.D220]/1000000" office:value-type="float" office:value="11.4946451612903">
            <text:p>11.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43058.82352941">
            <text:p>8443058.82</text:p>
          </table:table-cell>
          <table:table-cell office:value-type="float" office:value="3302">
            <text:p>3302</text:p>
          </table:table-cell>
          <table:table-cell table:formula="of:=[.D221]/1000000" office:value-type="float" office:value="8.44305882352941">
            <text:p>8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95157.89473684">
            <text:p>7895157.89</text:p>
          </table:table-cell>
          <table:table-cell office:value-type="float" office:value="3302">
            <text:p>3302</text:p>
          </table:table-cell>
          <table:table-cell table:formula="of:=[.D222]/1000000" office:value-type="float" office:value="7.89515789473684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784363.3217993">
            <text:p>17784363.32</text:p>
          </table:table-cell>
          <table:table-cell office:value-type="float" office:value="3302">
            <text:p>3302</text:p>
          </table:table-cell>
          <table:table-cell table:formula="of:=[.D223]/1000000" office:value-type="float" office:value="17.7843633217993">
            <text:p>17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376038.0952381">
            <text:p>13376038.1</text:p>
          </table:table-cell>
          <table:table-cell office:value-type="float" office:value="3302">
            <text:p>3302</text:p>
          </table:table-cell>
          <table:table-cell table:formula="of:=[.D224]/1000000" office:value-type="float" office:value="13.3760380952381">
            <text:p>13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06058.82352941">
            <text:p>7106058.82</text:p>
          </table:table-cell>
          <table:table-cell office:value-type="float" office:value="3302">
            <text:p>3302</text:p>
          </table:table-cell>
          <table:table-cell table:formula="of:=[.D225]/1000000" office:value-type="float" office:value="7.10605882352941">
            <text:p>7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587980.952381">
            <text:p>18587980.95</text:p>
          </table:table-cell>
          <table:table-cell office:value-type="float" office:value="3302">
            <text:p>3302</text:p>
          </table:table-cell>
          <table:table-cell table:formula="of:=[.D226]/1000000" office:value-type="float" office:value="18.587980952381">
            <text:p>18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70172.4137931">
            <text:p>8370172.41</text:p>
          </table:table-cell>
          <table:table-cell office:value-type="float" office:value="3302">
            <text:p>3302</text:p>
          </table:table-cell>
          <table:table-cell table:formula="of:=[.D227]/1000000" office:value-type="float" office:value="8.3701724137931">
            <text:p>8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12809.6885813">
            <text:p>17212809.69</text:p>
          </table:table-cell>
          <table:table-cell office:value-type="float" office:value="3302">
            <text:p>3302</text:p>
          </table:table-cell>
          <table:table-cell table:formula="of:=[.D228]/1000000" office:value-type="float" office:value="17.2128096885813">
            <text:p>17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62609.5238095">
            <text:p>14062609.52</text:p>
          </table:table-cell>
          <table:table-cell office:value-type="float" office:value="3302">
            <text:p>3302</text:p>
          </table:table-cell>
          <table:table-cell table:formula="of:=[.D229]/1000000" office:value-type="float" office:value="14.0626095238095">
            <text:p>14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23882.35294118">
            <text:p>8923882.35</text:p>
          </table:table-cell>
          <table:table-cell office:value-type="float" office:value="3302">
            <text:p>3302</text:p>
          </table:table-cell>
          <table:table-cell table:formula="of:=[.D230]/1000000" office:value-type="float" office:value="8.92388235294118">
            <text:p>8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03980.952381">
            <text:p>14103980.95</text:p>
          </table:table-cell>
          <table:table-cell office:value-type="float" office:value="3302">
            <text:p>3302</text:p>
          </table:table-cell>
          <table:table-cell table:formula="of:=[.D231]/1000000" office:value-type="float" office:value="14.103980952381">
            <text:p>14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990302.8301887">
            <text:p>20990302.83</text:p>
          </table:table-cell>
          <table:table-cell office:value-type="float" office:value="3302">
            <text:p>3302</text:p>
          </table:table-cell>
          <table:table-cell table:formula="of:=[.D232]/1000000" office:value-type="float" office:value="20.9903028301887">
            <text:p>20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04577.2058824">
            <text:p>13204577.21</text:p>
          </table:table-cell>
          <table:table-cell office:value-type="float" office:value="3302">
            <text:p>3302</text:p>
          </table:table-cell>
          <table:table-cell table:formula="of:=[.D233]/1000000" office:value-type="float" office:value="13.2045772058824">
            <text:p>13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63165.5172414">
            <text:p>11663165.52</text:p>
          </table:table-cell>
          <table:table-cell office:value-type="float" office:value="3302">
            <text:p>3302</text:p>
          </table:table-cell>
          <table:table-cell table:formula="of:=[.D234]/1000000" office:value-type="float" office:value="11.6631655172414">
            <text:p>11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11915.4411765">
            <text:p>12511915.44</text:p>
          </table:table-cell>
          <table:table-cell office:value-type="float" office:value="3302">
            <text:p>3302</text:p>
          </table:table-cell>
          <table:table-cell table:formula="of:=[.D235]/1000000" office:value-type="float" office:value="12.5119154411765">
            <text:p>12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07952.38095238">
            <text:p>7007952.38</text:p>
          </table:table-cell>
          <table:table-cell office:value-type="float" office:value="3302">
            <text:p>3302</text:p>
          </table:table-cell>
          <table:table-cell table:formula="of:=[.D236]/1000000" office:value-type="float" office:value="7.00795238095238">
            <text:p>7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000385.1851852">
            <text:p>17000385.19</text:p>
          </table:table-cell>
          <table:table-cell office:value-type="float" office:value="3302">
            <text:p>3302</text:p>
          </table:table-cell>
          <table:table-cell table:formula="of:=[.D237]/1000000" office:value-type="float" office:value="17.0003851851852">
            <text:p>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64952.38095238">
            <text:p>9464952.38</text:p>
          </table:table-cell>
          <table:table-cell office:value-type="float" office:value="3302">
            <text:p>3302</text:p>
          </table:table-cell>
          <table:table-cell table:formula="of:=[.D238]/1000000" office:value-type="float" office:value="9.46495238095238">
            <text:p>9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01597.0149254">
            <text:p>12001597.01</text:p>
          </table:table-cell>
          <table:table-cell office:value-type="float" office:value="3302">
            <text:p>3302</text:p>
          </table:table-cell>
          <table:table-cell table:formula="of:=[.D239]/1000000" office:value-type="float" office:value="12.0015970149254">
            <text:p>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45428.57142857">
            <text:p>7045428.57</text:p>
          </table:table-cell>
          <table:table-cell office:value-type="float" office:value="3302">
            <text:p>3302</text:p>
          </table:table-cell>
          <table:table-cell table:formula="of:=[.D240]/1000000" office:value-type="float" office:value="7.04542857142857">
            <text:p>7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372670.3703704">
            <text:p>17372670.37</text:p>
          </table:table-cell>
          <table:table-cell office:value-type="float" office:value="3302">
            <text:p>3302</text:p>
          </table:table-cell>
          <table:table-cell table:formula="of:=[.D241]/1000000" office:value-type="float" office:value="17.3726703703704">
            <text:p>17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17238.0952381">
            <text:p>9217238.1</text:p>
          </table:table-cell>
          <table:table-cell office:value-type="float" office:value="3302">
            <text:p>3302</text:p>
          </table:table-cell>
          <table:table-cell table:formula="of:=[.D242]/1000000" office:value-type="float" office:value="9.2172380952381">
            <text:p>9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35723.0769231">
            <text:p>11635723.08</text:p>
          </table:table-cell>
          <table:table-cell office:value-type="float" office:value="3302">
            <text:p>3302</text:p>
          </table:table-cell>
          <table:table-cell table:formula="of:=[.D243]/1000000" office:value-type="float" office:value="11.6357230769231">
            <text:p>11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693351.2747875">
            <text:p>14693351.27</text:p>
          </table:table-cell>
          <table:table-cell office:value-type="float" office:value="3302">
            <text:p>3302</text:p>
          </table:table-cell>
          <table:table-cell table:formula="of:=[.D244]/1000000" office:value-type="float" office:value="14.6933512747875">
            <text:p>14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52523.0769231">
            <text:p>11552523.08</text:p>
          </table:table-cell>
          <table:table-cell office:value-type="float" office:value="3302">
            <text:p>3302</text:p>
          </table:table-cell>
          <table:table-cell table:formula="of:=[.D245]/1000000" office:value-type="float" office:value="11.5525230769231">
            <text:p>11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048826.4984227">
            <text:p>16048826.5</text:p>
          </table:table-cell>
          <table:table-cell office:value-type="float" office:value="3305">
            <text:p>3305</text:p>
          </table:table-cell>
          <table:table-cell table:formula="of:=[.D246]/1000000" office:value-type="float" office:value="16.0488264984227">
            <text:p>16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640307.69230769">
            <text:p>6640307.69</text:p>
          </table:table-cell>
          <table:table-cell office:value-type="float" office:value="3305">
            <text:p>3305</text:p>
          </table:table-cell>
          <table:table-cell table:formula="of:=[.D247]/1000000" office:value-type="float" office:value="6.64030769230769">
            <text:p>6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57000">
            <text:p>6857000</text:p>
          </table:table-cell>
          <table:table-cell office:value-type="float" office:value="3305">
            <text:p>3305</text:p>
          </table:table-cell>
          <table:table-cell table:formula="of:=[.D248]/1000000" office:value-type="float" office:value="6.857">
            <text:p>6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22863.6363636">
            <text:p>12222863.64</text:p>
          </table:table-cell>
          <table:table-cell office:value-type="float" office:value="3305">
            <text:p>3305</text:p>
          </table:table-cell>
          <table:table-cell table:formula="of:=[.D249]/1000000" office:value-type="float" office:value="12.2228636363636">
            <text:p>12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08423.07692308">
            <text:p>9508423.08</text:p>
          </table:table-cell>
          <table:table-cell office:value-type="float" office:value="3305">
            <text:p>3305</text:p>
          </table:table-cell>
          <table:table-cell table:formula="of:=[.D250]/1000000" office:value-type="float" office:value="9.50842307692308">
            <text:p>9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67440">
            <text:p>6867440</text:p>
          </table:table-cell>
          <table:table-cell office:value-type="float" office:value="3305">
            <text:p>3305</text:p>
          </table:table-cell>
          <table:table-cell table:formula="of:=[.D251]/1000000" office:value-type="float" office:value="6.86744">
            <text:p>6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145023.6966825">
            <text:p>12145023.7</text:p>
          </table:table-cell>
          <table:table-cell office:value-type="float" office:value="3305">
            <text:p>3305</text:p>
          </table:table-cell>
          <table:table-cell table:formula="of:=[.D252]/1000000" office:value-type="float" office:value="12.1450236966825">
            <text:p>12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92925.3731343">
            <text:p>11292925.37</text:p>
          </table:table-cell>
          <table:table-cell office:value-type="float" office:value="3305">
            <text:p>3305</text:p>
          </table:table-cell>
          <table:table-cell table:formula="of:=[.D253]/1000000" office:value-type="float" office:value="11.2929253731343">
            <text:p>11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215720.1646091">
            <text:p>15215720.16</text:p>
          </table:table-cell>
          <table:table-cell office:value-type="float" office:value="3305">
            <text:p>3305</text:p>
          </table:table-cell>
          <table:table-cell table:formula="of:=[.D254]/1000000" office:value-type="float" office:value="15.2157201646091">
            <text:p>15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58272.72727273">
            <text:p>8158272.73</text:p>
          </table:table-cell>
          <table:table-cell office:value-type="float" office:value="3305">
            <text:p>3305</text:p>
          </table:table-cell>
          <table:table-cell table:formula="of:=[.D255]/1000000" office:value-type="float" office:value="8.15827272727273">
            <text:p>8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82965.51724138">
            <text:p>8382965.52</text:p>
          </table:table-cell>
          <table:table-cell office:value-type="float" office:value="3305">
            <text:p>3305</text:p>
          </table:table-cell>
          <table:table-cell table:formula="of:=[.D256]/1000000" office:value-type="float" office:value="8.38296551724138">
            <text:p>8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62863.63636364">
            <text:p>6762863.64</text:p>
          </table:table-cell>
          <table:table-cell office:value-type="float" office:value="3305">
            <text:p>3305</text:p>
          </table:table-cell>
          <table:table-cell table:formula="of:=[.D257]/1000000" office:value-type="float" office:value="6.76286363636364">
            <text:p>6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02594.59459459">
            <text:p>8602594.59</text:p>
          </table:table-cell>
          <table:table-cell office:value-type="float" office:value="3305">
            <text:p>3305</text:p>
          </table:table-cell>
          <table:table-cell table:formula="of:=[.D258]/1000000" office:value-type="float" office:value="8.60259459459459">
            <text:p>8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962144.0329218">
            <text:p>14962144.03</text:p>
          </table:table-cell>
          <table:table-cell office:value-type="float" office:value="3305">
            <text:p>3305</text:p>
          </table:table-cell>
          <table:table-cell table:formula="of:=[.D259]/1000000" office:value-type="float" office:value="14.9621440329218">
            <text:p>14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44363.63636364">
            <text:p>8244363.64</text:p>
          </table:table-cell>
          <table:table-cell office:value-type="float" office:value="3305">
            <text:p>3305</text:p>
          </table:table-cell>
          <table:table-cell table:formula="of:=[.D260]/1000000" office:value-type="float" office:value="8.24436363636364">
            <text:p>8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83586.20689655">
            <text:p>9483586.21</text:p>
          </table:table-cell>
          <table:table-cell office:value-type="float" office:value="3305">
            <text:p>3305</text:p>
          </table:table-cell>
          <table:table-cell table:formula="of:=[.D261]/1000000" office:value-type="float" office:value="9.48358620689655">
            <text:p>9.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40090.90909091">
            <text:p>9040090.91</text:p>
          </table:table-cell>
          <table:table-cell office:value-type="float" office:value="3305">
            <text:p>3305</text:p>
          </table:table-cell>
          <table:table-cell table:formula="of:=[.D262]/1000000" office:value-type="float" office:value="9.04009090909091">
            <text:p>9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49727.27272727">
            <text:p>9549727.27</text:p>
          </table:table-cell>
          <table:table-cell office:value-type="float" office:value="3305">
            <text:p>3305</text:p>
          </table:table-cell>
          <table:table-cell table:formula="of:=[.D263]/1000000" office:value-type="float" office:value="9.54972727272727">
            <text:p>9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29583.9416058">
            <text:p>11529583.94</text:p>
          </table:table-cell>
          <table:table-cell office:value-type="float" office:value="3506">
            <text:p>3506</text:p>
          </table:table-cell>
          <table:table-cell table:formula="of:=[.D264]/1000000" office:value-type="float" office:value="11.5295839416058">
            <text:p>11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939071.4285714">
            <text:p>11939071.43</text:p>
          </table:table-cell>
          <table:table-cell office:value-type="float" office:value="3506">
            <text:p>3506</text:p>
          </table:table-cell>
          <table:table-cell table:formula="of:=[.D265]/1000000" office:value-type="float" office:value="11.9390714285714">
            <text:p>11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85985.7142857">
            <text:p>10085985.71</text:p>
          </table:table-cell>
          <table:table-cell office:value-type="float" office:value="3506">
            <text:p>3506</text:p>
          </table:table-cell>
          <table:table-cell table:formula="of:=[.D266]/1000000" office:value-type="float" office:value="10.0859857142857">
            <text:p>10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786371.4285714">
            <text:p>11786371.43</text:p>
          </table:table-cell>
          <table:table-cell office:value-type="float" office:value="3506">
            <text:p>3506</text:p>
          </table:table-cell>
          <table:table-cell table:formula="of:=[.D267]/1000000" office:value-type="float" office:value="11.7863714285714">
            <text:p>11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26234.69387755">
            <text:p>9426234.69</text:p>
          </table:table-cell>
          <table:table-cell office:value-type="float" office:value="3506">
            <text:p>3506</text:p>
          </table:table-cell>
          <table:table-cell table:formula="of:=[.D268]/1000000" office:value-type="float" office:value="9.42623469387755">
            <text:p>9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749313.4328358">
            <text:p>10749313.43</text:p>
          </table:table-cell>
          <table:table-cell office:value-type="float" office:value="3506">
            <text:p>3506</text:p>
          </table:table-cell>
          <table:table-cell table:formula="of:=[.D269]/1000000" office:value-type="float" office:value="10.7493134328358">
            <text:p>10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633357.14285714">
            <text:p>6633357.14</text:p>
          </table:table-cell>
          <table:table-cell office:value-type="float" office:value="3506">
            <text:p>3506</text:p>
          </table:table-cell>
          <table:table-cell table:formula="of:=[.D270]/1000000" office:value-type="float" office:value="6.63335714285714">
            <text:p>6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51500">
            <text:p>8151500</text:p>
          </table:table-cell>
          <table:table-cell office:value-type="float" office:value="3506">
            <text:p>3506</text:p>
          </table:table-cell>
          <table:table-cell table:formula="of:=[.D271]/1000000" office:value-type="float" office:value="8.1515">
            <text:p>8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30437.5">
            <text:p>8130437.5</text:p>
          </table:table-cell>
          <table:table-cell office:value-type="float" office:value="3506">
            <text:p>3506</text:p>
          </table:table-cell>
          <table:table-cell table:formula="of:=[.D272]/1000000" office:value-type="float" office:value="8.1304375">
            <text:p>8.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44165.2173913">
            <text:p>6144165.22</text:p>
          </table:table-cell>
          <table:table-cell office:value-type="float" office:value="3572">
            <text:p>3572</text:p>
          </table:table-cell>
          <table:table-cell table:formula="of:=[.D273]/1000000" office:value-type="float" office:value="6.1441652173913">
            <text:p>6.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733436.8421053">
            <text:p>10733436.84</text:p>
          </table:table-cell>
          <table:table-cell office:value-type="float" office:value="3572">
            <text:p>3572</text:p>
          </table:table-cell>
          <table:table-cell table:formula="of:=[.D274]/1000000" office:value-type="float" office:value="10.7334368421053">
            <text:p>10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81812.5">
            <text:p>6081812.5</text:p>
          </table:table-cell>
          <table:table-cell office:value-type="float" office:value="3572">
            <text:p>3572</text:p>
          </table:table-cell>
          <table:table-cell table:formula="of:=[.D275]/1000000" office:value-type="float" office:value="6.0818125">
            <text:p>6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01425.53191489">
            <text:p>9701425.53</text:p>
          </table:table-cell>
          <table:table-cell office:value-type="float" office:value="3572">
            <text:p>3572</text:p>
          </table:table-cell>
          <table:table-cell table:formula="of:=[.D276]/1000000" office:value-type="float" office:value="9.70142553191489">
            <text:p>9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21787.23404255">
            <text:p>9121787.23</text:p>
          </table:table-cell>
          <table:table-cell office:value-type="float" office:value="3572">
            <text:p>3572</text:p>
          </table:table-cell>
          <table:table-cell table:formula="of:=[.D277]/1000000" office:value-type="float" office:value="9.12178723404255">
            <text:p>9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819593.75">
            <text:p>10819593.75</text:p>
          </table:table-cell>
          <table:table-cell office:value-type="float" office:value="3572">
            <text:p>3572</text:p>
          </table:table-cell>
          <table:table-cell table:formula="of:=[.D278]/1000000" office:value-type="float" office:value="10.81959375">
            <text:p>10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88857.14285714">
            <text:p>8988857.14</text:p>
          </table:table-cell>
          <table:table-cell office:value-type="float" office:value="3572">
            <text:p>3572</text:p>
          </table:table-cell>
          <table:table-cell table:formula="of:=[.D279]/1000000" office:value-type="float" office:value="8.98885714285714">
            <text:p>8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96150">
            <text:p>9196150</text:p>
          </table:table-cell>
          <table:table-cell office:value-type="float" office:value="3621">
            <text:p>3621</text:p>
          </table:table-cell>
          <table:table-cell table:formula="of:=[.D280]/1000000" office:value-type="float" office:value="9.19615">
            <text:p>9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224458.5635359">
            <text:p>25224458.56</text:p>
          </table:table-cell>
          <table:table-cell office:value-type="float" office:value="3621">
            <text:p>3621</text:p>
          </table:table-cell>
          <table:table-cell table:formula="of:=[.D281]/1000000" office:value-type="float" office:value="25.2244585635359">
            <text:p>25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91611.11111111">
            <text:p>7891611.11</text:p>
          </table:table-cell>
          <table:table-cell office:value-type="float" office:value="3621">
            <text:p>3621</text:p>
          </table:table-cell>
          <table:table-cell table:formula="of:=[.D282]/1000000" office:value-type="float" office:value="7.89161111111111">
            <text:p>7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927098.0392157">
            <text:p>14927098.04</text:p>
          </table:table-cell>
          <table:table-cell office:value-type="float" office:value="3621">
            <text:p>3621</text:p>
          </table:table-cell>
          <table:table-cell table:formula="of:=[.D283]/1000000" office:value-type="float" office:value="14.9270980392157">
            <text:p>14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70000">
            <text:p>11070000</text:p>
          </table:table-cell>
          <table:table-cell office:value-type="float" office:value="3621">
            <text:p>3621</text:p>
          </table:table-cell>
          <table:table-cell table:formula="of:=[.D284]/1000000" office:value-type="float" office:value="11.07">
            <text:p>11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12588.23529412">
            <text:p>9512588.24</text:p>
          </table:table-cell>
          <table:table-cell office:value-type="float" office:value="3621">
            <text:p>3621</text:p>
          </table:table-cell>
          <table:table-cell table:formula="of:=[.D285]/1000000" office:value-type="float" office:value="9.51258823529412">
            <text:p>9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328714.1500475">
            <text:p>22328714.15</text:p>
          </table:table-cell>
          <table:table-cell office:value-type="float" office:value="3621">
            <text:p>3621</text:p>
          </table:table-cell>
          <table:table-cell table:formula="of:=[.D286]/1000000" office:value-type="float" office:value="22.3287141500475">
            <text:p>22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59006.8027211">
            <text:p>12859006.8</text:p>
          </table:table-cell>
          <table:table-cell office:value-type="float" office:value="3621">
            <text:p>3621</text:p>
          </table:table-cell>
          <table:table-cell table:formula="of:=[.D287]/1000000" office:value-type="float" office:value="12.8590068027211">
            <text:p>12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99400">
            <text:p>9299400</text:p>
          </table:table-cell>
          <table:table-cell office:value-type="float" office:value="3621">
            <text:p>3621</text:p>
          </table:table-cell>
          <table:table-cell table:formula="of:=[.D288]/1000000" office:value-type="float" office:value="9.2994">
            <text:p>9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540069.7674419">
            <text:p>14540069.77</text:p>
          </table:table-cell>
          <table:table-cell office:value-type="float" office:value="3621">
            <text:p>3621</text:p>
          </table:table-cell>
          <table:table-cell table:formula="of:=[.D289]/1000000" office:value-type="float" office:value="14.5400697674419">
            <text:p>14.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64694.0874036">
            <text:p>15164694.09</text:p>
          </table:table-cell>
          <table:table-cell office:value-type="float" office:value="3621">
            <text:p>3621</text:p>
          </table:table-cell>
          <table:table-cell table:formula="of:=[.D290]/1000000" office:value-type="float" office:value="15.1646940874036">
            <text:p>15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35304.5822102">
            <text:p>13935304.58</text:p>
          </table:table-cell>
          <table:table-cell office:value-type="float" office:value="3623">
            <text:p>3623</text:p>
          </table:table-cell>
          <table:table-cell table:formula="of:=[.D291]/1000000" office:value-type="float" office:value="13.9353045822102">
            <text:p>13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05970.4433498">
            <text:p>13205970.44</text:p>
          </table:table-cell>
          <table:table-cell office:value-type="float" office:value="3623">
            <text:p>3623</text:p>
          </table:table-cell>
          <table:table-cell table:formula="of:=[.D292]/1000000" office:value-type="float" office:value="13.2059704433498">
            <text:p>13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68428.57142857">
            <text:p>8468428.57</text:p>
          </table:table-cell>
          <table:table-cell office:value-type="float" office:value="3623">
            <text:p>3623</text:p>
          </table:table-cell>
          <table:table-cell table:formula="of:=[.D293]/1000000" office:value-type="float" office:value="8.46842857142857">
            <text:p>8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51318.18181818">
            <text:p>6251318.18</text:p>
          </table:table-cell>
          <table:table-cell office:value-type="float" office:value="3623">
            <text:p>3623</text:p>
          </table:table-cell>
          <table:table-cell table:formula="of:=[.D294]/1000000" office:value-type="float" office:value="6.25131818181818">
            <text:p>6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22968.2539683">
            <text:p>11622968.25</text:p>
          </table:table-cell>
          <table:table-cell office:value-type="float" office:value="3623">
            <text:p>3623</text:p>
          </table:table-cell>
          <table:table-cell table:formula="of:=[.D295]/1000000" office:value-type="float" office:value="11.6229682539683">
            <text:p>11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39227.27272727">
            <text:p>8439227.27</text:p>
          </table:table-cell>
          <table:table-cell office:value-type="float" office:value="3751">
            <text:p>3751</text:p>
          </table:table-cell>
          <table:table-cell table:formula="of:=[.D296]/1000000" office:value-type="float" office:value="8.43922727272727">
            <text:p>8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10342.85714286">
            <text:p>8810342.86</text:p>
          </table:table-cell>
          <table:table-cell office:value-type="float" office:value="3751">
            <text:p>3751</text:p>
          </table:table-cell>
          <table:table-cell table:formula="of:=[.D297]/1000000" office:value-type="float" office:value="8.81034285714286">
            <text:p>8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53942.85714286">
            <text:p>9053942.86</text:p>
          </table:table-cell>
          <table:table-cell office:value-type="float" office:value="3751">
            <text:p>3751</text:p>
          </table:table-cell>
          <table:table-cell table:formula="of:=[.D298]/1000000" office:value-type="float" office:value="9.05394285714286">
            <text:p>9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60247.9338843">
            <text:p>9760247.93</text:p>
          </table:table-cell>
          <table:table-cell office:value-type="float" office:value="3751">
            <text:p>3751</text:p>
          </table:table-cell>
          <table:table-cell table:formula="of:=[.D299]/1000000" office:value-type="float" office:value="9.7602479338843">
            <text:p>9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74403.7735849">
            <text:p>13874403.77</text:p>
          </table:table-cell>
          <table:table-cell office:value-type="float" office:value="3751">
            <text:p>3751</text:p>
          </table:table-cell>
          <table:table-cell table:formula="of:=[.D300]/1000000" office:value-type="float" office:value="13.8744037735849">
            <text:p>13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26473.6842105">
            <text:p>10126473.68</text:p>
          </table:table-cell>
          <table:table-cell office:value-type="float" office:value="3751">
            <text:p>3751</text:p>
          </table:table-cell>
          <table:table-cell table:formula="of:=[.D301]/1000000" office:value-type="float" office:value="10.1264736842105">
            <text:p>10.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74563.7583893">
            <text:p>13274563.76</text:p>
          </table:table-cell>
          <table:table-cell office:value-type="float" office:value="3751">
            <text:p>3751</text:p>
          </table:table-cell>
          <table:table-cell table:formula="of:=[.D302]/1000000" office:value-type="float" office:value="13.2745637583893">
            <text:p>13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64057.2687225">
            <text:p>12064057.27</text:p>
          </table:table-cell>
          <table:table-cell office:value-type="float" office:value="3768">
            <text:p>3768</text:p>
          </table:table-cell>
          <table:table-cell table:formula="of:=[.D303]/1000000" office:value-type="float" office:value="12.0640572687225">
            <text:p>12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93644.3418014">
            <text:p>14893644.34</text:p>
          </table:table-cell>
          <table:table-cell office:value-type="float" office:value="3768">
            <text:p>3768</text:p>
          </table:table-cell>
          <table:table-cell table:formula="of:=[.D304]/1000000" office:value-type="float" office:value="14.8936443418014">
            <text:p>14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98727.27272727">
            <text:p>8498727.27</text:p>
          </table:table-cell>
          <table:table-cell office:value-type="float" office:value="3768">
            <text:p>3768</text:p>
          </table:table-cell>
          <table:table-cell table:formula="of:=[.D305]/1000000" office:value-type="float" office:value="8.49872727272727">
            <text:p>8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69511.2781955">
            <text:p>11069511.28</text:p>
          </table:table-cell>
          <table:table-cell office:value-type="float" office:value="3768">
            <text:p>3768</text:p>
          </table:table-cell>
          <table:table-cell table:formula="of:=[.D306]/1000000" office:value-type="float" office:value="11.0695112781955">
            <text:p>11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120993.9759036">
            <text:p>16120993.98</text:p>
          </table:table-cell>
          <table:table-cell office:value-type="float" office:value="3768">
            <text:p>3768</text:p>
          </table:table-cell>
          <table:table-cell table:formula="of:=[.D307]/1000000" office:value-type="float" office:value="16.1209939759036">
            <text:p>16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04727.27272727">
            <text:p>8904727.27</text:p>
          </table:table-cell>
          <table:table-cell office:value-type="float" office:value="3768">
            <text:p>3768</text:p>
          </table:table-cell>
          <table:table-cell table:formula="of:=[.D308]/1000000" office:value-type="float" office:value="8.90472727272727">
            <text:p>8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644626.5060241">
            <text:p>12644626.51</text:p>
          </table:table-cell>
          <table:table-cell office:value-type="float" office:value="3768">
            <text:p>3768</text:p>
          </table:table-cell>
          <table:table-cell table:formula="of:=[.D309]/1000000" office:value-type="float" office:value="12.6446265060241">
            <text:p>12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33301.369863">
            <text:p>10533301.37</text:p>
          </table:table-cell>
          <table:table-cell office:value-type="float" office:value="3768">
            <text:p>3768</text:p>
          </table:table-cell>
          <table:table-cell table:formula="of:=[.D310]/1000000" office:value-type="float" office:value="10.533301369863">
            <text:p>10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09038.4615385">
            <text:p>10309038.46</text:p>
          </table:table-cell>
          <table:table-cell office:value-type="float" office:value="3768">
            <text:p>3768</text:p>
          </table:table-cell>
          <table:table-cell table:formula="of:=[.D311]/1000000" office:value-type="float" office:value="10.3090384615385">
            <text:p>10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312702.7027027">
            <text:p>20312702.7</text:p>
          </table:table-cell>
          <table:table-cell office:value-type="float" office:value="3768">
            <text:p>3768</text:p>
          </table:table-cell>
          <table:table-cell table:formula="of:=[.D312]/1000000" office:value-type="float" office:value="20.3127027027027">
            <text:p>20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759295.8579882">
            <text:p>19759295.86</text:p>
          </table:table-cell>
          <table:table-cell office:value-type="float" office:value="3768">
            <text:p>3768</text:p>
          </table:table-cell>
          <table:table-cell table:formula="of:=[.D313]/1000000" office:value-type="float" office:value="19.7592958579882">
            <text:p>19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85111.11111111">
            <text:p>9185111.11</text:p>
          </table:table-cell>
          <table:table-cell office:value-type="float" office:value="3768">
            <text:p>3768</text:p>
          </table:table-cell>
          <table:table-cell table:formula="of:=[.D314]/1000000" office:value-type="float" office:value="9.18511111111111">
            <text:p>9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10586.20689655">
            <text:p>9510586.21</text:p>
          </table:table-cell>
          <table:table-cell office:value-type="float" office:value="3768">
            <text:p>3768</text:p>
          </table:table-cell>
          <table:table-cell table:formula="of:=[.D315]/1000000" office:value-type="float" office:value="9.51058620689655">
            <text:p>9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64875">
            <text:p>14364875</text:p>
          </table:table-cell>
          <table:table-cell office:value-type="float" office:value="3768">
            <text:p>3768</text:p>
          </table:table-cell>
          <table:table-cell table:formula="of:=[.D316]/1000000" office:value-type="float" office:value="14.364875">
            <text:p>14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17533.33333333">
            <text:p>7217533.33</text:p>
          </table:table-cell>
          <table:table-cell office:value-type="float" office:value="3768">
            <text:p>3768</text:p>
          </table:table-cell>
          <table:table-cell table:formula="of:=[.D317]/1000000" office:value-type="float" office:value="7.21753333333333">
            <text:p>7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73533.33333333">
            <text:p>9073533.33</text:p>
          </table:table-cell>
          <table:table-cell office:value-type="float" office:value="3768">
            <text:p>3768</text:p>
          </table:table-cell>
          <table:table-cell table:formula="of:=[.D318]/1000000" office:value-type="float" office:value="9.07353333333333">
            <text:p>9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33466.6666667">
            <text:p>11433466.67</text:p>
          </table:table-cell>
          <table:table-cell office:value-type="float" office:value="3768">
            <text:p>3768</text:p>
          </table:table-cell>
          <table:table-cell table:formula="of:=[.D319]/1000000" office:value-type="float" office:value="11.4334666666667">
            <text:p>11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946020.8333333">
            <text:p>10946020.83</text:p>
          </table:table-cell>
          <table:table-cell office:value-type="float" office:value="3810">
            <text:p>3810</text:p>
          </table:table-cell>
          <table:table-cell table:formula="of:=[.D320]/1000000" office:value-type="float" office:value="10.9460208333333">
            <text:p>10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532241.813602">
            <text:p>17532241.81</text:p>
          </table:table-cell>
          <table:table-cell office:value-type="float" office:value="3810">
            <text:p>3810</text:p>
          </table:table-cell>
          <table:table-cell table:formula="of:=[.D321]/1000000" office:value-type="float" office:value="17.532241813602">
            <text:p>17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31454.5454545">
            <text:p>15731454.55</text:p>
          </table:table-cell>
          <table:table-cell office:value-type="float" office:value="3810">
            <text:p>3810</text:p>
          </table:table-cell>
          <table:table-cell table:formula="of:=[.D322]/1000000" office:value-type="float" office:value="15.7314545454545">
            <text:p>15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97578.94736842">
            <text:p>8497578.95</text:p>
          </table:table-cell>
          <table:table-cell office:value-type="float" office:value="3810">
            <text:p>3810</text:p>
          </table:table-cell>
          <table:table-cell table:formula="of:=[.D323]/1000000" office:value-type="float" office:value="8.49757894736842">
            <text:p>8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74263.15789474">
            <text:p>7774263.16</text:p>
          </table:table-cell>
          <table:table-cell office:value-type="float" office:value="3810">
            <text:p>3810</text:p>
          </table:table-cell>
          <table:table-cell table:formula="of:=[.D324]/1000000" office:value-type="float" office:value="7.77426315789474">
            <text:p>7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77681.4159292">
            <text:p>12777681.42</text:p>
          </table:table-cell>
          <table:table-cell office:value-type="float" office:value="3810">
            <text:p>3810</text:p>
          </table:table-cell>
          <table:table-cell table:formula="of:=[.D325]/1000000" office:value-type="float" office:value="12.7776814159292">
            <text:p>12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21619.6808511">
            <text:p>15121619.68</text:p>
          </table:table-cell>
          <table:table-cell office:value-type="float" office:value="3810">
            <text:p>3810</text:p>
          </table:table-cell>
          <table:table-cell table:formula="of:=[.D326]/1000000" office:value-type="float" office:value="15.1216196808511">
            <text:p>15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982496.969697">
            <text:p>14982496.97</text:p>
          </table:table-cell>
          <table:table-cell office:value-type="float" office:value="3810">
            <text:p>3810</text:p>
          </table:table-cell>
          <table:table-cell table:formula="of:=[.D327]/1000000" office:value-type="float" office:value="14.982496969697">
            <text:p>14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20842.10526316">
            <text:p>9620842.11</text:p>
          </table:table-cell>
          <table:table-cell office:value-type="float" office:value="3810">
            <text:p>3810</text:p>
          </table:table-cell>
          <table:table-cell table:formula="of:=[.D328]/1000000" office:value-type="float" office:value="9.62084210526316">
            <text:p>9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25000">
            <text:p>9125000</text:p>
          </table:table-cell>
          <table:table-cell office:value-type="float" office:value="3810">
            <text:p>3810</text:p>
          </table:table-cell>
          <table:table-cell table:formula="of:=[.D329]/1000000" office:value-type="float" office:value="9.125">
            <text:p>9.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05336.2831858">
            <text:p>13405336.28</text:p>
          </table:table-cell>
          <table:table-cell office:value-type="float" office:value="3810">
            <text:p>3810</text:p>
          </table:table-cell>
          <table:table-cell table:formula="of:=[.D330]/1000000" office:value-type="float" office:value="13.4053362831858">
            <text:p>13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35105.26315789">
            <text:p>8435105.26</text:p>
          </table:table-cell>
          <table:table-cell office:value-type="float" office:value="3810">
            <text:p>3810</text:p>
          </table:table-cell>
          <table:table-cell table:formula="of:=[.D331]/1000000" office:value-type="float" office:value="8.43510526315789">
            <text:p>8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400442.4242424">
            <text:p>15400442.42</text:p>
          </table:table-cell>
          <table:table-cell office:value-type="float" office:value="3810">
            <text:p>3810</text:p>
          </table:table-cell>
          <table:table-cell table:formula="of:=[.D332]/1000000" office:value-type="float" office:value="15.4004424242424">
            <text:p>15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42947.36842105">
            <text:p>8042947.37</text:p>
          </table:table-cell>
          <table:table-cell office:value-type="float" office:value="3810">
            <text:p>3810</text:p>
          </table:table-cell>
          <table:table-cell table:formula="of:=[.D333]/1000000" office:value-type="float" office:value="8.04294736842105">
            <text:p>8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11736.84210526">
            <text:p>7811736.84</text:p>
          </table:table-cell>
          <table:table-cell office:value-type="float" office:value="3810">
            <text:p>3810</text:p>
          </table:table-cell>
          <table:table-cell table:formula="of:=[.D334]/1000000" office:value-type="float" office:value="7.81173684210526">
            <text:p>7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80035.3982301">
            <text:p>12880035.4</text:p>
          </table:table-cell>
          <table:table-cell office:value-type="float" office:value="3810">
            <text:p>3810</text:p>
          </table:table-cell>
          <table:table-cell table:formula="of:=[.D335]/1000000" office:value-type="float" office:value="12.8800353982301">
            <text:p>12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26257.9787234">
            <text:p>15126257.98</text:p>
          </table:table-cell>
          <table:table-cell office:value-type="float" office:value="3810">
            <text:p>3810</text:p>
          </table:table-cell>
          <table:table-cell table:formula="of:=[.D336]/1000000" office:value-type="float" office:value="15.1262579787234">
            <text:p>15.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159290.9090909">
            <text:p>16159290.91</text:p>
          </table:table-cell>
          <table:table-cell office:value-type="float" office:value="3810">
            <text:p>3810</text:p>
          </table:table-cell>
          <table:table-cell table:formula="of:=[.D337]/1000000" office:value-type="float" office:value="16.1592909090909">
            <text:p>16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66368.42105263">
            <text:p>7966368.42</text:p>
          </table:table-cell>
          <table:table-cell office:value-type="float" office:value="3810">
            <text:p>3810</text:p>
          </table:table-cell>
          <table:table-cell table:formula="of:=[.D338]/1000000" office:value-type="float" office:value="7.96636842105263">
            <text:p>7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71631.57894737">
            <text:p>7271631.58</text:p>
          </table:table-cell>
          <table:table-cell office:value-type="float" office:value="3810">
            <text:p>3810</text:p>
          </table:table-cell>
          <table:table-cell table:formula="of:=[.D339]/1000000" office:value-type="float" office:value="7.27163157894737">
            <text:p>7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30734.5132743">
            <text:p>12830734.51</text:p>
          </table:table-cell>
          <table:table-cell office:value-type="float" office:value="3810">
            <text:p>3810</text:p>
          </table:table-cell>
          <table:table-cell table:formula="of:=[.D340]/1000000" office:value-type="float" office:value="12.8307345132743">
            <text:p>12.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32823.52941176">
            <text:p>8932823.53</text:p>
          </table:table-cell>
          <table:table-cell office:value-type="float" office:value="3810">
            <text:p>3810</text:p>
          </table:table-cell>
          <table:table-cell table:formula="of:=[.D341]/1000000" office:value-type="float" office:value="8.93282352941176">
            <text:p>8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22458.3333333">
            <text:p>10122458.33</text:p>
          </table:table-cell>
          <table:table-cell office:value-type="float" office:value="3810">
            <text:p>3810</text:p>
          </table:table-cell>
          <table:table-cell table:formula="of:=[.D342]/1000000" office:value-type="float" office:value="10.1224583333333">
            <text:p>10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82355.704698">
            <text:p>10682355.7</text:p>
          </table:table-cell>
          <table:table-cell office:value-type="float" office:value="3810">
            <text:p>3810</text:p>
          </table:table-cell>
          <table:table-cell table:formula="of:=[.D343]/1000000" office:value-type="float" office:value="10.682355704698">
            <text:p>10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931800">
            <text:p>10931800</text:p>
          </table:table-cell>
          <table:table-cell office:value-type="float" office:value="3810">
            <text:p>3810</text:p>
          </table:table-cell>
          <table:table-cell table:formula="of:=[.D344]/1000000" office:value-type="float" office:value="10.9318">
            <text:p>10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59066.66666667">
            <text:p>9459066.67</text:p>
          </table:table-cell>
          <table:table-cell office:value-type="float" office:value="3810">
            <text:p>3810</text:p>
          </table:table-cell>
          <table:table-cell table:formula="of:=[.D345]/1000000" office:value-type="float" office:value="9.45906666666667">
            <text:p>9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10718.75">
            <text:p>12410718.75</text:p>
          </table:table-cell>
          <table:table-cell office:value-type="float" office:value="3810">
            <text:p>3810</text:p>
          </table:table-cell>
          <table:table-cell table:formula="of:=[.D346]/1000000" office:value-type="float" office:value="12.41071875">
            <text:p>12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510553.8461538">
            <text:p>14510553.85</text:p>
          </table:table-cell>
          <table:table-cell office:value-type="float" office:value="3810">
            <text:p>3810</text:p>
          </table:table-cell>
          <table:table-cell table:formula="of:=[.D347]/1000000" office:value-type="float" office:value="14.5105538461538">
            <text:p>14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87882.35294118">
            <text:p>7587882.35</text:p>
          </table:table-cell>
          <table:table-cell office:value-type="float" office:value="3810">
            <text:p>3810</text:p>
          </table:table-cell>
          <table:table-cell table:formula="of:=[.D348]/1000000" office:value-type="float" office:value="7.58788235294118">
            <text:p>7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74600">
            <text:p>11074600</text:p>
          </table:table-cell>
          <table:table-cell office:value-type="float" office:value="3810">
            <text:p>3810</text:p>
          </table:table-cell>
          <table:table-cell table:formula="of:=[.D349]/1000000" office:value-type="float" office:value="11.0746">
            <text:p>11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30285.7142857">
            <text:p>11230285.71</text:p>
          </table:table-cell>
          <table:table-cell office:value-type="float" office:value="3810">
            <text:p>3810</text:p>
          </table:table-cell>
          <table:table-cell table:formula="of:=[.D350]/1000000" office:value-type="float" office:value="11.2302857142857">
            <text:p>11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672205.8823529">
            <text:p>19672205.88</text:p>
          </table:table-cell>
          <table:table-cell office:value-type="float" office:value="3810">
            <text:p>3810</text:p>
          </table:table-cell>
          <table:table-cell table:formula="of:=[.D351]/1000000" office:value-type="float" office:value="19.6722058823529">
            <text:p>19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14527.47252747">
            <text:p>9914527.47</text:p>
          </table:table-cell>
          <table:table-cell office:value-type="float" office:value="3810">
            <text:p>3810</text:p>
          </table:table-cell>
          <table:table-cell table:formula="of:=[.D352]/1000000" office:value-type="float" office:value="9.91452747252747">
            <text:p>9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69928.57142857">
            <text:p>7569928.57</text:p>
          </table:table-cell>
          <table:table-cell office:value-type="float" office:value="3851">
            <text:p>3851</text:p>
          </table:table-cell>
          <table:table-cell table:formula="of:=[.D353]/1000000" office:value-type="float" office:value="7.56992857142857">
            <text:p>7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51957.8313253">
            <text:p>10051957.83</text:p>
          </table:table-cell>
          <table:table-cell office:value-type="float" office:value="3851">
            <text:p>3851</text:p>
          </table:table-cell>
          <table:table-cell table:formula="of:=[.D354]/1000000" office:value-type="float" office:value="10.0519578313253">
            <text:p>10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36615.38461538">
            <text:p>7736615.38</text:p>
          </table:table-cell>
          <table:table-cell office:value-type="float" office:value="3851">
            <text:p>3851</text:p>
          </table:table-cell>
          <table:table-cell table:formula="of:=[.D355]/1000000" office:value-type="float" office:value="7.73661538461538">
            <text:p>7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44133.33333333">
            <text:p>8344133.33</text:p>
          </table:table-cell>
          <table:table-cell office:value-type="float" office:value="3851">
            <text:p>3851</text:p>
          </table:table-cell>
          <table:table-cell table:formula="of:=[.D356]/1000000" office:value-type="float" office:value="8.34413333333333">
            <text:p>8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75989.0909091">
            <text:p>12975989.09</text:p>
          </table:table-cell>
          <table:table-cell office:value-type="float" office:value="3851">
            <text:p>3851</text:p>
          </table:table-cell>
          <table:table-cell table:formula="of:=[.D357]/1000000" office:value-type="float" office:value="12.9759890909091">
            <text:p>12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08416.66666667">
            <text:p>7508416.67</text:p>
          </table:table-cell>
          <table:table-cell office:value-type="float" office:value="3851">
            <text:p>3851</text:p>
          </table:table-cell>
          <table:table-cell table:formula="of:=[.D358]/1000000" office:value-type="float" office:value="7.50841666666667">
            <text:p>7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783037.037037">
            <text:p>10783037.04</text:p>
          </table:table-cell>
          <table:table-cell office:value-type="float" office:value="3851">
            <text:p>3851</text:p>
          </table:table-cell>
          <table:table-cell table:formula="of:=[.D359]/1000000" office:value-type="float" office:value="10.783037037037">
            <text:p>10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96631.57894737">
            <text:p>7196631.58</text:p>
          </table:table-cell>
          <table:table-cell office:value-type="float" office:value="3851">
            <text:p>3851</text:p>
          </table:table-cell>
          <table:table-cell table:formula="of:=[.D360]/1000000" office:value-type="float" office:value="7.19663157894737">
            <text:p>7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78752.68817204">
            <text:p>9378752.69</text:p>
          </table:table-cell>
          <table:table-cell office:value-type="float" office:value="3851">
            <text:p>3851</text:p>
          </table:table-cell>
          <table:table-cell table:formula="of:=[.D361]/1000000" office:value-type="float" office:value="9.37875268817204">
            <text:p>9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78857.14285714">
            <text:p>7678857.14</text:p>
          </table:table-cell>
          <table:table-cell office:value-type="float" office:value="3851">
            <text:p>3851</text:p>
          </table:table-cell>
          <table:table-cell table:formula="of:=[.D362]/1000000" office:value-type="float" office:value="7.67885714285714">
            <text:p>7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43422.85714286">
            <text:p>8943422.86</text:p>
          </table:table-cell>
          <table:table-cell office:value-type="float" office:value="3855">
            <text:p>3855</text:p>
          </table:table-cell>
          <table:table-cell table:formula="of:=[.D363]/1000000" office:value-type="float" office:value="8.94342285714286">
            <text:p>8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47636.36363636">
            <text:p>7447636.36</text:p>
          </table:table-cell>
          <table:table-cell office:value-type="float" office:value="3855">
            <text:p>3855</text:p>
          </table:table-cell>
          <table:table-cell table:formula="of:=[.D364]/1000000" office:value-type="float" office:value="7.44763636363636">
            <text:p>7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05266.66666667">
            <text:p>8105266.67</text:p>
          </table:table-cell>
          <table:table-cell office:value-type="float" office:value="3855">
            <text:p>3855</text:p>
          </table:table-cell>
          <table:table-cell table:formula="of:=[.D365]/1000000" office:value-type="float" office:value="8.10526666666667">
            <text:p>8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65625">
            <text:p>8765625</text:p>
          </table:table-cell>
          <table:table-cell office:value-type="float" office:value="3855">
            <text:p>3855</text:p>
          </table:table-cell>
          <table:table-cell table:formula="of:=[.D366]/1000000" office:value-type="float" office:value="8.765625">
            <text:p>8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83491.22807018">
            <text:p>9483491.23</text:p>
          </table:table-cell>
          <table:table-cell office:value-type="float" office:value="3855">
            <text:p>3855</text:p>
          </table:table-cell>
          <table:table-cell table:formula="of:=[.D367]/1000000" office:value-type="float" office:value="9.48349122807018">
            <text:p>9.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56625">
            <text:p>9156625</text:p>
          </table:table-cell>
          <table:table-cell office:value-type="float" office:value="3855">
            <text:p>3855</text:p>
          </table:table-cell>
          <table:table-cell table:formula="of:=[.D368]/1000000" office:value-type="float" office:value="9.156625">
            <text:p>9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85303.03030303">
            <text:p>8685303.03</text:p>
          </table:table-cell>
          <table:table-cell office:value-type="float" office:value="3855">
            <text:p>3855</text:p>
          </table:table-cell>
          <table:table-cell table:formula="of:=[.D369]/1000000" office:value-type="float" office:value="8.68530303030303">
            <text:p>8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10651.5837104">
            <text:p>10610651.58</text:p>
          </table:table-cell>
          <table:table-cell office:value-type="float" office:value="3855">
            <text:p>3855</text:p>
          </table:table-cell>
          <table:table-cell table:formula="of:=[.D370]/1000000" office:value-type="float" office:value="10.6106515837104">
            <text:p>10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89695.6521739">
            <text:p>10189695.65</text:p>
          </table:table-cell>
          <table:table-cell office:value-type="float" office:value="3855">
            <text:p>3855</text:p>
          </table:table-cell>
          <table:table-cell table:formula="of:=[.D371]/1000000" office:value-type="float" office:value="10.1896956521739">
            <text:p>10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18090.90909091">
            <text:p>7318090.91</text:p>
          </table:table-cell>
          <table:table-cell office:value-type="float" office:value="3855">
            <text:p>3855</text:p>
          </table:table-cell>
          <table:table-cell table:formula="of:=[.D372]/1000000" office:value-type="float" office:value="7.31809090909091">
            <text:p>7.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93656.8047337">
            <text:p>12993656.8</text:p>
          </table:table-cell>
          <table:table-cell office:value-type="float" office:value="3855">
            <text:p>3855</text:p>
          </table:table-cell>
          <table:table-cell table:formula="of:=[.D373]/1000000" office:value-type="float" office:value="12.9936568047337">
            <text:p>12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711666.6666667">
            <text:p>10711666.67</text:p>
          </table:table-cell>
          <table:table-cell office:value-type="float" office:value="3855">
            <text:p>3855</text:p>
          </table:table-cell>
          <table:table-cell table:formula="of:=[.D374]/1000000" office:value-type="float" office:value="10.7116666666667">
            <text:p>10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76142.85714286">
            <text:p>7376142.86</text:p>
          </table:table-cell>
          <table:table-cell office:value-type="float" office:value="3856">
            <text:p>3856</text:p>
          </table:table-cell>
          <table:table-cell table:formula="of:=[.D375]/1000000" office:value-type="float" office:value="7.37614285714286">
            <text:p>7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69712.64367816">
            <text:p>9069712.64</text:p>
          </table:table-cell>
          <table:table-cell office:value-type="float" office:value="3856">
            <text:p>3856</text:p>
          </table:table-cell>
          <table:table-cell table:formula="of:=[.D376]/1000000" office:value-type="float" office:value="9.06971264367816">
            <text:p>9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66606.0606061">
            <text:p>10066606.06</text:p>
          </table:table-cell>
          <table:table-cell office:value-type="float" office:value="3856">
            <text:p>3856</text:p>
          </table:table-cell>
          <table:table-cell table:formula="of:=[.D377]/1000000" office:value-type="float" office:value="10.0666060606061">
            <text:p>10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60500">
            <text:p>9060500</text:p>
          </table:table-cell>
          <table:table-cell office:value-type="float" office:value="3856">
            <text:p>3856</text:p>
          </table:table-cell>
          <table:table-cell table:formula="of:=[.D378]/1000000" office:value-type="float" office:value="9.0605">
            <text:p>9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79322.58064516">
            <text:p>9679322.58</text:p>
          </table:table-cell>
          <table:table-cell office:value-type="float" office:value="3856">
            <text:p>3856</text:p>
          </table:table-cell>
          <table:table-cell table:formula="of:=[.D379]/1000000" office:value-type="float" office:value="9.67932258064516">
            <text:p>9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87542.85714286">
            <text:p>9687542.86</text:p>
          </table:table-cell>
          <table:table-cell office:value-type="float" office:value="3856">
            <text:p>3856</text:p>
          </table:table-cell>
          <table:table-cell table:formula="of:=[.D380]/1000000" office:value-type="float" office:value="9.68754285714286">
            <text:p>9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90850">
            <text:p>13690850</text:p>
          </table:table-cell>
          <table:table-cell office:value-type="float" office:value="3856">
            <text:p>3856</text:p>
          </table:table-cell>
          <table:table-cell table:formula="of:=[.D381]/1000000" office:value-type="float" office:value="13.69085">
            <text:p>13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08166.66666667">
            <text:p>9208166.67</text:p>
          </table:table-cell>
          <table:table-cell office:value-type="float" office:value="3856">
            <text:p>3856</text:p>
          </table:table-cell>
          <table:table-cell table:formula="of:=[.D382]/1000000" office:value-type="float" office:value="9.20816666666667">
            <text:p>9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910774.1935484">
            <text:p>10910774.19</text:p>
          </table:table-cell>
          <table:table-cell office:value-type="float" office:value="3856">
            <text:p>3856</text:p>
          </table:table-cell>
          <table:table-cell table:formula="of:=[.D383]/1000000" office:value-type="float" office:value="10.9107741935484">
            <text:p>10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61714.9321267">
            <text:p>13961714.93</text:p>
          </table:table-cell>
          <table:table-cell office:value-type="float" office:value="3865">
            <text:p>3865</text:p>
          </table:table-cell>
          <table:table-cell table:formula="of:=[.D384]/1000000" office:value-type="float" office:value="13.9617149321267">
            <text:p>13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03357.14285714">
            <text:p>7503357.14</text:p>
          </table:table-cell>
          <table:table-cell office:value-type="float" office:value="3865">
            <text:p>3865</text:p>
          </table:table-cell>
          <table:table-cell table:formula="of:=[.D385]/1000000" office:value-type="float" office:value="7.50335714285714">
            <text:p>7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47555.55555556">
            <text:p>8347555.56</text:p>
          </table:table-cell>
          <table:table-cell office:value-type="float" office:value="3865">
            <text:p>3865</text:p>
          </table:table-cell>
          <table:table-cell table:formula="of:=[.D386]/1000000" office:value-type="float" office:value="8.34755555555556">
            <text:p>8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439915.0326797">
            <text:p>14439915.03</text:p>
          </table:table-cell>
          <table:table-cell office:value-type="float" office:value="3865">
            <text:p>3865</text:p>
          </table:table-cell>
          <table:table-cell table:formula="of:=[.D387]/1000000" office:value-type="float" office:value="14.4399150326797">
            <text:p>14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44388.88888889">
            <text:p>9144388.89</text:p>
          </table:table-cell>
          <table:table-cell office:value-type="float" office:value="3865">
            <text:p>3865</text:p>
          </table:table-cell>
          <table:table-cell table:formula="of:=[.D388]/1000000" office:value-type="float" office:value="9.14438888888889">
            <text:p>9.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08200">
            <text:p>8008200</text:p>
          </table:table-cell>
          <table:table-cell office:value-type="float" office:value="3865">
            <text:p>3865</text:p>
          </table:table-cell>
          <table:table-cell table:formula="of:=[.D389]/1000000" office:value-type="float" office:value="8.0082">
            <text:p>8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06303.030303">
            <text:p>11506303.03</text:p>
          </table:table-cell>
          <table:table-cell office:value-type="float" office:value="3865">
            <text:p>3865</text:p>
          </table:table-cell>
          <table:table-cell table:formula="of:=[.D390]/1000000" office:value-type="float" office:value="11.506303030303">
            <text:p>11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18294.11764706">
            <text:p>8118294.12</text:p>
          </table:table-cell>
          <table:table-cell office:value-type="float" office:value="3865">
            <text:p>3865</text:p>
          </table:table-cell>
          <table:table-cell table:formula="of:=[.D391]/1000000" office:value-type="float" office:value="8.11829411764706">
            <text:p>8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48166.6666667">
            <text:p>10448166.67</text:p>
          </table:table-cell>
          <table:table-cell office:value-type="float" office:value="3865">
            <text:p>3865</text:p>
          </table:table-cell>
          <table:table-cell table:formula="of:=[.D392]/1000000" office:value-type="float" office:value="10.4481666666667">
            <text:p>10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02800">
            <text:p>9002800</text:p>
          </table:table-cell>
          <table:table-cell office:value-type="float" office:value="3865">
            <text:p>3865</text:p>
          </table:table-cell>
          <table:table-cell table:formula="of:=[.D393]/1000000" office:value-type="float" office:value="9.0028">
            <text:p>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84333.3333333">
            <text:p>10084333.33</text:p>
          </table:table-cell>
          <table:table-cell office:value-type="float" office:value="3865">
            <text:p>3865</text:p>
          </table:table-cell>
          <table:table-cell table:formula="of:=[.D394]/1000000" office:value-type="float" office:value="10.0843333333333">
            <text:p>10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88473.2510288">
            <text:p>12588473.25</text:p>
          </table:table-cell>
          <table:table-cell office:value-type="float" office:value="3865">
            <text:p>3865</text:p>
          </table:table-cell>
          <table:table-cell table:formula="of:=[.D395]/1000000" office:value-type="float" office:value="12.5884732510288">
            <text:p>12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49727.27272727">
            <text:p>8349727.27</text:p>
          </table:table-cell>
          <table:table-cell office:value-type="float" office:value="3865">
            <text:p>3865</text:p>
          </table:table-cell>
          <table:table-cell table:formula="of:=[.D396]/1000000" office:value-type="float" office:value="8.34972727272727">
            <text:p>8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809338.2352941">
            <text:p>10809338.24</text:p>
          </table:table-cell>
          <table:table-cell office:value-type="float" office:value="3865">
            <text:p>3865</text:p>
          </table:table-cell>
          <table:table-cell table:formula="of:=[.D397]/1000000" office:value-type="float" office:value="10.8093382352941">
            <text:p>10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019457.4468085">
            <text:p>13019457.45</text:p>
          </table:table-cell>
          <table:table-cell office:value-type="float" office:value="3865">
            <text:p>3865</text:p>
          </table:table-cell>
          <table:table-cell table:formula="of:=[.D398]/1000000" office:value-type="float" office:value="13.0194574468085">
            <text:p>13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60607.4766355">
            <text:p>11660607.48</text:p>
          </table:table-cell>
          <table:table-cell office:value-type="float" office:value="3953">
            <text:p>3953</text:p>
          </table:table-cell>
          <table:table-cell table:formula="of:=[.D399]/1000000" office:value-type="float" office:value="11.6606074766355">
            <text:p>11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64055.55555556">
            <text:p>9564055.56</text:p>
          </table:table-cell>
          <table:table-cell office:value-type="float" office:value="3953">
            <text:p>3953</text:p>
          </table:table-cell>
          <table:table-cell table:formula="of:=[.D400]/1000000" office:value-type="float" office:value="9.56405555555556">
            <text:p>9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36070.4845815">
            <text:p>13636070.48</text:p>
          </table:table-cell>
          <table:table-cell office:value-type="float" office:value="3953">
            <text:p>3953</text:p>
          </table:table-cell>
          <table:table-cell table:formula="of:=[.D401]/1000000" office:value-type="float" office:value="13.6360704845815">
            <text:p>13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728558.4415584">
            <text:p>20728558.44</text:p>
          </table:table-cell>
          <table:table-cell office:value-type="float" office:value="3953">
            <text:p>3953</text:p>
          </table:table-cell>
          <table:table-cell table:formula="of:=[.D402]/1000000" office:value-type="float" office:value="20.7285584415584">
            <text:p>20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60294.1176471">
            <text:p>11860294.12</text:p>
          </table:table-cell>
          <table:table-cell office:value-type="float" office:value="3953">
            <text:p>3953</text:p>
          </table:table-cell>
          <table:table-cell table:formula="of:=[.D403]/1000000" office:value-type="float" office:value="11.8602941176471">
            <text:p>11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36320">
            <text:p>10236320</text:p>
          </table:table-cell>
          <table:table-cell office:value-type="float" office:value="3953">
            <text:p>3953</text:p>
          </table:table-cell>
          <table:table-cell table:formula="of:=[.D404]/1000000" office:value-type="float" office:value="10.23632">
            <text:p>10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66352.9411765">
            <text:p>10666352.94</text:p>
          </table:table-cell>
          <table:table-cell office:value-type="float" office:value="3953">
            <text:p>3953</text:p>
          </table:table-cell>
          <table:table-cell table:formula="of:=[.D405]/1000000" office:value-type="float" office:value="10.6663529411765">
            <text:p>10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96766.66666667">
            <text:p>9396766.67</text:p>
          </table:table-cell>
          <table:table-cell office:value-type="float" office:value="3953">
            <text:p>3953</text:p>
          </table:table-cell>
          <table:table-cell table:formula="of:=[.D406]/1000000" office:value-type="float" office:value="9.39676666666667">
            <text:p>9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92058.82352941">
            <text:p>8992058.82</text:p>
          </table:table-cell>
          <table:table-cell office:value-type="float" office:value="3953">
            <text:p>3953</text:p>
          </table:table-cell>
          <table:table-cell table:formula="of:=[.D407]/1000000" office:value-type="float" office:value="8.99205882352941">
            <text:p>8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06160">
            <text:p>11406160</text:p>
          </table:table-cell>
          <table:table-cell office:value-type="float" office:value="3953">
            <text:p>3953</text:p>
          </table:table-cell>
          <table:table-cell table:formula="of:=[.D408]/1000000" office:value-type="float" office:value="11.40616">
            <text:p>11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25882.3529412">
            <text:p>11425882.35</text:p>
          </table:table-cell>
          <table:table-cell office:value-type="float" office:value="3953">
            <text:p>3953</text:p>
          </table:table-cell>
          <table:table-cell table:formula="of:=[.D409]/1000000" office:value-type="float" office:value="11.4258823529412">
            <text:p>11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64193.5483871">
            <text:p>9464193.55</text:p>
          </table:table-cell>
          <table:table-cell office:value-type="float" office:value="3953">
            <text:p>3953</text:p>
          </table:table-cell>
          <table:table-cell table:formula="of:=[.D410]/1000000" office:value-type="float" office:value="9.4641935483871">
            <text:p>9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75315.78947368">
            <text:p>9175315.79</text:p>
          </table:table-cell>
          <table:table-cell office:value-type="float" office:value="3953">
            <text:p>3953</text:p>
          </table:table-cell>
          <table:table-cell table:formula="of:=[.D411]/1000000" office:value-type="float" office:value="9.17531578947368">
            <text:p>9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18741.93548387">
            <text:p>9918741.94</text:p>
          </table:table-cell>
          <table:table-cell office:value-type="float" office:value="3953">
            <text:p>3953</text:p>
          </table:table-cell>
          <table:table-cell table:formula="of:=[.D412]/1000000" office:value-type="float" office:value="9.91874193548387">
            <text:p>9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58231.2138728">
            <text:p>19858231.21</text:p>
          </table:table-cell>
          <table:table-cell office:value-type="float" office:value="3953">
            <text:p>3953</text:p>
          </table:table-cell>
          <table:table-cell table:formula="of:=[.D413]/1000000" office:value-type="float" office:value="19.8582312138728">
            <text:p>19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47198.2758621">
            <text:p>11447198.28</text:p>
          </table:table-cell>
          <table:table-cell office:value-type="float" office:value="3953">
            <text:p>3953</text:p>
          </table:table-cell>
          <table:table-cell table:formula="of:=[.D414]/1000000" office:value-type="float" office:value="11.4471982758621">
            <text:p>11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735769.2307692">
            <text:p>17735769.23</text:p>
          </table:table-cell>
          <table:table-cell office:value-type="float" office:value="3953">
            <text:p>3953</text:p>
          </table:table-cell>
          <table:table-cell table:formula="of:=[.D415]/1000000" office:value-type="float" office:value="17.7357692307692">
            <text:p>17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79055.5555556">
            <text:p>19879055.56</text:p>
          </table:table-cell>
          <table:table-cell office:value-type="float" office:value="3953">
            <text:p>3953</text:p>
          </table:table-cell>
          <table:table-cell table:formula="of:=[.D416]/1000000" office:value-type="float" office:value="19.8790555555556">
            <text:p>19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033478.6324786">
            <text:p>17033478.63</text:p>
          </table:table-cell>
          <table:table-cell office:value-type="float" office:value="3953">
            <text:p>3953</text:p>
          </table:table-cell>
          <table:table-cell table:formula="of:=[.D417]/1000000" office:value-type="float" office:value="17.0334786324786">
            <text:p>17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31296.2962963">
            <text:p>12431296.3</text:p>
          </table:table-cell>
          <table:table-cell office:value-type="float" office:value="3953">
            <text:p>3953</text:p>
          </table:table-cell>
          <table:table-cell table:formula="of:=[.D418]/1000000" office:value-type="float" office:value="12.4312962962963">
            <text:p>12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58000">
            <text:p>9158000</text:p>
          </table:table-cell>
          <table:table-cell office:value-type="float" office:value="3953">
            <text:p>3953</text:p>
          </table:table-cell>
          <table:table-cell table:formula="of:=[.D419]/1000000" office:value-type="float" office:value="9.158">
            <text:p>9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28080">
            <text:p>11828080</text:p>
          </table:table-cell>
          <table:table-cell office:value-type="float" office:value="3953">
            <text:p>3953</text:p>
          </table:table-cell>
          <table:table-cell table:formula="of:=[.D420]/1000000" office:value-type="float" office:value="11.82808">
            <text:p>11.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59117.6470588">
            <text:p>11859117.65</text:p>
          </table:table-cell>
          <table:table-cell office:value-type="float" office:value="3953">
            <text:p>3953</text:p>
          </table:table-cell>
          <table:table-cell table:formula="of:=[.D421]/1000000" office:value-type="float" office:value="11.8591176470588">
            <text:p>11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01166.6666667">
            <text:p>10601166.67</text:p>
          </table:table-cell>
          <table:table-cell office:value-type="float" office:value="3953">
            <text:p>3953</text:p>
          </table:table-cell>
          <table:table-cell table:formula="of:=[.D422]/1000000" office:value-type="float" office:value="10.6011666666667">
            <text:p>10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95529.41176471">
            <text:p>9295529.41</text:p>
          </table:table-cell>
          <table:table-cell office:value-type="float" office:value="3953">
            <text:p>3953</text:p>
          </table:table-cell>
          <table:table-cell table:formula="of:=[.D423]/1000000" office:value-type="float" office:value="9.29552941176471">
            <text:p>9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67800">
            <text:p>12067800</text:p>
          </table:table-cell>
          <table:table-cell office:value-type="float" office:value="3953">
            <text:p>3953</text:p>
          </table:table-cell>
          <table:table-cell table:formula="of:=[.D424]/1000000" office:value-type="float" office:value="12.0678">
            <text:p>12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44588.2352941">
            <text:p>11644588.24</text:p>
          </table:table-cell>
          <table:table-cell office:value-type="float" office:value="3953">
            <text:p>3953</text:p>
          </table:table-cell>
          <table:table-cell table:formula="of:=[.D425]/1000000" office:value-type="float" office:value="11.6445882352941">
            <text:p>11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28419.35483871">
            <text:p>9728419.35</text:p>
          </table:table-cell>
          <table:table-cell office:value-type="float" office:value="3953">
            <text:p>3953</text:p>
          </table:table-cell>
          <table:table-cell table:formula="of:=[.D426]/1000000" office:value-type="float" office:value="9.72841935483871">
            <text:p>9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37131.57894737">
            <text:p>8837131.58</text:p>
          </table:table-cell>
          <table:table-cell office:value-type="float" office:value="3953">
            <text:p>3953</text:p>
          </table:table-cell>
          <table:table-cell table:formula="of:=[.D427]/1000000" office:value-type="float" office:value="8.83713157894737">
            <text:p>8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16709.67741936">
            <text:p>9416709.68</text:p>
          </table:table-cell>
          <table:table-cell office:value-type="float" office:value="3953">
            <text:p>3953</text:p>
          </table:table-cell>
          <table:table-cell table:formula="of:=[.D428]/1000000" office:value-type="float" office:value="9.41670967741936">
            <text:p>9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68624.2774566">
            <text:p>20068624.28</text:p>
          </table:table-cell>
          <table:table-cell office:value-type="float" office:value="3953">
            <text:p>3953</text:p>
          </table:table-cell>
          <table:table-cell table:formula="of:=[.D429]/1000000" office:value-type="float" office:value="20.0686242774566">
            <text:p>20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06413.7931034">
            <text:p>13206413.79</text:p>
          </table:table-cell>
          <table:table-cell office:value-type="float" office:value="3953">
            <text:p>3953</text:p>
          </table:table-cell>
          <table:table-cell table:formula="of:=[.D430]/1000000" office:value-type="float" office:value="13.2064137931034">
            <text:p>13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505777.7777778">
            <text:p>16505777.78</text:p>
          </table:table-cell>
          <table:table-cell office:value-type="float" office:value="3953">
            <text:p>3953</text:p>
          </table:table-cell>
          <table:table-cell table:formula="of:=[.D431]/1000000" office:value-type="float" office:value="16.5057777777778">
            <text:p>16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39493.0555556">
            <text:p>20039493.06</text:p>
          </table:table-cell>
          <table:table-cell office:value-type="float" office:value="3953">
            <text:p>3953</text:p>
          </table:table-cell>
          <table:table-cell table:formula="of:=[.D432]/1000000" office:value-type="float" office:value="20.0394930555556">
            <text:p>20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591803.4188034">
            <text:p>20591803.42</text:p>
          </table:table-cell>
          <table:table-cell office:value-type="float" office:value="3953">
            <text:p>3953</text:p>
          </table:table-cell>
          <table:table-cell table:formula="of:=[.D433]/1000000" office:value-type="float" office:value="20.5918034188034">
            <text:p>20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92692.6229508">
            <text:p>13892692.62</text:p>
          </table:table-cell>
          <table:table-cell office:value-type="float" office:value="3953">
            <text:p>3953</text:p>
          </table:table-cell>
          <table:table-cell table:formula="of:=[.D434]/1000000" office:value-type="float" office:value="13.8926926229508">
            <text:p>13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61281.25">
            <text:p>11561281.25</text:p>
          </table:table-cell>
          <table:table-cell office:value-type="float" office:value="3953">
            <text:p>3953</text:p>
          </table:table-cell>
          <table:table-cell table:formula="of:=[.D435]/1000000" office:value-type="float" office:value="11.56128125">
            <text:p>11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75333.3333333">
            <text:p>10675333.33</text:p>
          </table:table-cell>
          <table:table-cell office:value-type="float" office:value="3953">
            <text:p>3953</text:p>
          </table:table-cell>
          <table:table-cell table:formula="of:=[.D436]/1000000" office:value-type="float" office:value="10.6753333333333">
            <text:p>10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78111.1111111">
            <text:p>13278111.11</text:p>
          </table:table-cell>
          <table:table-cell office:value-type="float" office:value="3953">
            <text:p>3953</text:p>
          </table:table-cell>
          <table:table-cell table:formula="of:=[.D437]/1000000" office:value-type="float" office:value="13.2781111111111">
            <text:p>13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208365.1877133">
            <text:p>15208365.19</text:p>
          </table:table-cell>
          <table:table-cell office:value-type="float" office:value="3953">
            <text:p>3953</text:p>
          </table:table-cell>
          <table:table-cell table:formula="of:=[.D438]/1000000" office:value-type="float" office:value="15.2083651877133">
            <text:p>15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720357.1428571">
            <text:p>11720357.14</text:p>
          </table:table-cell>
          <table:table-cell office:value-type="float" office:value="3953">
            <text:p>3953</text:p>
          </table:table-cell>
          <table:table-cell table:formula="of:=[.D439]/1000000" office:value-type="float" office:value="11.7203571428571">
            <text:p>11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70400">
            <text:p>11670400</text:p>
          </table:table-cell>
          <table:table-cell office:value-type="float" office:value="3953">
            <text:p>3953</text:p>
          </table:table-cell>
          <table:table-cell table:formula="of:=[.D440]/1000000" office:value-type="float" office:value="11.6704">
            <text:p>11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67276.4705882">
            <text:p>13267276.47</text:p>
          </table:table-cell>
          <table:table-cell office:value-type="float" office:value="3981">
            <text:p>3981</text:p>
          </table:table-cell>
          <table:table-cell table:formula="of:=[.D441]/1000000" office:value-type="float" office:value="13.2672764705882">
            <text:p>13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98482.75862069">
            <text:p>8698482.76</text:p>
          </table:table-cell>
          <table:table-cell office:value-type="float" office:value="3981">
            <text:p>3981</text:p>
          </table:table-cell>
          <table:table-cell table:formula="of:=[.D442]/1000000" office:value-type="float" office:value="8.69848275862069">
            <text:p>8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25136.36363636">
            <text:p>7525136.36</text:p>
          </table:table-cell>
          <table:table-cell office:value-type="float" office:value="3981">
            <text:p>3981</text:p>
          </table:table-cell>
          <table:table-cell table:formula="of:=[.D443]/1000000" office:value-type="float" office:value="7.52513636363636">
            <text:p>7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90833.3333333">
            <text:p>10090833.33</text:p>
          </table:table-cell>
          <table:table-cell office:value-type="float" office:value="3981">
            <text:p>3981</text:p>
          </table:table-cell>
          <table:table-cell table:formula="of:=[.D444]/1000000" office:value-type="float" office:value="10.0908333333333">
            <text:p>10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961895.8333333">
            <text:p>16961895.83</text:p>
          </table:table-cell>
          <table:table-cell office:value-type="float" office:value="3981">
            <text:p>3981</text:p>
          </table:table-cell>
          <table:table-cell table:formula="of:=[.D445]/1000000" office:value-type="float" office:value="16.9618958333333">
            <text:p>16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565604.2296073">
            <text:p>13565604.23</text:p>
          </table:table-cell>
          <table:table-cell office:value-type="float" office:value="3981">
            <text:p>3981</text:p>
          </table:table-cell>
          <table:table-cell table:formula="of:=[.D446]/1000000" office:value-type="float" office:value="13.5656042296073">
            <text:p>13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27750">
            <text:p>8927750</text:p>
          </table:table-cell>
          <table:table-cell office:value-type="float" office:value="3981">
            <text:p>3981</text:p>
          </table:table-cell>
          <table:table-cell table:formula="of:=[.D447]/1000000" office:value-type="float" office:value="8.92775">
            <text:p>8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35640.625">
            <text:p>19835640.63</text:p>
          </table:table-cell>
          <table:table-cell office:value-type="float" office:value="3981">
            <text:p>3981</text:p>
          </table:table-cell>
          <table:table-cell table:formula="of:=[.D448]/1000000" office:value-type="float" office:value="19.835640625">
            <text:p>19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176587.1080139">
            <text:p>13176587.11</text:p>
          </table:table-cell>
          <table:table-cell office:value-type="float" office:value="3981">
            <text:p>3981</text:p>
          </table:table-cell>
          <table:table-cell table:formula="of:=[.D449]/1000000" office:value-type="float" office:value="13.1765871080139">
            <text:p>13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08909.09090909">
            <text:p>7208909.09</text:p>
          </table:table-cell>
          <table:table-cell office:value-type="float" office:value="3981">
            <text:p>3981</text:p>
          </table:table-cell>
          <table:table-cell table:formula="of:=[.D450]/1000000" office:value-type="float" office:value="7.20890909090909">
            <text:p>7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94000">
            <text:p>8894000</text:p>
          </table:table-cell>
          <table:table-cell office:value-type="float" office:value="3981">
            <text:p>3981</text:p>
          </table:table-cell>
          <table:table-cell table:formula="of:=[.D451]/1000000" office:value-type="float" office:value="8.894">
            <text:p>8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495515.625">
            <text:p>17495515.63</text:p>
          </table:table-cell>
          <table:table-cell office:value-type="float" office:value="3981">
            <text:p>3981</text:p>
          </table:table-cell>
          <table:table-cell table:formula="of:=[.D452]/1000000" office:value-type="float" office:value="17.495515625">
            <text:p>17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76564.9546828">
            <text:p>13476564.95</text:p>
          </table:table-cell>
          <table:table-cell office:value-type="float" office:value="3981">
            <text:p>3981</text:p>
          </table:table-cell>
          <table:table-cell table:formula="of:=[.D453]/1000000" office:value-type="float" office:value="13.4765649546828">
            <text:p>13.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896000">
            <text:p>10896000</text:p>
          </table:table-cell>
          <table:table-cell office:value-type="float" office:value="3981">
            <text:p>3981</text:p>
          </table:table-cell>
          <table:table-cell table:formula="of:=[.D454]/1000000" office:value-type="float" office:value="10.896">
            <text:p>10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985291.6666667">
            <text:p>16985291.67</text:p>
          </table:table-cell>
          <table:table-cell office:value-type="float" office:value="3981">
            <text:p>3981</text:p>
          </table:table-cell>
          <table:table-cell table:formula="of:=[.D455]/1000000" office:value-type="float" office:value="16.9852916666667">
            <text:p>16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93947.36842105">
            <text:p>7793947.37</text:p>
          </table:table-cell>
          <table:table-cell office:value-type="float" office:value="3981">
            <text:p>3981</text:p>
          </table:table-cell>
          <table:table-cell table:formula="of:=[.D456]/1000000" office:value-type="float" office:value="7.79394736842105">
            <text:p>7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53958.33333333">
            <text:p>9553958.33</text:p>
          </table:table-cell>
          <table:table-cell office:value-type="float" office:value="3981">
            <text:p>3981</text:p>
          </table:table-cell>
          <table:table-cell table:formula="of:=[.D457]/1000000" office:value-type="float" office:value="9.55395833333333">
            <text:p>9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58666.66666667">
            <text:p>7858666.67</text:p>
          </table:table-cell>
          <table:table-cell office:value-type="float" office:value="3981">
            <text:p>3981</text:p>
          </table:table-cell>
          <table:table-cell table:formula="of:=[.D458]/1000000" office:value-type="float" office:value="7.85866666666667">
            <text:p>7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78611.1111111">
            <text:p>11578611.11</text:p>
          </table:table-cell>
          <table:table-cell office:value-type="float" office:value="3981">
            <text:p>3981</text:p>
          </table:table-cell>
          <table:table-cell table:formula="of:=[.D459]/1000000" office:value-type="float" office:value="11.5786111111111">
            <text:p>11.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272540.5405405">
            <text:p>24272540.54</text:p>
          </table:table-cell>
          <table:table-cell office:value-type="float" office:value="3981">
            <text:p>3981</text:p>
          </table:table-cell>
          <table:table-cell table:formula="of:=[.D460]/1000000" office:value-type="float" office:value="24.2725405405405">
            <text:p>24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94230.2798982">
            <text:p>13994230.28</text:p>
          </table:table-cell>
          <table:table-cell office:value-type="float" office:value="3981">
            <text:p>3981</text:p>
          </table:table-cell>
          <table:table-cell table:formula="of:=[.D461]/1000000" office:value-type="float" office:value="13.9942302798982">
            <text:p>13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23235.29411765">
            <text:p>8223235.29</text:p>
          </table:table-cell>
          <table:table-cell office:value-type="float" office:value="3981">
            <text:p>3981</text:p>
          </table:table-cell>
          <table:table-cell table:formula="of:=[.D462]/1000000" office:value-type="float" office:value="8.22323529411765">
            <text:p>8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105000">
            <text:p>11105000</text:p>
          </table:table-cell>
          <table:table-cell office:value-type="float" office:value="3981">
            <text:p>3981</text:p>
          </table:table-cell>
          <table:table-cell table:formula="of:=[.D463]/1000000" office:value-type="float" office:value="11.105">
            <text:p>11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420643.1924883">
            <text:p>15420643.19</text:p>
          </table:table-cell>
          <table:table-cell office:value-type="float" office:value="3981">
            <text:p>3981</text:p>
          </table:table-cell>
          <table:table-cell table:formula="of:=[.D464]/1000000" office:value-type="float" office:value="15.4206431924883">
            <text:p>15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61669.8113208">
            <text:p>10561669.81</text:p>
          </table:table-cell>
          <table:table-cell office:value-type="float" office:value="3981">
            <text:p>3981</text:p>
          </table:table-cell>
          <table:table-cell table:formula="of:=[.D465]/1000000" office:value-type="float" office:value="10.5616698113208">
            <text:p>10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29695.4887218">
            <text:p>17229695.49</text:p>
          </table:table-cell>
          <table:table-cell office:value-type="float" office:value="3981">
            <text:p>3981</text:p>
          </table:table-cell>
          <table:table-cell table:formula="of:=[.D466]/1000000" office:value-type="float" office:value="17.2296954887218">
            <text:p>17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69976.5258216">
            <text:p>15969976.53</text:p>
          </table:table-cell>
          <table:table-cell office:value-type="float" office:value="3981">
            <text:p>3981</text:p>
          </table:table-cell>
          <table:table-cell table:formula="of:=[.D467]/1000000" office:value-type="float" office:value="15.9699765258216">
            <text:p>15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07028.3018868">
            <text:p>10607028.3</text:p>
          </table:table-cell>
          <table:table-cell office:value-type="float" office:value="3981">
            <text:p>3981</text:p>
          </table:table-cell>
          <table:table-cell table:formula="of:=[.D468]/1000000" office:value-type="float" office:value="10.6070283018868">
            <text:p>10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967518.7969925">
            <text:p>14967518.8</text:p>
          </table:table-cell>
          <table:table-cell office:value-type="float" office:value="3981">
            <text:p>3981</text:p>
          </table:table-cell>
          <table:table-cell table:formula="of:=[.D469]/1000000" office:value-type="float" office:value="14.9675187969925">
            <text:p>14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34990">
            <text:p>13934990</text:p>
          </table:table-cell>
          <table:table-cell office:value-type="float" office:value="3981">
            <text:p>3981</text:p>
          </table:table-cell>
          <table:table-cell table:formula="of:=[.D470]/1000000" office:value-type="float" office:value="13.93499">
            <text:p>13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00959.18367347">
            <text:p>8300959.18</text:p>
          </table:table-cell>
          <table:table-cell office:value-type="float" office:value="4184">
            <text:p>4184</text:p>
          </table:table-cell>
          <table:table-cell table:formula="of:=[.D471]/1000000" office:value-type="float" office:value="8.30095918367347">
            <text:p>8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401419.1176471">
            <text:p>26401419.12</text:p>
          </table:table-cell>
          <table:table-cell office:value-type="float" office:value="4184">
            <text:p>4184</text:p>
          </table:table-cell>
          <table:table-cell table:formula="of:=[.D472]/1000000" office:value-type="float" office:value="26.4014191176471">
            <text:p>26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89709.67741936">
            <text:p>8389709.68</text:p>
          </table:table-cell>
          <table:table-cell office:value-type="float" office:value="4184">
            <text:p>4184</text:p>
          </table:table-cell>
          <table:table-cell table:formula="of:=[.D473]/1000000" office:value-type="float" office:value="8.38970967741936">
            <text:p>8.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095788.6597938">
            <text:p>13095788.66</text:p>
          </table:table-cell>
          <table:table-cell office:value-type="float" office:value="4184">
            <text:p>4184</text:p>
          </table:table-cell>
          <table:table-cell table:formula="of:=[.D474]/1000000" office:value-type="float" office:value="13.0957886597938">
            <text:p>13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22648.3050847">
            <text:p>12822648.31</text:p>
          </table:table-cell>
          <table:table-cell office:value-type="float" office:value="4184">
            <text:p>4184</text:p>
          </table:table-cell>
          <table:table-cell table:formula="of:=[.D475]/1000000" office:value-type="float" office:value="12.8226483050847">
            <text:p>12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077079.3650794">
            <text:p>13077079.37</text:p>
          </table:table-cell>
          <table:table-cell office:value-type="float" office:value="4184">
            <text:p>4184</text:p>
          </table:table-cell>
          <table:table-cell table:formula="of:=[.D476]/1000000" office:value-type="float" office:value="13.0770793650794">
            <text:p>13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10333.3333333">
            <text:p>11810333.33</text:p>
          </table:table-cell>
          <table:table-cell office:value-type="float" office:value="4184">
            <text:p>4184</text:p>
          </table:table-cell>
          <table:table-cell table:formula="of:=[.D477]/1000000" office:value-type="float" office:value="11.8103333333333">
            <text:p>11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15884.61538462">
            <text:p>9915884.62</text:p>
          </table:table-cell>
          <table:table-cell office:value-type="float" office:value="4184">
            <text:p>4184</text:p>
          </table:table-cell>
          <table:table-cell table:formula="of:=[.D478]/1000000" office:value-type="float" office:value="9.91588461538462">
            <text:p>9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08263.15789474">
            <text:p>9308263.16</text:p>
          </table:table-cell>
          <table:table-cell office:value-type="float" office:value="4184">
            <text:p>4184</text:p>
          </table:table-cell>
          <table:table-cell table:formula="of:=[.D479]/1000000" office:value-type="float" office:value="9.30826315789474">
            <text:p>9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76888.8888889">
            <text:p>10376888.89</text:p>
          </table:table-cell>
          <table:table-cell office:value-type="float" office:value="4184">
            <text:p>4184</text:p>
          </table:table-cell>
          <table:table-cell table:formula="of:=[.D480]/1000000" office:value-type="float" office:value="10.3768888888889">
            <text:p>10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751882.6530612">
            <text:p>19751882.65</text:p>
          </table:table-cell>
          <table:table-cell office:value-type="float" office:value="4184">
            <text:p>4184</text:p>
          </table:table-cell>
          <table:table-cell table:formula="of:=[.D481]/1000000" office:value-type="float" office:value="19.7518826530612">
            <text:p>19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38533.33333333">
            <text:p>9038533.33</text:p>
          </table:table-cell>
          <table:table-cell office:value-type="float" office:value="4184">
            <text:p>4184</text:p>
          </table:table-cell>
          <table:table-cell table:formula="of:=[.D482]/1000000" office:value-type="float" office:value="9.03853333333333">
            <text:p>9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42722.22222222">
            <text:p>7442722.22</text:p>
          </table:table-cell>
          <table:table-cell office:value-type="float" office:value="4184">
            <text:p>4184</text:p>
          </table:table-cell>
          <table:table-cell table:formula="of:=[.D483]/1000000" office:value-type="float" office:value="7.44272222222222">
            <text:p>7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103133.3333333">
            <text:p>12103133.33</text:p>
          </table:table-cell>
          <table:table-cell office:value-type="float" office:value="4184">
            <text:p>4184</text:p>
          </table:table-cell>
          <table:table-cell table:formula="of:=[.D484]/1000000" office:value-type="float" office:value="12.1031333333333">
            <text:p>12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959693.2084309">
            <text:p>17959693.21</text:p>
          </table:table-cell>
          <table:table-cell office:value-type="float" office:value="4257">
            <text:p>4257</text:p>
          </table:table-cell>
          <table:table-cell table:formula="of:=[.D485]/1000000" office:value-type="float" office:value="17.9596932084309">
            <text:p>17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18032.25806452">
            <text:p>9618032.26</text:p>
          </table:table-cell>
          <table:table-cell office:value-type="float" office:value="4257">
            <text:p>4257</text:p>
          </table:table-cell>
          <table:table-cell table:formula="of:=[.D486]/1000000" office:value-type="float" office:value="9.61803225806452">
            <text:p>9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863174.1071429">
            <text:p>16863174.11</text:p>
          </table:table-cell>
          <table:table-cell office:value-type="float" office:value="4257">
            <text:p>4257</text:p>
          </table:table-cell>
          <table:table-cell table:formula="of:=[.D487]/1000000" office:value-type="float" office:value="16.8631741071429">
            <text:p>16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78967.7419355">
            <text:p>10178967.74</text:p>
          </table:table-cell>
          <table:table-cell office:value-type="float" office:value="4257">
            <text:p>4257</text:p>
          </table:table-cell>
          <table:table-cell table:formula="of:=[.D488]/1000000" office:value-type="float" office:value="10.1789677419355">
            <text:p>10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38383.3333333">
            <text:p>12338383.33</text:p>
          </table:table-cell>
          <table:table-cell office:value-type="float" office:value="4257">
            <text:p>4257</text:p>
          </table:table-cell>
          <table:table-cell table:formula="of:=[.D489]/1000000" office:value-type="float" office:value="12.3383833333333">
            <text:p>12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577127.4787535">
            <text:p>15577127.48</text:p>
          </table:table-cell>
          <table:table-cell office:value-type="float" office:value="4257">
            <text:p>4257</text:p>
          </table:table-cell>
          <table:table-cell table:formula="of:=[.D490]/1000000" office:value-type="float" office:value="15.5771274787535">
            <text:p>15.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175634.0206186">
            <text:p>11175634.02</text:p>
          </table:table-cell>
          <table:table-cell office:value-type="float" office:value="4257">
            <text:p>4257</text:p>
          </table:table-cell>
          <table:table-cell table:formula="of:=[.D491]/1000000" office:value-type="float" office:value="11.1756340206186">
            <text:p>11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27700">
            <text:p>8627700</text:p>
          </table:table-cell>
          <table:table-cell office:value-type="float" office:value="4257">
            <text:p>4257</text:p>
          </table:table-cell>
          <table:table-cell table:formula="of:=[.D492]/1000000" office:value-type="float" office:value="8.6277">
            <text:p>8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977523.5294118">
            <text:p>10977523.53</text:p>
          </table:table-cell>
          <table:table-cell office:value-type="float" office:value="4270">
            <text:p>4270</text:p>
          </table:table-cell>
          <table:table-cell table:formula="of:=[.D493]/1000000" office:value-type="float" office:value="10.9775235294118">
            <text:p>10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47558.82352941">
            <text:p>8547558.82</text:p>
          </table:table-cell>
          <table:table-cell office:value-type="float" office:value="4270">
            <text:p>4270</text:p>
          </table:table-cell>
          <table:table-cell table:formula="of:=[.D494]/1000000" office:value-type="float" office:value="8.54755882352941">
            <text:p>8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935159.2356688">
            <text:p>14935159.24</text:p>
          </table:table-cell>
          <table:table-cell office:value-type="float" office:value="4270">
            <text:p>4270</text:p>
          </table:table-cell>
          <table:table-cell table:formula="of:=[.D495]/1000000" office:value-type="float" office:value="14.9351592356688">
            <text:p>14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49333.3333333">
            <text:p>10149333.33</text:p>
          </table:table-cell>
          <table:table-cell office:value-type="float" office:value="4270">
            <text:p>4270</text:p>
          </table:table-cell>
          <table:table-cell table:formula="of:=[.D496]/1000000" office:value-type="float" office:value="10.1493333333333">
            <text:p>10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59855.7692308">
            <text:p>10259855.77</text:p>
          </table:table-cell>
          <table:table-cell office:value-type="float" office:value="4270">
            <text:p>4270</text:p>
          </table:table-cell>
          <table:table-cell table:formula="of:=[.D497]/1000000" office:value-type="float" office:value="10.2598557692308">
            <text:p>10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527250.8650519">
            <text:p>14527250.87</text:p>
          </table:table-cell>
          <table:table-cell office:value-type="float" office:value="4270">
            <text:p>4270</text:p>
          </table:table-cell>
          <table:table-cell table:formula="of:=[.D498]/1000000" office:value-type="float" office:value="14.5272508650519">
            <text:p>14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727636.3636364">
            <text:p>10727636.36</text:p>
          </table:table-cell>
          <table:table-cell office:value-type="float" office:value="4270">
            <text:p>4270</text:p>
          </table:table-cell>
          <table:table-cell table:formula="of:=[.D499]/1000000" office:value-type="float" office:value="10.7276363636364">
            <text:p>10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27303.7974684">
            <text:p>10127303.8</text:p>
          </table:table-cell>
          <table:table-cell office:value-type="float" office:value="4270">
            <text:p>4270</text:p>
          </table:table-cell>
          <table:table-cell table:formula="of:=[.D500]/1000000" office:value-type="float" office:value="10.1273037974684">
            <text:p>10.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887242.4242424">
            <text:p>10887242.42</text:p>
          </table:table-cell>
          <table:table-cell office:value-type="float" office:value="4270">
            <text:p>4270</text:p>
          </table:table-cell>
          <table:table-cell table:formula="of:=[.D501]/1000000" office:value-type="float" office:value="10.8872424242424">
            <text:p>10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716969.2307692">
            <text:p>10716969.23</text:p>
          </table:table-cell>
          <table:table-cell office:value-type="float" office:value="4270">
            <text:p>4270</text:p>
          </table:table-cell>
          <table:table-cell table:formula="of:=[.D502]/1000000" office:value-type="float" office:value="10.7169692307692">
            <text:p>10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65625">
            <text:p>8965625</text:p>
          </table:table-cell>
          <table:table-cell office:value-type="float" office:value="4270">
            <text:p>4270</text:p>
          </table:table-cell>
          <table:table-cell table:formula="of:=[.D503]/1000000" office:value-type="float" office:value="8.965625">
            <text:p>8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973314.2857143">
            <text:p>10973314.29</text:p>
          </table:table-cell>
          <table:table-cell office:value-type="float" office:value="4270">
            <text:p>4270</text:p>
          </table:table-cell>
          <table:table-cell table:formula="of:=[.D504]/1000000" office:value-type="float" office:value="10.9733142857143">
            <text:p>10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22230.7692308">
            <text:p>11622230.77</text:p>
          </table:table-cell>
          <table:table-cell office:value-type="float" office:value="4270">
            <text:p>4270</text:p>
          </table:table-cell>
          <table:table-cell table:formula="of:=[.D505]/1000000" office:value-type="float" office:value="11.6222307692308">
            <text:p>11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01384.0304183">
            <text:p>10601384.03</text:p>
          </table:table-cell>
          <table:table-cell office:value-type="float" office:value="4286">
            <text:p>4286</text:p>
          </table:table-cell>
          <table:table-cell table:formula="of:=[.D506]/1000000" office:value-type="float" office:value="10.6013840304183">
            <text:p>10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77583.33333333">
            <text:p>6977583.33</text:p>
          </table:table-cell>
          <table:table-cell office:value-type="float" office:value="4286">
            <text:p>4286</text:p>
          </table:table-cell>
          <table:table-cell table:formula="of:=[.D507]/1000000" office:value-type="float" office:value="6.97758333333333">
            <text:p>6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41863.63636364">
            <text:p>9741863.64</text:p>
          </table:table-cell>
          <table:table-cell office:value-type="float" office:value="4286">
            <text:p>4286</text:p>
          </table:table-cell>
          <table:table-cell table:formula="of:=[.D508]/1000000" office:value-type="float" office:value="9.74186363636364">
            <text:p>9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99952.3809524">
            <text:p>11299952.38</text:p>
          </table:table-cell>
          <table:table-cell office:value-type="float" office:value="4286">
            <text:p>4286</text:p>
          </table:table-cell>
          <table:table-cell table:formula="of:=[.D509]/1000000" office:value-type="float" office:value="11.2999523809524">
            <text:p>11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25208.33333333">
            <text:p>9725208.33</text:p>
          </table:table-cell>
          <table:table-cell office:value-type="float" office:value="4286">
            <text:p>4286</text:p>
          </table:table-cell>
          <table:table-cell table:formula="of:=[.D510]/1000000" office:value-type="float" office:value="9.72520833333333">
            <text:p>9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54458.33333333">
            <text:p>8654458.33</text:p>
          </table:table-cell>
          <table:table-cell office:value-type="float" office:value="4286">
            <text:p>4286</text:p>
          </table:table-cell>
          <table:table-cell table:formula="of:=[.D511]/1000000" office:value-type="float" office:value="8.65445833333333">
            <text:p>8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135055.5555556">
            <text:p>11135055.56</text:p>
          </table:table-cell>
          <table:table-cell office:value-type="float" office:value="4286">
            <text:p>4286</text:p>
          </table:table-cell>
          <table:table-cell table:formula="of:=[.D512]/1000000" office:value-type="float" office:value="11.1350555555556">
            <text:p>11.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13896.5517241">
            <text:p>11213896.55</text:p>
          </table:table-cell>
          <table:table-cell office:value-type="float" office:value="4286">
            <text:p>4286</text:p>
          </table:table-cell>
          <table:table-cell table:formula="of:=[.D513]/1000000" office:value-type="float" office:value="11.2138965517241">
            <text:p>11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75727.27272727">
            <text:p>9675727.27</text:p>
          </table:table-cell>
          <table:table-cell office:value-type="float" office:value="4286">
            <text:p>4286</text:p>
          </table:table-cell>
          <table:table-cell table:formula="of:=[.D514]/1000000" office:value-type="float" office:value="9.67572727272727">
            <text:p>9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162750">
            <text:p>12162750</text:p>
          </table:table-cell>
          <table:table-cell office:value-type="float" office:value="4286">
            <text:p>4286</text:p>
          </table:table-cell>
          <table:table-cell table:formula="of:=[.D515]/1000000" office:value-type="float" office:value="12.16275">
            <text:p>12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29444.4444444">
            <text:p>11429444.44</text:p>
          </table:table-cell>
          <table:table-cell office:value-type="float" office:value="4286">
            <text:p>4286</text:p>
          </table:table-cell>
          <table:table-cell table:formula="of:=[.D516]/1000000" office:value-type="float" office:value="11.4294444444444">
            <text:p>11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02416.66666667">
            <text:p>9102416.67</text:p>
          </table:table-cell>
          <table:table-cell office:value-type="float" office:value="4286">
            <text:p>4286</text:p>
          </table:table-cell>
          <table:table-cell table:formula="of:=[.D517]/1000000" office:value-type="float" office:value="9.10241666666667">
            <text:p>9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35307.69230769">
            <text:p>9935307.69</text:p>
          </table:table-cell>
          <table:table-cell office:value-type="float" office:value="4286">
            <text:p>4286</text:p>
          </table:table-cell>
          <table:table-cell table:formula="of:=[.D518]/1000000" office:value-type="float" office:value="9.93530769230769">
            <text:p>9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77111.11111111">
            <text:p>8677111.11</text:p>
          </table:table-cell>
          <table:table-cell office:value-type="float" office:value="4286">
            <text:p>4286</text:p>
          </table:table-cell>
          <table:table-cell table:formula="of:=[.D519]/1000000" office:value-type="float" office:value="8.67711111111111">
            <text:p>8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22720">
            <text:p>12822720</text:p>
          </table:table-cell>
          <table:table-cell office:value-type="float" office:value="4286">
            <text:p>4286</text:p>
          </table:table-cell>
          <table:table-cell table:formula="of:=[.D520]/1000000" office:value-type="float" office:value="12.82272">
            <text:p>12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86000">
            <text:p>10286000</text:p>
          </table:table-cell>
          <table:table-cell office:value-type="float" office:value="4286">
            <text:p>4286</text:p>
          </table:table-cell>
          <table:table-cell table:formula="of:=[.D521]/1000000" office:value-type="float" office:value="10.286">
            <text:p>10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21105.6910569">
            <text:p>12521105.69</text:p>
          </table:table-cell>
          <table:table-cell office:value-type="float" office:value="4286">
            <text:p>4286</text:p>
          </table:table-cell>
          <table:table-cell table:formula="of:=[.D522]/1000000" office:value-type="float" office:value="12.5211056910569">
            <text:p>12.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48222.22222222">
            <text:p>9748222.22</text:p>
          </table:table-cell>
          <table:table-cell office:value-type="float" office:value="4288">
            <text:p>4288</text:p>
          </table:table-cell>
          <table:table-cell table:formula="of:=[.D523]/1000000" office:value-type="float" office:value="9.74822222222222">
            <text:p>9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62260.86956522">
            <text:p>8062260.87</text:p>
          </table:table-cell>
          <table:table-cell office:value-type="float" office:value="4288">
            <text:p>4288</text:p>
          </table:table-cell>
          <table:table-cell table:formula="of:=[.D524]/1000000" office:value-type="float" office:value="8.06226086956522">
            <text:p>8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83931.03448276">
            <text:p>9083931.03</text:p>
          </table:table-cell>
          <table:table-cell office:value-type="float" office:value="4288">
            <text:p>4288</text:p>
          </table:table-cell>
          <table:table-cell table:formula="of:=[.D525]/1000000" office:value-type="float" office:value="9.08393103448276">
            <text:p>9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97342.46575342">
            <text:p>9897342.47</text:p>
          </table:table-cell>
          <table:table-cell office:value-type="float" office:value="4288">
            <text:p>4288</text:p>
          </table:table-cell>
          <table:table-cell table:formula="of:=[.D526]/1000000" office:value-type="float" office:value="9.89734246575342">
            <text:p>9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16925.9259259">
            <text:p>10416925.93</text:p>
          </table:table-cell>
          <table:table-cell office:value-type="float" office:value="4288">
            <text:p>4288</text:p>
          </table:table-cell>
          <table:table-cell table:formula="of:=[.D527]/1000000" office:value-type="float" office:value="10.4169259259259">
            <text:p>10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41400">
            <text:p>11041400</text:p>
          </table:table-cell>
          <table:table-cell office:value-type="float" office:value="4288">
            <text:p>4288</text:p>
          </table:table-cell>
          <table:table-cell table:formula="of:=[.D528]/1000000" office:value-type="float" office:value="11.0414">
            <text:p>11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58763.4408602">
            <text:p>12258763.44</text:p>
          </table:table-cell>
          <table:table-cell office:value-type="float" office:value="4288">
            <text:p>4288</text:p>
          </table:table-cell>
          <table:table-cell table:formula="of:=[.D529]/1000000" office:value-type="float" office:value="12.2587634408602">
            <text:p>12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754098.9180835">
            <text:p>23754098.92</text:p>
          </table:table-cell>
          <table:table-cell office:value-type="float" office:value="4288">
            <text:p>4288</text:p>
          </table:table-cell>
          <table:table-cell table:formula="of:=[.D530]/1000000" office:value-type="float" office:value="23.7540989180835">
            <text:p>23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20041.6666667">
            <text:p>11420041.67</text:p>
          </table:table-cell>
          <table:table-cell office:value-type="float" office:value="4288">
            <text:p>4288</text:p>
          </table:table-cell>
          <table:table-cell table:formula="of:=[.D531]/1000000" office:value-type="float" office:value="11.4200416666667">
            <text:p>11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47382.3529412">
            <text:p>12247382.35</text:p>
          </table:table-cell>
          <table:table-cell office:value-type="float" office:value="4288">
            <text:p>4288</text:p>
          </table:table-cell>
          <table:table-cell table:formula="of:=[.D532]/1000000" office:value-type="float" office:value="12.2473823529412">
            <text:p>12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105118.6440678">
            <text:p>11105118.64</text:p>
          </table:table-cell>
          <table:table-cell office:value-type="float" office:value="4288">
            <text:p>4288</text:p>
          </table:table-cell>
          <table:table-cell table:formula="of:=[.D533]/1000000" office:value-type="float" office:value="11.1051186440678">
            <text:p>11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26237.6237624">
            <text:p>12526237.62</text:p>
          </table:table-cell>
          <table:table-cell office:value-type="float" office:value="4419">
            <text:p>4419</text:p>
          </table:table-cell>
          <table:table-cell table:formula="of:=[.D534]/1000000" office:value-type="float" office:value="12.5262376237624">
            <text:p>12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83916.6666667">
            <text:p>12283916.67</text:p>
          </table:table-cell>
          <table:table-cell office:value-type="float" office:value="4419">
            <text:p>4419</text:p>
          </table:table-cell>
          <table:table-cell table:formula="of:=[.D535]/1000000" office:value-type="float" office:value="12.2839166666667">
            <text:p>12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86400">
            <text:p>9586400</text:p>
          </table:table-cell>
          <table:table-cell office:value-type="float" office:value="4419">
            <text:p>4419</text:p>
          </table:table-cell>
          <table:table-cell table:formula="of:=[.D536]/1000000" office:value-type="float" office:value="9.5864">
            <text:p>9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519694.0789474">
            <text:p>13519694.08</text:p>
          </table:table-cell>
          <table:table-cell office:value-type="float" office:value="4419">
            <text:p>4419</text:p>
          </table:table-cell>
          <table:table-cell table:formula="of:=[.D537]/1000000" office:value-type="float" office:value="13.5196940789474">
            <text:p>13.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27304.34782609">
            <text:p>9027304.35</text:p>
          </table:table-cell>
          <table:table-cell office:value-type="float" office:value="4419">
            <text:p>4419</text:p>
          </table:table-cell>
          <table:table-cell table:formula="of:=[.D538]/1000000" office:value-type="float" office:value="9.02730434782609">
            <text:p>9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14857.1428571">
            <text:p>10014857.14</text:p>
          </table:table-cell>
          <table:table-cell office:value-type="float" office:value="4419">
            <text:p>4419</text:p>
          </table:table-cell>
          <table:table-cell table:formula="of:=[.D539]/1000000" office:value-type="float" office:value="10.0148571428571">
            <text:p>10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658689.0756303">
            <text:p>21658689.08</text:p>
          </table:table-cell>
          <table:table-cell office:value-type="float" office:value="4419">
            <text:p>4419</text:p>
          </table:table-cell>
          <table:table-cell table:formula="of:=[.D540]/1000000" office:value-type="float" office:value="21.6586890756303">
            <text:p>21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382247.311828">
            <text:p>11382247.31</text:p>
          </table:table-cell>
          <table:table-cell office:value-type="float" office:value="4419">
            <text:p>4419</text:p>
          </table:table-cell>
          <table:table-cell table:formula="of:=[.D541]/1000000" office:value-type="float" office:value="11.382247311828">
            <text:p>11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871282.0512821">
            <text:p>18871282.05</text:p>
          </table:table-cell>
          <table:table-cell office:value-type="float" office:value="4419">
            <text:p>4419</text:p>
          </table:table-cell>
          <table:table-cell table:formula="of:=[.D542]/1000000" office:value-type="float" office:value="18.8712820512821">
            <text:p>18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02357.14285714">
            <text:p>9902357.14</text:p>
          </table:table-cell>
          <table:table-cell office:value-type="float" office:value="4419">
            <text:p>4419</text:p>
          </table:table-cell>
          <table:table-cell table:formula="of:=[.D543]/1000000" office:value-type="float" office:value="9.90235714285714">
            <text:p>9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34392.8571429">
            <text:p>10234392.86</text:p>
          </table:table-cell>
          <table:table-cell office:value-type="float" office:value="4419">
            <text:p>4419</text:p>
          </table:table-cell>
          <table:table-cell table:formula="of:=[.D544]/1000000" office:value-type="float" office:value="10.2343928571429">
            <text:p>10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39360">
            <text:p>10539360</text:p>
          </table:table-cell>
          <table:table-cell office:value-type="float" office:value="4419">
            <text:p>4419</text:p>
          </table:table-cell>
          <table:table-cell table:formula="of:=[.D545]/1000000" office:value-type="float" office:value="10.53936">
            <text:p>10.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309142.8571429">
            <text:p>11309142.86</text:p>
          </table:table-cell>
          <table:table-cell office:value-type="float" office:value="4419">
            <text:p>4419</text:p>
          </table:table-cell>
          <table:table-cell table:formula="of:=[.D546]/1000000" office:value-type="float" office:value="11.3091428571429">
            <text:p>11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811392.8571429">
            <text:p>10811392.86</text:p>
          </table:table-cell>
          <table:table-cell office:value-type="float" office:value="4419">
            <text:p>4419</text:p>
          </table:table-cell>
          <table:table-cell table:formula="of:=[.D547]/1000000" office:value-type="float" office:value="10.8113928571429">
            <text:p>10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445962.5">
            <text:p>14445962.5</text:p>
          </table:table-cell>
          <table:table-cell office:value-type="float" office:value="4419">
            <text:p>4419</text:p>
          </table:table-cell>
          <table:table-cell table:formula="of:=[.D548]/1000000" office:value-type="float" office:value="14.4459625">
            <text:p>14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67745.4545455">
            <text:p>13967745.45</text:p>
          </table:table-cell>
          <table:table-cell office:value-type="float" office:value="4419">
            <text:p>4419</text:p>
          </table:table-cell>
          <table:table-cell table:formula="of:=[.D549]/1000000" office:value-type="float" office:value="13.9677454545455">
            <text:p>13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94235.2941176">
            <text:p>10194235.29</text:p>
          </table:table-cell>
          <table:table-cell office:value-type="float" office:value="4419">
            <text:p>4419</text:p>
          </table:table-cell>
          <table:table-cell table:formula="of:=[.D550]/1000000" office:value-type="float" office:value="10.1942352941176">
            <text:p>10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45184.21052632">
            <text:p>9045184.21</text:p>
          </table:table-cell>
          <table:table-cell office:value-type="float" office:value="4446">
            <text:p>4446</text:p>
          </table:table-cell>
          <table:table-cell table:formula="of:=[.D551]/1000000" office:value-type="float" office:value="9.04518421052632">
            <text:p>9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06647.05882353">
            <text:p>9906647.06</text:p>
          </table:table-cell>
          <table:table-cell office:value-type="float" office:value="4446">
            <text:p>4446</text:p>
          </table:table-cell>
          <table:table-cell table:formula="of:=[.D552]/1000000" office:value-type="float" office:value="9.90664705882353">
            <text:p>9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64428.5714286">
            <text:p>11864428.57</text:p>
          </table:table-cell>
          <table:table-cell office:value-type="float" office:value="4446">
            <text:p>4446</text:p>
          </table:table-cell>
          <table:table-cell table:formula="of:=[.D553]/1000000" office:value-type="float" office:value="11.8644285714286">
            <text:p>11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19411.76470588">
            <text:p>9119411.76</text:p>
          </table:table-cell>
          <table:table-cell office:value-type="float" office:value="4446">
            <text:p>4446</text:p>
          </table:table-cell>
          <table:table-cell table:formula="of:=[.D554]/1000000" office:value-type="float" office:value="9.11941176470588">
            <text:p>9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05062.5">
            <text:p>7405062.5</text:p>
          </table:table-cell>
          <table:table-cell office:value-type="float" office:value="4446">
            <text:p>4446</text:p>
          </table:table-cell>
          <table:table-cell table:formula="of:=[.D555]/1000000" office:value-type="float" office:value="7.4050625">
            <text:p>7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43617.64705882">
            <text:p>8343617.65</text:p>
          </table:table-cell>
          <table:table-cell office:value-type="float" office:value="4446">
            <text:p>4446</text:p>
          </table:table-cell>
          <table:table-cell table:formula="of:=[.D556]/1000000" office:value-type="float" office:value="8.34361764705882">
            <text:p>8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39433.33333333">
            <text:p>8239433.33</text:p>
          </table:table-cell>
          <table:table-cell office:value-type="float" office:value="4446">
            <text:p>4446</text:p>
          </table:table-cell>
          <table:table-cell table:formula="of:=[.D557]/1000000" office:value-type="float" office:value="8.23943333333333">
            <text:p>8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80714.2857143">
            <text:p>10080714.29</text:p>
          </table:table-cell>
          <table:table-cell office:value-type="float" office:value="4446">
            <text:p>4446</text:p>
          </table:table-cell>
          <table:table-cell table:formula="of:=[.D558]/1000000" office:value-type="float" office:value="10.0807142857143">
            <text:p>10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05235.29411765">
            <text:p>8905235.29</text:p>
          </table:table-cell>
          <table:table-cell office:value-type="float" office:value="4446">
            <text:p>4446</text:p>
          </table:table-cell>
          <table:table-cell table:formula="of:=[.D559]/1000000" office:value-type="float" office:value="8.90523529411765">
            <text:p>8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91992.7007299">
            <text:p>13891992.7</text:p>
          </table:table-cell>
          <table:table-cell office:value-type="float" office:value="4637">
            <text:p>4637</text:p>
          </table:table-cell>
          <table:table-cell table:formula="of:=[.D560]/1000000" office:value-type="float" office:value="13.8919927007299">
            <text:p>13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20606.3829787">
            <text:p>12920606.38</text:p>
          </table:table-cell>
          <table:table-cell office:value-type="float" office:value="4637">
            <text:p>4637</text:p>
          </table:table-cell>
          <table:table-cell table:formula="of:=[.D561]/1000000" office:value-type="float" office:value="12.9206063829787">
            <text:p>12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40565.7894737">
            <text:p>11540565.79</text:p>
          </table:table-cell>
          <table:table-cell office:value-type="float" office:value="4637">
            <text:p>4637</text:p>
          </table:table-cell>
          <table:table-cell table:formula="of:=[.D562]/1000000" office:value-type="float" office:value="11.5405657894737">
            <text:p>11.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925373.1946852">
            <text:p>24925373.19</text:p>
          </table:table-cell>
          <table:table-cell office:value-type="float" office:value="4637">
            <text:p>4637</text:p>
          </table:table-cell>
          <table:table-cell table:formula="of:=[.D563]/1000000" office:value-type="float" office:value="24.9253731946852">
            <text:p>24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548860.2620087">
            <text:p>18548860.26</text:p>
          </table:table-cell>
          <table:table-cell office:value-type="float" office:value="4637">
            <text:p>4637</text:p>
          </table:table-cell>
          <table:table-cell table:formula="of:=[.D564]/1000000" office:value-type="float" office:value="18.5488602620087">
            <text:p>18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53586.4661654">
            <text:p>13453586.47</text:p>
          </table:table-cell>
          <table:table-cell office:value-type="float" office:value="4637">
            <text:p>4637</text:p>
          </table:table-cell>
          <table:table-cell table:formula="of:=[.D565]/1000000" office:value-type="float" office:value="13.4535864661654">
            <text:p>13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75539.2156863">
            <text:p>14375539.22</text:p>
          </table:table-cell>
          <table:table-cell office:value-type="float" office:value="4637">
            <text:p>4637</text:p>
          </table:table-cell>
          <table:table-cell table:formula="of:=[.D566]/1000000" office:value-type="float" office:value="14.3755392156863">
            <text:p>14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60372.5490196">
            <text:p>14360372.55</text:p>
          </table:table-cell>
          <table:table-cell office:value-type="float" office:value="4637">
            <text:p>4637</text:p>
          </table:table-cell>
          <table:table-cell table:formula="of:=[.D567]/1000000" office:value-type="float" office:value="14.3603725490196">
            <text:p>14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731739.1304348">
            <text:p>20731739.13</text:p>
          </table:table-cell>
          <table:table-cell office:value-type="float" office:value="4637">
            <text:p>4637</text:p>
          </table:table-cell>
          <table:table-cell table:formula="of:=[.D568]/1000000" office:value-type="float" office:value="20.7317391304348">
            <text:p>20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34937.5">
            <text:p>9734937.5</text:p>
          </table:table-cell>
          <table:table-cell office:value-type="float" office:value="4637">
            <text:p>4637</text:p>
          </table:table-cell>
          <table:table-cell table:formula="of:=[.D569]/1000000" office:value-type="float" office:value="9.7349375">
            <text:p>9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020964.5390071">
            <text:p>15020964.54</text:p>
          </table:table-cell>
          <table:table-cell office:value-type="float" office:value="4637">
            <text:p>4637</text:p>
          </table:table-cell>
          <table:table-cell table:formula="of:=[.D570]/1000000" office:value-type="float" office:value="15.0209645390071">
            <text:p>15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632275.5359395">
            <text:p>32632275.54</text:p>
          </table:table-cell>
          <table:table-cell office:value-type="float" office:value="4637">
            <text:p>4637</text:p>
          </table:table-cell>
          <table:table-cell table:formula="of:=[.D571]/1000000" office:value-type="float" office:value="32.6322755359395">
            <text:p>32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58796.9432314">
            <text:p>17258796.94</text:p>
          </table:table-cell>
          <table:table-cell office:value-type="float" office:value="4637">
            <text:p>4637</text:p>
          </table:table-cell>
          <table:table-cell table:formula="of:=[.D572]/1000000" office:value-type="float" office:value="17.2587969432314">
            <text:p>17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05992.481203">
            <text:p>12905992.48</text:p>
          </table:table-cell>
          <table:table-cell office:value-type="float" office:value="4637">
            <text:p>4637</text:p>
          </table:table-cell>
          <table:table-cell table:formula="of:=[.D573]/1000000" office:value-type="float" office:value="12.905992481203">
            <text:p>12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46446.0784314">
            <text:p>15146446.08</text:p>
          </table:table-cell>
          <table:table-cell office:value-type="float" office:value="4637">
            <text:p>4637</text:p>
          </table:table-cell>
          <table:table-cell table:formula="of:=[.D574]/1000000" office:value-type="float" office:value="15.1464460784314">
            <text:p>15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03151.9607843">
            <text:p>14303151.96</text:p>
          </table:table-cell>
          <table:table-cell office:value-type="float" office:value="4637">
            <text:p>4637</text:p>
          </table:table-cell>
          <table:table-cell table:formula="of:=[.D575]/1000000" office:value-type="float" office:value="14.3031519607843">
            <text:p>14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228043.4782609">
            <text:p>20228043.48</text:p>
          </table:table-cell>
          <table:table-cell office:value-type="float" office:value="4637">
            <text:p>4637</text:p>
          </table:table-cell>
          <table:table-cell table:formula="of:=[.D576]/1000000" office:value-type="float" office:value="20.2280434782609">
            <text:p>20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325187.5">
            <text:p>11325187.5</text:p>
          </table:table-cell>
          <table:table-cell office:value-type="float" office:value="4637">
            <text:p>4637</text:p>
          </table:table-cell>
          <table:table-cell table:formula="of:=[.D577]/1000000" office:value-type="float" office:value="11.3251875">
            <text:p>11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65496.4539007">
            <text:p>14765496.45</text:p>
          </table:table-cell>
          <table:table-cell office:value-type="float" office:value="4637">
            <text:p>4637</text:p>
          </table:table-cell>
          <table:table-cell table:formula="of:=[.D578]/1000000" office:value-type="float" office:value="14.7654964539007">
            <text:p>14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92454.5454545">
            <text:p>13792454.55</text:p>
          </table:table-cell>
          <table:table-cell office:value-type="float" office:value="4637">
            <text:p>4637</text:p>
          </table:table-cell>
          <table:table-cell table:formula="of:=[.D579]/1000000" office:value-type="float" office:value="13.7924545454545">
            <text:p>13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58151.7857143">
            <text:p>12458151.79</text:p>
          </table:table-cell>
          <table:table-cell office:value-type="float" office:value="4637">
            <text:p>4637</text:p>
          </table:table-cell>
          <table:table-cell table:formula="of:=[.D580]/1000000" office:value-type="float" office:value="12.4581517857143">
            <text:p>12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74000">
            <text:p>10474000</text:p>
          </table:table-cell>
          <table:table-cell office:value-type="float" office:value="4682">
            <text:p>4682</text:p>
          </table:table-cell>
          <table:table-cell table:formula="of:=[.D581]/1000000" office:value-type="float" office:value="10.474">
            <text:p>10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92142.8571429">
            <text:p>12992142.86</text:p>
          </table:table-cell>
          <table:table-cell office:value-type="float" office:value="4682">
            <text:p>4682</text:p>
          </table:table-cell>
          <table:table-cell table:formula="of:=[.D582]/1000000" office:value-type="float" office:value="12.9921428571429">
            <text:p>12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88218.75">
            <text:p>12588218.75</text:p>
          </table:table-cell>
          <table:table-cell office:value-type="float" office:value="4682">
            <text:p>4682</text:p>
          </table:table-cell>
          <table:table-cell table:formula="of:=[.D583]/1000000" office:value-type="float" office:value="12.58821875">
            <text:p>12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06133.3333333">
            <text:p>12406133.33</text:p>
          </table:table-cell>
          <table:table-cell office:value-type="float" office:value="4682">
            <text:p>4682</text:p>
          </table:table-cell>
          <table:table-cell table:formula="of:=[.D584]/1000000" office:value-type="float" office:value="12.4061333333333">
            <text:p>12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63444.4444444">
            <text:p>11063444.44</text:p>
          </table:table-cell>
          <table:table-cell office:value-type="float" office:value="4682">
            <text:p>4682</text:p>
          </table:table-cell>
          <table:table-cell table:formula="of:=[.D585]/1000000" office:value-type="float" office:value="11.0634444444444">
            <text:p>11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28805.5555556">
            <text:p>11028805.56</text:p>
          </table:table-cell>
          <table:table-cell office:value-type="float" office:value="4682">
            <text:p>4682</text:p>
          </table:table-cell>
          <table:table-cell table:formula="of:=[.D586]/1000000" office:value-type="float" office:value="11.0288055555556">
            <text:p>11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42145.8333333">
            <text:p>15742145.83</text:p>
          </table:table-cell>
          <table:table-cell office:value-type="float" office:value="4682">
            <text:p>4682</text:p>
          </table:table-cell>
          <table:table-cell table:formula="of:=[.D587]/1000000" office:value-type="float" office:value="15.7421458333333">
            <text:p>15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000111.1111111">
            <text:p>13000111.11</text:p>
          </table:table-cell>
          <table:table-cell office:value-type="float" office:value="4682">
            <text:p>4682</text:p>
          </table:table-cell>
          <table:table-cell table:formula="of:=[.D588]/1000000" office:value-type="float" office:value="13.0001111111111">
            <text:p>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145466.6666667">
            <text:p>11145466.67</text:p>
          </table:table-cell>
          <table:table-cell office:value-type="float" office:value="4682">
            <text:p>4682</text:p>
          </table:table-cell>
          <table:table-cell table:formula="of:=[.D589]/1000000" office:value-type="float" office:value="11.1454666666667">
            <text:p>11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960882.3529412">
            <text:p>10960882.35</text:p>
          </table:table-cell>
          <table:table-cell office:value-type="float" office:value="4682">
            <text:p>4682</text:p>
          </table:table-cell>
          <table:table-cell table:formula="of:=[.D590]/1000000" office:value-type="float" office:value="10.9608823529412">
            <text:p>10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49200">
            <text:p>12549200</text:p>
          </table:table-cell>
          <table:table-cell office:value-type="float" office:value="4682">
            <text:p>4682</text:p>
          </table:table-cell>
          <table:table-cell table:formula="of:=[.D591]/1000000" office:value-type="float" office:value="12.5492">
            <text:p>12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892925.7142857">
            <text:p>16892925.71</text:p>
          </table:table-cell>
          <table:table-cell office:value-type="float" office:value="4682">
            <text:p>4682</text:p>
          </table:table-cell>
          <table:table-cell table:formula="of:=[.D592]/1000000" office:value-type="float" office:value="16.8929257142857">
            <text:p>16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901529.4117647">
            <text:p>11901529.41</text:p>
          </table:table-cell>
          <table:table-cell office:value-type="float" office:value="4682">
            <text:p>4682</text:p>
          </table:table-cell>
          <table:table-cell table:formula="of:=[.D593]/1000000" office:value-type="float" office:value="11.9015294117647">
            <text:p>11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755400">
            <text:p>11755400</text:p>
          </table:table-cell>
          <table:table-cell office:value-type="float" office:value="4682">
            <text:p>4682</text:p>
          </table:table-cell>
          <table:table-cell table:formula="of:=[.D594]/1000000" office:value-type="float" office:value="11.7554">
            <text:p>11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98928.5714286">
            <text:p>10098928.57</text:p>
          </table:table-cell>
          <table:table-cell office:value-type="float" office:value="4682">
            <text:p>4682</text:p>
          </table:table-cell>
          <table:table-cell table:formula="of:=[.D595]/1000000" office:value-type="float" office:value="10.0989285714286">
            <text:p>10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586146.0176991">
            <text:p>15586146.02</text:p>
          </table:table-cell>
          <table:table-cell office:value-type="float" office:value="4682">
            <text:p>4682</text:p>
          </table:table-cell>
          <table:table-cell table:formula="of:=[.D596]/1000000" office:value-type="float" office:value="15.5861460176991">
            <text:p>15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787931.0344828">
            <text:p>11787931.03</text:p>
          </table:table-cell>
          <table:table-cell office:value-type="float" office:value="4682">
            <text:p>4682</text:p>
          </table:table-cell>
          <table:table-cell table:formula="of:=[.D597]/1000000" office:value-type="float" office:value="11.7879310344828">
            <text:p>11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59214.2857143">
            <text:p>10459214.29</text:p>
          </table:table-cell>
          <table:table-cell office:value-type="float" office:value="4682">
            <text:p>4682</text:p>
          </table:table-cell>
          <table:table-cell table:formula="of:=[.D598]/1000000" office:value-type="float" office:value="10.4592142857143">
            <text:p>10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16995.5752212">
            <text:p>15116995.58</text:p>
          </table:table-cell>
          <table:table-cell office:value-type="float" office:value="4682">
            <text:p>4682</text:p>
          </table:table-cell>
          <table:table-cell table:formula="of:=[.D599]/1000000" office:value-type="float" office:value="15.1169955752212">
            <text:p>15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328950.8196721">
            <text:p>13328950.82</text:p>
          </table:table-cell>
          <table:table-cell office:value-type="float" office:value="4682">
            <text:p>4682</text:p>
          </table:table-cell>
          <table:table-cell table:formula="of:=[.D600]/1000000" office:value-type="float" office:value="13.3289508196721">
            <text:p>13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601454.5454545">
            <text:p>14601454.55</text:p>
          </table:table-cell>
          <table:table-cell office:value-type="float" office:value="4682">
            <text:p>4682</text:p>
          </table:table-cell>
          <table:table-cell table:formula="of:=[.D601]/1000000" office:value-type="float" office:value="14.6014545454545">
            <text:p>14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79857.14285714">
            <text:p>9979857.14</text:p>
          </table:table-cell>
          <table:table-cell office:value-type="float" office:value="4682">
            <text:p>4682</text:p>
          </table:table-cell>
          <table:table-cell table:formula="of:=[.D602]/1000000" office:value-type="float" office:value="9.97985714285714">
            <text:p>9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988450">
            <text:p>10988450</text:p>
          </table:table-cell>
          <table:table-cell office:value-type="float" office:value="4682">
            <text:p>4682</text:p>
          </table:table-cell>
          <table:table-cell table:formula="of:=[.D603]/1000000" office:value-type="float" office:value="10.98845">
            <text:p>10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144875">
            <text:p>11144875</text:p>
          </table:table-cell>
          <table:table-cell office:value-type="float" office:value="4682">
            <text:p>4682</text:p>
          </table:table-cell>
          <table:table-cell table:formula="of:=[.D604]/1000000" office:value-type="float" office:value="11.144875">
            <text:p>11.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798617.2106825">
            <text:p>17798617.21</text:p>
          </table:table-cell>
          <table:table-cell office:value-type="float" office:value="4682">
            <text:p>4682</text:p>
          </table:table-cell>
          <table:table-cell table:formula="of:=[.D605]/1000000" office:value-type="float" office:value="17.7986172106825">
            <text:p>17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285566.6666667">
            <text:p>15285566.67</text:p>
          </table:table-cell>
          <table:table-cell office:value-type="float" office:value="4682">
            <text:p>4682</text:p>
          </table:table-cell>
          <table:table-cell table:formula="of:=[.D606]/1000000" office:value-type="float" office:value="15.2855666666667">
            <text:p>15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606036.7647059">
            <text:p>26606036.76</text:p>
          </table:table-cell>
          <table:table-cell office:value-type="float" office:value="4881">
            <text:p>4881</text:p>
          </table:table-cell>
          <table:table-cell table:formula="of:=[.D607]/1000000" office:value-type="float" office:value="26.6060367647059">
            <text:p>26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214072.378925">
            <text:p>30214072.38</text:p>
          </table:table-cell>
          <table:table-cell office:value-type="float" office:value="4881">
            <text:p>4881</text:p>
          </table:table-cell>
          <table:table-cell table:formula="of:=[.D608]/1000000" office:value-type="float" office:value="30.214072378925">
            <text:p>30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48333.33333333">
            <text:p>8348333.33</text:p>
          </table:table-cell>
          <table:table-cell office:value-type="float" office:value="4881">
            <text:p>4881</text:p>
          </table:table-cell>
          <table:table-cell table:formula="of:=[.D609]/1000000" office:value-type="float" office:value="8.34833333333333">
            <text:p>8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15736.84210526">
            <text:p>8615736.84</text:p>
          </table:table-cell>
          <table:table-cell office:value-type="float" office:value="4881">
            <text:p>4881</text:p>
          </table:table-cell>
          <table:table-cell table:formula="of:=[.D610]/1000000" office:value-type="float" office:value="8.61573684210526">
            <text:p>8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517889.3129771">
            <text:p>13517889.31</text:p>
          </table:table-cell>
          <table:table-cell office:value-type="float" office:value="4881">
            <text:p>4881</text:p>
          </table:table-cell>
          <table:table-cell table:formula="of:=[.D611]/1000000" office:value-type="float" office:value="13.5178893129771">
            <text:p>13.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521653.3333333">
            <text:p>13521653.33</text:p>
          </table:table-cell>
          <table:table-cell office:value-type="float" office:value="4881">
            <text:p>4881</text:p>
          </table:table-cell>
          <table:table-cell table:formula="of:=[.D612]/1000000" office:value-type="float" office:value="13.5216533333333">
            <text:p>13.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649285.1711027">
            <text:p>15649285.17</text:p>
          </table:table-cell>
          <table:table-cell office:value-type="float" office:value="4881">
            <text:p>4881</text:p>
          </table:table-cell>
          <table:table-cell table:formula="of:=[.D613]/1000000" office:value-type="float" office:value="15.6492851711027">
            <text:p>15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96756.097561">
            <text:p>10596756.1</text:p>
          </table:table-cell>
          <table:table-cell office:value-type="float" office:value="4881">
            <text:p>4881</text:p>
          </table:table-cell>
          <table:table-cell table:formula="of:=[.D614]/1000000" office:value-type="float" office:value="10.596756097561">
            <text:p>10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71969.2307692">
            <text:p>10471969.23</text:p>
          </table:table-cell>
          <table:table-cell office:value-type="float" office:value="4881">
            <text:p>4881</text:p>
          </table:table-cell>
          <table:table-cell table:formula="of:=[.D615]/1000000" office:value-type="float" office:value="10.4719692307692">
            <text:p>10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515961.9771863">
            <text:p>15515961.98</text:p>
          </table:table-cell>
          <table:table-cell office:value-type="float" office:value="4881">
            <text:p>4881</text:p>
          </table:table-cell>
          <table:table-cell table:formula="of:=[.D616]/1000000" office:value-type="float" office:value="15.5159619771863">
            <text:p>15.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754780.4878049">
            <text:p>10754780.49</text:p>
          </table:table-cell>
          <table:table-cell office:value-type="float" office:value="4881">
            <text:p>4881</text:p>
          </table:table-cell>
          <table:table-cell table:formula="of:=[.D617]/1000000" office:value-type="float" office:value="10.7547804878049">
            <text:p>10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08376.012966">
            <text:p>18008376.01</text:p>
          </table:table-cell>
          <table:table-cell office:value-type="float" office:value="4881">
            <text:p>4881</text:p>
          </table:table-cell>
          <table:table-cell table:formula="of:=[.D618]/1000000" office:value-type="float" office:value="18.008376012966">
            <text:p>18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083365.0190114">
            <text:p>16083365.02</text:p>
          </table:table-cell>
          <table:table-cell office:value-type="float" office:value="4881">
            <text:p>4881</text:p>
          </table:table-cell>
          <table:table-cell table:formula="of:=[.D619]/1000000" office:value-type="float" office:value="16.0833650190114">
            <text:p>16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95926.8292683">
            <text:p>10295926.83</text:p>
          </table:table-cell>
          <table:table-cell office:value-type="float" office:value="4881">
            <text:p>4881</text:p>
          </table:table-cell>
          <table:table-cell table:formula="of:=[.D620]/1000000" office:value-type="float" office:value="10.2959268292683">
            <text:p>10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14907.6923077">
            <text:p>10214907.69</text:p>
          </table:table-cell>
          <table:table-cell office:value-type="float" office:value="4881">
            <text:p>4881</text:p>
          </table:table-cell>
          <table:table-cell table:formula="of:=[.D621]/1000000" office:value-type="float" office:value="10.2149076923077">
            <text:p>10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07912.5475285">
            <text:p>15107912.55</text:p>
          </table:table-cell>
          <table:table-cell office:value-type="float" office:value="4881">
            <text:p>4881</text:p>
          </table:table-cell>
          <table:table-cell table:formula="of:=[.D622]/1000000" office:value-type="float" office:value="15.1079125475285">
            <text:p>15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54341.4634146">
            <text:p>10354341.46</text:p>
          </table:table-cell>
          <table:table-cell office:value-type="float" office:value="4881">
            <text:p>4881</text:p>
          </table:table-cell>
          <table:table-cell table:formula="of:=[.D623]/1000000" office:value-type="float" office:value="10.3543414634146">
            <text:p>10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881982.3529412">
            <text:p>21881982.35</text:p>
          </table:table-cell>
          <table:table-cell office:value-type="float" office:value="4881">
            <text:p>4881</text:p>
          </table:table-cell>
          <table:table-cell table:formula="of:=[.D624]/1000000" office:value-type="float" office:value="21.8819823529412">
            <text:p>21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71718.9542484">
            <text:p>17271718.95</text:p>
          </table:table-cell>
          <table:table-cell office:value-type="float" office:value="4881">
            <text:p>4881</text:p>
          </table:table-cell>
          <table:table-cell table:formula="of:=[.D625]/1000000" office:value-type="float" office:value="17.2717189542484">
            <text:p>17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85552.6315789">
            <text:p>12785552.63</text:p>
          </table:table-cell>
          <table:table-cell office:value-type="float" office:value="4881">
            <text:p>4881</text:p>
          </table:table-cell>
          <table:table-cell table:formula="of:=[.D626]/1000000" office:value-type="float" office:value="12.7855526315789">
            <text:p>12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898882.3529412">
            <text:p>17898882.35</text:p>
          </table:table-cell>
          <table:table-cell office:value-type="float" office:value="4881">
            <text:p>4881</text:p>
          </table:table-cell>
          <table:table-cell table:formula="of:=[.D627]/1000000" office:value-type="float" office:value="17.8988823529412">
            <text:p>1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718368.5121107">
            <text:p>21718368.51</text:p>
          </table:table-cell>
          <table:table-cell office:value-type="float" office:value="4881">
            <text:p>4881</text:p>
          </table:table-cell>
          <table:table-cell table:formula="of:=[.D628]/1000000" office:value-type="float" office:value="21.7183685121107">
            <text:p>21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01608.69565217">
            <text:p>9501608.7</text:p>
          </table:table-cell>
          <table:table-cell office:value-type="float" office:value="4920">
            <text:p>4920</text:p>
          </table:table-cell>
          <table:table-cell table:formula="of:=[.D629]/1000000" office:value-type="float" office:value="9.50160869565217">
            <text:p>9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588429.7520661">
            <text:p>18588429.75</text:p>
          </table:table-cell>
          <table:table-cell office:value-type="float" office:value="4920">
            <text:p>4920</text:p>
          </table:table-cell>
          <table:table-cell table:formula="of:=[.D630]/1000000" office:value-type="float" office:value="18.5884297520661">
            <text:p>18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673436.6666667">
            <text:p>12673436.67</text:p>
          </table:table-cell>
          <table:table-cell office:value-type="float" office:value="4920">
            <text:p>4920</text:p>
          </table:table-cell>
          <table:table-cell table:formula="of:=[.D631]/1000000" office:value-type="float" office:value="12.6734366666667">
            <text:p>12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46379.3103448">
            <text:p>14746379.31</text:p>
          </table:table-cell>
          <table:table-cell office:value-type="float" office:value="4920">
            <text:p>4920</text:p>
          </table:table-cell>
          <table:table-cell table:formula="of:=[.D632]/1000000" office:value-type="float" office:value="14.7463793103448">
            <text:p>14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43809.5238095">
            <text:p>12943809.52</text:p>
          </table:table-cell>
          <table:table-cell office:value-type="float" office:value="4920">
            <text:p>4920</text:p>
          </table:table-cell>
          <table:table-cell table:formula="of:=[.D633]/1000000" office:value-type="float" office:value="12.9438095238095">
            <text:p>12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66133.33333333">
            <text:p>9966133.33</text:p>
          </table:table-cell>
          <table:table-cell office:value-type="float" office:value="4920">
            <text:p>4920</text:p>
          </table:table-cell>
          <table:table-cell table:formula="of:=[.D634]/1000000" office:value-type="float" office:value="9.96613333333333">
            <text:p>9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42593.75">
            <text:p>10542593.75</text:p>
          </table:table-cell>
          <table:table-cell office:value-type="float" office:value="4920">
            <text:p>4920</text:p>
          </table:table-cell>
          <table:table-cell table:formula="of:=[.D635]/1000000" office:value-type="float" office:value="10.54259375">
            <text:p>10.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54526.3157895">
            <text:p>10554526.32</text:p>
          </table:table-cell>
          <table:table-cell office:value-type="float" office:value="4920">
            <text:p>4920</text:p>
          </table:table-cell>
          <table:table-cell table:formula="of:=[.D636]/1000000" office:value-type="float" office:value="10.5545263157895">
            <text:p>10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384260.8695652">
            <text:p>13384260.87</text:p>
          </table:table-cell>
          <table:table-cell office:value-type="float" office:value="4920">
            <text:p>4920</text:p>
          </table:table-cell>
          <table:table-cell table:formula="of:=[.D637]/1000000" office:value-type="float" office:value="13.3842608695652">
            <text:p>13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732255.033557">
            <text:p>16732255.03</text:p>
          </table:table-cell>
          <table:table-cell office:value-type="float" office:value="4920">
            <text:p>4920</text:p>
          </table:table-cell>
          <table:table-cell table:formula="of:=[.D638]/1000000" office:value-type="float" office:value="16.732255033557">
            <text:p>16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83700">
            <text:p>10283700</text:p>
          </table:table-cell>
          <table:table-cell office:value-type="float" office:value="4920">
            <text:p>4920</text:p>
          </table:table-cell>
          <table:table-cell table:formula="of:=[.D639]/1000000" office:value-type="float" office:value="10.2837">
            <text:p>10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709729.3233083">
            <text:p>16709729.32</text:p>
          </table:table-cell>
          <table:table-cell office:value-type="float" office:value="4920">
            <text:p>4920</text:p>
          </table:table-cell>
          <table:table-cell table:formula="of:=[.D640]/1000000" office:value-type="float" office:value="16.7097293233083">
            <text:p>16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04791.0958904">
            <text:p>10204791.1</text:p>
          </table:table-cell>
          <table:table-cell office:value-type="float" office:value="4920">
            <text:p>4920</text:p>
          </table:table-cell>
          <table:table-cell table:formula="of:=[.D641]/1000000" office:value-type="float" office:value="10.2047910958904">
            <text:p>10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95455.8139535">
            <text:p>10195455.81</text:p>
          </table:table-cell>
          <table:table-cell office:value-type="float" office:value="4920">
            <text:p>4920</text:p>
          </table:table-cell>
          <table:table-cell table:formula="of:=[.D642]/1000000" office:value-type="float" office:value="10.1954558139535">
            <text:p>10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69750">
            <text:p>11869750</text:p>
          </table:table-cell>
          <table:table-cell office:value-type="float" office:value="4920">
            <text:p>4920</text:p>
          </table:table-cell>
          <table:table-cell table:formula="of:=[.D643]/1000000" office:value-type="float" office:value="11.86975">
            <text:p>11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09095.2380952">
            <text:p>10109095.24</text:p>
          </table:table-cell>
          <table:table-cell office:value-type="float" office:value="4920">
            <text:p>4920</text:p>
          </table:table-cell>
          <table:table-cell table:formula="of:=[.D644]/1000000" office:value-type="float" office:value="10.1090952380952">
            <text:p>10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47466.66666667">
            <text:p>9947466.67</text:p>
          </table:table-cell>
          <table:table-cell office:value-type="float" office:value="4920">
            <text:p>4920</text:p>
          </table:table-cell>
          <table:table-cell table:formula="of:=[.D645]/1000000" office:value-type="float" office:value="9.94746666666667">
            <text:p>9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74666.66666667">
            <text:p>8474666.67</text:p>
          </table:table-cell>
          <table:table-cell office:value-type="float" office:value="4920">
            <text:p>4920</text:p>
          </table:table-cell>
          <table:table-cell table:formula="of:=[.D646]/1000000" office:value-type="float" office:value="8.47466666666667">
            <text:p>8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74333.3333333">
            <text:p>12374333.33</text:p>
          </table:table-cell>
          <table:table-cell office:value-type="float" office:value="5137">
            <text:p>5137</text:p>
          </table:table-cell>
          <table:table-cell table:formula="of:=[.D647]/1000000" office:value-type="float" office:value="12.3743333333333">
            <text:p>12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40827.5862069">
            <text:p>8540827.59</text:p>
          </table:table-cell>
          <table:table-cell office:value-type="float" office:value="5137">
            <text:p>5137</text:p>
          </table:table-cell>
          <table:table-cell table:formula="of:=[.D648]/1000000" office:value-type="float" office:value="8.5408275862069">
            <text:p>8.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56666.66666667">
            <text:p>9856666.67</text:p>
          </table:table-cell>
          <table:table-cell office:value-type="float" office:value="5137">
            <text:p>5137</text:p>
          </table:table-cell>
          <table:table-cell table:formula="of:=[.D649]/1000000" office:value-type="float" office:value="9.85666666666667">
            <text:p>9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26206.8965517">
            <text:p>10226206.9</text:p>
          </table:table-cell>
          <table:table-cell office:value-type="float" office:value="5137">
            <text:p>5137</text:p>
          </table:table-cell>
          <table:table-cell table:formula="of:=[.D650]/1000000" office:value-type="float" office:value="10.2262068965517">
            <text:p>10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84102.56410256">
            <text:p>9784102.56</text:p>
          </table:table-cell>
          <table:table-cell office:value-type="float" office:value="5137">
            <text:p>5137</text:p>
          </table:table-cell>
          <table:table-cell table:formula="of:=[.D651]/1000000" office:value-type="float" office:value="9.78410256410256">
            <text:p>9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71285.7142857">
            <text:p>10271285.71</text:p>
          </table:table-cell>
          <table:table-cell office:value-type="float" office:value="5137">
            <text:p>5137</text:p>
          </table:table-cell>
          <table:table-cell table:formula="of:=[.D652]/1000000" office:value-type="float" office:value="10.2712857142857">
            <text:p>10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07829.2682927">
            <text:p>12507829.27</text:p>
          </table:table-cell>
          <table:table-cell office:value-type="float" office:value="5137">
            <text:p>5137</text:p>
          </table:table-cell>
          <table:table-cell table:formula="of:=[.D653]/1000000" office:value-type="float" office:value="12.5078292682927">
            <text:p>12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414537.6344086">
            <text:p>17414537.63</text:p>
          </table:table-cell>
          <table:table-cell office:value-type="float" office:value="5137">
            <text:p>5137</text:p>
          </table:table-cell>
          <table:table-cell table:formula="of:=[.D654]/1000000" office:value-type="float" office:value="17.4145376344086">
            <text:p>17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033518.9873418">
            <text:p>16033518.99</text:p>
          </table:table-cell>
          <table:table-cell office:value-type="float" office:value="5137">
            <text:p>5137</text:p>
          </table:table-cell>
          <table:table-cell table:formula="of:=[.D655]/1000000" office:value-type="float" office:value="16.0335189873418">
            <text:p>16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792068.1818182">
            <text:p>11792068.18</text:p>
          </table:table-cell>
          <table:table-cell office:value-type="float" office:value="5137">
            <text:p>5137</text:p>
          </table:table-cell>
          <table:table-cell table:formula="of:=[.D656]/1000000" office:value-type="float" office:value="11.7920681818182">
            <text:p>11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57281.5533981">
            <text:p>11857281.55</text:p>
          </table:table-cell>
          <table:table-cell office:value-type="float" office:value="5137">
            <text:p>5137</text:p>
          </table:table-cell>
          <table:table-cell table:formula="of:=[.D657]/1000000" office:value-type="float" office:value="11.8572815533981">
            <text:p>11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15069.7674419">
            <text:p>12715069.77</text:p>
          </table:table-cell>
          <table:table-cell office:value-type="float" office:value="5137">
            <text:p>5137</text:p>
          </table:table-cell>
          <table:table-cell table:formula="of:=[.D658]/1000000" office:value-type="float" office:value="12.7150697674419">
            <text:p>12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68528.2555283">
            <text:p>14368528.26</text:p>
          </table:table-cell>
          <table:table-cell office:value-type="float" office:value="5137">
            <text:p>5137</text:p>
          </table:table-cell>
          <table:table-cell table:formula="of:=[.D659]/1000000" office:value-type="float" office:value="14.3685282555283">
            <text:p>14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35582.5242718">
            <text:p>12535582.52</text:p>
          </table:table-cell>
          <table:table-cell office:value-type="float" office:value="5137">
            <text:p>5137</text:p>
          </table:table-cell>
          <table:table-cell table:formula="of:=[.D660]/1000000" office:value-type="float" office:value="12.5355825242718">
            <text:p>12.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55720.93023256">
            <text:p>9555720.93</text:p>
          </table:table-cell>
          <table:table-cell office:value-type="float" office:value="5137">
            <text:p>5137</text:p>
          </table:table-cell>
          <table:table-cell table:formula="of:=[.D661]/1000000" office:value-type="float" office:value="9.55572093023256">
            <text:p>9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392216.5991903">
            <text:p>33392216.6</text:p>
          </table:table-cell>
          <table:table-cell office:value-type="float" office:value="5137">
            <text:p>5137</text:p>
          </table:table-cell>
          <table:table-cell table:formula="of:=[.D662]/1000000" office:value-type="float" office:value="33.3922165991903">
            <text:p>33.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210696.2962963">
            <text:p>14210696.3</text:p>
          </table:table-cell>
          <table:table-cell office:value-type="float" office:value="5137">
            <text:p>5137</text:p>
          </table:table-cell>
          <table:table-cell table:formula="of:=[.D663]/1000000" office:value-type="float" office:value="14.2106962962963">
            <text:p>14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92066.6666667">
            <text:p>10592066.67</text:p>
          </table:table-cell>
          <table:table-cell office:value-type="float" office:value="5152">
            <text:p>5152</text:p>
          </table:table-cell>
          <table:table-cell table:formula="of:=[.D664]/1000000" office:value-type="float" office:value="10.5920666666667">
            <text:p>10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38000">
            <text:p>9838000</text:p>
          </table:table-cell>
          <table:table-cell office:value-type="float" office:value="5152">
            <text:p>5152</text:p>
          </table:table-cell>
          <table:table-cell table:formula="of:=[.D665]/1000000" office:value-type="float" office:value="9.838">
            <text:p>9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914110.4972376">
            <text:p>19914110.5</text:p>
          </table:table-cell>
          <table:table-cell office:value-type="float" office:value="5152">
            <text:p>5152</text:p>
          </table:table-cell>
          <table:table-cell table:formula="of:=[.D666]/1000000" office:value-type="float" office:value="19.9141104972376">
            <text:p>19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53285.7142857">
            <text:p>10453285.71</text:p>
          </table:table-cell>
          <table:table-cell office:value-type="float" office:value="5152">
            <text:p>5152</text:p>
          </table:table-cell>
          <table:table-cell table:formula="of:=[.D667]/1000000" office:value-type="float" office:value="10.4532857142857">
            <text:p>10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879897.9591837">
            <text:p>10879897.96</text:p>
          </table:table-cell>
          <table:table-cell office:value-type="float" office:value="5152">
            <text:p>5152</text:p>
          </table:table-cell>
          <table:table-cell table:formula="of:=[.D668]/1000000" office:value-type="float" office:value="10.8798979591837">
            <text:p>10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980662.295082">
            <text:p>22980662.3</text:p>
          </table:table-cell>
          <table:table-cell office:value-type="float" office:value="5152">
            <text:p>5152</text:p>
          </table:table-cell>
          <table:table-cell table:formula="of:=[.D669]/1000000" office:value-type="float" office:value="22.980662295082">
            <text:p>22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058420.1680672">
            <text:p>13058420.17</text:p>
          </table:table-cell>
          <table:table-cell office:value-type="float" office:value="5152">
            <text:p>5152</text:p>
          </table:table-cell>
          <table:table-cell table:formula="of:=[.D670]/1000000" office:value-type="float" office:value="13.0584201680672">
            <text:p>13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747384.6153846">
            <text:p>10747384.62</text:p>
          </table:table-cell>
          <table:table-cell office:value-type="float" office:value="5152">
            <text:p>5152</text:p>
          </table:table-cell>
          <table:table-cell table:formula="of:=[.D671]/1000000" office:value-type="float" office:value="10.7473846153846">
            <text:p>10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26555.55555556">
            <text:p>9826555.56</text:p>
          </table:table-cell>
          <table:table-cell office:value-type="float" office:value="5152">
            <text:p>5152</text:p>
          </table:table-cell>
          <table:table-cell table:formula="of:=[.D672]/1000000" office:value-type="float" office:value="9.82655555555556">
            <text:p>9.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92060.0858369">
            <text:p>15992060.09</text:p>
          </table:table-cell>
          <table:table-cell office:value-type="float" office:value="5152">
            <text:p>5152</text:p>
          </table:table-cell>
          <table:table-cell table:formula="of:=[.D673]/1000000" office:value-type="float" office:value="15.9920600858369">
            <text:p>15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68954.5454545">
            <text:p>10268954.55</text:p>
          </table:table-cell>
          <table:table-cell office:value-type="float" office:value="5152">
            <text:p>5152</text:p>
          </table:table-cell>
          <table:table-cell table:formula="of:=[.D674]/1000000" office:value-type="float" office:value="10.2689545454545">
            <text:p>10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718772.5118483">
            <text:p>21718772.51</text:p>
          </table:table-cell>
          <table:table-cell office:value-type="float" office:value="5152">
            <text:p>5152</text:p>
          </table:table-cell>
          <table:table-cell table:formula="of:=[.D675]/1000000" office:value-type="float" office:value="21.7187725118483">
            <text:p>21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59500">
            <text:p>12959500</text:p>
          </table:table-cell>
          <table:table-cell office:value-type="float" office:value="5152">
            <text:p>5152</text:p>
          </table:table-cell>
          <table:table-cell table:formula="of:=[.D676]/1000000" office:value-type="float" office:value="12.9595">
            <text:p>12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25266.66666667">
            <text:p>9425266.67</text:p>
          </table:table-cell>
          <table:table-cell office:value-type="float" office:value="5152">
            <text:p>5152</text:p>
          </table:table-cell>
          <table:table-cell table:formula="of:=[.D677]/1000000" office:value-type="float" office:value="9.42526666666667">
            <text:p>9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13330.472103">
            <text:p>15913330.47</text:p>
          </table:table-cell>
          <table:table-cell office:value-type="float" office:value="5152">
            <text:p>5152</text:p>
          </table:table-cell>
          <table:table-cell table:formula="of:=[.D678]/1000000" office:value-type="float" office:value="15.913330472103">
            <text:p>15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35000">
            <text:p>11235000</text:p>
          </table:table-cell>
          <table:table-cell office:value-type="float" office:value="5152">
            <text:p>5152</text:p>
          </table:table-cell>
          <table:table-cell table:formula="of:=[.D679]/1000000" office:value-type="float" office:value="11.235">
            <text:p>11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190526.0663507">
            <text:p>22190526.07</text:p>
          </table:table-cell>
          <table:table-cell office:value-type="float" office:value="5152">
            <text:p>5152</text:p>
          </table:table-cell>
          <table:table-cell table:formula="of:=[.D680]/1000000" office:value-type="float" office:value="22.1905260663507">
            <text:p>22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58772.7272727">
            <text:p>12458772.73</text:p>
          </table:table-cell>
          <table:table-cell office:value-type="float" office:value="5152">
            <text:p>5152</text:p>
          </table:table-cell>
          <table:table-cell table:formula="of:=[.D681]/1000000" office:value-type="float" office:value="12.4587727272727">
            <text:p>12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56538.4615385">
            <text:p>10256538.46</text:p>
          </table:table-cell>
          <table:table-cell office:value-type="float" office:value="5152">
            <text:p>5152</text:p>
          </table:table-cell>
          <table:table-cell table:formula="of:=[.D682]/1000000" office:value-type="float" office:value="10.2565384615385">
            <text:p>10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411088.0829016">
            <text:p>26411088.08</text:p>
          </table:table-cell>
          <table:table-cell office:value-type="float" office:value="5152">
            <text:p>5152</text:p>
          </table:table-cell>
          <table:table-cell table:formula="of:=[.D683]/1000000" office:value-type="float" office:value="26.4110880829016">
            <text:p>26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36078.9473684">
            <text:p>12736078.95</text:p>
          </table:table-cell>
          <table:table-cell office:value-type="float" office:value="5152">
            <text:p>5152</text:p>
          </table:table-cell>
          <table:table-cell table:formula="of:=[.D684]/1000000" office:value-type="float" office:value="12.7360789473684">
            <text:p>12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49843.75">
            <text:p>10249843.75</text:p>
          </table:table-cell>
          <table:table-cell office:value-type="float" office:value="5152">
            <text:p>5152</text:p>
          </table:table-cell>
          <table:table-cell table:formula="of:=[.D685]/1000000" office:value-type="float" office:value="10.24984375">
            <text:p>10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87921.5686275">
            <text:p>12787921.57</text:p>
          </table:table-cell>
          <table:table-cell office:value-type="float" office:value="5152">
            <text:p>5152</text:p>
          </table:table-cell>
          <table:table-cell table:formula="of:=[.D686]/1000000" office:value-type="float" office:value="12.7879215686275">
            <text:p>12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98950.9202454">
            <text:p>11498950.92</text:p>
          </table:table-cell>
          <table:table-cell office:value-type="float" office:value="5152">
            <text:p>5152</text:p>
          </table:table-cell>
          <table:table-cell table:formula="of:=[.D687]/1000000" office:value-type="float" office:value="11.4989509202454">
            <text:p>11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99533.3333333">
            <text:p>10699533.33</text:p>
          </table:table-cell>
          <table:table-cell office:value-type="float" office:value="5152">
            <text:p>5152</text:p>
          </table:table-cell>
          <table:table-cell table:formula="of:=[.D688]/1000000" office:value-type="float" office:value="10.6995333333333">
            <text:p>10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34079.7546012">
            <text:p>12034079.75</text:p>
          </table:table-cell>
          <table:table-cell office:value-type="float" office:value="5152">
            <text:p>5152</text:p>
          </table:table-cell>
          <table:table-cell table:formula="of:=[.D689]/1000000" office:value-type="float" office:value="12.0340797546012">
            <text:p>12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98250">
            <text:p>11098250</text:p>
          </table:table-cell>
          <table:table-cell office:value-type="float" office:value="5152">
            <text:p>5152</text:p>
          </table:table-cell>
          <table:table-cell table:formula="of:=[.D690]/1000000" office:value-type="float" office:value="11.09825">
            <text:p>11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00833.3333333">
            <text:p>11500833.33</text:p>
          </table:table-cell>
          <table:table-cell office:value-type="float" office:value="5152">
            <text:p>5152</text:p>
          </table:table-cell>
          <table:table-cell table:formula="of:=[.D691]/1000000" office:value-type="float" office:value="11.5008333333333">
            <text:p>11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710798.5611511">
            <text:p>17710798.56</text:p>
          </table:table-cell>
          <table:table-cell office:value-type="float" office:value="5152">
            <text:p>5152</text:p>
          </table:table-cell>
          <table:table-cell table:formula="of:=[.D692]/1000000" office:value-type="float" office:value="17.7107985611511">
            <text:p>17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77527.7777778">
            <text:p>10077527.78</text:p>
          </table:table-cell>
          <table:table-cell office:value-type="float" office:value="5195">
            <text:p>5195</text:p>
          </table:table-cell>
          <table:table-cell table:formula="of:=[.D693]/1000000" office:value-type="float" office:value="10.0775277777778">
            <text:p>10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47857.1428571">
            <text:p>10047857.14</text:p>
          </table:table-cell>
          <table:table-cell office:value-type="float" office:value="5195">
            <text:p>5195</text:p>
          </table:table-cell>
          <table:table-cell table:formula="of:=[.D694]/1000000" office:value-type="float" office:value="10.0478571428571">
            <text:p>10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35010.8108108">
            <text:p>12035010.81</text:p>
          </table:table-cell>
          <table:table-cell office:value-type="float" office:value="5195">
            <text:p>5195</text:p>
          </table:table-cell>
          <table:table-cell table:formula="of:=[.D695]/1000000" office:value-type="float" office:value="12.0350108108108">
            <text:p>12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92985.0746269">
            <text:p>12892985.07</text:p>
          </table:table-cell>
          <table:table-cell office:value-type="float" office:value="5195">
            <text:p>5195</text:p>
          </table:table-cell>
          <table:table-cell table:formula="of:=[.D696]/1000000" office:value-type="float" office:value="12.8929850746269">
            <text:p>12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26428.5714286">
            <text:p>10026428.57</text:p>
          </table:table-cell>
          <table:table-cell office:value-type="float" office:value="5195">
            <text:p>5195</text:p>
          </table:table-cell>
          <table:table-cell table:formula="of:=[.D697]/1000000" office:value-type="float" office:value="10.0264285714286">
            <text:p>10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504785.7142857">
            <text:p>13504785.71</text:p>
          </table:table-cell>
          <table:table-cell office:value-type="float" office:value="5195">
            <text:p>5195</text:p>
          </table:table-cell>
          <table:table-cell table:formula="of:=[.D698]/1000000" office:value-type="float" office:value="13.5047857142857">
            <text:p>13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729076.9230769">
            <text:p>11729076.92</text:p>
          </table:table-cell>
          <table:table-cell office:value-type="float" office:value="5195">
            <text:p>5195</text:p>
          </table:table-cell>
          <table:table-cell table:formula="of:=[.D699]/1000000" office:value-type="float" office:value="11.7290769230769">
            <text:p>11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96800">
            <text:p>12896800</text:p>
          </table:table-cell>
          <table:table-cell office:value-type="float" office:value="5195">
            <text:p>5195</text:p>
          </table:table-cell>
          <table:table-cell table:formula="of:=[.D700]/1000000" office:value-type="float" office:value="12.8968">
            <text:p>12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64923.07692308">
            <text:p>9864923.08</text:p>
          </table:table-cell>
          <table:table-cell office:value-type="float" office:value="5195">
            <text:p>5195</text:p>
          </table:table-cell>
          <table:table-cell table:formula="of:=[.D701]/1000000" office:value-type="float" office:value="9.86492307692308">
            <text:p>9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76200">
            <text:p>10376200</text:p>
          </table:table-cell>
          <table:table-cell office:value-type="float" office:value="5195">
            <text:p>5195</text:p>
          </table:table-cell>
          <table:table-cell table:formula="of:=[.D702]/1000000" office:value-type="float" office:value="10.3762">
            <text:p>10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10500">
            <text:p>9810500</text:p>
          </table:table-cell>
          <table:table-cell office:value-type="float" office:value="5195">
            <text:p>5195</text:p>
          </table:table-cell>
          <table:table-cell table:formula="of:=[.D703]/1000000" office:value-type="float" office:value="9.8105">
            <text:p>9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96306.2730627">
            <text:p>14096306.27</text:p>
          </table:table-cell>
          <table:table-cell office:value-type="float" office:value="5195">
            <text:p>5195</text:p>
          </table:table-cell>
          <table:table-cell table:formula="of:=[.D704]/1000000" office:value-type="float" office:value="14.0963062730627">
            <text:p>14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052337.3493976">
            <text:p>13052337.35</text:p>
          </table:table-cell>
          <table:table-cell office:value-type="float" office:value="5195">
            <text:p>5195</text:p>
          </table:table-cell>
          <table:table-cell table:formula="of:=[.D705]/1000000" office:value-type="float" office:value="13.0523373493976">
            <text:p>13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127869.5652174">
            <text:p>11127869.57</text:p>
          </table:table-cell>
          <table:table-cell office:value-type="float" office:value="5971">
            <text:p>5971</text:p>
          </table:table-cell>
          <table:table-cell table:formula="of:=[.D706]/1000000" office:value-type="float" office:value="11.1278695652174">
            <text:p>11.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39842.1052632">
            <text:p>11639842.11</text:p>
          </table:table-cell>
          <table:table-cell office:value-type="float" office:value="5971">
            <text:p>5971</text:p>
          </table:table-cell>
          <table:table-cell table:formula="of:=[.D707]/1000000" office:value-type="float" office:value="11.6398421052632">
            <text:p>11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69676.9230769">
            <text:p>12469676.92</text:p>
          </table:table-cell>
          <table:table-cell office:value-type="float" office:value="5971">
            <text:p>5971</text:p>
          </table:table-cell>
          <table:table-cell table:formula="of:=[.D708]/1000000" office:value-type="float" office:value="12.4696769230769">
            <text:p>12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44473.6842105">
            <text:p>12244473.68</text:p>
          </table:table-cell>
          <table:table-cell office:value-type="float" office:value="5971">
            <text:p>5971</text:p>
          </table:table-cell>
          <table:table-cell table:formula="of:=[.D709]/1000000" office:value-type="float" office:value="12.2444736842105">
            <text:p>12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737965.3846154">
            <text:p>16737965.38</text:p>
          </table:table-cell>
          <table:table-cell office:value-type="float" office:value="5971">
            <text:p>5971</text:p>
          </table:table-cell>
          <table:table-cell table:formula="of:=[.D710]/1000000" office:value-type="float" office:value="16.7379653846154">
            <text:p>16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986578.9473684">
            <text:p>10986578.95</text:p>
          </table:table-cell>
          <table:table-cell office:value-type="float" office:value="5971">
            <text:p>5971</text:p>
          </table:table-cell>
          <table:table-cell table:formula="of:=[.D711]/1000000" office:value-type="float" office:value="10.9865789473684">
            <text:p>10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057757.751938">
            <text:p>17057757.75</text:p>
          </table:table-cell>
          <table:table-cell office:value-type="float" office:value="5971">
            <text:p>5971</text:p>
          </table:table-cell>
          <table:table-cell table:formula="of:=[.D712]/1000000" office:value-type="float" office:value="17.057757751938">
            <text:p>17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23315.7894737">
            <text:p>11223315.79</text:p>
          </table:table-cell>
          <table:table-cell office:value-type="float" office:value="5971">
            <text:p>5971</text:p>
          </table:table-cell>
          <table:table-cell table:formula="of:=[.D713]/1000000" office:value-type="float" office:value="11.2233157894737">
            <text:p>11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021492.3076923">
            <text:p>13021492.31</text:p>
          </table:table-cell>
          <table:table-cell office:value-type="float" office:value="5971">
            <text:p>5971</text:p>
          </table:table-cell>
          <table:table-cell table:formula="of:=[.D714]/1000000" office:value-type="float" office:value="13.0214923076923">
            <text:p>13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976894.7368421">
            <text:p>11976894.74</text:p>
          </table:table-cell>
          <table:table-cell office:value-type="float" office:value="5971">
            <text:p>5971</text:p>
          </table:table-cell>
          <table:table-cell table:formula="of:=[.D715]/1000000" office:value-type="float" office:value="11.9768947368421">
            <text:p>11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858319.2307692">
            <text:p>16858319.23</text:p>
          </table:table-cell>
          <table:table-cell office:value-type="float" office:value="5971">
            <text:p>5971</text:p>
          </table:table-cell>
          <table:table-cell table:formula="of:=[.D716]/1000000" office:value-type="float" office:value="16.8583192307692">
            <text:p>16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23105.2631579">
            <text:p>10223105.26</text:p>
          </table:table-cell>
          <table:table-cell office:value-type="float" office:value="5971">
            <text:p>5971</text:p>
          </table:table-cell>
          <table:table-cell table:formula="of:=[.D717]/1000000" office:value-type="float" office:value="10.2231052631579">
            <text:p>10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38610.738255">
            <text:p>13738610.74</text:p>
          </table:table-cell>
          <table:table-cell office:value-type="float" office:value="5971">
            <text:p>5971</text:p>
          </table:table-cell>
          <table:table-cell table:formula="of:=[.D718]/1000000" office:value-type="float" office:value="13.738610738255">
            <text:p>13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46400">
            <text:p>11646400</text:p>
          </table:table-cell>
          <table:table-cell office:value-type="float" office:value="5971">
            <text:p>5971</text:p>
          </table:table-cell>
          <table:table-cell table:formula="of:=[.D719]/1000000" office:value-type="float" office:value="11.6464">
            <text:p>11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555000">
            <text:p>14555000</text:p>
          </table:table-cell>
          <table:table-cell office:value-type="float" office:value="5971">
            <text:p>5971</text:p>
          </table:table-cell>
          <table:table-cell table:formula="of:=[.D720]/1000000" office:value-type="float" office:value="14.555">
            <text:p>14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70000">
            <text:p>11870000</text:p>
          </table:table-cell>
          <table:table-cell office:value-type="float" office:value="5971">
            <text:p>5971</text:p>
          </table:table-cell>
          <table:table-cell table:formula="of:=[.D721]/1000000" office:value-type="float" office:value="11.87">
            <text:p>11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74555.5555556">
            <text:p>12774555.56</text:p>
          </table:table-cell>
          <table:table-cell office:value-type="float" office:value="5971">
            <text:p>5971</text:p>
          </table:table-cell>
          <table:table-cell table:formula="of:=[.D722]/1000000" office:value-type="float" office:value="12.7745555555556">
            <text:p>12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455275.862069">
            <text:p>14455275.86</text:p>
          </table:table-cell>
          <table:table-cell office:value-type="float" office:value="5971">
            <text:p>5971</text:p>
          </table:table-cell>
          <table:table-cell table:formula="of:=[.D723]/1000000" office:value-type="float" office:value="14.455275862069">
            <text:p>14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618023.4948605">
            <text:p>27618023.49</text:p>
          </table:table-cell>
          <table:table-cell office:value-type="float" office:value="5971">
            <text:p>5971</text:p>
          </table:table-cell>
          <table:table-cell table:formula="of:=[.D724]/1000000" office:value-type="float" office:value="27.6180234948605">
            <text:p>27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001349.7757848">
            <text:p>27001349.78</text:p>
          </table:table-cell>
          <table:table-cell office:value-type="float" office:value="5971">
            <text:p>5971</text:p>
          </table:table-cell>
          <table:table-cell table:formula="of:=[.D725]/1000000" office:value-type="float" office:value="27.0013497757848">
            <text:p>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75264">
            <text:p>14775264</text:p>
          </table:table-cell>
          <table:table-cell office:value-type="float" office:value="5971">
            <text:p>5971</text:p>
          </table:table-cell>
          <table:table-cell table:formula="of:=[.D726]/1000000" office:value-type="float" office:value="14.775264">
            <text:p>14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394850">
            <text:p>17394850</text:p>
          </table:table-cell>
          <table:table-cell office:value-type="float" office:value="5971">
            <text:p>5971</text:p>
          </table:table-cell>
          <table:table-cell table:formula="of:=[.D727]/1000000" office:value-type="float" office:value="17.39485">
            <text:p>17.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436182.4324324">
            <text:p>21436182.43</text:p>
          </table:table-cell>
          <table:table-cell office:value-type="float" office:value="5971">
            <text:p>5971</text:p>
          </table:table-cell>
          <table:table-cell table:formula="of:=[.D728]/1000000" office:value-type="float" office:value="21.4361824324324">
            <text:p>21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15631.5789474">
            <text:p>13715631.58</text:p>
          </table:table-cell>
          <table:table-cell office:value-type="float" office:value="5971">
            <text:p>5971</text:p>
          </table:table-cell>
          <table:table-cell table:formula="of:=[.D729]/1000000" office:value-type="float" office:value="13.7156315789474">
            <text:p>13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47571.4285714">
            <text:p>13447571.43</text:p>
          </table:table-cell>
          <table:table-cell office:value-type="float" office:value="5971">
            <text:p>5971</text:p>
          </table:table-cell>
          <table:table-cell table:formula="of:=[.D730]/1000000" office:value-type="float" office:value="13.4475714285714">
            <text:p>13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948093.75">
            <text:p>21948093.75</text:p>
          </table:table-cell>
          <table:table-cell office:value-type="float" office:value="6049">
            <text:p>6049</text:p>
          </table:table-cell>
          <table:table-cell table:formula="of:=[.D731]/1000000" office:value-type="float" office:value="21.94809375">
            <text:p>21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16000">
            <text:p>12316000</text:p>
          </table:table-cell>
          <table:table-cell office:value-type="float" office:value="6049">
            <text:p>6049</text:p>
          </table:table-cell>
          <table:table-cell table:formula="of:=[.D732]/1000000" office:value-type="float" office:value="12.316">
            <text:p>12.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091324.0740741">
            <text:p>16091324.07</text:p>
          </table:table-cell>
          <table:table-cell office:value-type="float" office:value="6049">
            <text:p>6049</text:p>
          </table:table-cell>
          <table:table-cell table:formula="of:=[.D733]/1000000" office:value-type="float" office:value="16.0913240740741">
            <text:p>16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85740.7407407">
            <text:p>14885740.74</text:p>
          </table:table-cell>
          <table:table-cell office:value-type="float" office:value="6049">
            <text:p>6049</text:p>
          </table:table-cell>
          <table:table-cell table:formula="of:=[.D734]/1000000" office:value-type="float" office:value="14.8857407407407">
            <text:p>14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162391.3043478">
            <text:p>13162391.3</text:p>
          </table:table-cell>
          <table:table-cell office:value-type="float" office:value="6049">
            <text:p>6049</text:p>
          </table:table-cell>
          <table:table-cell table:formula="of:=[.D735]/1000000" office:value-type="float" office:value="13.1623913043478">
            <text:p>13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428826.0869565">
            <text:p>14428826.09</text:p>
          </table:table-cell>
          <table:table-cell office:value-type="float" office:value="6049">
            <text:p>6049</text:p>
          </table:table-cell>
          <table:table-cell table:formula="of:=[.D736]/1000000" office:value-type="float" office:value="14.4288260869565">
            <text:p>14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74706.6666667">
            <text:p>12874706.67</text:p>
          </table:table-cell>
          <table:table-cell office:value-type="float" office:value="6049">
            <text:p>6049</text:p>
          </table:table-cell>
          <table:table-cell table:formula="of:=[.D737]/1000000" office:value-type="float" office:value="12.8747066666667">
            <text:p>12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31038.4615385">
            <text:p>12231038.46</text:p>
          </table:table-cell>
          <table:table-cell office:value-type="float" office:value="6049">
            <text:p>6049</text:p>
          </table:table-cell>
          <table:table-cell table:formula="of:=[.D738]/1000000" office:value-type="float" office:value="12.2310384615385">
            <text:p>12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91826.0869565">
            <text:p>12291826.09</text:p>
          </table:table-cell>
          <table:table-cell office:value-type="float" office:value="6049">
            <text:p>6049</text:p>
          </table:table-cell>
          <table:table-cell table:formula="of:=[.D739]/1000000" office:value-type="float" office:value="12.2918260869565">
            <text:p>12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821312.8834356">
            <text:p>20821312.88</text:p>
          </table:table-cell>
          <table:table-cell office:value-type="float" office:value="6049">
            <text:p>6049</text:p>
          </table:table-cell>
          <table:table-cell table:formula="of:=[.D740]/1000000" office:value-type="float" office:value="20.8213128834356">
            <text:p>20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31130.4347826">
            <text:p>15131130.43</text:p>
          </table:table-cell>
          <table:table-cell office:value-type="float" office:value="6049">
            <text:p>6049</text:p>
          </table:table-cell>
          <table:table-cell table:formula="of:=[.D741]/1000000" office:value-type="float" office:value="15.1311304347826">
            <text:p>15.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24382.3529412">
            <text:p>12024382.35</text:p>
          </table:table-cell>
          <table:table-cell office:value-type="float" office:value="6049">
            <text:p>6049</text:p>
          </table:table-cell>
          <table:table-cell table:formula="of:=[.D742]/1000000" office:value-type="float" office:value="12.0243823529412">
            <text:p>12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23037.037037">
            <text:p>10623037.04</text:p>
          </table:table-cell>
          <table:table-cell office:value-type="float" office:value="6049">
            <text:p>6049</text:p>
          </table:table-cell>
          <table:table-cell table:formula="of:=[.D743]/1000000" office:value-type="float" office:value="10.623037037037">
            <text:p>10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561603.0150754">
            <text:p>22561603.02</text:p>
          </table:table-cell>
          <table:table-cell office:value-type="float" office:value="6049">
            <text:p>6049</text:p>
          </table:table-cell>
          <table:table-cell table:formula="of:=[.D744]/1000000" office:value-type="float" office:value="22.5616030150754">
            <text:p>22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32166.6666667">
            <text:p>12232166.67</text:p>
          </table:table-cell>
          <table:table-cell office:value-type="float" office:value="6049">
            <text:p>6049</text:p>
          </table:table-cell>
          <table:table-cell table:formula="of:=[.D745]/1000000" office:value-type="float" office:value="12.2321666666667">
            <text:p>12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20064.516129">
            <text:p>10520064.52</text:p>
          </table:table-cell>
          <table:table-cell office:value-type="float" office:value="6049">
            <text:p>6049</text:p>
          </table:table-cell>
          <table:table-cell table:formula="of:=[.D746]/1000000" office:value-type="float" office:value="10.520064516129">
            <text:p>10.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74555.5555556">
            <text:p>11574555.56</text:p>
          </table:table-cell>
          <table:table-cell office:value-type="float" office:value="6049">
            <text:p>6049</text:p>
          </table:table-cell>
          <table:table-cell table:formula="of:=[.D747]/1000000" office:value-type="float" office:value="11.5745555555556">
            <text:p>11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103894.7368421">
            <text:p>13103894.74</text:p>
          </table:table-cell>
          <table:table-cell office:value-type="float" office:value="6049">
            <text:p>6049</text:p>
          </table:table-cell>
          <table:table-cell table:formula="of:=[.D748]/1000000" office:value-type="float" office:value="13.1038947368421">
            <text:p>13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979274.2537313">
            <text:p>19979274.25</text:p>
          </table:table-cell>
          <table:table-cell office:value-type="float" office:value="6049">
            <text:p>6049</text:p>
          </table:table-cell>
          <table:table-cell table:formula="of:=[.D749]/1000000" office:value-type="float" office:value="19.9792742537313">
            <text:p>19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66611.1111111">
            <text:p>12866611.11</text:p>
          </table:table-cell>
          <table:table-cell office:value-type="float" office:value="6049">
            <text:p>6049</text:p>
          </table:table-cell>
          <table:table-cell table:formula="of:=[.D750]/1000000" office:value-type="float" office:value="12.8666111111111">
            <text:p>12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55806.4516129">
            <text:p>12255806.45</text:p>
          </table:table-cell>
          <table:table-cell office:value-type="float" office:value="6049">
            <text:p>6049</text:p>
          </table:table-cell>
          <table:table-cell table:formula="of:=[.D751]/1000000" office:value-type="float" office:value="12.2558064516129">
            <text:p>12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03333.3333333">
            <text:p>13203333.33</text:p>
          </table:table-cell>
          <table:table-cell office:value-type="float" office:value="6049">
            <text:p>6049</text:p>
          </table:table-cell>
          <table:table-cell table:formula="of:=[.D752]/1000000" office:value-type="float" office:value="13.2033333333333">
            <text:p>13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10631.5789474">
            <text:p>11810631.58</text:p>
          </table:table-cell>
          <table:table-cell office:value-type="float" office:value="6049">
            <text:p>6049</text:p>
          </table:table-cell>
          <table:table-cell table:formula="of:=[.D753]/1000000" office:value-type="float" office:value="11.8106315789474">
            <text:p>11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93206.8965517">
            <text:p>12793206.9</text:p>
          </table:table-cell>
          <table:table-cell office:value-type="float" office:value="6049">
            <text:p>6049</text:p>
          </table:table-cell>
          <table:table-cell table:formula="of:=[.D754]/1000000" office:value-type="float" office:value="12.7932068965517">
            <text:p>12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850453.4883721">
            <text:p>16850453.49</text:p>
          </table:table-cell>
          <table:table-cell office:value-type="float" office:value="6049">
            <text:p>6049</text:p>
          </table:table-cell>
          <table:table-cell table:formula="of:=[.D755]/1000000" office:value-type="float" office:value="16.8504534883721">
            <text:p>16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49086.9565217">
            <text:p>12749086.96</text:p>
          </table:table-cell>
          <table:table-cell office:value-type="float" office:value="6049">
            <text:p>6049</text:p>
          </table:table-cell>
          <table:table-cell table:formula="of:=[.D756]/1000000" office:value-type="float" office:value="12.7490869565217">
            <text:p>12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380173.9130435">
            <text:p>13380173.91</text:p>
          </table:table-cell>
          <table:table-cell office:value-type="float" office:value="6049">
            <text:p>6049</text:p>
          </table:table-cell>
          <table:table-cell table:formula="of:=[.D757]/1000000" office:value-type="float" office:value="13.3801739130435">
            <text:p>13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359106.8139963">
            <text:p>19359106.81</text:p>
          </table:table-cell>
          <table:table-cell office:value-type="float" office:value="6049">
            <text:p>6049</text:p>
          </table:table-cell>
          <table:table-cell table:formula="of:=[.D758]/1000000" office:value-type="float" office:value="19.3591068139963">
            <text:p>19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939765.8730159">
            <text:p>16939765.87</text:p>
          </table:table-cell>
          <table:table-cell office:value-type="float" office:value="6049">
            <text:p>6049</text:p>
          </table:table-cell>
          <table:table-cell table:formula="of:=[.D759]/1000000" office:value-type="float" office:value="16.9397658730159">
            <text:p>16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909766.2771285">
            <text:p>23909766.28</text:p>
          </table:table-cell>
          <table:table-cell office:value-type="float" office:value="6049">
            <text:p>6049</text:p>
          </table:table-cell>
          <table:table-cell table:formula="of:=[.D760]/1000000" office:value-type="float" office:value="23.9097662771285">
            <text:p>23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122281.4371257">
            <text:p>20122281.44</text:p>
          </table:table-cell>
          <table:table-cell office:value-type="float" office:value="6049">
            <text:p>6049</text:p>
          </table:table-cell>
          <table:table-cell table:formula="of:=[.D761]/1000000" office:value-type="float" office:value="20.1222814371257">
            <text:p>20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279004.9261084">
            <text:p>18279004.93</text:p>
          </table:table-cell>
          <table:table-cell office:value-type="float" office:value="6049">
            <text:p>6049</text:p>
          </table:table-cell>
          <table:table-cell table:formula="of:=[.D762]/1000000" office:value-type="float" office:value="18.2790049261084">
            <text:p>18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779766.4670659">
            <text:p>19779766.47</text:p>
          </table:table-cell>
          <table:table-cell office:value-type="float" office:value="6049">
            <text:p>6049</text:p>
          </table:table-cell>
          <table:table-cell table:formula="of:=[.D763]/1000000" office:value-type="float" office:value="19.7797664670659">
            <text:p>19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42263.1578947">
            <text:p>13742263.16</text:p>
          </table:table-cell>
          <table:table-cell office:value-type="float" office:value="6049">
            <text:p>6049</text:p>
          </table:table-cell>
          <table:table-cell table:formula="of:=[.D764]/1000000" office:value-type="float" office:value="13.7422631578947">
            <text:p>13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451209.6774194">
            <text:p>15451209.68</text:p>
          </table:table-cell>
          <table:table-cell office:value-type="float" office:value="6049">
            <text:p>6049</text:p>
          </table:table-cell>
          <table:table-cell table:formula="of:=[.D765]/1000000" office:value-type="float" office:value="15.4512096774194">
            <text:p>15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38862.2754491">
            <text:p>20038862.28</text:p>
          </table:table-cell>
          <table:table-cell office:value-type="float" office:value="6049">
            <text:p>6049</text:p>
          </table:table-cell>
          <table:table-cell table:formula="of:=[.D766]/1000000" office:value-type="float" office:value="20.0388622754491">
            <text:p>20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375837.4384236">
            <text:p>18375837.44</text:p>
          </table:table-cell>
          <table:table-cell office:value-type="float" office:value="6049">
            <text:p>6049</text:p>
          </table:table-cell>
          <table:table-cell table:formula="of:=[.D767]/1000000" office:value-type="float" office:value="18.3758374384236">
            <text:p>18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557694.6107784">
            <text:p>19557694.61</text:p>
          </table:table-cell>
          <table:table-cell office:value-type="float" office:value="6049">
            <text:p>6049</text:p>
          </table:table-cell>
          <table:table-cell table:formula="of:=[.D768]/1000000" office:value-type="float" office:value="19.5576946107784">
            <text:p>19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29684.2105263">
            <text:p>14329684.21</text:p>
          </table:table-cell>
          <table:table-cell office:value-type="float" office:value="6049">
            <text:p>6049</text:p>
          </table:table-cell>
          <table:table-cell table:formula="of:=[.D769]/1000000" office:value-type="float" office:value="14.3296842105263">
            <text:p>14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304243.2432432">
            <text:p>13304243.24</text:p>
          </table:table-cell>
          <table:table-cell office:value-type="float" office:value="6264">
            <text:p>6264</text:p>
          </table:table-cell>
          <table:table-cell table:formula="of:=[.D770]/1000000" office:value-type="float" office:value="13.3042432432432">
            <text:p>13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08680">
            <text:p>11608680</text:p>
          </table:table-cell>
          <table:table-cell office:value-type="float" office:value="6264">
            <text:p>6264</text:p>
          </table:table-cell>
          <table:table-cell table:formula="of:=[.D771]/1000000" office:value-type="float" office:value="11.60868">
            <text:p>11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389884.1463415">
            <text:p>13389884.15</text:p>
          </table:table-cell>
          <table:table-cell office:value-type="float" office:value="6264">
            <text:p>6264</text:p>
          </table:table-cell>
          <table:table-cell table:formula="of:=[.D772]/1000000" office:value-type="float" office:value="13.3898841463415">
            <text:p>13.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93850">
            <text:p>13693850</text:p>
          </table:table-cell>
          <table:table-cell office:value-type="float" office:value="6264">
            <text:p>6264</text:p>
          </table:table-cell>
          <table:table-cell table:formula="of:=[.D773]/1000000" office:value-type="float" office:value="13.69385">
            <text:p>13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64871.559633">
            <text:p>14864871.56</text:p>
          </table:table-cell>
          <table:table-cell office:value-type="float" office:value="6264">
            <text:p>6264</text:p>
          </table:table-cell>
          <table:table-cell table:formula="of:=[.D774]/1000000" office:value-type="float" office:value="14.864871559633">
            <text:p>14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988025.477707">
            <text:p>16988025.48</text:p>
          </table:table-cell>
          <table:table-cell office:value-type="float" office:value="6264">
            <text:p>6264</text:p>
          </table:table-cell>
          <table:table-cell table:formula="of:=[.D775]/1000000" office:value-type="float" office:value="16.988025477707">
            <text:p>16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483055.0458716">
            <text:p>15483055.05</text:p>
          </table:table-cell>
          <table:table-cell office:value-type="float" office:value="6264">
            <text:p>6264</text:p>
          </table:table-cell>
          <table:table-cell table:formula="of:=[.D776]/1000000" office:value-type="float" office:value="15.4830550458716">
            <text:p>15.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29035.7142857">
            <text:p>12229035.71</text:p>
          </table:table-cell>
          <table:table-cell office:value-type="float" office:value="6264">
            <text:p>6264</text:p>
          </table:table-cell>
          <table:table-cell table:formula="of:=[.D777]/1000000" office:value-type="float" office:value="12.2290357142857">
            <text:p>12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098120">
            <text:p>15098120</text:p>
          </table:table-cell>
          <table:table-cell office:value-type="float" office:value="6264">
            <text:p>6264</text:p>
          </table:table-cell>
          <table:table-cell table:formula="of:=[.D778]/1000000" office:value-type="float" office:value="15.09812">
            <text:p>15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88121.9512195">
            <text:p>13988121.95</text:p>
          </table:table-cell>
          <table:table-cell office:value-type="float" office:value="6264">
            <text:p>6264</text:p>
          </table:table-cell>
          <table:table-cell table:formula="of:=[.D779]/1000000" office:value-type="float" office:value="13.9881219512195">
            <text:p>13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115800">
            <text:p>13115800</text:p>
          </table:table-cell>
          <table:table-cell office:value-type="float" office:value="6264">
            <text:p>6264</text:p>
          </table:table-cell>
          <table:table-cell table:formula="of:=[.D780]/1000000" office:value-type="float" office:value="13.1158">
            <text:p>13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68853.2110092">
            <text:p>14768853.21</text:p>
          </table:table-cell>
          <table:table-cell office:value-type="float" office:value="6264">
            <text:p>6264</text:p>
          </table:table-cell>
          <table:table-cell table:formula="of:=[.D781]/1000000" office:value-type="float" office:value="14.7688532110092">
            <text:p>14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704242.0382166">
            <text:p>17704242.04</text:p>
          </table:table-cell>
          <table:table-cell office:value-type="float" office:value="6264">
            <text:p>6264</text:p>
          </table:table-cell>
          <table:table-cell table:formula="of:=[.D782]/1000000" office:value-type="float" office:value="17.7042420382166">
            <text:p>17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08449.5412844">
            <text:p>15108449.54</text:p>
          </table:table-cell>
          <table:table-cell office:value-type="float" office:value="6264">
            <text:p>6264</text:p>
          </table:table-cell>
          <table:table-cell table:formula="of:=[.D783]/1000000" office:value-type="float" office:value="15.1084495412844">
            <text:p>15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553578.9473684">
            <text:p>14553578.95</text:p>
          </table:table-cell>
          <table:table-cell office:value-type="float" office:value="6264">
            <text:p>6264</text:p>
          </table:table-cell>
          <table:table-cell table:formula="of:=[.D784]/1000000" office:value-type="float" office:value="14.5535789473684">
            <text:p>14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60266.6666667">
            <text:p>14160266.67</text:p>
          </table:table-cell>
          <table:table-cell office:value-type="float" office:value="6264">
            <text:p>6264</text:p>
          </table:table-cell>
          <table:table-cell table:formula="of:=[.D785]/1000000" office:value-type="float" office:value="14.1602666666667">
            <text:p>14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293156.25">
            <text:p>14293156.25</text:p>
          </table:table-cell>
          <table:table-cell office:value-type="float" office:value="6264">
            <text:p>6264</text:p>
          </table:table-cell>
          <table:table-cell table:formula="of:=[.D786]/1000000" office:value-type="float" office:value="14.29315625">
            <text:p>14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384627.4509804">
            <text:p>13384627.45</text:p>
          </table:table-cell>
          <table:table-cell office:value-type="float" office:value="6264">
            <text:p>6264</text:p>
          </table:table-cell>
          <table:table-cell table:formula="of:=[.D787]/1000000" office:value-type="float" office:value="13.3846274509804">
            <text:p>13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62111.1111111">
            <text:p>13462111.11</text:p>
          </table:table-cell>
          <table:table-cell office:value-type="float" office:value="6264">
            <text:p>6264</text:p>
          </table:table-cell>
          <table:table-cell table:formula="of:=[.D788]/1000000" office:value-type="float" office:value="13.4621111111111">
            <text:p>13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811487.1794872">
            <text:p>15811487.18</text:p>
          </table:table-cell>
          <table:table-cell office:value-type="float" office:value="6264">
            <text:p>6264</text:p>
          </table:table-cell>
          <table:table-cell table:formula="of:=[.D789]/1000000" office:value-type="float" office:value="15.8114871794872">
            <text:p>15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467954.5454545">
            <text:p>15467954.55</text:p>
          </table:table-cell>
          <table:table-cell office:value-type="float" office:value="6264">
            <text:p>6264</text:p>
          </table:table-cell>
          <table:table-cell table:formula="of:=[.D790]/1000000" office:value-type="float" office:value="15.4679545454545">
            <text:p>15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263841.5841584">
            <text:p>21263841.58</text:p>
          </table:table-cell>
          <table:table-cell office:value-type="float" office:value="6264">
            <text:p>6264</text:p>
          </table:table-cell>
          <table:table-cell table:formula="of:=[.D791]/1000000" office:value-type="float" office:value="21.2638415841584">
            <text:p>21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560615.3846154">
            <text:p>17560615.38</text:p>
          </table:table-cell>
          <table:table-cell office:value-type="float" office:value="6264">
            <text:p>6264</text:p>
          </table:table-cell>
          <table:table-cell table:formula="of:=[.D792]/1000000" office:value-type="float" office:value="17.5606153846154">
            <text:p>17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837381.8181818">
            <text:p>18837381.82</text:p>
          </table:table-cell>
          <table:table-cell office:value-type="float" office:value="6264">
            <text:p>6264</text:p>
          </table:table-cell>
          <table:table-cell table:formula="of:=[.D793]/1000000" office:value-type="float" office:value="18.8373818181818">
            <text:p>18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11666.6666667">
            <text:p>13411666.67</text:p>
          </table:table-cell>
          <table:table-cell office:value-type="float" office:value="6264">
            <text:p>6264</text:p>
          </table:table-cell>
          <table:table-cell table:formula="of:=[.D794]/1000000" office:value-type="float" office:value="13.4116666666667">
            <text:p>13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808025.6410256">
            <text:p>15808025.64</text:p>
          </table:table-cell>
          <table:table-cell office:value-type="float" office:value="6264">
            <text:p>6264</text:p>
          </table:table-cell>
          <table:table-cell table:formula="of:=[.D795]/1000000" office:value-type="float" office:value="15.8080256410256">
            <text:p>15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354772.7272727">
            <text:p>19354772.73</text:p>
          </table:table-cell>
          <table:table-cell office:value-type="float" office:value="6264">
            <text:p>6264</text:p>
          </table:table-cell>
          <table:table-cell table:formula="of:=[.D796]/1000000" office:value-type="float" office:value="19.3547727272727">
            <text:p>19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273468.6468647">
            <text:p>21273468.65</text:p>
          </table:table-cell>
          <table:table-cell office:value-type="float" office:value="6264">
            <text:p>6264</text:p>
          </table:table-cell>
          <table:table-cell table:formula="of:=[.D797]/1000000" office:value-type="float" office:value="21.2734686468647">
            <text:p>21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465128.2051282">
            <text:p>16465128.21</text:p>
          </table:table-cell>
          <table:table-cell office:value-type="float" office:value="6264">
            <text:p>6264</text:p>
          </table:table-cell>
          <table:table-cell table:formula="of:=[.D798]/1000000" office:value-type="float" office:value="16.4651282051282">
            <text:p>16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020227.2727273">
            <text:p>19020227.27</text:p>
          </table:table-cell>
          <table:table-cell office:value-type="float" office:value="6264">
            <text:p>6264</text:p>
          </table:table-cell>
          <table:table-cell table:formula="of:=[.D799]/1000000" office:value-type="float" office:value="19.0202272727273">
            <text:p>19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702301.0033445">
            <text:p>17702301</text:p>
          </table:table-cell>
          <table:table-cell office:value-type="float" office:value="6264">
            <text:p>6264</text:p>
          </table:table-cell>
          <table:table-cell table:formula="of:=[.D800]/1000000" office:value-type="float" office:value="17.7023010033445">
            <text:p>17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364237.2881356">
            <text:p>18364237.29</text:p>
          </table:table-cell>
          <table:table-cell office:value-type="float" office:value="6264">
            <text:p>6264</text:p>
          </table:table-cell>
          <table:table-cell table:formula="of:=[.D801]/1000000" office:value-type="float" office:value="18.3642372881356">
            <text:p>18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12200">
            <text:p>14712200</text:p>
          </table:table-cell>
          <table:table-cell office:value-type="float" office:value="6264">
            <text:p>6264</text:p>
          </table:table-cell>
          <table:table-cell table:formula="of:=[.D802]/1000000" office:value-type="float" office:value="14.7122">
            <text:p>14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159000">
            <text:p>13159000</text:p>
          </table:table-cell>
          <table:table-cell office:value-type="float" office:value="6264">
            <text:p>6264</text:p>
          </table:table-cell>
          <table:table-cell table:formula="of:=[.D803]/1000000" office:value-type="float" office:value="13.159">
            <text:p>13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073724.137931">
            <text:p>15073724.14</text:p>
          </table:table-cell>
          <table:table-cell office:value-type="float" office:value="6264">
            <text:p>6264</text:p>
          </table:table-cell>
          <table:table-cell table:formula="of:=[.D804]/1000000" office:value-type="float" office:value="15.073724137931">
            <text:p>15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36293.3333333">
            <text:p>14736293.33</text:p>
          </table:table-cell>
          <table:table-cell office:value-type="float" office:value="6264">
            <text:p>6264</text:p>
          </table:table-cell>
          <table:table-cell table:formula="of:=[.D805]/1000000" office:value-type="float" office:value="14.7362933333333">
            <text:p>14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58533.3333333">
            <text:p>11858533.33</text:p>
          </table:table-cell>
          <table:table-cell office:value-type="float" office:value="6264">
            <text:p>6264</text:p>
          </table:table-cell>
          <table:table-cell table:formula="of:=[.D806]/1000000" office:value-type="float" office:value="11.8585333333333">
            <text:p>11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648379.8798799">
            <text:p>23648379.88</text:p>
          </table:table-cell>
          <table:table-cell office:value-type="float" office:value="6264">
            <text:p>6264</text:p>
          </table:table-cell>
          <table:table-cell table:formula="of:=[.D807]/1000000" office:value-type="float" office:value="23.6483798798799">
            <text:p>23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599933.3333333">
            <text:p>15599933.33</text:p>
          </table:table-cell>
          <table:table-cell office:value-type="float" office:value="6264">
            <text:p>6264</text:p>
          </table:table-cell>
          <table:table-cell table:formula="of:=[.D808]/1000000" office:value-type="float" office:value="15.5999333333333">
            <text:p>15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60066.6666667">
            <text:p>15960066.67</text:p>
          </table:table-cell>
          <table:table-cell office:value-type="float" office:value="6264">
            <text:p>6264</text:p>
          </table:table-cell>
          <table:table-cell table:formula="of:=[.D809]/1000000" office:value-type="float" office:value="15.9600666666667">
            <text:p>15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20500">
            <text:p>15920500</text:p>
          </table:table-cell>
          <table:table-cell office:value-type="float" office:value="6264">
            <text:p>6264</text:p>
          </table:table-cell>
          <table:table-cell table:formula="of:=[.D810]/1000000" office:value-type="float" office:value="15.9205">
            <text:p>15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40666.6666667">
            <text:p>13840666.67</text:p>
          </table:table-cell>
          <table:table-cell office:value-type="float" office:value="6264">
            <text:p>6264</text:p>
          </table:table-cell>
          <table:table-cell table:formula="of:=[.D811]/1000000" office:value-type="float" office:value="13.8406666666667">
            <text:p>13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922200">
            <text:p>16922200</text:p>
          </table:table-cell>
          <table:table-cell office:value-type="float" office:value="6264">
            <text:p>6264</text:p>
          </table:table-cell>
          <table:table-cell table:formula="of:=[.D812]/1000000" office:value-type="float" office:value="16.9222">
            <text:p>16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44625">
            <text:p>14844625</text:p>
          </table:table-cell>
          <table:table-cell office:value-type="float" office:value="6264">
            <text:p>6264</text:p>
          </table:table-cell>
          <table:table-cell table:formula="of:=[.D813]/1000000" office:value-type="float" office:value="14.844625">
            <text:p>14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164372.2222222">
            <text:p>26164372.22</text:p>
          </table:table-cell>
          <table:table-cell office:value-type="float" office:value="6264">
            <text:p>6264</text:p>
          </table:table-cell>
          <table:table-cell table:formula="of:=[.D814]/1000000" office:value-type="float" office:value="26.1643722222222">
            <text:p>26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74204.5454545">
            <text:p>13674204.55</text:p>
          </table:table-cell>
          <table:table-cell office:value-type="float" office:value="6264">
            <text:p>6264</text:p>
          </table:table-cell>
          <table:table-cell table:formula="of:=[.D815]/1000000" office:value-type="float" office:value="13.6742045454545">
            <text:p>13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45454.5454545">
            <text:p>17245454.55</text:p>
          </table:table-cell>
          <table:table-cell office:value-type="float" office:value="6264">
            <text:p>6264</text:p>
          </table:table-cell>
          <table:table-cell table:formula="of:=[.D816]/1000000" office:value-type="float" office:value="17.2454545454545">
            <text:p>17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945068.9655172">
            <text:p>14945068.97</text:p>
          </table:table-cell>
          <table:table-cell office:value-type="float" office:value="6264">
            <text:p>6264</text:p>
          </table:table-cell>
          <table:table-cell table:formula="of:=[.D817]/1000000" office:value-type="float" office:value="14.9450689655172">
            <text:p>14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162650">
            <text:p>18162650</text:p>
          </table:table-cell>
          <table:table-cell office:value-type="float" office:value="6264">
            <text:p>6264</text:p>
          </table:table-cell>
          <table:table-cell table:formula="of:=[.D818]/1000000" office:value-type="float" office:value="18.16265">
            <text:p>18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11857.1428571">
            <text:p>11211857.14</text:p>
          </table:table-cell>
          <table:table-cell office:value-type="float" office:value="6264">
            <text:p>6264</text:p>
          </table:table-cell>
          <table:table-cell table:formula="of:=[.D819]/1000000" office:value-type="float" office:value="11.2118571428571">
            <text:p>11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185512.3966942">
            <text:p>19185512.4</text:p>
          </table:table-cell>
          <table:table-cell office:value-type="float" office:value="6651">
            <text:p>6651</text:p>
          </table:table-cell>
          <table:table-cell table:formula="of:=[.D820]/1000000" office:value-type="float" office:value="19.1855123966942">
            <text:p>19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182040">
            <text:p>12182040</text:p>
          </table:table-cell>
          <table:table-cell office:value-type="float" office:value="6651">
            <text:p>6651</text:p>
          </table:table-cell>
          <table:table-cell table:formula="of:=[.D821]/1000000" office:value-type="float" office:value="12.18204">
            <text:p>12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57375">
            <text:p>12857375</text:p>
          </table:table-cell>
          <table:table-cell office:value-type="float" office:value="6651">
            <text:p>6651</text:p>
          </table:table-cell>
          <table:table-cell table:formula="of:=[.D822]/1000000" office:value-type="float" office:value="12.857375">
            <text:p>12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07758.6206897">
            <text:p>12707758.62</text:p>
          </table:table-cell>
          <table:table-cell office:value-type="float" office:value="6651">
            <text:p>6651</text:p>
          </table:table-cell>
          <table:table-cell table:formula="of:=[.D823]/1000000" office:value-type="float" office:value="12.7077586206897">
            <text:p>12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59384.6153846">
            <text:p>12259384.62</text:p>
          </table:table-cell>
          <table:table-cell office:value-type="float" office:value="6651">
            <text:p>6651</text:p>
          </table:table-cell>
          <table:table-cell table:formula="of:=[.D824]/1000000" office:value-type="float" office:value="12.2593846153846">
            <text:p>12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58400">
            <text:p>8458400</text:p>
          </table:table-cell>
          <table:table-cell office:value-type="float" office:value="6651">
            <text:p>6651</text:p>
          </table:table-cell>
          <table:table-cell table:formula="of:=[.D825]/1000000" office:value-type="float" office:value="8.4584">
            <text:p>8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356000">
            <text:p>11356000</text:p>
          </table:table-cell>
          <table:table-cell office:value-type="float" office:value="6651">
            <text:p>6651</text:p>
          </table:table-cell>
          <table:table-cell table:formula="of:=[.D826]/1000000" office:value-type="float" office:value="11.356">
            <text:p>11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65757.0850202">
            <text:p>13865757.09</text:p>
          </table:table-cell>
          <table:table-cell office:value-type="float" office:value="6651">
            <text:p>6651</text:p>
          </table:table-cell>
          <table:table-cell table:formula="of:=[.D827]/1000000" office:value-type="float" office:value="13.8657570850202">
            <text:p>13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98451.6129032">
            <text:p>11298451.61</text:p>
          </table:table-cell>
          <table:table-cell office:value-type="float" office:value="6651">
            <text:p>6651</text:p>
          </table:table-cell>
          <table:table-cell table:formula="of:=[.D828]/1000000" office:value-type="float" office:value="11.2984516129032">
            <text:p>11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38133.3333333">
            <text:p>11838133.33</text:p>
          </table:table-cell>
          <table:table-cell office:value-type="float" office:value="6651">
            <text:p>6651</text:p>
          </table:table-cell>
          <table:table-cell table:formula="of:=[.D829]/1000000" office:value-type="float" office:value="11.8381333333333">
            <text:p>11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03000">
            <text:p>11003000</text:p>
          </table:table-cell>
          <table:table-cell office:value-type="float" office:value="6651">
            <text:p>6651</text:p>
          </table:table-cell>
          <table:table-cell table:formula="of:=[.D830]/1000000" office:value-type="float" office:value="11.003">
            <text:p>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17657.1428571">
            <text:p>12217657.14</text:p>
          </table:table-cell>
          <table:table-cell office:value-type="float" office:value="6651">
            <text:p>6651</text:p>
          </table:table-cell>
          <table:table-cell table:formula="of:=[.D831]/1000000" office:value-type="float" office:value="12.2176571428571">
            <text:p>12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853559.1397849">
            <text:p>20853559.14</text:p>
          </table:table-cell>
          <table:table-cell office:value-type="float" office:value="6651">
            <text:p>6651</text:p>
          </table:table-cell>
          <table:table-cell table:formula="of:=[.D832]/1000000" office:value-type="float" office:value="20.8535591397849">
            <text:p>20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713114.2857143">
            <text:p>11713114.29</text:p>
          </table:table-cell>
          <table:table-cell office:value-type="float" office:value="6651">
            <text:p>6651</text:p>
          </table:table-cell>
          <table:table-cell table:formula="of:=[.D833]/1000000" office:value-type="float" office:value="11.7131142857143">
            <text:p>11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48310.3448276">
            <text:p>11248310.34</text:p>
          </table:table-cell>
          <table:table-cell office:value-type="float" office:value="6651">
            <text:p>6651</text:p>
          </table:table-cell>
          <table:table-cell table:formula="of:=[.D834]/1000000" office:value-type="float" office:value="11.2483103448276">
            <text:p>11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23485.7142857">
            <text:p>13923485.71</text:p>
          </table:table-cell>
          <table:table-cell office:value-type="float" office:value="6651">
            <text:p>6651</text:p>
          </table:table-cell>
          <table:table-cell table:formula="of:=[.D835]/1000000" office:value-type="float" office:value="13.9234857142857">
            <text:p>13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313845.8781362">
            <text:p>20313845.88</text:p>
          </table:table-cell>
          <table:table-cell office:value-type="float" office:value="6651">
            <text:p>6651</text:p>
          </table:table-cell>
          <table:table-cell table:formula="of:=[.D836]/1000000" office:value-type="float" office:value="20.3138458781362">
            <text:p>20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25857.1428571">
            <text:p>13225857.14</text:p>
          </table:table-cell>
          <table:table-cell office:value-type="float" office:value="6651">
            <text:p>6651</text:p>
          </table:table-cell>
          <table:table-cell table:formula="of:=[.D837]/1000000" office:value-type="float" office:value="13.2258571428571">
            <text:p>13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30928.5714286">
            <text:p>12030928.57</text:p>
          </table:table-cell>
          <table:table-cell office:value-type="float" office:value="6651">
            <text:p>6651</text:p>
          </table:table-cell>
          <table:table-cell table:formula="of:=[.D838]/1000000" office:value-type="float" office:value="12.0309285714286">
            <text:p>12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40314.2857143">
            <text:p>14340314.29</text:p>
          </table:table-cell>
          <table:table-cell office:value-type="float" office:value="6651">
            <text:p>6651</text:p>
          </table:table-cell>
          <table:table-cell table:formula="of:=[.D839]/1000000" office:value-type="float" office:value="14.3403142857143">
            <text:p>14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609369.1756272">
            <text:p>20609369.18</text:p>
          </table:table-cell>
          <table:table-cell office:value-type="float" office:value="6651">
            <text:p>6651</text:p>
          </table:table-cell>
          <table:table-cell table:formula="of:=[.D840]/1000000" office:value-type="float" office:value="20.6093691756272">
            <text:p>20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71485.7142857">
            <text:p>12871485.71</text:p>
          </table:table-cell>
          <table:table-cell office:value-type="float" office:value="6651">
            <text:p>6651</text:p>
          </table:table-cell>
          <table:table-cell table:formula="of:=[.D841]/1000000" office:value-type="float" office:value="12.8714857142857">
            <text:p>12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604965.5172414">
            <text:p>12604965.52</text:p>
          </table:table-cell>
          <table:table-cell office:value-type="float" office:value="6651">
            <text:p>6651</text:p>
          </table:table-cell>
          <table:table-cell table:formula="of:=[.D842]/1000000" office:value-type="float" office:value="12.6049655172414">
            <text:p>12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72085.7142857">
            <text:p>11072085.71</text:p>
          </table:table-cell>
          <table:table-cell office:value-type="float" office:value="6651">
            <text:p>6651</text:p>
          </table:table-cell>
          <table:table-cell table:formula="of:=[.D843]/1000000" office:value-type="float" office:value="11.0720857142857">
            <text:p>11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562354.8387097">
            <text:p>19562354.84</text:p>
          </table:table-cell>
          <table:table-cell office:value-type="float" office:value="6651">
            <text:p>6651</text:p>
          </table:table-cell>
          <table:table-cell table:formula="of:=[.D844]/1000000" office:value-type="float" office:value="19.5623548387097">
            <text:p>19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73171.4285714">
            <text:p>11273171.43</text:p>
          </table:table-cell>
          <table:table-cell office:value-type="float" office:value="6651">
            <text:p>6651</text:p>
          </table:table-cell>
          <table:table-cell table:formula="of:=[.D845]/1000000" office:value-type="float" office:value="11.2731714285714">
            <text:p>11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088181.0344828">
            <text:p>25088181.03</text:p>
          </table:table-cell>
          <table:table-cell office:value-type="float" office:value="6651">
            <text:p>6651</text:p>
          </table:table-cell>
          <table:table-cell table:formula="of:=[.D846]/1000000" office:value-type="float" office:value="25.0881810344828">
            <text:p>25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372916.0714286">
            <text:p>21372916.07</text:p>
          </table:table-cell>
          <table:table-cell office:value-type="float" office:value="6651">
            <text:p>6651</text:p>
          </table:table-cell>
          <table:table-cell table:formula="of:=[.D847]/1000000" office:value-type="float" office:value="21.3729160714286">
            <text:p>21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16119.760479">
            <text:p>13916119.76</text:p>
          </table:table-cell>
          <table:table-cell office:value-type="float" office:value="6651">
            <text:p>6651</text:p>
          </table:table-cell>
          <table:table-cell table:formula="of:=[.D848]/1000000" office:value-type="float" office:value="13.916119760479">
            <text:p>13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223990.8675799">
            <text:p>21223990.87</text:p>
          </table:table-cell>
          <table:table-cell office:value-type="float" office:value="6651">
            <text:p>6651</text:p>
          </table:table-cell>
          <table:table-cell table:formula="of:=[.D849]/1000000" office:value-type="float" office:value="21.2239908675799">
            <text:p>21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67408.4084084">
            <text:p>18067408.41</text:p>
          </table:table-cell>
          <table:table-cell office:value-type="float" office:value="6651">
            <text:p>6651</text:p>
          </table:table-cell>
          <table:table-cell table:formula="of:=[.D850]/1000000" office:value-type="float" office:value="18.0674084084084">
            <text:p>18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348392.6940639">
            <text:p>21348392.69</text:p>
          </table:table-cell>
          <table:table-cell office:value-type="float" office:value="6651">
            <text:p>6651</text:p>
          </table:table-cell>
          <table:table-cell table:formula="of:=[.D851]/1000000" office:value-type="float" office:value="21.3483926940639">
            <text:p>21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02955.8823529">
            <text:p>11802955.88</text:p>
          </table:table-cell>
          <table:table-cell office:value-type="float" office:value="6651">
            <text:p>6651</text:p>
          </table:table-cell>
          <table:table-cell table:formula="of:=[.D852]/1000000" office:value-type="float" office:value="11.8029558823529">
            <text:p>11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850530.6122449">
            <text:p>16850530.61</text:p>
          </table:table-cell>
          <table:table-cell office:value-type="float" office:value="6651">
            <text:p>6651</text:p>
          </table:table-cell>
          <table:table-cell table:formula="of:=[.D853]/1000000" office:value-type="float" office:value="16.8505306122449">
            <text:p>16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89494.6236559">
            <text:p>13889494.62</text:p>
          </table:table-cell>
          <table:table-cell office:value-type="float" office:value="6651">
            <text:p>6651</text:p>
          </table:table-cell>
          <table:table-cell table:formula="of:=[.D854]/1000000" office:value-type="float" office:value="13.8894946236559">
            <text:p>13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54489.8785425">
            <text:p>15754489.88</text:p>
          </table:table-cell>
          <table:table-cell office:value-type="float" office:value="6651">
            <text:p>6651</text:p>
          </table:table-cell>
          <table:table-cell table:formula="of:=[.D855]/1000000" office:value-type="float" office:value="15.7544898785425">
            <text:p>15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286145.4545455">
            <text:p>16286145.45</text:p>
          </table:table-cell>
          <table:table-cell office:value-type="float" office:value="6651">
            <text:p>6651</text:p>
          </table:table-cell>
          <table:table-cell table:formula="of:=[.D856]/1000000" office:value-type="float" office:value="16.2861454545455">
            <text:p>16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750650">
            <text:p>10750650</text:p>
          </table:table-cell>
          <table:table-cell office:value-type="float" office:value="6651">
            <text:p>6651</text:p>
          </table:table-cell>
          <table:table-cell table:formula="of:=[.D857]/1000000" office:value-type="float" office:value="10.75065">
            <text:p>10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76300">
            <text:p>14776300</text:p>
          </table:table-cell>
          <table:table-cell office:value-type="float" office:value="6827">
            <text:p>6827</text:p>
          </table:table-cell>
          <table:table-cell table:formula="of:=[.D858]/1000000" office:value-type="float" office:value="14.7763">
            <text:p>14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26711.7870722">
            <text:p>14026711.79</text:p>
          </table:table-cell>
          <table:table-cell office:value-type="float" office:value="6827">
            <text:p>6827</text:p>
          </table:table-cell>
          <table:table-cell table:formula="of:=[.D859]/1000000" office:value-type="float" office:value="14.0267117870722">
            <text:p>14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183863.6363636">
            <text:p>12183863.64</text:p>
          </table:table-cell>
          <table:table-cell office:value-type="float" office:value="6827">
            <text:p>6827</text:p>
          </table:table-cell>
          <table:table-cell table:formula="of:=[.D860]/1000000" office:value-type="float" office:value="12.1838636363636">
            <text:p>12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750724.137931">
            <text:p>16750724.14</text:p>
          </table:table-cell>
          <table:table-cell office:value-type="float" office:value="6827">
            <text:p>6827</text:p>
          </table:table-cell>
          <table:table-cell table:formula="of:=[.D861]/1000000" office:value-type="float" office:value="16.750724137931">
            <text:p>16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95000">
            <text:p>13295000</text:p>
          </table:table-cell>
          <table:table-cell office:value-type="float" office:value="6827">
            <text:p>6827</text:p>
          </table:table-cell>
          <table:table-cell table:formula="of:=[.D862]/1000000" office:value-type="float" office:value="13.295">
            <text:p>13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429571.4285714">
            <text:p>14429571.43</text:p>
          </table:table-cell>
          <table:table-cell office:value-type="float" office:value="6827">
            <text:p>6827</text:p>
          </table:table-cell>
          <table:table-cell table:formula="of:=[.D863]/1000000" office:value-type="float" office:value="14.4295714285714">
            <text:p>14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80436.9369369">
            <text:p>14080436.94</text:p>
          </table:table-cell>
          <table:table-cell office:value-type="float" office:value="6827">
            <text:p>6827</text:p>
          </table:table-cell>
          <table:table-cell table:formula="of:=[.D864]/1000000" office:value-type="float" office:value="14.0804369369369">
            <text:p>14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288985.2941176">
            <text:p>20288985.29</text:p>
          </table:table-cell>
          <table:table-cell office:value-type="float" office:value="6827">
            <text:p>6827</text:p>
          </table:table-cell>
          <table:table-cell table:formula="of:=[.D865]/1000000" office:value-type="float" office:value="20.2889852941176">
            <text:p>20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76823.5294118">
            <text:p>18076823.53</text:p>
          </table:table-cell>
          <table:table-cell office:value-type="float" office:value="6827">
            <text:p>6827</text:p>
          </table:table-cell>
          <table:table-cell table:formula="of:=[.D866]/1000000" office:value-type="float" office:value="18.0768235294118">
            <text:p>18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26500">
            <text:p>12726500</text:p>
          </table:table-cell>
          <table:table-cell office:value-type="float" office:value="6827">
            <text:p>6827</text:p>
          </table:table-cell>
          <table:table-cell table:formula="of:=[.D867]/1000000" office:value-type="float" office:value="12.7265">
            <text:p>12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19666.6666667">
            <text:p>11019666.67</text:p>
          </table:table-cell>
          <table:table-cell office:value-type="float" office:value="6827">
            <text:p>6827</text:p>
          </table:table-cell>
          <table:table-cell table:formula="of:=[.D868]/1000000" office:value-type="float" office:value="11.0196666666667">
            <text:p>11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379461.5384615">
            <text:p>13379461.54</text:p>
          </table:table-cell>
          <table:table-cell office:value-type="float" office:value="6827">
            <text:p>6827</text:p>
          </table:table-cell>
          <table:table-cell table:formula="of:=[.D869]/1000000" office:value-type="float" office:value="13.3794615384615">
            <text:p>13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88192.3076923">
            <text:p>11888192.31</text:p>
          </table:table-cell>
          <table:table-cell office:value-type="float" office:value="6827">
            <text:p>6827</text:p>
          </table:table-cell>
          <table:table-cell table:formula="of:=[.D870]/1000000" office:value-type="float" office:value="11.8881923076923">
            <text:p>11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65283.0188679">
            <text:p>12765283.02</text:p>
          </table:table-cell>
          <table:table-cell office:value-type="float" office:value="6827">
            <text:p>6827</text:p>
          </table:table-cell>
          <table:table-cell table:formula="of:=[.D871]/1000000" office:value-type="float" office:value="12.7652830188679">
            <text:p>12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79230.7692308">
            <text:p>11279230.77</text:p>
          </table:table-cell>
          <table:table-cell office:value-type="float" office:value="6827">
            <text:p>6827</text:p>
          </table:table-cell>
          <table:table-cell table:formula="of:=[.D872]/1000000" office:value-type="float" office:value="11.2792307692308">
            <text:p>11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158692.3076923">
            <text:p>13158692.31</text:p>
          </table:table-cell>
          <table:table-cell office:value-type="float" office:value="6827">
            <text:p>6827</text:p>
          </table:table-cell>
          <table:table-cell table:formula="of:=[.D873]/1000000" office:value-type="float" office:value="13.1586923076923">
            <text:p>13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23617.0212766">
            <text:p>11523617.02</text:p>
          </table:table-cell>
          <table:table-cell office:value-type="float" office:value="6827">
            <text:p>6827</text:p>
          </table:table-cell>
          <table:table-cell table:formula="of:=[.D874]/1000000" office:value-type="float" office:value="11.5236170212766">
            <text:p>11.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37692.3076923">
            <text:p>14337692.31</text:p>
          </table:table-cell>
          <table:table-cell office:value-type="float" office:value="6827">
            <text:p>6827</text:p>
          </table:table-cell>
          <table:table-cell table:formula="of:=[.D875]/1000000" office:value-type="float" office:value="14.3376923076923">
            <text:p>14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28923.0769231">
            <text:p>12028923.08</text:p>
          </table:table-cell>
          <table:table-cell office:value-type="float" office:value="6827">
            <text:p>6827</text:p>
          </table:table-cell>
          <table:table-cell table:formula="of:=[.D876]/1000000" office:value-type="float" office:value="12.0289230769231">
            <text:p>12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36490.5660377">
            <text:p>12236490.57</text:p>
          </table:table-cell>
          <table:table-cell office:value-type="float" office:value="6827">
            <text:p>6827</text:p>
          </table:table-cell>
          <table:table-cell table:formula="of:=[.D877]/1000000" office:value-type="float" office:value="12.2364905660377">
            <text:p>12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566692.3076923">
            <text:p>15566692.31</text:p>
          </table:table-cell>
          <table:table-cell office:value-type="float" office:value="6827">
            <text:p>6827</text:p>
          </table:table-cell>
          <table:table-cell table:formula="of:=[.D878]/1000000" office:value-type="float" office:value="15.5666923076923">
            <text:p>15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19884.6153846">
            <text:p>12319884.62</text:p>
          </table:table-cell>
          <table:table-cell office:value-type="float" office:value="6827">
            <text:p>6827</text:p>
          </table:table-cell>
          <table:table-cell table:formula="of:=[.D879]/1000000" office:value-type="float" office:value="12.3198846153846">
            <text:p>12.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14222.2222222">
            <text:p>10614222.22</text:p>
          </table:table-cell>
          <table:table-cell office:value-type="float" office:value="6827">
            <text:p>6827</text:p>
          </table:table-cell>
          <table:table-cell table:formula="of:=[.D880]/1000000" office:value-type="float" office:value="10.6142222222222">
            <text:p>10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486653.8461538">
            <text:p>14486653.85</text:p>
          </table:table-cell>
          <table:table-cell office:value-type="float" office:value="6827">
            <text:p>6827</text:p>
          </table:table-cell>
          <table:table-cell table:formula="of:=[.D881]/1000000" office:value-type="float" office:value="14.4866538461538">
            <text:p>14.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308000">
            <text:p>13308000</text:p>
          </table:table-cell>
          <table:table-cell office:value-type="float" office:value="6827">
            <text:p>6827</text:p>
          </table:table-cell>
          <table:table-cell table:formula="of:=[.D882]/1000000" office:value-type="float" office:value="13.308">
            <text:p>13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51773.5849057">
            <text:p>12751773.58</text:p>
          </table:table-cell>
          <table:table-cell office:value-type="float" office:value="6827">
            <text:p>6827</text:p>
          </table:table-cell>
          <table:table-cell table:formula="of:=[.D883]/1000000" office:value-type="float" office:value="12.7517735849057">
            <text:p>12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29923.0769231">
            <text:p>12329923.08</text:p>
          </table:table-cell>
          <table:table-cell office:value-type="float" office:value="6827">
            <text:p>6827</text:p>
          </table:table-cell>
          <table:table-cell table:formula="of:=[.D884]/1000000" office:value-type="float" office:value="12.3299230769231">
            <text:p>12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94961.5384615">
            <text:p>12394961.54</text:p>
          </table:table-cell>
          <table:table-cell office:value-type="float" office:value="6827">
            <text:p>6827</text:p>
          </table:table-cell>
          <table:table-cell table:formula="of:=[.D885]/1000000" office:value-type="float" office:value="12.3949615384615">
            <text:p>12.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61744.6808511">
            <text:p>12961744.68</text:p>
          </table:table-cell>
          <table:table-cell office:value-type="float" office:value="6827">
            <text:p>6827</text:p>
          </table:table-cell>
          <table:table-cell table:formula="of:=[.D886]/1000000" office:value-type="float" office:value="12.9617446808511">
            <text:p>12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660692.3076923">
            <text:p>15660692.31</text:p>
          </table:table-cell>
          <table:table-cell office:value-type="float" office:value="6827">
            <text:p>6827</text:p>
          </table:table-cell>
          <table:table-cell table:formula="of:=[.D887]/1000000" office:value-type="float" office:value="15.6606923076923">
            <text:p>15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84230.7692308">
            <text:p>13784230.77</text:p>
          </table:table-cell>
          <table:table-cell office:value-type="float" office:value="6827">
            <text:p>6827</text:p>
          </table:table-cell>
          <table:table-cell table:formula="of:=[.D888]/1000000" office:value-type="float" office:value="13.7842307692308">
            <text:p>13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35641.509434">
            <text:p>11835641.51</text:p>
          </table:table-cell>
          <table:table-cell office:value-type="float" office:value="6827">
            <text:p>6827</text:p>
          </table:table-cell>
          <table:table-cell table:formula="of:=[.D889]/1000000" office:value-type="float" office:value="11.835641509434">
            <text:p>11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39692.3076923">
            <text:p>12439692.31</text:p>
          </table:table-cell>
          <table:table-cell office:value-type="float" office:value="6827">
            <text:p>6827</text:p>
          </table:table-cell>
          <table:table-cell table:formula="of:=[.D890]/1000000" office:value-type="float" office:value="12.4396923076923">
            <text:p>12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239653.8461538">
            <text:p>14239653.85</text:p>
          </table:table-cell>
          <table:table-cell office:value-type="float" office:value="6827">
            <text:p>6827</text:p>
          </table:table-cell>
          <table:table-cell table:formula="of:=[.D891]/1000000" office:value-type="float" office:value="14.2396538461538">
            <text:p>14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34200">
            <text:p>14034200</text:p>
          </table:table-cell>
          <table:table-cell office:value-type="float" office:value="6827">
            <text:p>6827</text:p>
          </table:table-cell>
          <table:table-cell table:formula="of:=[.D892]/1000000" office:value-type="float" office:value="14.0342">
            <text:p>14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916639.1752577">
            <text:p>23916639.18</text:p>
          </table:table-cell>
          <table:table-cell office:value-type="float" office:value="6827">
            <text:p>6827</text:p>
          </table:table-cell>
          <table:table-cell table:formula="of:=[.D893]/1000000" office:value-type="float" office:value="23.9166391752577">
            <text:p>23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027964.2857143">
            <text:p>13027964.29</text:p>
          </table:table-cell>
          <table:table-cell office:value-type="float" office:value="6827">
            <text:p>6827</text:p>
          </table:table-cell>
          <table:table-cell table:formula="of:=[.D894]/1000000" office:value-type="float" office:value="13.0279642857143">
            <text:p>13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595176.4705882">
            <text:p>13595176.47</text:p>
          </table:table-cell>
          <table:table-cell office:value-type="float" office:value="6827">
            <text:p>6827</text:p>
          </table:table-cell>
          <table:table-cell table:formula="of:=[.D895]/1000000" office:value-type="float" office:value="13.5951764705882">
            <text:p>13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125571.4285714">
            <text:p>12125571.43</text:p>
          </table:table-cell>
          <table:table-cell office:value-type="float" office:value="6827">
            <text:p>6827</text:p>
          </table:table-cell>
          <table:table-cell table:formula="of:=[.D896]/1000000" office:value-type="float" office:value="12.1255714285714">
            <text:p>12.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88615.3846154">
            <text:p>13688615.38</text:p>
          </table:table-cell>
          <table:table-cell office:value-type="float" office:value="7115">
            <text:p>7115</text:p>
          </table:table-cell>
          <table:table-cell table:formula="of:=[.D897]/1000000" office:value-type="float" office:value="13.6886153846154">
            <text:p>13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32396.9465649">
            <text:p>16632396.95</text:p>
          </table:table-cell>
          <table:table-cell office:value-type="float" office:value="7115">
            <text:p>7115</text:p>
          </table:table-cell>
          <table:table-cell table:formula="of:=[.D898]/1000000" office:value-type="float" office:value="16.6323969465649">
            <text:p>16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188560">
            <text:p>17188560</text:p>
          </table:table-cell>
          <table:table-cell office:value-type="float" office:value="7115">
            <text:p>7115</text:p>
          </table:table-cell>
          <table:table-cell table:formula="of:=[.D899]/1000000" office:value-type="float" office:value="17.18856">
            <text:p>17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68736.8421053">
            <text:p>14168736.84</text:p>
          </table:table-cell>
          <table:table-cell office:value-type="float" office:value="7115">
            <text:p>7115</text:p>
          </table:table-cell>
          <table:table-cell table:formula="of:=[.D900]/1000000" office:value-type="float" office:value="14.1687368421053">
            <text:p>14.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805601.1560694">
            <text:p>25805601.16</text:p>
          </table:table-cell>
          <table:table-cell office:value-type="float" office:value="7115">
            <text:p>7115</text:p>
          </table:table-cell>
          <table:table-cell table:formula="of:=[.D901]/1000000" office:value-type="float" office:value="25.8056011560694">
            <text:p>25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48058.8235294">
            <text:p>12248058.82</text:p>
          </table:table-cell>
          <table:table-cell office:value-type="float" office:value="7115">
            <text:p>7115</text:p>
          </table:table-cell>
          <table:table-cell table:formula="of:=[.D902]/1000000" office:value-type="float" office:value="12.2480588235294">
            <text:p>12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243260">
            <text:p>16243260</text:p>
          </table:table-cell>
          <table:table-cell office:value-type="float" office:value="7115">
            <text:p>7115</text:p>
          </table:table-cell>
          <table:table-cell table:formula="of:=[.D903]/1000000" office:value-type="float" office:value="16.24326">
            <text:p>16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224280">
            <text:p>14224280</text:p>
          </table:table-cell>
          <table:table-cell office:value-type="float" office:value="7115">
            <text:p>7115</text:p>
          </table:table-cell>
          <table:table-cell table:formula="of:=[.D904]/1000000" office:value-type="float" office:value="14.22428">
            <text:p>14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720122.1864952">
            <text:p>18720122.19</text:p>
          </table:table-cell>
          <table:table-cell office:value-type="float" office:value="7115">
            <text:p>7115</text:p>
          </table:table-cell>
          <table:table-cell table:formula="of:=[.D905]/1000000" office:value-type="float" office:value="18.7201221864952">
            <text:p>18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48375">
            <text:p>16648375</text:p>
          </table:table-cell>
          <table:table-cell office:value-type="float" office:value="7115">
            <text:p>7115</text:p>
          </table:table-cell>
          <table:table-cell table:formula="of:=[.D906]/1000000" office:value-type="float" office:value="16.648375">
            <text:p>16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169260">
            <text:p>13169260</text:p>
          </table:table-cell>
          <table:table-cell office:value-type="float" office:value="7115">
            <text:p>7115</text:p>
          </table:table-cell>
          <table:table-cell table:formula="of:=[.D907]/1000000" office:value-type="float" office:value="13.16926">
            <text:p>13.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233479.0996785">
            <text:p>18233479.1</text:p>
          </table:table-cell>
          <table:table-cell office:value-type="float" office:value="7115">
            <text:p>7115</text:p>
          </table:table-cell>
          <table:table-cell table:formula="of:=[.D908]/1000000" office:value-type="float" office:value="18.2334790996785">
            <text:p>18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965837.0473538">
            <text:p>24965837.05</text:p>
          </table:table-cell>
          <table:table-cell office:value-type="float" office:value="7115">
            <text:p>7115</text:p>
          </table:table-cell>
          <table:table-cell table:formula="of:=[.D909]/1000000" office:value-type="float" office:value="24.9658370473538">
            <text:p>24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60560">
            <text:p>14060560</text:p>
          </table:table-cell>
          <table:table-cell office:value-type="float" office:value="7115">
            <text:p>7115</text:p>
          </table:table-cell>
          <table:table-cell table:formula="of:=[.D910]/1000000" office:value-type="float" office:value="14.06056">
            <text:p>14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822131.8327974">
            <text:p>18822131.83</text:p>
          </table:table-cell>
          <table:table-cell office:value-type="float" office:value="7115">
            <text:p>7115</text:p>
          </table:table-cell>
          <table:table-cell table:formula="of:=[.D911]/1000000" office:value-type="float" office:value="18.8221318327974">
            <text:p>18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855142.8571429">
            <text:p>17855142.86</text:p>
          </table:table-cell>
          <table:table-cell office:value-type="float" office:value="7115">
            <text:p>7115</text:p>
          </table:table-cell>
          <table:table-cell table:formula="of:=[.D912]/1000000" office:value-type="float" office:value="17.8551428571429">
            <text:p>17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73360">
            <text:p>13473360</text:p>
          </table:table-cell>
          <table:table-cell office:value-type="float" office:value="7115">
            <text:p>7115</text:p>
          </table:table-cell>
          <table:table-cell table:formula="of:=[.D913]/1000000" office:value-type="float" office:value="13.47336">
            <text:p>13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413954.9839228">
            <text:p>18413954.98</text:p>
          </table:table-cell>
          <table:table-cell office:value-type="float" office:value="7115">
            <text:p>7115</text:p>
          </table:table-cell>
          <table:table-cell table:formula="of:=[.D914]/1000000" office:value-type="float" office:value="18.4139549839228">
            <text:p>18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303286.1476239">
            <text:p>43303286.15</text:p>
          </table:table-cell>
          <table:table-cell office:value-type="float" office:value="7115">
            <text:p>7115</text:p>
          </table:table-cell>
          <table:table-cell table:formula="of:=[.D915]/1000000" office:value-type="float" office:value="43.3032861476239">
            <text:p>43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695900">
            <text:p>12695900</text:p>
          </table:table-cell>
          <table:table-cell office:value-type="float" office:value="7115">
            <text:p>7115</text:p>
          </table:table-cell>
          <table:table-cell table:formula="of:=[.D916]/1000000" office:value-type="float" office:value="12.6959">
            <text:p>12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336694.5337621">
            <text:p>18336694.53</text:p>
          </table:table-cell>
          <table:table-cell office:value-type="float" office:value="7115">
            <text:p>7115</text:p>
          </table:table-cell>
          <table:table-cell table:formula="of:=[.D917]/1000000" office:value-type="float" office:value="18.3366945337621">
            <text:p>18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660928.5714286">
            <text:p>12660928.57</text:p>
          </table:table-cell>
          <table:table-cell office:value-type="float" office:value="7115">
            <text:p>7115</text:p>
          </table:table-cell>
          <table:table-cell table:formula="of:=[.D918]/1000000" office:value-type="float" office:value="12.6609285714286">
            <text:p>12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421160">
            <text:p>14421160</text:p>
          </table:table-cell>
          <table:table-cell office:value-type="float" office:value="7115">
            <text:p>7115</text:p>
          </table:table-cell>
          <table:table-cell table:formula="of:=[.D919]/1000000" office:value-type="float" office:value="14.42116">
            <text:p>14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45726.6881029">
            <text:p>18045726.69</text:p>
          </table:table-cell>
          <table:table-cell office:value-type="float" office:value="7115">
            <text:p>7115</text:p>
          </table:table-cell>
          <table:table-cell table:formula="of:=[.D920]/1000000" office:value-type="float" office:value="18.0457266881029">
            <text:p>18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989603.0640669">
            <text:p>24989603.06</text:p>
          </table:table-cell>
          <table:table-cell office:value-type="float" office:value="7115">
            <text:p>7115</text:p>
          </table:table-cell>
          <table:table-cell table:formula="of:=[.D921]/1000000" office:value-type="float" office:value="24.9896030640669">
            <text:p>24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55300">
            <text:p>12855300</text:p>
          </table:table-cell>
          <table:table-cell office:value-type="float" office:value="7115">
            <text:p>7115</text:p>
          </table:table-cell>
          <table:table-cell table:formula="of:=[.D922]/1000000" office:value-type="float" office:value="12.8553">
            <text:p>12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879700.9646302">
            <text:p>18879700.96</text:p>
          </table:table-cell>
          <table:table-cell office:value-type="float" office:value="7115">
            <text:p>7115</text:p>
          </table:table-cell>
          <table:table-cell table:formula="of:=[.D923]/1000000" office:value-type="float" office:value="18.8797009646302">
            <text:p>18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20839.2857143">
            <text:p>15920839.29</text:p>
          </table:table-cell>
          <table:table-cell office:value-type="float" office:value="7115">
            <text:p>7115</text:p>
          </table:table-cell>
          <table:table-cell table:formula="of:=[.D924]/1000000" office:value-type="float" office:value="15.9208392857143">
            <text:p>15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35940">
            <text:p>13835940</text:p>
          </table:table-cell>
          <table:table-cell office:value-type="float" office:value="7115">
            <text:p>7115</text:p>
          </table:table-cell>
          <table:table-cell table:formula="of:=[.D925]/1000000" office:value-type="float" office:value="13.83594">
            <text:p>13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303588.4244373">
            <text:p>20303588.42</text:p>
          </table:table-cell>
          <table:table-cell office:value-type="float" office:value="7115">
            <text:p>7115</text:p>
          </table:table-cell>
          <table:table-cell table:formula="of:=[.D926]/1000000" office:value-type="float" office:value="20.3035884244373">
            <text:p>20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33691.588785">
            <text:p>18033691.59</text:p>
          </table:table-cell>
          <table:table-cell office:value-type="float" office:value="7115">
            <text:p>7115</text:p>
          </table:table-cell>
          <table:table-cell table:formula="of:=[.D927]/1000000" office:value-type="float" office:value="18.033691588785">
            <text:p>18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747938.4800965">
            <text:p>34747938.48</text:p>
          </table:table-cell>
          <table:table-cell office:value-type="float" office:value="7115">
            <text:p>7115</text:p>
          </table:table-cell>
          <table:table-cell table:formula="of:=[.D928]/1000000" office:value-type="float" office:value="34.7479384800965">
            <text:p>34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49790.6976744">
            <text:p>14349790.7</text:p>
          </table:table-cell>
          <table:table-cell office:value-type="float" office:value="7115">
            <text:p>7115</text:p>
          </table:table-cell>
          <table:table-cell table:formula="of:=[.D929]/1000000" office:value-type="float" office:value="14.3497906976744">
            <text:p>14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39538.4615385">
            <text:p>14139538.46</text:p>
          </table:table-cell>
          <table:table-cell office:value-type="float" office:value="7115">
            <text:p>7115</text:p>
          </table:table-cell>
          <table:table-cell table:formula="of:=[.D930]/1000000" office:value-type="float" office:value="14.1395384615385">
            <text:p>14.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129892.8571429">
            <text:p>33129892.86</text:p>
          </table:table-cell>
          <table:table-cell office:value-type="float" office:value="7115">
            <text:p>7115</text:p>
          </table:table-cell>
          <table:table-cell table:formula="of:=[.D931]/1000000" office:value-type="float" office:value="33.1298928571429">
            <text:p>33.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046187.5">
            <text:p>24046187.5</text:p>
          </table:table-cell>
          <table:table-cell office:value-type="float" office:value="7115">
            <text:p>7115</text:p>
          </table:table-cell>
          <table:table-cell table:formula="of:=[.D932]/1000000" office:value-type="float" office:value="24.0461875">
            <text:p>24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62920">
            <text:p>13462920</text:p>
          </table:table-cell>
          <table:table-cell office:value-type="float" office:value="7115">
            <text:p>7115</text:p>
          </table:table-cell>
          <table:table-cell table:formula="of:=[.D933]/1000000" office:value-type="float" office:value="13.46292">
            <text:p>13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993285.7142857">
            <text:p>11993285.71</text:p>
          </table:table-cell>
          <table:table-cell office:value-type="float" office:value="7786">
            <text:p>7786</text:p>
          </table:table-cell>
          <table:table-cell table:formula="of:=[.D934]/1000000" office:value-type="float" office:value="11.9932857142857">
            <text:p>11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459845.6014363">
            <text:p>25459845.6</text:p>
          </table:table-cell>
          <table:table-cell office:value-type="float" office:value="7786">
            <text:p>7786</text:p>
          </table:table-cell>
          <table:table-cell table:formula="of:=[.D935]/1000000" office:value-type="float" office:value="25.4598456014363">
            <text:p>25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476049.132948">
            <text:p>18476049.13</text:p>
          </table:table-cell>
          <table:table-cell office:value-type="float" office:value="7786">
            <text:p>7786</text:p>
          </table:table-cell>
          <table:table-cell table:formula="of:=[.D936]/1000000" office:value-type="float" office:value="18.476049132948">
            <text:p>18.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549397.4895397">
            <text:p>20549397.49</text:p>
          </table:table-cell>
          <table:table-cell office:value-type="float" office:value="7786">
            <text:p>7786</text:p>
          </table:table-cell>
          <table:table-cell table:formula="of:=[.D937]/1000000" office:value-type="float" office:value="20.5493974895397">
            <text:p>20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912484.2105263">
            <text:p>25912484.21</text:p>
          </table:table-cell>
          <table:table-cell office:value-type="float" office:value="7786">
            <text:p>7786</text:p>
          </table:table-cell>
          <table:table-cell table:formula="of:=[.D938]/1000000" office:value-type="float" office:value="25.9124842105263">
            <text:p>25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217166.6666667">
            <text:p>22217166.67</text:p>
          </table:table-cell>
          <table:table-cell office:value-type="float" office:value="7786">
            <text:p>7786</text:p>
          </table:table-cell>
          <table:table-cell table:formula="of:=[.D939]/1000000" office:value-type="float" office:value="22.2171666666667">
            <text:p>22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685285.7142857">
            <text:p>14685285.71</text:p>
          </table:table-cell>
          <table:table-cell office:value-type="float" office:value="7786">
            <text:p>7786</text:p>
          </table:table-cell>
          <table:table-cell table:formula="of:=[.D940]/1000000" office:value-type="float" office:value="14.6852857142857">
            <text:p>14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75129.0322581">
            <text:p>15175129.03</text:p>
          </table:table-cell>
          <table:table-cell office:value-type="float" office:value="7786">
            <text:p>7786</text:p>
          </table:table-cell>
          <table:table-cell table:formula="of:=[.D941]/1000000" office:value-type="float" office:value="15.1751290322581">
            <text:p>15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68571.4285714">
            <text:p>13968571.43</text:p>
          </table:table-cell>
          <table:table-cell office:value-type="float" office:value="7786">
            <text:p>7786</text:p>
          </table:table-cell>
          <table:table-cell table:formula="of:=[.D942]/1000000" office:value-type="float" office:value="13.9685714285714">
            <text:p>13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768482.0512821">
            <text:p>19768482.05</text:p>
          </table:table-cell>
          <table:table-cell office:value-type="float" office:value="7786">
            <text:p>7786</text:p>
          </table:table-cell>
          <table:table-cell table:formula="of:=[.D943]/1000000" office:value-type="float" office:value="19.7684820512821">
            <text:p>19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064562.0915033">
            <text:p>19064562.09</text:p>
          </table:table-cell>
          <table:table-cell office:value-type="float" office:value="7786">
            <text:p>7786</text:p>
          </table:table-cell>
          <table:table-cell table:formula="of:=[.D944]/1000000" office:value-type="float" office:value="19.0645620915033">
            <text:p>19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523661.2149533">
            <text:p>22523661.21</text:p>
          </table:table-cell>
          <table:table-cell office:value-type="float" office:value="7786">
            <text:p>7786</text:p>
          </table:table-cell>
          <table:table-cell table:formula="of:=[.D945]/1000000" office:value-type="float" office:value="22.5236612149533">
            <text:p>22.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963303.030303">
            <text:p>14963303.03</text:p>
          </table:table-cell>
          <table:table-cell office:value-type="float" office:value="7786">
            <text:p>7786</text:p>
          </table:table-cell>
          <table:table-cell table:formula="of:=[.D946]/1000000" office:value-type="float" office:value="14.963303030303">
            <text:p>14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21600">
            <text:p>13721600</text:p>
          </table:table-cell>
          <table:table-cell office:value-type="float" office:value="7786">
            <text:p>7786</text:p>
          </table:table-cell>
          <table:table-cell table:formula="of:=[.D947]/1000000" office:value-type="float" office:value="13.7216">
            <text:p>13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46151.5151515">
            <text:p>15946151.52</text:p>
          </table:table-cell>
          <table:table-cell office:value-type="float" office:value="7786">
            <text:p>7786</text:p>
          </table:table-cell>
          <table:table-cell table:formula="of:=[.D948]/1000000" office:value-type="float" office:value="15.9461515151515">
            <text:p>15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66222.2222222">
            <text:p>13666222.22</text:p>
          </table:table-cell>
          <table:table-cell office:value-type="float" office:value="7786">
            <text:p>7786</text:p>
          </table:table-cell>
          <table:table-cell table:formula="of:=[.D949]/1000000" office:value-type="float" office:value="13.6662222222222">
            <text:p>13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338212.1212121">
            <text:p>16338212.12</text:p>
          </table:table-cell>
          <table:table-cell office:value-type="float" office:value="7786">
            <text:p>7786</text:p>
          </table:table-cell>
          <table:table-cell table:formula="of:=[.D950]/1000000" office:value-type="float" office:value="16.3382121212121">
            <text:p>16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680555.5555556">
            <text:p>12680555.56</text:p>
          </table:table-cell>
          <table:table-cell office:value-type="float" office:value="7786">
            <text:p>7786</text:p>
          </table:table-cell>
          <table:table-cell table:formula="of:=[.D951]/1000000" office:value-type="float" office:value="12.6805555555556">
            <text:p>12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35272.7272727">
            <text:p>14835272.73</text:p>
          </table:table-cell>
          <table:table-cell office:value-type="float" office:value="7786">
            <text:p>7786</text:p>
          </table:table-cell>
          <table:table-cell table:formula="of:=[.D952]/1000000" office:value-type="float" office:value="14.8352727272727">
            <text:p>14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282318.1818182">
            <text:p>14282318.18</text:p>
          </table:table-cell>
          <table:table-cell office:value-type="float" office:value="7786">
            <text:p>7786</text:p>
          </table:table-cell>
          <table:table-cell table:formula="of:=[.D953]/1000000" office:value-type="float" office:value="14.2823181818182">
            <text:p>14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359642.3357664">
            <text:p>18359642.34</text:p>
          </table:table-cell>
          <table:table-cell office:value-type="float" office:value="7786">
            <text:p>7786</text:p>
          </table:table-cell>
          <table:table-cell table:formula="of:=[.D954]/1000000" office:value-type="float" office:value="18.3596423357664">
            <text:p>18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80730.7692308">
            <text:p>14880730.77</text:p>
          </table:table-cell>
          <table:table-cell office:value-type="float" office:value="7786">
            <text:p>7786</text:p>
          </table:table-cell>
          <table:table-cell table:formula="of:=[.D955]/1000000" office:value-type="float" office:value="14.8807307692308">
            <text:p>14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696035.971223">
            <text:p>18696035.97</text:p>
          </table:table-cell>
          <table:table-cell office:value-type="float" office:value="7786">
            <text:p>7786</text:p>
          </table:table-cell>
          <table:table-cell table:formula="of:=[.D956]/1000000" office:value-type="float" office:value="18.696035971223">
            <text:p>18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07655.1724138">
            <text:p>13607655.17</text:p>
          </table:table-cell>
          <table:table-cell office:value-type="float" office:value="7786">
            <text:p>7786</text:p>
          </table:table-cell>
          <table:table-cell table:formula="of:=[.D957]/1000000" office:value-type="float" office:value="13.6076551724138">
            <text:p>13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31750">
            <text:p>15931750</text:p>
          </table:table-cell>
          <table:table-cell office:value-type="float" office:value="7786">
            <text:p>7786</text:p>
          </table:table-cell>
          <table:table-cell table:formula="of:=[.D958]/1000000" office:value-type="float" office:value="15.93175">
            <text:p>15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140035.7142857">
            <text:p>21140035.71</text:p>
          </table:table-cell>
          <table:table-cell office:value-type="float" office:value="7786">
            <text:p>7786</text:p>
          </table:table-cell>
          <table:table-cell table:formula="of:=[.D959]/1000000" office:value-type="float" office:value="21.1400357142857">
            <text:p>21.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361967.7419355">
            <text:p>17361967.74</text:p>
          </table:table-cell>
          <table:table-cell office:value-type="float" office:value="7786">
            <text:p>7786</text:p>
          </table:table-cell>
          <table:table-cell table:formula="of:=[.D960]/1000000" office:value-type="float" office:value="17.3619677419355">
            <text:p>17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680755.9055118">
            <text:p>15680755.91</text:p>
          </table:table-cell>
          <table:table-cell office:value-type="float" office:value="7786">
            <text:p>7786</text:p>
          </table:table-cell>
          <table:table-cell table:formula="of:=[.D961]/1000000" office:value-type="float" office:value="15.6807559055118">
            <text:p>15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69034.8258706">
            <text:p>14869034.83</text:p>
          </table:table-cell>
          <table:table-cell office:value-type="float" office:value="7786">
            <text:p>7786</text:p>
          </table:table-cell>
          <table:table-cell table:formula="of:=[.D962]/1000000" office:value-type="float" office:value="14.8690348258706">
            <text:p>14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279461.0526316">
            <text:p>20279461.05</text:p>
          </table:table-cell>
          <table:table-cell office:value-type="float" office:value="7786">
            <text:p>7786</text:p>
          </table:table-cell>
          <table:table-cell table:formula="of:=[.D963]/1000000" office:value-type="float" office:value="20.2794610526316">
            <text:p>20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88375">
            <text:p>12788375</text:p>
          </table:table-cell>
          <table:table-cell office:value-type="float" office:value="7918">
            <text:p>7918</text:p>
          </table:table-cell>
          <table:table-cell table:formula="of:=[.D964]/1000000" office:value-type="float" office:value="12.788375">
            <text:p>12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82000">
            <text:p>13882000</text:p>
          </table:table-cell>
          <table:table-cell office:value-type="float" office:value="7918">
            <text:p>7918</text:p>
          </table:table-cell>
          <table:table-cell table:formula="of:=[.D965]/1000000" office:value-type="float" office:value="13.882">
            <text:p>13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91357.1428571">
            <text:p>15191357.14</text:p>
          </table:table-cell>
          <table:table-cell office:value-type="float" office:value="7918">
            <text:p>7918</text:p>
          </table:table-cell>
          <table:table-cell table:formula="of:=[.D966]/1000000" office:value-type="float" office:value="15.1913571428571">
            <text:p>15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449000">
            <text:p>14449000</text:p>
          </table:table-cell>
          <table:table-cell office:value-type="float" office:value="7918">
            <text:p>7918</text:p>
          </table:table-cell>
          <table:table-cell table:formula="of:=[.D967]/1000000" office:value-type="float" office:value="14.449">
            <text:p>14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587316.5048544">
            <text:p>24587316.5</text:p>
          </table:table-cell>
          <table:table-cell office:value-type="float" office:value="7918">
            <text:p>7918</text:p>
          </table:table-cell>
          <table:table-cell table:formula="of:=[.D968]/1000000" office:value-type="float" office:value="24.5873165048544">
            <text:p>24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531000">
            <text:p>13531000</text:p>
          </table:table-cell>
          <table:table-cell office:value-type="float" office:value="7918">
            <text:p>7918</text:p>
          </table:table-cell>
          <table:table-cell table:formula="of:=[.D969]/1000000" office:value-type="float" office:value="13.531">
            <text:p>13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441500">
            <text:p>19441500</text:p>
          </table:table-cell>
          <table:table-cell office:value-type="float" office:value="7918">
            <text:p>7918</text:p>
          </table:table-cell>
          <table:table-cell table:formula="of:=[.D970]/1000000" office:value-type="float" office:value="19.4415">
            <text:p>19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25777.7777778">
            <text:p>14325777.78</text:p>
          </table:table-cell>
          <table:table-cell office:value-type="float" office:value="7918">
            <text:p>7918</text:p>
          </table:table-cell>
          <table:table-cell table:formula="of:=[.D971]/1000000" office:value-type="float" office:value="14.3257777777778">
            <text:p>14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98642.4581006">
            <text:p>14898642.46</text:p>
          </table:table-cell>
          <table:table-cell office:value-type="float" office:value="7918">
            <text:p>7918</text:p>
          </table:table-cell>
          <table:table-cell table:formula="of:=[.D972]/1000000" office:value-type="float" office:value="14.8986424581006">
            <text:p>14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329027.3972603">
            <text:p>21329027.4</text:p>
          </table:table-cell>
          <table:table-cell office:value-type="float" office:value="7918">
            <text:p>7918</text:p>
          </table:table-cell>
          <table:table-cell table:formula="of:=[.D973]/1000000" office:value-type="float" office:value="21.3290273972603">
            <text:p>21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332410.4477612">
            <text:p>26332410.45</text:p>
          </table:table-cell>
          <table:table-cell office:value-type="float" office:value="7918">
            <text:p>7918</text:p>
          </table:table-cell>
          <table:table-cell table:formula="of:=[.D974]/1000000" office:value-type="float" office:value="26.3324104477612">
            <text:p>26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528730.7692308">
            <text:p>14528730.77</text:p>
          </table:table-cell>
          <table:table-cell office:value-type="float" office:value="7918">
            <text:p>7918</text:p>
          </table:table-cell>
          <table:table-cell table:formula="of:=[.D975]/1000000" office:value-type="float" office:value="14.5287307692308">
            <text:p>14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612486.1111111">
            <text:p>14612486.11</text:p>
          </table:table-cell>
          <table:table-cell office:value-type="float" office:value="7918">
            <text:p>7918</text:p>
          </table:table-cell>
          <table:table-cell table:formula="of:=[.D976]/1000000" office:value-type="float" office:value="14.6124861111111">
            <text:p>14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546500">
            <text:p>14546500</text:p>
          </table:table-cell>
          <table:table-cell office:value-type="float" office:value="7918">
            <text:p>7918</text:p>
          </table:table-cell>
          <table:table-cell table:formula="of:=[.D977]/1000000" office:value-type="float" office:value="14.5465">
            <text:p>14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20277.7777778">
            <text:p>15120277.78</text:p>
          </table:table-cell>
          <table:table-cell office:value-type="float" office:value="7918">
            <text:p>7918</text:p>
          </table:table-cell>
          <table:table-cell table:formula="of:=[.D978]/1000000" office:value-type="float" office:value="15.1202777777778">
            <text:p>15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507024.6066962">
            <text:p>49507024.61</text:p>
          </table:table-cell>
          <table:table-cell office:value-type="float" office:value="7918">
            <text:p>7918</text:p>
          </table:table-cell>
          <table:table-cell table:formula="of:=[.D979]/1000000" office:value-type="float" office:value="49.5070246066962">
            <text:p>49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34518.5185185">
            <text:p>12734518.52</text:p>
          </table:table-cell>
          <table:table-cell office:value-type="float" office:value="7918">
            <text:p>7918</text:p>
          </table:table-cell>
          <table:table-cell table:formula="of:=[.D980]/1000000" office:value-type="float" office:value="12.7345185185185">
            <text:p>12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69082.1917808">
            <text:p>12469082.19</text:p>
          </table:table-cell>
          <table:table-cell office:value-type="float" office:value="7918">
            <text:p>7918</text:p>
          </table:table-cell>
          <table:table-cell table:formula="of:=[.D981]/1000000" office:value-type="float" office:value="12.4690821917808">
            <text:p>12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325551.7241379">
            <text:p>16325551.72</text:p>
          </table:table-cell>
          <table:table-cell office:value-type="float" office:value="7918">
            <text:p>7918</text:p>
          </table:table-cell>
          <table:table-cell table:formula="of:=[.D982]/1000000" office:value-type="float" office:value="16.3255517241379">
            <text:p>16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332364.8648649">
            <text:p>15332364.86</text:p>
          </table:table-cell>
          <table:table-cell office:value-type="float" office:value="7918">
            <text:p>7918</text:p>
          </table:table-cell>
          <table:table-cell table:formula="of:=[.D983]/1000000" office:value-type="float" office:value="15.3323648648649">
            <text:p>15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326038.4615385">
            <text:p>15326038.46</text:p>
          </table:table-cell>
          <table:table-cell office:value-type="float" office:value="7918">
            <text:p>7918</text:p>
          </table:table-cell>
          <table:table-cell table:formula="of:=[.D984]/1000000" office:value-type="float" office:value="15.3260384615385">
            <text:p>15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224285.7142857">
            <text:p>19224285.71</text:p>
          </table:table-cell>
          <table:table-cell office:value-type="float" office:value="7918">
            <text:p>7918</text:p>
          </table:table-cell>
          <table:table-cell table:formula="of:=[.D985]/1000000" office:value-type="float" office:value="19.2242857142857">
            <text:p>19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407733.3333333">
            <text:p>15407733.33</text:p>
          </table:table-cell>
          <table:table-cell office:value-type="float" office:value="7918">
            <text:p>7918</text:p>
          </table:table-cell>
          <table:table-cell table:formula="of:=[.D986]/1000000" office:value-type="float" office:value="15.4077333333333">
            <text:p>15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729616.5413534">
            <text:p>18729616.54</text:p>
          </table:table-cell>
          <table:table-cell office:value-type="float" office:value="7918">
            <text:p>7918</text:p>
          </table:table-cell>
          <table:table-cell table:formula="of:=[.D987]/1000000" office:value-type="float" office:value="18.7296165413534">
            <text:p>18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917885.026738">
            <text:p>38917885.03</text:p>
          </table:table-cell>
          <table:table-cell office:value-type="float" office:value="7918">
            <text:p>7918</text:p>
          </table:table-cell>
          <table:table-cell table:formula="of:=[.D988]/1000000" office:value-type="float" office:value="38.917885026738">
            <text:p>38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93769.2307692">
            <text:p>12593769.23</text:p>
          </table:table-cell>
          <table:table-cell office:value-type="float" office:value="7918">
            <text:p>7918</text:p>
          </table:table-cell>
          <table:table-cell table:formula="of:=[.D989]/1000000" office:value-type="float" office:value="12.5937692307692">
            <text:p>12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237646.6165414">
            <text:p>18237646.62</text:p>
          </table:table-cell>
          <table:table-cell office:value-type="float" office:value="7918">
            <text:p>7918</text:p>
          </table:table-cell>
          <table:table-cell table:formula="of:=[.D990]/1000000" office:value-type="float" office:value="18.2376466165414">
            <text:p>18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548241.3793103">
            <text:p>14548241.38</text:p>
          </table:table-cell>
          <table:table-cell office:value-type="float" office:value="7918">
            <text:p>7918</text:p>
          </table:table-cell>
          <table:table-cell table:formula="of:=[.D991]/1000000" office:value-type="float" office:value="14.5482413793103">
            <text:p>14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197060.1503759">
            <text:p>18197060.15</text:p>
          </table:table-cell>
          <table:table-cell office:value-type="float" office:value="7918">
            <text:p>7918</text:p>
          </table:table-cell>
          <table:table-cell table:formula="of:=[.D992]/1000000" office:value-type="float" office:value="18.1970601503759">
            <text:p>18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64783.5051546">
            <text:p>14164783.51</text:p>
          </table:table-cell>
          <table:table-cell office:value-type="float" office:value="7918">
            <text:p>7918</text:p>
          </table:table-cell>
          <table:table-cell table:formula="of:=[.D993]/1000000" office:value-type="float" office:value="14.1647835051546">
            <text:p>14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726424.8366013">
            <text:p>27726424.84</text:p>
          </table:table-cell>
          <table:table-cell office:value-type="float" office:value="7918">
            <text:p>7918</text:p>
          </table:table-cell>
          <table:table-cell table:formula="of:=[.D994]/1000000" office:value-type="float" office:value="27.7264248366013">
            <text:p>27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374333.3333333">
            <text:p>15374333.33</text:p>
          </table:table-cell>
          <table:table-cell office:value-type="float" office:value="7918">
            <text:p>7918</text:p>
          </table:table-cell>
          <table:table-cell table:formula="of:=[.D995]/1000000" office:value-type="float" office:value="15.3743333333333">
            <text:p>15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792512">
            <text:p>21792512</text:p>
          </table:table-cell>
          <table:table-cell office:value-type="float" office:value="7918">
            <text:p>7918</text:p>
          </table:table-cell>
          <table:table-cell table:formula="of:=[.D996]/1000000" office:value-type="float" office:value="21.792512">
            <text:p>21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239787.8787879">
            <text:p>15239787.88</text:p>
          </table:table-cell>
          <table:table-cell office:value-type="float" office:value="7918">
            <text:p>7918</text:p>
          </table:table-cell>
          <table:table-cell table:formula="of:=[.D997]/1000000" office:value-type="float" office:value="15.2397878787879">
            <text:p>15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584392.4050633">
            <text:p>21584392.41</text:p>
          </table:table-cell>
          <table:table-cell office:value-type="float" office:value="7918">
            <text:p>7918</text:p>
          </table:table-cell>
          <table:table-cell table:formula="of:=[.D998]/1000000" office:value-type="float" office:value="21.5843924050633">
            <text:p>21.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348953.125">
            <text:p>20348953.13</text:p>
          </table:table-cell>
          <table:table-cell office:value-type="float" office:value="7918">
            <text:p>7918</text:p>
          </table:table-cell>
          <table:table-cell table:formula="of:=[.D999]/1000000" office:value-type="float" office:value="20.348953125">
            <text:p>20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599166.6666667">
            <text:p>15599166.67</text:p>
          </table:table-cell>
          <table:table-cell office:value-type="float" office:value="7918">
            <text:p>7918</text:p>
          </table:table-cell>
          <table:table-cell table:formula="of:=[.D1000]/1000000" office:value-type="float" office:value="15.5991666666667">
            <text:p>15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050500">
            <text:p>15050500</text:p>
          </table:table-cell>
          <table:table-cell office:value-type="float" office:value="7918">
            <text:p>7918</text:p>
          </table:table-cell>
          <table:table-cell table:formula="of:=[.D1001]/1000000" office:value-type="float" office:value="15.0505">
            <text:p>15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371680">
            <text:p>16371680</text:p>
          </table:table-cell>
          <table:table-cell office:value-type="float" office:value="7918">
            <text:p>7918</text:p>
          </table:table-cell>
          <table:table-cell table:formula="of:=[.D1002]/1000000" office:value-type="float" office:value="16.37168">
            <text:p>16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90751.8796992">
            <text:p>19890751.88</text:p>
          </table:table-cell>
          <table:table-cell office:value-type="float" office:value="7964">
            <text:p>7964</text:p>
          </table:table-cell>
          <table:table-cell table:formula="of:=[.D1003]/1000000" office:value-type="float" office:value="19.8907518796992">
            <text:p>19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768648.5355649">
            <text:p>27768648.54</text:p>
          </table:table-cell>
          <table:table-cell office:value-type="float" office:value="7964">
            <text:p>7964</text:p>
          </table:table-cell>
          <table:table-cell table:formula="of:=[.D1004]/1000000" office:value-type="float" office:value="27.7686485355649">
            <text:p>27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805477.9661017">
            <text:p>22805477.97</text:p>
          </table:table-cell>
          <table:table-cell office:value-type="float" office:value="7964">
            <text:p>7964</text:p>
          </table:table-cell>
          <table:table-cell table:formula="of:=[.D1005]/1000000" office:value-type="float" office:value="22.8054779661017">
            <text:p>22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622500">
            <text:p>17622500</text:p>
          </table:table-cell>
          <table:table-cell office:value-type="float" office:value="7964">
            <text:p>7964</text:p>
          </table:table-cell>
          <table:table-cell table:formula="of:=[.D1006]/1000000" office:value-type="float" office:value="17.6225">
            <text:p>17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554782.6086957">
            <text:p>17554782.61</text:p>
          </table:table-cell>
          <table:table-cell office:value-type="float" office:value="7964">
            <text:p>7964</text:p>
          </table:table-cell>
          <table:table-cell table:formula="of:=[.D1007]/1000000" office:value-type="float" office:value="17.5547826086957">
            <text:p>17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06810.1265823">
            <text:p>15706810.13</text:p>
          </table:table-cell>
          <table:table-cell office:value-type="float" office:value="7964">
            <text:p>7964</text:p>
          </table:table-cell>
          <table:table-cell table:formula="of:=[.D1008]/1000000" office:value-type="float" office:value="15.7068101265823">
            <text:p>15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432383.4405145">
            <text:p>45432383.44</text:p>
          </table:table-cell>
          <table:table-cell office:value-type="float" office:value="7964">
            <text:p>7964</text:p>
          </table:table-cell>
          <table:table-cell table:formula="of:=[.D1009]/1000000" office:value-type="float" office:value="45.4323834405145">
            <text:p>45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43913.0434783">
            <text:p>11843913.04</text:p>
          </table:table-cell>
          <table:table-cell office:value-type="float" office:value="7964">
            <text:p>7964</text:p>
          </table:table-cell>
          <table:table-cell table:formula="of:=[.D1010]/1000000" office:value-type="float" office:value="11.8439130434783">
            <text:p>11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664538.4615385">
            <text:p>17664538.46</text:p>
          </table:table-cell>
          <table:table-cell office:value-type="float" office:value="7964">
            <text:p>7964</text:p>
          </table:table-cell>
          <table:table-cell table:formula="of:=[.D1011]/1000000" office:value-type="float" office:value="17.6645384615385">
            <text:p>17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63600">
            <text:p>14863600</text:p>
          </table:table-cell>
          <table:table-cell office:value-type="float" office:value="7964">
            <text:p>7964</text:p>
          </table:table-cell>
          <table:table-cell table:formula="of:=[.D1012]/1000000" office:value-type="float" office:value="14.8636">
            <text:p>14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46028.5714286">
            <text:p>20046028.57</text:p>
          </table:table-cell>
          <table:table-cell office:value-type="float" office:value="7964">
            <text:p>7964</text:p>
          </table:table-cell>
          <table:table-cell table:formula="of:=[.D1013]/1000000" office:value-type="float" office:value="20.0460285714286">
            <text:p>20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187100">
            <text:p>17187100</text:p>
          </table:table-cell>
          <table:table-cell office:value-type="float" office:value="8306">
            <text:p>8306</text:p>
          </table:table-cell>
          <table:table-cell table:formula="of:=[.D1014]/1000000" office:value-type="float" office:value="17.1871">
            <text:p>17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357875">
            <text:p>31357875</text:p>
          </table:table-cell>
          <table:table-cell office:value-type="float" office:value="8306">
            <text:p>8306</text:p>
          </table:table-cell>
          <table:table-cell table:formula="of:=[.D1015]/1000000" office:value-type="float" office:value="31.357875">
            <text:p>31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472300">
            <text:p>15472300</text:p>
          </table:table-cell>
          <table:table-cell office:value-type="float" office:value="8306">
            <text:p>8306</text:p>
          </table:table-cell>
          <table:table-cell table:formula="of:=[.D1016]/1000000" office:value-type="float" office:value="15.4723">
            <text:p>15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16000">
            <text:p>15916000</text:p>
          </table:table-cell>
          <table:table-cell office:value-type="float" office:value="8306">
            <text:p>8306</text:p>
          </table:table-cell>
          <table:table-cell table:formula="of:=[.D1017]/1000000" office:value-type="float" office:value="15.916">
            <text:p>15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33730.7692308">
            <text:p>15933730.77</text:p>
          </table:table-cell>
          <table:table-cell office:value-type="float" office:value="8306">
            <text:p>8306</text:p>
          </table:table-cell>
          <table:table-cell table:formula="of:=[.D1018]/1000000" office:value-type="float" office:value="15.9337307692308">
            <text:p>15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61777.7777778">
            <text:p>19861777.78</text:p>
          </table:table-cell>
          <table:table-cell office:value-type="float" office:value="8306">
            <text:p>8306</text:p>
          </table:table-cell>
          <table:table-cell table:formula="of:=[.D1019]/1000000" office:value-type="float" office:value="19.8617777777778">
            <text:p>19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070334.4051447">
            <text:p>30070334.41</text:p>
          </table:table-cell>
          <table:table-cell office:value-type="float" office:value="8306">
            <text:p>8306</text:p>
          </table:table-cell>
          <table:table-cell table:formula="of:=[.D1020]/1000000" office:value-type="float" office:value="30.0703344051447">
            <text:p>30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65962.962963">
            <text:p>15165962.96</text:p>
          </table:table-cell>
          <table:table-cell office:value-type="float" office:value="8306">
            <text:p>8306</text:p>
          </table:table-cell>
          <table:table-cell table:formula="of:=[.D1021]/1000000" office:value-type="float" office:value="15.165962962963">
            <text:p>15.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740086.9565217">
            <text:p>17740086.96</text:p>
          </table:table-cell>
          <table:table-cell office:value-type="float" office:value="8306">
            <text:p>8306</text:p>
          </table:table-cell>
          <table:table-cell table:formula="of:=[.D1022]/1000000" office:value-type="float" office:value="17.7400869565217">
            <text:p>17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50407.4074074">
            <text:p>15950407.41</text:p>
          </table:table-cell>
          <table:table-cell office:value-type="float" office:value="8306">
            <text:p>8306</text:p>
          </table:table-cell>
          <table:table-cell table:formula="of:=[.D1023]/1000000" office:value-type="float" office:value="15.9504074074074">
            <text:p>15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091535.7142857">
            <text:p>17091535.71</text:p>
          </table:table-cell>
          <table:table-cell office:value-type="float" office:value="8306">
            <text:p>8306</text:p>
          </table:table-cell>
          <table:table-cell table:formula="of:=[.D1024]/1000000" office:value-type="float" office:value="17.0915357142857">
            <text:p>17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404424.437299">
            <text:p>29404424.44</text:p>
          </table:table-cell>
          <table:table-cell office:value-type="float" office:value="8306">
            <text:p>8306</text:p>
          </table:table-cell>
          <table:table-cell table:formula="of:=[.D1025]/1000000" office:value-type="float" office:value="29.404424437299">
            <text:p>29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310296.2962963">
            <text:p>17310296.3</text:p>
          </table:table-cell>
          <table:table-cell office:value-type="float" office:value="8306">
            <text:p>8306</text:p>
          </table:table-cell>
          <table:table-cell table:formula="of:=[.D1026]/1000000" office:value-type="float" office:value="17.3102962962963">
            <text:p>17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275130.4347826">
            <text:p>21275130.43</text:p>
          </table:table-cell>
          <table:table-cell office:value-type="float" office:value="8306">
            <text:p>8306</text:p>
          </table:table-cell>
          <table:table-cell table:formula="of:=[.D1027]/1000000" office:value-type="float" office:value="21.2751304347826">
            <text:p>21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10592.5925926">
            <text:p>15910592.59</text:p>
          </table:table-cell>
          <table:table-cell office:value-type="float" office:value="8306">
            <text:p>8306</text:p>
          </table:table-cell>
          <table:table-cell table:formula="of:=[.D1028]/1000000" office:value-type="float" office:value="15.9105925925926">
            <text:p>15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838046.7171717">
            <text:p>36838046.72</text:p>
          </table:table-cell>
          <table:table-cell office:value-type="float" office:value="8306">
            <text:p>8306</text:p>
          </table:table-cell>
          <table:table-cell table:formula="of:=[.D1029]/1000000" office:value-type="float" office:value="36.8380467171717">
            <text:p>36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556739.5498392">
            <text:p>29556739.55</text:p>
          </table:table-cell>
          <table:table-cell office:value-type="float" office:value="8306">
            <text:p>8306</text:p>
          </table:table-cell>
          <table:table-cell table:formula="of:=[.D1030]/1000000" office:value-type="float" office:value="29.5567395498392">
            <text:p>29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905740.7407407">
            <text:p>14905740.74</text:p>
          </table:table-cell>
          <table:table-cell office:value-type="float" office:value="8306">
            <text:p>8306</text:p>
          </table:table-cell>
          <table:table-cell table:formula="of:=[.D1031]/1000000" office:value-type="float" office:value="14.9057407407407">
            <text:p>1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111304.3478261">
            <text:p>19111304.35</text:p>
          </table:table-cell>
          <table:table-cell office:value-type="float" office:value="8306">
            <text:p>8306</text:p>
          </table:table-cell>
          <table:table-cell table:formula="of:=[.D1032]/1000000" office:value-type="float" office:value="19.1113043478261">
            <text:p>19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372037.037037">
            <text:p>17372037.04</text:p>
          </table:table-cell>
          <table:table-cell office:value-type="float" office:value="8306">
            <text:p>8306</text:p>
          </table:table-cell>
          <table:table-cell table:formula="of:=[.D1033]/1000000" office:value-type="float" office:value="17.372037037037">
            <text:p>17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561607.1428571">
            <text:p>19561607.14</text:p>
          </table:table-cell>
          <table:table-cell office:value-type="float" office:value="8306">
            <text:p>8306</text:p>
          </table:table-cell>
          <table:table-cell table:formula="of:=[.D1034]/1000000" office:value-type="float" office:value="19.5616071428571">
            <text:p>19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67842.4437299">
            <text:p>28767842.44</text:p>
          </table:table-cell>
          <table:table-cell office:value-type="float" office:value="8306">
            <text:p>8306</text:p>
          </table:table-cell>
          <table:table-cell table:formula="of:=[.D1035]/1000000" office:value-type="float" office:value="28.7678424437299">
            <text:p>28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65703.7037037">
            <text:p>15765703.7</text:p>
          </table:table-cell>
          <table:table-cell office:value-type="float" office:value="8306">
            <text:p>8306</text:p>
          </table:table-cell>
          <table:table-cell table:formula="of:=[.D1036]/1000000" office:value-type="float" office:value="15.7657037037037">
            <text:p>15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788565.2173913">
            <text:p>18788565.22</text:p>
          </table:table-cell>
          <table:table-cell office:value-type="float" office:value="8306">
            <text:p>8306</text:p>
          </table:table-cell>
          <table:table-cell table:formula="of:=[.D1037]/1000000" office:value-type="float" office:value="18.7885652173913">
            <text:p>18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665888.8888889">
            <text:p>17665888.89</text:p>
          </table:table-cell>
          <table:table-cell office:value-type="float" office:value="8306">
            <text:p>8306</text:p>
          </table:table-cell>
          <table:table-cell table:formula="of:=[.D1038]/1000000" office:value-type="float" office:value="17.6658888888889">
            <text:p>17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798866.6666667">
            <text:p>16798866.67</text:p>
          </table:table-cell>
          <table:table-cell office:value-type="float" office:value="8306">
            <text:p>8306</text:p>
          </table:table-cell>
          <table:table-cell table:formula="of:=[.D1039]/1000000" office:value-type="float" office:value="16.7988666666667">
            <text:p>16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601900">
            <text:p>14601900</text:p>
          </table:table-cell>
          <table:table-cell office:value-type="float" office:value="8306">
            <text:p>8306</text:p>
          </table:table-cell>
          <table:table-cell table:formula="of:=[.D1040]/1000000" office:value-type="float" office:value="14.6019">
            <text:p>14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367955.2238806">
            <text:p>19367955.22</text:p>
          </table:table-cell>
          <table:table-cell office:value-type="float" office:value="8306">
            <text:p>8306</text:p>
          </table:table-cell>
          <table:table-cell table:formula="of:=[.D1041]/1000000" office:value-type="float" office:value="19.3679552238806">
            <text:p>19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963250">
            <text:p>16963250</text:p>
          </table:table-cell>
          <table:table-cell office:value-type="float" office:value="8306">
            <text:p>8306</text:p>
          </table:table-cell>
          <table:table-cell table:formula="of:=[.D1042]/1000000" office:value-type="float" office:value="16.96325">
            <text:p>16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004537.1428571">
            <text:p>29004537.14</text:p>
          </table:table-cell>
          <table:table-cell office:value-type="float" office:value="8306">
            <text:p>8306</text:p>
          </table:table-cell>
          <table:table-cell table:formula="of:=[.D1043]/1000000" office:value-type="float" office:value="29.0045371428571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997393.5185185">
            <text:p>33997393.52</text:p>
          </table:table-cell>
          <table:table-cell office:value-type="float" office:value="8306">
            <text:p>8306</text:p>
          </table:table-cell>
          <table:table-cell table:formula="of:=[.D1044]/1000000" office:value-type="float" office:value="33.9973935185185">
            <text:p>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354949.044586">
            <text:p>29354949.04</text:p>
          </table:table-cell>
          <table:table-cell office:value-type="float" office:value="8306">
            <text:p>8306</text:p>
          </table:table-cell>
          <table:table-cell table:formula="of:=[.D1045]/1000000" office:value-type="float" office:value="29.354949044586">
            <text:p>29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674625">
            <text:p>25674625</text:p>
          </table:table-cell>
          <table:table-cell office:value-type="float" office:value="8306">
            <text:p>8306</text:p>
          </table:table-cell>
          <table:table-cell table:formula="of:=[.D1046]/1000000" office:value-type="float" office:value="25.674625">
            <text:p>25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907000">
            <text:p>20907000</text:p>
          </table:table-cell>
          <table:table-cell office:value-type="float" office:value="8306">
            <text:p>8306</text:p>
          </table:table-cell>
          <table:table-cell table:formula="of:=[.D1047]/1000000" office:value-type="float" office:value="20.907">
            <text:p>20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884287.6712329">
            <text:p>34884287.67</text:p>
          </table:table-cell>
          <table:table-cell office:value-type="float" office:value="8306">
            <text:p>8306</text:p>
          </table:table-cell>
          <table:table-cell table:formula="of:=[.D1048]/1000000" office:value-type="float" office:value="34.8842876712329">
            <text:p>34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752703.125">
            <text:p>25752703.13</text:p>
          </table:table-cell>
          <table:table-cell office:value-type="float" office:value="8306">
            <text:p>8306</text:p>
          </table:table-cell>
          <table:table-cell table:formula="of:=[.D1049]/1000000" office:value-type="float" office:value="25.752703125">
            <text:p>25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495384.6153846">
            <text:p>18495384.62</text:p>
          </table:table-cell>
          <table:table-cell office:value-type="float" office:value="8503">
            <text:p>8503</text:p>
          </table:table-cell>
          <table:table-cell table:formula="of:=[.D1050]/1000000" office:value-type="float" office:value="18.4953846153846">
            <text:p>18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705587.4263261">
            <text:p>25705587.43</text:p>
          </table:table-cell>
          <table:table-cell office:value-type="float" office:value="8503">
            <text:p>8503</text:p>
          </table:table-cell>
          <table:table-cell table:formula="of:=[.D1051]/1000000" office:value-type="float" office:value="25.7055874263261">
            <text:p>25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565480.8362369">
            <text:p>39565480.84</text:p>
          </table:table-cell>
          <table:table-cell office:value-type="float" office:value="8503">
            <text:p>8503</text:p>
          </table:table-cell>
          <table:table-cell table:formula="of:=[.D1052]/1000000" office:value-type="float" office:value="39.5654808362369">
            <text:p>39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546466.6666667">
            <text:p>15546466.67</text:p>
          </table:table-cell>
          <table:table-cell office:value-type="float" office:value="8503">
            <text:p>8503</text:p>
          </table:table-cell>
          <table:table-cell table:formula="of:=[.D1053]/1000000" office:value-type="float" office:value="15.5464666666667">
            <text:p>15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620693.3797909">
            <text:p>42620693.38</text:p>
          </table:table-cell>
          <table:table-cell office:value-type="float" office:value="8503">
            <text:p>8503</text:p>
          </table:table-cell>
          <table:table-cell table:formula="of:=[.D1054]/1000000" office:value-type="float" office:value="42.6206933797909">
            <text:p>42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61157.8947368">
            <text:p>15161157.89</text:p>
          </table:table-cell>
          <table:table-cell office:value-type="float" office:value="8503">
            <text:p>8503</text:p>
          </table:table-cell>
          <table:table-cell table:formula="of:=[.D1055]/1000000" office:value-type="float" office:value="15.1611578947368">
            <text:p>15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294983.5164835">
            <text:p>30294983.52</text:p>
          </table:table-cell>
          <table:table-cell office:value-type="float" office:value="8503">
            <text:p>8503</text:p>
          </table:table-cell>
          <table:table-cell table:formula="of:=[.D1056]/1000000" office:value-type="float" office:value="30.2949835164835">
            <text:p>30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426541.6666667">
            <text:p>21426541.67</text:p>
          </table:table-cell>
          <table:table-cell office:value-type="float" office:value="8503">
            <text:p>8503</text:p>
          </table:table-cell>
          <table:table-cell table:formula="of:=[.D1057]/1000000" office:value-type="float" office:value="21.4265416666667">
            <text:p>21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363111.1111111">
            <text:p>19363111.11</text:p>
          </table:table-cell>
          <table:table-cell office:value-type="float" office:value="8503">
            <text:p>8503</text:p>
          </table:table-cell>
          <table:table-cell table:formula="of:=[.D1058]/1000000" office:value-type="float" office:value="19.3631111111111">
            <text:p>19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459269.2307692">
            <text:p>19459269.23</text:p>
          </table:table-cell>
          <table:table-cell office:value-type="float" office:value="8503">
            <text:p>8503</text:p>
          </table:table-cell>
          <table:table-cell table:formula="of:=[.D1059]/1000000" office:value-type="float" office:value="19.4592692307692">
            <text:p>19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232416.6666667">
            <text:p>16232416.67</text:p>
          </table:table-cell>
          <table:table-cell office:value-type="float" office:value="8503">
            <text:p>8503</text:p>
          </table:table-cell>
          <table:table-cell table:formula="of:=[.D1060]/1000000" office:value-type="float" office:value="16.2324166666667">
            <text:p>16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949705.8823529">
            <text:p>17949705.88</text:p>
          </table:table-cell>
          <table:table-cell office:value-type="float" office:value="8503">
            <text:p>8503</text:p>
          </table:table-cell>
          <table:table-cell table:formula="of:=[.D1061]/1000000" office:value-type="float" office:value="17.9497058823529">
            <text:p>17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35681.8181818">
            <text:p>20035681.82</text:p>
          </table:table-cell>
          <table:table-cell office:value-type="float" office:value="8503">
            <text:p>8503</text:p>
          </table:table-cell>
          <table:table-cell table:formula="of:=[.D1062]/1000000" office:value-type="float" office:value="20.0356818181818">
            <text:p>20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338852.7131783">
            <text:p>32338852.71</text:p>
          </table:table-cell>
          <table:table-cell office:value-type="float" office:value="8503">
            <text:p>8503</text:p>
          </table:table-cell>
          <table:table-cell table:formula="of:=[.D1063]/1000000" office:value-type="float" office:value="32.3388527131783">
            <text:p>32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286583.6734694">
            <text:p>33286583.67</text:p>
          </table:table-cell>
          <table:table-cell office:value-type="float" office:value="8503">
            <text:p>8503</text:p>
          </table:table-cell>
          <table:table-cell table:formula="of:=[.D1064]/1000000" office:value-type="float" office:value="33.2865836734694">
            <text:p>33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420658.9147287">
            <text:p>32420658.91</text:p>
          </table:table-cell>
          <table:table-cell office:value-type="float" office:value="8503">
            <text:p>8503</text:p>
          </table:table-cell>
          <table:table-cell table:formula="of:=[.D1065]/1000000" office:value-type="float" office:value="32.4206589147287">
            <text:p>32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220826.0869565">
            <text:p>14220826.09</text:p>
          </table:table-cell>
          <table:table-cell office:value-type="float" office:value="8503">
            <text:p>8503</text:p>
          </table:table-cell>
          <table:table-cell table:formula="of:=[.D1066]/1000000" office:value-type="float" office:value="14.2208260869565">
            <text:p>14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580656.8627451">
            <text:p>26580656.86</text:p>
          </table:table-cell>
          <table:table-cell office:value-type="float" office:value="8503">
            <text:p>8503</text:p>
          </table:table-cell>
          <table:table-cell table:formula="of:=[.D1067]/1000000" office:value-type="float" office:value="26.5806568627451">
            <text:p>26.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193835.8208955">
            <text:p>25193835.82</text:p>
          </table:table-cell>
          <table:table-cell office:value-type="float" office:value="8503">
            <text:p>8503</text:p>
          </table:table-cell>
          <table:table-cell table:formula="of:=[.D1068]/1000000" office:value-type="float" office:value="25.1938358208955">
            <text:p>25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873789.4736842">
            <text:p>23873789.47</text:p>
          </table:table-cell>
          <table:table-cell office:value-type="float" office:value="8503">
            <text:p>8503</text:p>
          </table:table-cell>
          <table:table-cell table:formula="of:=[.D1069]/1000000" office:value-type="float" office:value="23.8737894736842">
            <text:p>23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797031.5315315">
            <text:p>33797031.53</text:p>
          </table:table-cell>
          <table:table-cell office:value-type="float" office:value="8503">
            <text:p>8503</text:p>
          </table:table-cell>
          <table:table-cell table:formula="of:=[.D1070]/1000000" office:value-type="float" office:value="33.7970315315315">
            <text:p>33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361973.3333333">
            <text:p>24361973.33</text:p>
          </table:table-cell>
          <table:table-cell office:value-type="float" office:value="8503">
            <text:p>8503</text:p>
          </table:table-cell>
          <table:table-cell table:formula="of:=[.D1071]/1000000" office:value-type="float" office:value="24.3619733333333">
            <text:p>24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388303.030303">
            <text:p>15388303.03</text:p>
          </table:table-cell>
          <table:table-cell office:value-type="float" office:value="8510">
            <text:p>8510</text:p>
          </table:table-cell>
          <table:table-cell table:formula="of:=[.D1072]/1000000" office:value-type="float" office:value="15.388303030303">
            <text:p>15.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598420">
            <text:p>16598420</text:p>
          </table:table-cell>
          <table:table-cell office:value-type="float" office:value="8510">
            <text:p>8510</text:p>
          </table:table-cell>
          <table:table-cell table:formula="of:=[.D1073]/1000000" office:value-type="float" office:value="16.59842">
            <text:p>16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553831.1258278">
            <text:p>33553831.13</text:p>
          </table:table-cell>
          <table:table-cell office:value-type="float" office:value="8510">
            <text:p>8510</text:p>
          </table:table-cell>
          <table:table-cell table:formula="of:=[.D1074]/1000000" office:value-type="float" office:value="33.5538311258278">
            <text:p>33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62000">
            <text:p>14162000</text:p>
          </table:table-cell>
          <table:table-cell office:value-type="float" office:value="8510">
            <text:p>8510</text:p>
          </table:table-cell>
          <table:table-cell table:formula="of:=[.D1075]/1000000" office:value-type="float" office:value="14.162">
            <text:p>14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61333.3333333">
            <text:p>16661333.33</text:p>
          </table:table-cell>
          <table:table-cell office:value-type="float" office:value="8510">
            <text:p>8510</text:p>
          </table:table-cell>
          <table:table-cell table:formula="of:=[.D1076]/1000000" office:value-type="float" office:value="16.6613333333333">
            <text:p>16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560403.9735099">
            <text:p>16560403.97</text:p>
          </table:table-cell>
          <table:table-cell office:value-type="float" office:value="8510">
            <text:p>8510</text:p>
          </table:table-cell>
          <table:table-cell table:formula="of:=[.D1077]/1000000" office:value-type="float" office:value="16.5604039735099">
            <text:p>16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37529.4117647">
            <text:p>12037529.41</text:p>
          </table:table-cell>
          <table:table-cell office:value-type="float" office:value="8510">
            <text:p>8510</text:p>
          </table:table-cell>
          <table:table-cell table:formula="of:=[.D1078]/1000000" office:value-type="float" office:value="12.0375294117647">
            <text:p>12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34029.4117647">
            <text:p>14034029.41</text:p>
          </table:table-cell>
          <table:table-cell office:value-type="float" office:value="8510">
            <text:p>8510</text:p>
          </table:table-cell>
          <table:table-cell table:formula="of:=[.D1079]/1000000" office:value-type="float" office:value="14.0340294117647">
            <text:p>14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67680">
            <text:p>13267680</text:p>
          </table:table-cell>
          <table:table-cell office:value-type="float" office:value="8510">
            <text:p>8510</text:p>
          </table:table-cell>
          <table:table-cell table:formula="of:=[.D1080]/1000000" office:value-type="float" office:value="13.26768">
            <text:p>13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136046.875">
            <text:p>24136046.88</text:p>
          </table:table-cell>
          <table:table-cell office:value-type="float" office:value="8510">
            <text:p>8510</text:p>
          </table:table-cell>
          <table:table-cell table:formula="of:=[.D1081]/1000000" office:value-type="float" office:value="24.136046875">
            <text:p>24.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85881.5789474">
            <text:p>18085881.58</text:p>
          </table:table-cell>
          <table:table-cell office:value-type="float" office:value="8510">
            <text:p>8510</text:p>
          </table:table-cell>
          <table:table-cell table:formula="of:=[.D1082]/1000000" office:value-type="float" office:value="18.0858815789474">
            <text:p>18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51131.5789474">
            <text:p>12451131.58</text:p>
          </table:table-cell>
          <table:table-cell office:value-type="float" office:value="8510">
            <text:p>8510</text:p>
          </table:table-cell>
          <table:table-cell table:formula="of:=[.D1083]/1000000" office:value-type="float" office:value="12.4511315789474">
            <text:p>12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206076.9230769">
            <text:p>19206076.92</text:p>
          </table:table-cell>
          <table:table-cell office:value-type="float" office:value="8510">
            <text:p>8510</text:p>
          </table:table-cell>
          <table:table-cell table:formula="of:=[.D1084]/1000000" office:value-type="float" office:value="19.2060769230769">
            <text:p>19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85473.6842105">
            <text:p>12485473.68</text:p>
          </table:table-cell>
          <table:table-cell office:value-type="float" office:value="8510">
            <text:p>8510</text:p>
          </table:table-cell>
          <table:table-cell table:formula="of:=[.D1085]/1000000" office:value-type="float" office:value="12.4854736842105">
            <text:p>12.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90812.5">
            <text:p>14890812.5</text:p>
          </table:table-cell>
          <table:table-cell office:value-type="float" office:value="8510">
            <text:p>8510</text:p>
          </table:table-cell>
          <table:table-cell table:formula="of:=[.D1086]/1000000" office:value-type="float" office:value="14.8908125">
            <text:p>14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086750">
            <text:p>17086750</text:p>
          </table:table-cell>
          <table:table-cell office:value-type="float" office:value="8510">
            <text:p>8510</text:p>
          </table:table-cell>
          <table:table-cell table:formula="of:=[.D1087]/1000000" office:value-type="float" office:value="17.08675">
            <text:p>17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415061.2244898">
            <text:p>18415061.22</text:p>
          </table:table-cell>
          <table:table-cell office:value-type="float" office:value="8510">
            <text:p>8510</text:p>
          </table:table-cell>
          <table:table-cell table:formula="of:=[.D1088]/1000000" office:value-type="float" office:value="18.4150612244898">
            <text:p>18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64408.3333333">
            <text:p>18064408.33</text:p>
          </table:table-cell>
          <table:table-cell office:value-type="float" office:value="8510">
            <text:p>8510</text:p>
          </table:table-cell>
          <table:table-cell table:formula="of:=[.D1089]/1000000" office:value-type="float" office:value="18.0644083333333">
            <text:p>18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546714.2857143">
            <text:p>16546714.29</text:p>
          </table:table-cell>
          <table:table-cell office:value-type="float" office:value="8581">
            <text:p>8581</text:p>
          </table:table-cell>
          <table:table-cell table:formula="of:=[.D1090]/1000000" office:value-type="float" office:value="16.5467142857143">
            <text:p>16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65125">
            <text:p>13665125</text:p>
          </table:table-cell>
          <table:table-cell office:value-type="float" office:value="8581">
            <text:p>8581</text:p>
          </table:table-cell>
          <table:table-cell table:formula="of:=[.D1091]/1000000" office:value-type="float" office:value="13.665125">
            <text:p>13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158909.0909091">
            <text:p>35158909.09</text:p>
          </table:table-cell>
          <table:table-cell office:value-type="float" office:value="8581">
            <text:p>8581</text:p>
          </table:table-cell>
          <table:table-cell table:formula="of:=[.D1092]/1000000" office:value-type="float" office:value="35.1589090909091">
            <text:p>35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248575.5813953">
            <text:p>15248575.58</text:p>
          </table:table-cell>
          <table:table-cell office:value-type="float" office:value="8581">
            <text:p>8581</text:p>
          </table:table-cell>
          <table:table-cell table:formula="of:=[.D1093]/1000000" office:value-type="float" office:value="15.2485755813953">
            <text:p>15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190125">
            <text:p>18190125</text:p>
          </table:table-cell>
          <table:table-cell office:value-type="float" office:value="8581">
            <text:p>8581</text:p>
          </table:table-cell>
          <table:table-cell table:formula="of:=[.D1094]/1000000" office:value-type="float" office:value="18.190125">
            <text:p>18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718994.4751381">
            <text:p>20718994.48</text:p>
          </table:table-cell>
          <table:table-cell office:value-type="float" office:value="8581">
            <text:p>8581</text:p>
          </table:table-cell>
          <table:table-cell table:formula="of:=[.D1095]/1000000" office:value-type="float" office:value="20.7189944751381">
            <text:p>20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113033.1491713">
            <text:p>49113033.15</text:p>
          </table:table-cell>
          <table:table-cell office:value-type="float" office:value="8581">
            <text:p>8581</text:p>
          </table:table-cell>
          <table:table-cell table:formula="of:=[.D1096]/1000000" office:value-type="float" office:value="49.1130331491713">
            <text:p>49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602176.4705882">
            <text:p>15602176.47</text:p>
          </table:table-cell>
          <table:table-cell office:value-type="float" office:value="8581">
            <text:p>8581</text:p>
          </table:table-cell>
          <table:table-cell table:formula="of:=[.D1097]/1000000" office:value-type="float" office:value="15.6021764705882">
            <text:p>15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984955.2941176">
            <text:p>36984955.29</text:p>
          </table:table-cell>
          <table:table-cell office:value-type="float" office:value="8581">
            <text:p>8581</text:p>
          </table:table-cell>
          <table:table-cell table:formula="of:=[.D1098]/1000000" office:value-type="float" office:value="36.9849552941176">
            <text:p>36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384823.5294118">
            <text:p>18384823.53</text:p>
          </table:table-cell>
          <table:table-cell office:value-type="float" office:value="8581">
            <text:p>8581</text:p>
          </table:table-cell>
          <table:table-cell table:formula="of:=[.D1099]/1000000" office:value-type="float" office:value="18.3848235294118">
            <text:p>18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478200">
            <text:p>17478200</text:p>
          </table:table-cell>
          <table:table-cell office:value-type="float" office:value="8581">
            <text:p>8581</text:p>
          </table:table-cell>
          <table:table-cell table:formula="of:=[.D1100]/1000000" office:value-type="float" office:value="17.4782">
            <text:p>17.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844630.0813008">
            <text:p>27844630.08</text:p>
          </table:table-cell>
          <table:table-cell office:value-type="float" office:value="8581">
            <text:p>8581</text:p>
          </table:table-cell>
          <table:table-cell table:formula="of:=[.D1101]/1000000" office:value-type="float" office:value="27.8446300813008">
            <text:p>27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286812.5">
            <text:p>16286812.5</text:p>
          </table:table-cell>
          <table:table-cell office:value-type="float" office:value="8581">
            <text:p>8581</text:p>
          </table:table-cell>
          <table:table-cell table:formula="of:=[.D1102]/1000000" office:value-type="float" office:value="16.2868125">
            <text:p>16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397816.1434978">
            <text:p>17397816.14</text:p>
          </table:table-cell>
          <table:table-cell office:value-type="float" office:value="8581">
            <text:p>8581</text:p>
          </table:table-cell>
          <table:table-cell table:formula="of:=[.D1103]/1000000" office:value-type="float" office:value="17.3978161434978">
            <text:p>17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375333.3333333">
            <text:p>16375333.33</text:p>
          </table:table-cell>
          <table:table-cell office:value-type="float" office:value="8581">
            <text:p>8581</text:p>
          </table:table-cell>
          <table:table-cell table:formula="of:=[.D1104]/1000000" office:value-type="float" office:value="16.3753333333333">
            <text:p>16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759743.1693989">
            <text:p>16759743.17</text:p>
          </table:table-cell>
          <table:table-cell office:value-type="float" office:value="8581">
            <text:p>8581</text:p>
          </table:table-cell>
          <table:table-cell table:formula="of:=[.D1105]/1000000" office:value-type="float" office:value="16.7597431693989">
            <text:p>16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781195.2380952">
            <text:p>31781195.24</text:p>
          </table:table-cell>
          <table:table-cell office:value-type="float" office:value="8581">
            <text:p>8581</text:p>
          </table:table-cell>
          <table:table-cell table:formula="of:=[.D1106]/1000000" office:value-type="float" office:value="31.7811952380952">
            <text:p>31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038421.5246637">
            <text:p>17038421.52</text:p>
          </table:table-cell>
          <table:table-cell office:value-type="float" office:value="8581">
            <text:p>8581</text:p>
          </table:table-cell>
          <table:table-cell table:formula="of:=[.D1107]/1000000" office:value-type="float" office:value="17.0384215246637">
            <text:p>17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32172.4137931">
            <text:p>16632172.41</text:p>
          </table:table-cell>
          <table:table-cell office:value-type="float" office:value="8581">
            <text:p>8581</text:p>
          </table:table-cell>
          <table:table-cell table:formula="of:=[.D1108]/1000000" office:value-type="float" office:value="16.6321724137931">
            <text:p>16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15010.9289617">
            <text:p>16615010.93</text:p>
          </table:table-cell>
          <table:table-cell office:value-type="float" office:value="8581">
            <text:p>8581</text:p>
          </table:table-cell>
          <table:table-cell table:formula="of:=[.D1109]/1000000" office:value-type="float" office:value="16.6150109289617">
            <text:p>16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503466.6666667">
            <text:p>19503466.67</text:p>
          </table:table-cell>
          <table:table-cell office:value-type="float" office:value="8581">
            <text:p>8581</text:p>
          </table:table-cell>
          <table:table-cell table:formula="of:=[.D1110]/1000000" office:value-type="float" office:value="19.5034666666667">
            <text:p>19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889231.1557789">
            <text:p>15889231.16</text:p>
          </table:table-cell>
          <table:table-cell office:value-type="float" office:value="8581">
            <text:p>8581</text:p>
          </table:table-cell>
          <table:table-cell table:formula="of:=[.D1111]/1000000" office:value-type="float" office:value="15.8892311557789">
            <text:p>15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034375">
            <text:p>15034375</text:p>
          </table:table-cell>
          <table:table-cell office:value-type="float" office:value="9257">
            <text:p>9257</text:p>
          </table:table-cell>
          <table:table-cell table:formula="of:=[.D1112]/1000000" office:value-type="float" office:value="15.034375">
            <text:p>15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578730.7692308">
            <text:p>15578730.77</text:p>
          </table:table-cell>
          <table:table-cell office:value-type="float" office:value="9257">
            <text:p>9257</text:p>
          </table:table-cell>
          <table:table-cell table:formula="of:=[.D1113]/1000000" office:value-type="float" office:value="15.5787307692308">
            <text:p>15.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132143.7699681">
            <text:p>18132143.77</text:p>
          </table:table-cell>
          <table:table-cell office:value-type="float" office:value="9257">
            <text:p>9257</text:p>
          </table:table-cell>
          <table:table-cell table:formula="of:=[.D1114]/1000000" office:value-type="float" office:value="18.1321437699681">
            <text:p>18.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339000">
            <text:p>15339000</text:p>
          </table:table-cell>
          <table:table-cell office:value-type="float" office:value="9257">
            <text:p>9257</text:p>
          </table:table-cell>
          <table:table-cell table:formula="of:=[.D1115]/1000000" office:value-type="float" office:value="15.339">
            <text:p>15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456777.7777778">
            <text:p>16456777.78</text:p>
          </table:table-cell>
          <table:table-cell office:value-type="float" office:value="9257">
            <text:p>9257</text:p>
          </table:table-cell>
          <table:table-cell table:formula="of:=[.D1116]/1000000" office:value-type="float" office:value="16.4567777777778">
            <text:p>16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625090.9090909">
            <text:p>15625090.91</text:p>
          </table:table-cell>
          <table:table-cell office:value-type="float" office:value="9257">
            <text:p>9257</text:p>
          </table:table-cell>
          <table:table-cell table:formula="of:=[.D1117]/1000000" office:value-type="float" office:value="15.6250909090909">
            <text:p>15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888194.1747573">
            <text:p>18888194.17</text:p>
          </table:table-cell>
          <table:table-cell office:value-type="float" office:value="9257">
            <text:p>9257</text:p>
          </table:table-cell>
          <table:table-cell table:formula="of:=[.D1118]/1000000" office:value-type="float" office:value="18.8881941747573">
            <text:p>18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631961.1650485">
            <text:p>39631961.17</text:p>
          </table:table-cell>
          <table:table-cell office:value-type="float" office:value="9257">
            <text:p>9257</text:p>
          </table:table-cell>
          <table:table-cell table:formula="of:=[.D1119]/1000000" office:value-type="float" office:value="39.6319611650485">
            <text:p>39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37600">
            <text:p>15137600</text:p>
          </table:table-cell>
          <table:table-cell office:value-type="float" office:value="9257">
            <text:p>9257</text:p>
          </table:table-cell>
          <table:table-cell table:formula="of:=[.D1120]/1000000" office:value-type="float" office:value="15.1376">
            <text:p>15.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258532.1252059">
            <text:p>30258532.13</text:p>
          </table:table-cell>
          <table:table-cell office:value-type="float" office:value="9257">
            <text:p>9257</text:p>
          </table:table-cell>
          <table:table-cell table:formula="of:=[.D1121]/1000000" office:value-type="float" office:value="30.2585321252059">
            <text:p>30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17600">
            <text:p>15717600</text:p>
          </table:table-cell>
          <table:table-cell office:value-type="float" office:value="9257">
            <text:p>9257</text:p>
          </table:table-cell>
          <table:table-cell table:formula="of:=[.D1122]/1000000" office:value-type="float" office:value="15.7176">
            <text:p>15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688836.5384615">
            <text:p>18688836.54</text:p>
          </table:table-cell>
          <table:table-cell office:value-type="float" office:value="9257">
            <text:p>9257</text:p>
          </table:table-cell>
          <table:table-cell table:formula="of:=[.D1123]/1000000" office:value-type="float" office:value="18.6888365384615">
            <text:p>18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81928.5714286">
            <text:p>14181928.57</text:p>
          </table:table-cell>
          <table:table-cell office:value-type="float" office:value="9257">
            <text:p>9257</text:p>
          </table:table-cell>
          <table:table-cell table:formula="of:=[.D1124]/1000000" office:value-type="float" office:value="14.1819285714286">
            <text:p>14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952529.4117647">
            <text:p>16952529.41</text:p>
          </table:table-cell>
          <table:table-cell office:value-type="float" office:value="9257">
            <text:p>9257</text:p>
          </table:table-cell>
          <table:table-cell table:formula="of:=[.D1125]/1000000" office:value-type="float" office:value="16.9525294117647">
            <text:p>16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390666.6666667">
            <text:p>15390666.67</text:p>
          </table:table-cell>
          <table:table-cell office:value-type="float" office:value="9257">
            <text:p>9257</text:p>
          </table:table-cell>
          <table:table-cell table:formula="of:=[.D1126]/1000000" office:value-type="float" office:value="15.3906666666667">
            <text:p>15.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617636.3636364">
            <text:p>12617636.36</text:p>
          </table:table-cell>
          <table:table-cell office:value-type="float" office:value="9257">
            <text:p>9257</text:p>
          </table:table-cell>
          <table:table-cell table:formula="of:=[.D1127]/1000000" office:value-type="float" office:value="12.6176363636364">
            <text:p>12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572165.6804734">
            <text:p>25572165.68</text:p>
          </table:table-cell>
          <table:table-cell office:value-type="float" office:value="9257">
            <text:p>9257</text:p>
          </table:table-cell>
          <table:table-cell table:formula="of:=[.D1128]/1000000" office:value-type="float" office:value="25.5721656804734">
            <text:p>25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53391.3043478">
            <text:p>13853391.3</text:p>
          </table:table-cell>
          <table:table-cell office:value-type="float" office:value="9257">
            <text:p>9257</text:p>
          </table:table-cell>
          <table:table-cell table:formula="of:=[.D1129]/1000000" office:value-type="float" office:value="13.8533913043478">
            <text:p>13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41294.1176471">
            <text:p>15941294.12</text:p>
          </table:table-cell>
          <table:table-cell office:value-type="float" office:value="9257">
            <text:p>9257</text:p>
          </table:table-cell>
          <table:table-cell table:formula="of:=[.D1130]/1000000" office:value-type="float" office:value="15.9412941176471">
            <text:p>15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020218.5273159">
            <text:p>30020218.53</text:p>
          </table:table-cell>
          <table:table-cell office:value-type="float" office:value="9257">
            <text:p>9257</text:p>
          </table:table-cell>
          <table:table-cell table:formula="of:=[.D1131]/1000000" office:value-type="float" office:value="30.0202185273159">
            <text:p>30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53847.826087">
            <text:p>16653847.83</text:p>
          </table:table-cell>
          <table:table-cell office:value-type="float" office:value="9257">
            <text:p>9257</text:p>
          </table:table-cell>
          <table:table-cell table:formula="of:=[.D1132]/1000000" office:value-type="float" office:value="16.653847826087">
            <text:p>16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688647.0588235">
            <text:p>17688647.06</text:p>
          </table:table-cell>
          <table:table-cell office:value-type="float" office:value="9257">
            <text:p>9257</text:p>
          </table:table-cell>
          <table:table-cell table:formula="of:=[.D1133]/1000000" office:value-type="float" office:value="17.6886470588235">
            <text:p>17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346888.8888889">
            <text:p>21346888.89</text:p>
          </table:table-cell>
          <table:table-cell office:value-type="float" office:value="9257">
            <text:p>9257</text:p>
          </table:table-cell>
          <table:table-cell table:formula="of:=[.D1134]/1000000" office:value-type="float" office:value="21.3468888888889">
            <text:p>21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763333.3333333">
            <text:p>18763333.33</text:p>
          </table:table-cell>
          <table:table-cell office:value-type="float" office:value="9257">
            <text:p>9257</text:p>
          </table:table-cell>
          <table:table-cell table:formula="of:=[.D1135]/1000000" office:value-type="float" office:value="18.7633333333333">
            <text:p>18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11375">
            <text:p>19811375</text:p>
          </table:table-cell>
          <table:table-cell office:value-type="float" office:value="9257">
            <text:p>9257</text:p>
          </table:table-cell>
          <table:table-cell table:formula="of:=[.D1136]/1000000" office:value-type="float" office:value="19.811375">
            <text:p>19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839733.3333333">
            <text:p>15839733.33</text:p>
          </table:table-cell>
          <table:table-cell office:value-type="float" office:value="9257">
            <text:p>9257</text:p>
          </table:table-cell>
          <table:table-cell table:formula="of:=[.D1137]/1000000" office:value-type="float" office:value="15.8397333333333">
            <text:p>15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498311.1111111">
            <text:p>19498311.11</text:p>
          </table:table-cell>
          <table:table-cell office:value-type="float" office:value="9257">
            <text:p>9257</text:p>
          </table:table-cell>
          <table:table-cell table:formula="of:=[.D1138]/1000000" office:value-type="float" office:value="19.4983111111111">
            <text:p>19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559278.6885246">
            <text:p>25559278.69</text:p>
          </table:table-cell>
          <table:table-cell office:value-type="float" office:value="9552">
            <text:p>9552</text:p>
          </table:table-cell>
          <table:table-cell table:formula="of:=[.D1139]/1000000" office:value-type="float" office:value="25.5592786885246">
            <text:p>25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234537.1900826">
            <text:p>22234537.19</text:p>
          </table:table-cell>
          <table:table-cell office:value-type="float" office:value="9552">
            <text:p>9552</text:p>
          </table:table-cell>
          <table:table-cell table:formula="of:=[.D1140]/1000000" office:value-type="float" office:value="22.2345371900826">
            <text:p>22.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558695.8041958">
            <text:p>26558695.8</text:p>
          </table:table-cell>
          <table:table-cell office:value-type="float" office:value="9552">
            <text:p>9552</text:p>
          </table:table-cell>
          <table:table-cell table:formula="of:=[.D1141]/1000000" office:value-type="float" office:value="26.5586958041958">
            <text:p>26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478636.3636364">
            <text:p>21478636.36</text:p>
          </table:table-cell>
          <table:table-cell office:value-type="float" office:value="9552">
            <text:p>9552</text:p>
          </table:table-cell>
          <table:table-cell table:formula="of:=[.D1142]/1000000" office:value-type="float" office:value="21.4786363636364">
            <text:p>21.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050000">
            <text:p>25050000</text:p>
          </table:table-cell>
          <table:table-cell office:value-type="float" office:value="9552">
            <text:p>9552</text:p>
          </table:table-cell>
          <table:table-cell table:formula="of:=[.D1143]/1000000" office:value-type="float" office:value="25.05">
            <text:p>25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926278.6885246">
            <text:p>26926278.69</text:p>
          </table:table-cell>
          <table:table-cell office:value-type="float" office:value="9552">
            <text:p>9552</text:p>
          </table:table-cell>
          <table:table-cell table:formula="of:=[.D1144]/1000000" office:value-type="float" office:value="26.9262786885246">
            <text:p>26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415150">
            <text:p>17415150</text:p>
          </table:table-cell>
          <table:table-cell office:value-type="float" office:value="9552">
            <text:p>9552</text:p>
          </table:table-cell>
          <table:table-cell table:formula="of:=[.D1145]/1000000" office:value-type="float" office:value="17.41515">
            <text:p>17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18944.4444444">
            <text:p>12718944.44</text:p>
          </table:table-cell>
          <table:table-cell office:value-type="float" office:value="9552">
            <text:p>9552</text:p>
          </table:table-cell>
          <table:table-cell table:formula="of:=[.D1146]/1000000" office:value-type="float" office:value="12.7189444444444">
            <text:p>12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620103.0478955">
            <text:p>33620103.05</text:p>
          </table:table-cell>
          <table:table-cell office:value-type="float" office:value="9552">
            <text:p>9552</text:p>
          </table:table-cell>
          <table:table-cell table:formula="of:=[.D1147]/1000000" office:value-type="float" office:value="33.6201030478955">
            <text:p>33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426325">
            <text:p>40426325</text:p>
          </table:table-cell>
          <table:table-cell office:value-type="float" office:value="9552">
            <text:p>9552</text:p>
          </table:table-cell>
          <table:table-cell table:formula="of:=[.D1148]/1000000" office:value-type="float" office:value="40.426325">
            <text:p>40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215960">
            <text:p>22215960</text:p>
          </table:table-cell>
          <table:table-cell office:value-type="float" office:value="9552">
            <text:p>9552</text:p>
          </table:table-cell>
          <table:table-cell table:formula="of:=[.D1149]/1000000" office:value-type="float" office:value="22.21596">
            <text:p>22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324702.2900763">
            <text:p>28324702.29</text:p>
          </table:table-cell>
          <table:table-cell office:value-type="float" office:value="9552">
            <text:p>9552</text:p>
          </table:table-cell>
          <table:table-cell table:formula="of:=[.D1150]/1000000" office:value-type="float" office:value="28.3247022900763">
            <text:p>28.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208181.8181818">
            <text:p>18208181.82</text:p>
          </table:table-cell>
          <table:table-cell office:value-type="float" office:value="9552">
            <text:p>9552</text:p>
          </table:table-cell>
          <table:table-cell table:formula="of:=[.D1151]/1000000" office:value-type="float" office:value="18.2081818181818">
            <text:p>18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51671.7557252">
            <text:p>29251671.76</text:p>
          </table:table-cell>
          <table:table-cell office:value-type="float" office:value="9552">
            <text:p>9552</text:p>
          </table:table-cell>
          <table:table-cell table:formula="of:=[.D1152]/1000000" office:value-type="float" office:value="29.2516717557252">
            <text:p>29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544754.8209366">
            <text:p>39544754.82</text:p>
          </table:table-cell>
          <table:table-cell office:value-type="float" office:value="9552">
            <text:p>9552</text:p>
          </table:table-cell>
          <table:table-cell table:formula="of:=[.D1153]/1000000" office:value-type="float" office:value="39.5447548209366">
            <text:p>39.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201619.047619">
            <text:p>35201619.05</text:p>
          </table:table-cell>
          <table:table-cell office:value-type="float" office:value="9552">
            <text:p>9552</text:p>
          </table:table-cell>
          <table:table-cell table:formula="of:=[.D1154]/1000000" office:value-type="float" office:value="35.201619047619">
            <text:p>35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425440.1197605">
            <text:p>38425440.12</text:p>
          </table:table-cell>
          <table:table-cell office:value-type="float" office:value="9552">
            <text:p>9552</text:p>
          </table:table-cell>
          <table:table-cell table:formula="of:=[.D1155]/1000000" office:value-type="float" office:value="38.4254401197605">
            <text:p>38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638176.4705882">
            <text:p>18638176.47</text:p>
          </table:table-cell>
          <table:table-cell office:value-type="float" office:value="9552">
            <text:p>9552</text:p>
          </table:table-cell>
          <table:table-cell table:formula="of:=[.D1156]/1000000" office:value-type="float" office:value="18.6381764705882">
            <text:p>18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207280">
            <text:p>25207280</text:p>
          </table:table-cell>
          <table:table-cell office:value-type="float" office:value="9552">
            <text:p>9552</text:p>
          </table:table-cell>
          <table:table-cell table:formula="of:=[.D1157]/1000000" office:value-type="float" office:value="25.20728">
            <text:p>25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436382.3529412">
            <text:p>17436382.35</text:p>
          </table:table-cell>
          <table:table-cell office:value-type="float" office:value="9552">
            <text:p>9552</text:p>
          </table:table-cell>
          <table:table-cell table:formula="of:=[.D1158]/1000000" office:value-type="float" office:value="17.4363823529412">
            <text:p>17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326260.8695652">
            <text:p>18326260.87</text:p>
          </table:table-cell>
          <table:table-cell office:value-type="float" office:value="9793">
            <text:p>9793</text:p>
          </table:table-cell>
          <table:table-cell table:formula="of:=[.D1159]/1000000" office:value-type="float" office:value="18.3262608695652">
            <text:p>18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76565.2173913">
            <text:p>15976565.22</text:p>
          </table:table-cell>
          <table:table-cell office:value-type="float" office:value="9793">
            <text:p>9793</text:p>
          </table:table-cell>
          <table:table-cell table:formula="of:=[.D1160]/1000000" office:value-type="float" office:value="15.9765652173913">
            <text:p>15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027629.6296296">
            <text:p>19027629.63</text:p>
          </table:table-cell>
          <table:table-cell office:value-type="float" office:value="9793">
            <text:p>9793</text:p>
          </table:table-cell>
          <table:table-cell table:formula="of:=[.D1161]/1000000" office:value-type="float" office:value="19.0276296296296">
            <text:p>19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072800">
            <text:p>22072800</text:p>
          </table:table-cell>
          <table:table-cell office:value-type="float" office:value="9793">
            <text:p>9793</text:p>
          </table:table-cell>
          <table:table-cell table:formula="of:=[.D1162]/1000000" office:value-type="float" office:value="22.0728">
            <text:p>22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432466.6666667">
            <text:p>15432466.67</text:p>
          </table:table-cell>
          <table:table-cell office:value-type="float" office:value="9793">
            <text:p>9793</text:p>
          </table:table-cell>
          <table:table-cell table:formula="of:=[.D1163]/1000000" office:value-type="float" office:value="15.4324666666667">
            <text:p>15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055866.6666667">
            <text:p>19055866.67</text:p>
          </table:table-cell>
          <table:table-cell office:value-type="float" office:value="9793">
            <text:p>9793</text:p>
          </table:table-cell>
          <table:table-cell table:formula="of:=[.D1164]/1000000" office:value-type="float" office:value="19.0558666666667">
            <text:p>19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429443.3962264">
            <text:p>23429443.4</text:p>
          </table:table-cell>
          <table:table-cell office:value-type="float" office:value="9793">
            <text:p>9793</text:p>
          </table:table-cell>
          <table:table-cell table:formula="of:=[.D1165]/1000000" office:value-type="float" office:value="23.4294433962264">
            <text:p>23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390103.4482759">
            <text:p>18390103.45</text:p>
          </table:table-cell>
          <table:table-cell office:value-type="float" office:value="9793">
            <text:p>9793</text:p>
          </table:table-cell>
          <table:table-cell table:formula="of:=[.D1166]/1000000" office:value-type="float" office:value="18.3901034482759">
            <text:p>18.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743479.1965567">
            <text:p>25743479.2</text:p>
          </table:table-cell>
          <table:table-cell office:value-type="float" office:value="9793">
            <text:p>9793</text:p>
          </table:table-cell>
          <table:table-cell table:formula="of:=[.D1167]/1000000" office:value-type="float" office:value="25.7434791965567">
            <text:p>25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594655.1724138">
            <text:p>16594655.17</text:p>
          </table:table-cell>
          <table:table-cell office:value-type="float" office:value="9793">
            <text:p>9793</text:p>
          </table:table-cell>
          <table:table-cell table:formula="of:=[.D1168]/1000000" office:value-type="float" office:value="16.5946551724138">
            <text:p>16.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15954.5454545">
            <text:p>20015954.55</text:p>
          </table:table-cell>
          <table:table-cell office:value-type="float" office:value="9793">
            <text:p>9793</text:p>
          </table:table-cell>
          <table:table-cell table:formula="of:=[.D1169]/1000000" office:value-type="float" office:value="20.0159545454545">
            <text:p>20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728312.9770992">
            <text:p>29728312.98</text:p>
          </table:table-cell>
          <table:table-cell office:value-type="float" office:value="9793">
            <text:p>9793</text:p>
          </table:table-cell>
          <table:table-cell table:formula="of:=[.D1170]/1000000" office:value-type="float" office:value="29.7283129770992">
            <text:p>29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642318.75">
            <text:p>17642318.75</text:p>
          </table:table-cell>
          <table:table-cell office:value-type="float" office:value="9793">
            <text:p>9793</text:p>
          </table:table-cell>
          <table:table-cell table:formula="of:=[.D1171]/1000000" office:value-type="float" office:value="17.64231875">
            <text:p>17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068052.0833333">
            <text:p>26068052.08</text:p>
          </table:table-cell>
          <table:table-cell office:value-type="float" office:value="9793">
            <text:p>9793</text:p>
          </table:table-cell>
          <table:table-cell table:formula="of:=[.D1172]/1000000" office:value-type="float" office:value="26.0680520833333">
            <text:p>26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476311.6883117">
            <text:p>21476311.69</text:p>
          </table:table-cell>
          <table:table-cell office:value-type="float" office:value="9793">
            <text:p>9793</text:p>
          </table:table-cell>
          <table:table-cell table:formula="of:=[.D1173]/1000000" office:value-type="float" office:value="21.4763116883117">
            <text:p>21.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667277.7777778">
            <text:p>17667277.78</text:p>
          </table:table-cell>
          <table:table-cell office:value-type="float" office:value="9793">
            <text:p>9793</text:p>
          </table:table-cell>
          <table:table-cell table:formula="of:=[.D1174]/1000000" office:value-type="float" office:value="17.6672777777778">
            <text:p>17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898082.1917808">
            <text:p>25898082.19</text:p>
          </table:table-cell>
          <table:table-cell office:value-type="float" office:value="9793">
            <text:p>9793</text:p>
          </table:table-cell>
          <table:table-cell table:formula="of:=[.D1175]/1000000" office:value-type="float" office:value="25.8980821917808">
            <text:p>25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661597.826087">
            <text:p>21661597.83</text:p>
          </table:table-cell>
          <table:table-cell office:value-type="float" office:value="9793">
            <text:p>9793</text:p>
          </table:table-cell>
          <table:table-cell table:formula="of:=[.D1176]/1000000" office:value-type="float" office:value="21.661597826087">
            <text:p>21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572729.7297297">
            <text:p>26572729.73</text:p>
          </table:table-cell>
          <table:table-cell office:value-type="float" office:value="9793">
            <text:p>9793</text:p>
          </table:table-cell>
          <table:table-cell table:formula="of:=[.D1177]/1000000" office:value-type="float" office:value="26.5727297297297">
            <text:p>26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304331.6498317">
            <text:p>38304331.65</text:p>
          </table:table-cell>
          <table:table-cell office:value-type="float" office:value="9793">
            <text:p>9793</text:p>
          </table:table-cell>
          <table:table-cell table:formula="of:=[.D1178]/1000000" office:value-type="float" office:value="38.3043316498317">
            <text:p>38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323568.1818182">
            <text:p>18323568.18</text:p>
          </table:table-cell>
          <table:table-cell office:value-type="float" office:value="9793">
            <text:p>9793</text:p>
          </table:table-cell>
          <table:table-cell table:formula="of:=[.D1179]/1000000" office:value-type="float" office:value="18.3235681818182">
            <text:p>18.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409281.3688213">
            <text:p>32409281.37</text:p>
          </table:table-cell>
          <table:table-cell office:value-type="float" office:value="9793">
            <text:p>9793</text:p>
          </table:table-cell>
          <table:table-cell table:formula="of:=[.D1180]/1000000" office:value-type="float" office:value="32.4092813688213">
            <text:p>32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70204.5454545">
            <text:p>19870204.55</text:p>
          </table:table-cell>
          <table:table-cell office:value-type="float" office:value="9793">
            <text:p>9793</text:p>
          </table:table-cell>
          <table:table-cell table:formula="of:=[.D1181]/1000000" office:value-type="float" office:value="19.8702045454545">
            <text:p>19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029498.0392157">
            <text:p>26029498.04</text:p>
          </table:table-cell>
          <table:table-cell office:value-type="float" office:value="9793">
            <text:p>9793</text:p>
          </table:table-cell>
          <table:table-cell table:formula="of:=[.D1182]/1000000" office:value-type="float" office:value="26.0294980392157">
            <text:p>26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504062.5">
            <text:p>18504062.5</text:p>
          </table:table-cell>
          <table:table-cell office:value-type="float" office:value="9793">
            <text:p>9793</text:p>
          </table:table-cell>
          <table:table-cell table:formula="of:=[.D1183]/1000000" office:value-type="float" office:value="18.5040625">
            <text:p>18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635625">
            <text:p>20635625</text:p>
          </table:table-cell>
          <table:table-cell office:value-type="float" office:value="9793">
            <text:p>9793</text:p>
          </table:table-cell>
          <table:table-cell table:formula="of:=[.D1184]/1000000" office:value-type="float" office:value="20.635625">
            <text:p>20.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955458.3333333">
            <text:p>19955458.33</text:p>
          </table:table-cell>
          <table:table-cell office:value-type="float" office:value="9793">
            <text:p>9793</text:p>
          </table:table-cell>
          <table:table-cell table:formula="of:=[.D1185]/1000000" office:value-type="float" office:value="19.9554583333333">
            <text:p>19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267962.962963">
            <text:p>21267962.96</text:p>
          </table:table-cell>
          <table:table-cell office:value-type="float" office:value="9793">
            <text:p>9793</text:p>
          </table:table-cell>
          <table:table-cell table:formula="of:=[.D1186]/1000000" office:value-type="float" office:value="21.267962962963">
            <text:p>21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892745.7627119">
            <text:p>24892745.76</text:p>
          </table:table-cell>
          <table:table-cell office:value-type="float" office:value="9793">
            <text:p>9793</text:p>
          </table:table-cell>
          <table:table-cell table:formula="of:=[.D1187]/1000000" office:value-type="float" office:value="24.8927457627119">
            <text:p>24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529103.3210332">
            <text:p>31529103.32</text:p>
          </table:table-cell>
          <table:table-cell office:value-type="float" office:value="10855">
            <text:p>10855</text:p>
          </table:table-cell>
          <table:table-cell table:formula="of:=[.D1188]/1000000" office:value-type="float" office:value="31.5291033210332">
            <text:p>31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506900">
            <text:p>18506900</text:p>
          </table:table-cell>
          <table:table-cell office:value-type="float" office:value="10855">
            <text:p>10855</text:p>
          </table:table-cell>
          <table:table-cell table:formula="of:=[.D1189]/1000000" office:value-type="float" office:value="18.5069">
            <text:p>18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620323.7410072">
            <text:p>23620323.74</text:p>
          </table:table-cell>
          <table:table-cell office:value-type="float" office:value="10855">
            <text:p>10855</text:p>
          </table:table-cell>
          <table:table-cell table:formula="of:=[.D1190]/1000000" office:value-type="float" office:value="23.6203237410072">
            <text:p>23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671628.5714286">
            <text:p>31671628.57</text:p>
          </table:table-cell>
          <table:table-cell office:value-type="float" office:value="10855">
            <text:p>10855</text:p>
          </table:table-cell>
          <table:table-cell table:formula="of:=[.D1191]/1000000" office:value-type="float" office:value="31.6716285714286">
            <text:p>31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25720">
            <text:p>19825720</text:p>
          </table:table-cell>
          <table:table-cell office:value-type="float" office:value="10855">
            <text:p>10855</text:p>
          </table:table-cell>
          <table:table-cell table:formula="of:=[.D1192]/1000000" office:value-type="float" office:value="19.82572">
            <text:p>19.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351068.9655172">
            <text:p>19351068.97</text:p>
          </table:table-cell>
          <table:table-cell office:value-type="float" office:value="10855">
            <text:p>10855</text:p>
          </table:table-cell>
          <table:table-cell table:formula="of:=[.D1193]/1000000" office:value-type="float" office:value="19.3510689655172">
            <text:p>19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661119.6581197">
            <text:p>19661119.66</text:p>
          </table:table-cell>
          <table:table-cell office:value-type="float" office:value="10855">
            <text:p>10855</text:p>
          </table:table-cell>
          <table:table-cell table:formula="of:=[.D1194]/1000000" office:value-type="float" office:value="19.6611196581197">
            <text:p>19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203705.2341598">
            <text:p>45203705.23</text:p>
          </table:table-cell>
          <table:table-cell office:value-type="float" office:value="10855">
            <text:p>10855</text:p>
          </table:table-cell>
          <table:table-cell table:formula="of:=[.D1195]/1000000" office:value-type="float" office:value="45.2037052341598">
            <text:p>45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965072.7272727">
            <text:p>21965072.73</text:p>
          </table:table-cell>
          <table:table-cell office:value-type="float" office:value="10855">
            <text:p>10855</text:p>
          </table:table-cell>
          <table:table-cell table:formula="of:=[.D1196]/1000000" office:value-type="float" office:value="21.9650727272727">
            <text:p>21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708466.6666667">
            <text:p>19708466.67</text:p>
          </table:table-cell>
          <table:table-cell office:value-type="float" office:value="10855">
            <text:p>10855</text:p>
          </table:table-cell>
          <table:table-cell table:formula="of:=[.D1197]/1000000" office:value-type="float" office:value="19.7084666666667">
            <text:p>19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202217.3913043">
            <text:p>15202217.39</text:p>
          </table:table-cell>
          <table:table-cell office:value-type="float" office:value="10855">
            <text:p>10855</text:p>
          </table:table-cell>
          <table:table-cell table:formula="of:=[.D1198]/1000000" office:value-type="float" office:value="15.2022173913043">
            <text:p>15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100222.2222222">
            <text:p>18100222.22</text:p>
          </table:table-cell>
          <table:table-cell office:value-type="float" office:value="10855">
            <text:p>10855</text:p>
          </table:table-cell>
          <table:table-cell table:formula="of:=[.D1199]/1000000" office:value-type="float" office:value="18.1002222222222">
            <text:p>18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608590.9090909">
            <text:p>19608590.91</text:p>
          </table:table-cell>
          <table:table-cell office:value-type="float" office:value="10855">
            <text:p>10855</text:p>
          </table:table-cell>
          <table:table-cell table:formula="of:=[.D1200]/1000000" office:value-type="float" office:value="19.6085909090909">
            <text:p>19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210266.6666667">
            <text:p>21210266.67</text:p>
          </table:table-cell>
          <table:table-cell office:value-type="float" office:value="10855">
            <text:p>10855</text:p>
          </table:table-cell>
          <table:table-cell table:formula="of:=[.D1201]/1000000" office:value-type="float" office:value="21.2102666666667">
            <text:p>21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841292.18107">
            <text:p>23841292.18</text:p>
          </table:table-cell>
          <table:table-cell office:value-type="float" office:value="10855">
            <text:p>10855</text:p>
          </table:table-cell>
          <table:table-cell table:formula="of:=[.D1202]/1000000" office:value-type="float" office:value="23.84129218107">
            <text:p>23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768004.3103448">
            <text:p>37768004.31</text:p>
          </table:table-cell>
          <table:table-cell office:value-type="float" office:value="10855">
            <text:p>10855</text:p>
          </table:table-cell>
          <table:table-cell table:formula="of:=[.D1203]/1000000" office:value-type="float" office:value="37.7680043103448">
            <text:p>37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330954.5454545">
            <text:p>18330954.55</text:p>
          </table:table-cell>
          <table:table-cell office:value-type="float" office:value="10855">
            <text:p>10855</text:p>
          </table:table-cell>
          <table:table-cell table:formula="of:=[.D1204]/1000000" office:value-type="float" office:value="18.3309545454545">
            <text:p>18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360136.3636364">
            <text:p>17360136.36</text:p>
          </table:table-cell>
          <table:table-cell office:value-type="float" office:value="10855">
            <text:p>10855</text:p>
          </table:table-cell>
          <table:table-cell table:formula="of:=[.D1205]/1000000" office:value-type="float" office:value="17.3601363636364">
            <text:p>17.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540427.2727273">
            <text:p>20540427.27</text:p>
          </table:table-cell>
          <table:table-cell office:value-type="float" office:value="10855">
            <text:p>10855</text:p>
          </table:table-cell>
          <table:table-cell table:formula="of:=[.D1206]/1000000" office:value-type="float" office:value="20.5404272727273">
            <text:p>20.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921590.9090909">
            <text:p>18921590.91</text:p>
          </table:table-cell>
          <table:table-cell office:value-type="float" office:value="10855">
            <text:p>10855</text:p>
          </table:table-cell>
          <table:table-cell table:formula="of:=[.D1207]/1000000" office:value-type="float" office:value="18.9215909090909">
            <text:p>18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525050">
            <text:p>14525050</text:p>
          </table:table-cell>
          <table:table-cell office:value-type="float" office:value="10855">
            <text:p>10855</text:p>
          </table:table-cell>
          <table:table-cell table:formula="of:=[.D1208]/1000000" office:value-type="float" office:value="14.52505">
            <text:p>14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151478.5714286">
            <text:p>26151478.57</text:p>
          </table:table-cell>
          <table:table-cell office:value-type="float" office:value="10855">
            <text:p>10855</text:p>
          </table:table-cell>
          <table:table-cell table:formula="of:=[.D1209]/1000000" office:value-type="float" office:value="26.1514785714286">
            <text:p>26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091388.8888889">
            <text:p>23091388.89</text:p>
          </table:table-cell>
          <table:table-cell office:value-type="float" office:value="11936">
            <text:p>11936</text:p>
          </table:table-cell>
          <table:table-cell table:formula="of:=[.D1210]/1000000" office:value-type="float" office:value="23.0913888888889">
            <text:p>23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290440">
            <text:p>15290440</text:p>
          </table:table-cell>
          <table:table-cell office:value-type="float" office:value="11936">
            <text:p>11936</text:p>
          </table:table-cell>
          <table:table-cell table:formula="of:=[.D1211]/1000000" office:value-type="float" office:value="15.29044">
            <text:p>15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20000">
            <text:p>19820000</text:p>
          </table:table-cell>
          <table:table-cell office:value-type="float" office:value="11936">
            <text:p>11936</text:p>
          </table:table-cell>
          <table:table-cell table:formula="of:=[.D1212]/1000000" office:value-type="float" office:value="19.82">
            <text:p>19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852167.4641148">
            <text:p>31852167.46</text:p>
          </table:table-cell>
          <table:table-cell office:value-type="float" office:value="11936">
            <text:p>11936</text:p>
          </table:table-cell>
          <table:table-cell table:formula="of:=[.D1213]/1000000" office:value-type="float" office:value="31.8521674641148">
            <text:p>31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006500">
            <text:p>21006500</text:p>
          </table:table-cell>
          <table:table-cell office:value-type="float" office:value="11936">
            <text:p>11936</text:p>
          </table:table-cell>
          <table:table-cell table:formula="of:=[.D1214]/1000000" office:value-type="float" office:value="21.0065">
            <text:p>21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856714.2857143">
            <text:p>20856714.29</text:p>
          </table:table-cell>
          <table:table-cell office:value-type="float" office:value="11936">
            <text:p>11936</text:p>
          </table:table-cell>
          <table:table-cell table:formula="of:=[.D1215]/1000000" office:value-type="float" office:value="20.8567142857143">
            <text:p>20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699952.6627219">
            <text:p>18699952.66</text:p>
          </table:table-cell>
          <table:table-cell office:value-type="float" office:value="11936">
            <text:p>11936</text:p>
          </table:table-cell>
          <table:table-cell table:formula="of:=[.D1216]/1000000" office:value-type="float" office:value="18.6999526627219">
            <text:p>18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843324.3243243">
            <text:p>18843324.32</text:p>
          </table:table-cell>
          <table:table-cell office:value-type="float" office:value="11936">
            <text:p>11936</text:p>
          </table:table-cell>
          <table:table-cell table:formula="of:=[.D1217]/1000000" office:value-type="float" office:value="18.8433243243243">
            <text:p>18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935535.472973">
            <text:p>32935535.47</text:p>
          </table:table-cell>
          <table:table-cell office:value-type="float" office:value="11936">
            <text:p>11936</text:p>
          </table:table-cell>
          <table:table-cell table:formula="of:=[.D1218]/1000000" office:value-type="float" office:value="32.935535472973">
            <text:p>32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634775.147929">
            <text:p>18634775.15</text:p>
          </table:table-cell>
          <table:table-cell office:value-type="float" office:value="11936">
            <text:p>11936</text:p>
          </table:table-cell>
          <table:table-cell table:formula="of:=[.D1219]/1000000" office:value-type="float" office:value="18.634775147929">
            <text:p>18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202702.7027027">
            <text:p>23202702.7</text:p>
          </table:table-cell>
          <table:table-cell office:value-type="float" office:value="11936">
            <text:p>11936</text:p>
          </table:table-cell>
          <table:table-cell table:formula="of:=[.D1220]/1000000" office:value-type="float" office:value="23.2027027027027">
            <text:p>23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816197.3684211">
            <text:p>24816197.37</text:p>
          </table:table-cell>
          <table:table-cell office:value-type="float" office:value="11936">
            <text:p>11936</text:p>
          </table:table-cell>
          <table:table-cell table:formula="of:=[.D1221]/1000000" office:value-type="float" office:value="24.8161973684211">
            <text:p>24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43740.7407407">
            <text:p>28943740.74</text:p>
          </table:table-cell>
          <table:table-cell office:value-type="float" office:value="11936">
            <text:p>11936</text:p>
          </table:table-cell>
          <table:table-cell table:formula="of:=[.D1222]/1000000" office:value-type="float" office:value="28.9437407407407">
            <text:p>28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085280.5755396">
            <text:p>24085280.58</text:p>
          </table:table-cell>
          <table:table-cell office:value-type="float" office:value="11936">
            <text:p>11936</text:p>
          </table:table-cell>
          <table:table-cell table:formula="of:=[.D1223]/1000000" office:value-type="float" office:value="24.0852805755396">
            <text:p>24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315486.7256637">
            <text:p>24315486.73</text:p>
          </table:table-cell>
          <table:table-cell office:value-type="float" office:value="11936">
            <text:p>11936</text:p>
          </table:table-cell>
          <table:table-cell table:formula="of:=[.D1224]/1000000" office:value-type="float" office:value="24.3154867256637">
            <text:p>24.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093142.8571429">
            <text:p>31093142.86</text:p>
          </table:table-cell>
          <table:table-cell office:value-type="float" office:value="11936">
            <text:p>11936</text:p>
          </table:table-cell>
          <table:table-cell table:formula="of:=[.D1225]/1000000" office:value-type="float" office:value="31.0931428571429">
            <text:p>31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313100">
            <text:p>16313100</text:p>
          </table:table-cell>
          <table:table-cell office:value-type="float" office:value="11936">
            <text:p>11936</text:p>
          </table:table-cell>
          <table:table-cell table:formula="of:=[.D1226]/1000000" office:value-type="float" office:value="16.3131">
            <text:p>16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05166.6666667">
            <text:p>20005166.67</text:p>
          </table:table-cell>
          <table:table-cell office:value-type="float" office:value="11936">
            <text:p>11936</text:p>
          </table:table-cell>
          <table:table-cell table:formula="of:=[.D1227]/1000000" office:value-type="float" office:value="20.0051666666667">
            <text:p>20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002764.7058824">
            <text:p>17002764.71</text:p>
          </table:table-cell>
          <table:table-cell office:value-type="float" office:value="11936">
            <text:p>11936</text:p>
          </table:table-cell>
          <table:table-cell table:formula="of:=[.D1228]/1000000" office:value-type="float" office:value="17.0027647058824">
            <text:p>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343687.5">
            <text:p>19343687.5</text:p>
          </table:table-cell>
          <table:table-cell office:value-type="float" office:value="11936">
            <text:p>11936</text:p>
          </table:table-cell>
          <table:table-cell table:formula="of:=[.D1229]/1000000" office:value-type="float" office:value="19.3436875">
            <text:p>19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777500">
            <text:p>17777500</text:p>
          </table:table-cell>
          <table:table-cell office:value-type="float" office:value="11936">
            <text:p>11936</text:p>
          </table:table-cell>
          <table:table-cell table:formula="of:=[.D1230]/1000000" office:value-type="float" office:value="17.7775">
            <text:p>17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689772.7272727">
            <text:p>21689772.73</text:p>
          </table:table-cell>
          <table:table-cell office:value-type="float" office:value="11936">
            <text:p>11936</text:p>
          </table:table-cell>
          <table:table-cell table:formula="of:=[.D1231]/1000000" office:value-type="float" office:value="21.6897727272727">
            <text:p>21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058555.5555556">
            <text:p>21058555.56</text:p>
          </table:table-cell>
          <table:table-cell office:value-type="float" office:value="11936">
            <text:p>11936</text:p>
          </table:table-cell>
          <table:table-cell table:formula="of:=[.D1232]/1000000" office:value-type="float" office:value="21.0585555555556">
            <text:p>21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962250">
            <text:p>18962250</text:p>
          </table:table-cell>
          <table:table-cell office:value-type="float" office:value="11936">
            <text:p>11936</text:p>
          </table:table-cell>
          <table:table-cell table:formula="of:=[.D1233]/1000000" office:value-type="float" office:value="18.96225">
            <text:p>18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177111.1111111">
            <text:p>20177111.11</text:p>
          </table:table-cell>
          <table:table-cell office:value-type="float" office:value="11936">
            <text:p>11936</text:p>
          </table:table-cell>
          <table:table-cell table:formula="of:=[.D1234]/1000000" office:value-type="float" office:value="20.1771111111111">
            <text:p>20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670000">
            <text:p>17670000</text:p>
          </table:table-cell>
          <table:table-cell office:value-type="float" office:value="11936">
            <text:p>11936</text:p>
          </table:table-cell>
          <table:table-cell table:formula="of:=[.D1235]/1000000" office:value-type="float" office:value="17.67">
            <text:p>17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671304.3478261">
            <text:p>18671304.35</text:p>
          </table:table-cell>
          <table:table-cell office:value-type="float" office:value="11936">
            <text:p>11936</text:p>
          </table:table-cell>
          <table:table-cell table:formula="of:=[.D1236]/1000000" office:value-type="float" office:value="18.6713043478261">
            <text:p>18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736568.4782609">
            <text:p>34736568.48</text:p>
          </table:table-cell>
          <table:table-cell office:value-type="float" office:value="11936">
            <text:p>11936</text:p>
          </table:table-cell>
          <table:table-cell table:formula="of:=[.D1237]/1000000" office:value-type="float" office:value="34.7365684782609">
            <text:p>34.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708182.6086957">
            <text:p>21708182.61</text:p>
          </table:table-cell>
          <table:table-cell office:value-type="float" office:value="11936">
            <text:p>11936</text:p>
          </table:table-cell>
          <table:table-cell table:formula="of:=[.D1238]/1000000" office:value-type="float" office:value="21.7081826086957">
            <text:p>21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707327.7153558">
            <text:p>45707327.72</text:p>
          </table:table-cell>
          <table:table-cell office:value-type="float" office:value="12125">
            <text:p>12125</text:p>
          </table:table-cell>
          <table:table-cell table:formula="of:=[.D1239]/1000000" office:value-type="float" office:value="45.7073277153558">
            <text:p>45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994727.2727273">
            <text:p>16994727.27</text:p>
          </table:table-cell>
          <table:table-cell office:value-type="float" office:value="12125">
            <text:p>12125</text:p>
          </table:table-cell>
          <table:table-cell table:formula="of:=[.D1240]/1000000" office:value-type="float" office:value="16.9947272727273">
            <text:p>16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709378.1512605">
            <text:p>48709378.15</text:p>
          </table:table-cell>
          <table:table-cell office:value-type="float" office:value="12125">
            <text:p>12125</text:p>
          </table:table-cell>
          <table:table-cell table:formula="of:=[.D1241]/1000000" office:value-type="float" office:value="48.7093781512605">
            <text:p>48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308715.2917505">
            <text:p>34308715.29</text:p>
          </table:table-cell>
          <table:table-cell office:value-type="float" office:value="12125">
            <text:p>12125</text:p>
          </table:table-cell>
          <table:table-cell table:formula="of:=[.D1242]/1000000" office:value-type="float" office:value="34.3087152917505">
            <text:p>34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261625">
            <text:p>24261625</text:p>
          </table:table-cell>
          <table:table-cell office:value-type="float" office:value="12125">
            <text:p>12125</text:p>
          </table:table-cell>
          <table:table-cell table:formula="of:=[.D1243]/1000000" office:value-type="float" office:value="24.261625">
            <text:p>24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397884.6153846">
            <text:p>22397884.62</text:p>
          </table:table-cell>
          <table:table-cell office:value-type="float" office:value="12125">
            <text:p>12125</text:p>
          </table:table-cell>
          <table:table-cell table:formula="of:=[.D1244]/1000000" office:value-type="float" office:value="22.3978846153846">
            <text:p>22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170150.6410256">
            <text:p>27170150.64</text:p>
          </table:table-cell>
          <table:table-cell office:value-type="float" office:value="12125">
            <text:p>12125</text:p>
          </table:table-cell>
          <table:table-cell table:formula="of:=[.D1245]/1000000" office:value-type="float" office:value="27.1701506410256">
            <text:p>27.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923190.8127209">
            <text:p>40923190.81</text:p>
          </table:table-cell>
          <table:table-cell office:value-type="float" office:value="12125">
            <text:p>12125</text:p>
          </table:table-cell>
          <table:table-cell table:formula="of:=[.D1246]/1000000" office:value-type="float" office:value="40.9231908127209">
            <text:p>40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095884.8167539">
            <text:p>42095884.82</text:p>
          </table:table-cell>
          <table:table-cell office:value-type="float" office:value="12125">
            <text:p>12125</text:p>
          </table:table-cell>
          <table:table-cell table:formula="of:=[.D1247]/1000000" office:value-type="float" office:value="42.0958848167539">
            <text:p>42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425897.7272727">
            <text:p>27425897.73</text:p>
          </table:table-cell>
          <table:table-cell office:value-type="float" office:value="12827">
            <text:p>12827</text:p>
          </table:table-cell>
          <table:table-cell table:formula="of:=[.D1248]/1000000" office:value-type="float" office:value="27.4258977272727">
            <text:p>27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968285.7142857">
            <text:p>26968285.71</text:p>
          </table:table-cell>
          <table:table-cell office:value-type="float" office:value="12827">
            <text:p>12827</text:p>
          </table:table-cell>
          <table:table-cell table:formula="of:=[.D1249]/1000000" office:value-type="float" office:value="26.9682857142857">
            <text:p>26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072166.6666667">
            <text:p>24072166.67</text:p>
          </table:table-cell>
          <table:table-cell office:value-type="float" office:value="12827">
            <text:p>12827</text:p>
          </table:table-cell>
          <table:table-cell table:formula="of:=[.D1250]/1000000" office:value-type="float" office:value="24.0721666666667">
            <text:p>24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367933.3333333">
            <text:p>22367933.33</text:p>
          </table:table-cell>
          <table:table-cell office:value-type="float" office:value="12827">
            <text:p>12827</text:p>
          </table:table-cell>
          <table:table-cell table:formula="of:=[.D1251]/1000000" office:value-type="float" office:value="22.3679333333333">
            <text:p>22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345444.4444444">
            <text:p>21345444.44</text:p>
          </table:table-cell>
          <table:table-cell office:value-type="float" office:value="12827">
            <text:p>12827</text:p>
          </table:table-cell>
          <table:table-cell table:formula="of:=[.D1252]/1000000" office:value-type="float" office:value="21.3454444444444">
            <text:p>21.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253037.037037">
            <text:p>25253037.04</text:p>
          </table:table-cell>
          <table:table-cell office:value-type="float" office:value="12827">
            <text:p>12827</text:p>
          </table:table-cell>
          <table:table-cell table:formula="of:=[.D1253]/1000000" office:value-type="float" office:value="25.253037037037">
            <text:p>25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752429.8245614">
            <text:p>44752429.82</text:p>
          </table:table-cell>
          <table:table-cell office:value-type="float" office:value="12827">
            <text:p>12827</text:p>
          </table:table-cell>
          <table:table-cell table:formula="of:=[.D1254]/1000000" office:value-type="float" office:value="44.7524298245614">
            <text:p>44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395600">
            <text:p>20395600</text:p>
          </table:table-cell>
          <table:table-cell office:value-type="float" office:value="12827">
            <text:p>12827</text:p>
          </table:table-cell>
          <table:table-cell table:formula="of:=[.D1255]/1000000" office:value-type="float" office:value="20.3956">
            <text:p>20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935196.4285714">
            <text:p>34935196.43</text:p>
          </table:table-cell>
          <table:table-cell office:value-type="float" office:value="12827">
            <text:p>12827</text:p>
          </table:table-cell>
          <table:table-cell table:formula="of:=[.D1256]/1000000" office:value-type="float" office:value="34.9351964285714">
            <text:p>34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895972.6775956">
            <text:p>24895972.68</text:p>
          </table:table-cell>
          <table:table-cell office:value-type="float" office:value="12827">
            <text:p>12827</text:p>
          </table:table-cell>
          <table:table-cell table:formula="of:=[.D1257]/1000000" office:value-type="float" office:value="24.8959726775956">
            <text:p>24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989455.8303887">
            <text:p>34989455.83</text:p>
          </table:table-cell>
          <table:table-cell office:value-type="float" office:value="12827">
            <text:p>12827</text:p>
          </table:table-cell>
          <table:table-cell table:formula="of:=[.D1258]/1000000" office:value-type="float" office:value="34.9894558303887">
            <text:p>34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133180">
            <text:p>38133180</text:p>
          </table:table-cell>
          <table:table-cell office:value-type="float" office:value="12827">
            <text:p>12827</text:p>
          </table:table-cell>
          <table:table-cell table:formula="of:=[.D1259]/1000000" office:value-type="float" office:value="38.13318">
            <text:p>38.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896837.4558304">
            <text:p>33896837.46</text:p>
          </table:table-cell>
          <table:table-cell office:value-type="float" office:value="12827">
            <text:p>12827</text:p>
          </table:table-cell>
          <table:table-cell table:formula="of:=[.D1260]/1000000" office:value-type="float" office:value="33.8968374558304">
            <text:p>33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726864.8648649">
            <text:p>25726864.86</text:p>
          </table:table-cell>
          <table:table-cell office:value-type="float" office:value="12827">
            <text:p>12827</text:p>
          </table:table-cell>
          <table:table-cell table:formula="of:=[.D1261]/1000000" office:value-type="float" office:value="25.7268648648649">
            <text:p>25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607300.5464481">
            <text:p>24607300.55</text:p>
          </table:table-cell>
          <table:table-cell office:value-type="float" office:value="12827">
            <text:p>12827</text:p>
          </table:table-cell>
          <table:table-cell table:formula="of:=[.D1262]/1000000" office:value-type="float" office:value="24.6073005464481">
            <text:p>24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059886.9257951">
            <text:p>35059886.93</text:p>
          </table:table-cell>
          <table:table-cell office:value-type="float" office:value="12827">
            <text:p>12827</text:p>
          </table:table-cell>
          <table:table-cell table:formula="of:=[.D1263]/1000000" office:value-type="float" office:value="35.0598869257951">
            <text:p>35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092770">
            <text:p>38092770</text:p>
          </table:table-cell>
          <table:table-cell office:value-type="float" office:value="12827">
            <text:p>12827</text:p>
          </table:table-cell>
          <table:table-cell table:formula="of:=[.D1264]/1000000" office:value-type="float" office:value="38.09277">
            <text:p>38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092159.0106007">
            <text:p>34092159.01</text:p>
          </table:table-cell>
          <table:table-cell office:value-type="float" office:value="12827">
            <text:p>12827</text:p>
          </table:table-cell>
          <table:table-cell table:formula="of:=[.D1265]/1000000" office:value-type="float" office:value="34.0921590106007">
            <text:p>34.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016726.5870522">
            <text:p>49016726.59</text:p>
          </table:table-cell>
          <table:table-cell office:value-type="float" office:value="12827">
            <text:p>12827</text:p>
          </table:table-cell>
          <table:table-cell table:formula="of:=[.D1266]/1000000" office:value-type="float" office:value="49.0167265870522">
            <text:p>49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409606.557377">
            <text:p>24409606.56</text:p>
          </table:table-cell>
          <table:table-cell office:value-type="float" office:value="12827">
            <text:p>12827</text:p>
          </table:table-cell>
          <table:table-cell table:formula="of:=[.D1267]/1000000" office:value-type="float" office:value="24.409606557377">
            <text:p>24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877526.5017668">
            <text:p>33877526.5</text:p>
          </table:table-cell>
          <table:table-cell office:value-type="float" office:value="12827">
            <text:p>12827</text:p>
          </table:table-cell>
          <table:table-cell table:formula="of:=[.D1268]/1000000" office:value-type="float" office:value="33.8775265017668">
            <text:p>33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682355">
            <text:p>37682355</text:p>
          </table:table-cell>
          <table:table-cell office:value-type="float" office:value="12827">
            <text:p>12827</text:p>
          </table:table-cell>
          <table:table-cell table:formula="of:=[.D1269]/1000000" office:value-type="float" office:value="37.682355">
            <text:p>37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839727.9151943">
            <text:p>33839727.92</text:p>
          </table:table-cell>
          <table:table-cell office:value-type="float" office:value="12827">
            <text:p>12827</text:p>
          </table:table-cell>
          <table:table-cell table:formula="of:=[.D1270]/1000000" office:value-type="float" office:value="33.8397279151943">
            <text:p>33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13810.8108108">
            <text:p>28813810.81</text:p>
          </table:table-cell>
          <table:table-cell office:value-type="float" office:value="12827">
            <text:p>12827</text:p>
          </table:table-cell>
          <table:table-cell table:formula="of:=[.D1271]/1000000" office:value-type="float" office:value="28.8138108108108">
            <text:p>28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992060.1092896">
            <text:p>25992060.11</text:p>
          </table:table-cell>
          <table:table-cell office:value-type="float" office:value="12827">
            <text:p>12827</text:p>
          </table:table-cell>
          <table:table-cell table:formula="of:=[.D1272]/1000000" office:value-type="float" office:value="25.9920601092896">
            <text:p>25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627427.5618375">
            <text:p>33627427.56</text:p>
          </table:table-cell>
          <table:table-cell office:value-type="float" office:value="12827">
            <text:p>12827</text:p>
          </table:table-cell>
          <table:table-cell table:formula="of:=[.D1273]/1000000" office:value-type="float" office:value="33.6274275618375">
            <text:p>33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582642.5">
            <text:p>38582642.5</text:p>
          </table:table-cell>
          <table:table-cell office:value-type="float" office:value="12827">
            <text:p>12827</text:p>
          </table:table-cell>
          <table:table-cell table:formula="of:=[.D1274]/1000000" office:value-type="float" office:value="38.5826425">
            <text:p>38.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547551.2367491">
            <text:p>34547551.24</text:p>
          </table:table-cell>
          <table:table-cell office:value-type="float" office:value="12827">
            <text:p>12827</text:p>
          </table:table-cell>
          <table:table-cell table:formula="of:=[.D1275]/1000000" office:value-type="float" office:value="34.5475512367491">
            <text:p>34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060236.8421053">
            <text:p>28060236.84</text:p>
          </table:table-cell>
          <table:table-cell office:value-type="float" office:value="12827">
            <text:p>12827</text:p>
          </table:table-cell>
          <table:table-cell table:formula="of:=[.D1276]/1000000" office:value-type="float" office:value="28.0602368421053">
            <text:p>28.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967387.9781421">
            <text:p>24967387.98</text:p>
          </table:table-cell>
          <table:table-cell office:value-type="float" office:value="12827">
            <text:p>12827</text:p>
          </table:table-cell>
          <table:table-cell table:formula="of:=[.D1277]/1000000" office:value-type="float" office:value="24.9673879781421">
            <text:p>24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508469.9646643">
            <text:p>34508469.96</text:p>
          </table:table-cell>
          <table:table-cell office:value-type="float" office:value="12827">
            <text:p>12827</text:p>
          </table:table-cell>
          <table:table-cell table:formula="of:=[.D1278]/1000000" office:value-type="float" office:value="34.5084699646643">
            <text:p>34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694315">
            <text:p>37694315</text:p>
          </table:table-cell>
          <table:table-cell office:value-type="float" office:value="12827">
            <text:p>12827</text:p>
          </table:table-cell>
          <table:table-cell table:formula="of:=[.D1279]/1000000" office:value-type="float" office:value="37.694315">
            <text:p>37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550314.4876325">
            <text:p>34550314.49</text:p>
          </table:table-cell>
          <table:table-cell office:value-type="float" office:value="12827">
            <text:p>12827</text:p>
          </table:table-cell>
          <table:table-cell table:formula="of:=[.D1280]/1000000" office:value-type="float" office:value="34.5503144876325">
            <text:p>34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424162.1621622">
            <text:p>27424162.16</text:p>
          </table:table-cell>
          <table:table-cell office:value-type="float" office:value="12827">
            <text:p>12827</text:p>
          </table:table-cell>
          <table:table-cell table:formula="of:=[.D1281]/1000000" office:value-type="float" office:value="27.4241621621622">
            <text:p>27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006306.010929">
            <text:p>25006306.01</text:p>
          </table:table-cell>
          <table:table-cell office:value-type="float" office:value="12827">
            <text:p>12827</text:p>
          </table:table-cell>
          <table:table-cell table:formula="of:=[.D1282]/1000000" office:value-type="float" office:value="25.006306010929">
            <text:p>25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312494.6996466">
            <text:p>36312494.7</text:p>
          </table:table-cell>
          <table:table-cell office:value-type="float" office:value="12827">
            <text:p>12827</text:p>
          </table:table-cell>
          <table:table-cell table:formula="of:=[.D1283]/1000000" office:value-type="float" office:value="36.3124946996466">
            <text:p>36.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926915">
            <text:p>38926915</text:p>
          </table:table-cell>
          <table:table-cell office:value-type="float" office:value="12827">
            <text:p>12827</text:p>
          </table:table-cell>
          <table:table-cell table:formula="of:=[.D1284]/1000000" office:value-type="float" office:value="38.926915">
            <text:p>38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462194.3462898">
            <text:p>34462194.35</text:p>
          </table:table-cell>
          <table:table-cell office:value-type="float" office:value="12827">
            <text:p>12827</text:p>
          </table:table-cell>
          <table:table-cell table:formula="of:=[.D1285]/1000000" office:value-type="float" office:value="34.4621943462898">
            <text:p>34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167205.5311125">
            <text:p>48167205.53</text:p>
          </table:table-cell>
          <table:table-cell office:value-type="float" office:value="12827">
            <text:p>12827</text:p>
          </table:table-cell>
          <table:table-cell table:formula="of:=[.D1286]/1000000" office:value-type="float" office:value="48.1672055311125">
            <text:p>48.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797519.1256831">
            <text:p>24797519.13</text:p>
          </table:table-cell>
          <table:table-cell office:value-type="float" office:value="12827">
            <text:p>12827</text:p>
          </table:table-cell>
          <table:table-cell table:formula="of:=[.D1287]/1000000" office:value-type="float" office:value="24.7975191256831">
            <text:p>24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009879.8586572">
            <text:p>34009879.86</text:p>
          </table:table-cell>
          <table:table-cell office:value-type="float" office:value="12827">
            <text:p>12827</text:p>
          </table:table-cell>
          <table:table-cell table:formula="of:=[.D1288]/1000000" office:value-type="float" office:value="34.0098798586572">
            <text:p>34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421685">
            <text:p>37421685</text:p>
          </table:table-cell>
          <table:table-cell office:value-type="float" office:value="12827">
            <text:p>12827</text:p>
          </table:table-cell>
          <table:table-cell table:formula="of:=[.D1289]/1000000" office:value-type="float" office:value="37.421685">
            <text:p>37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528031.8021201">
            <text:p>35528031.8</text:p>
          </table:table-cell>
          <table:table-cell office:value-type="float" office:value="12827">
            <text:p>12827</text:p>
          </table:table-cell>
          <table:table-cell table:formula="of:=[.D1290]/1000000" office:value-type="float" office:value="35.5280318021201">
            <text:p>35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097324.3243243">
            <text:p>26097324.32</text:p>
          </table:table-cell>
          <table:table-cell office:value-type="float" office:value="12827">
            <text:p>12827</text:p>
          </table:table-cell>
          <table:table-cell table:formula="of:=[.D1291]/1000000" office:value-type="float" office:value="26.0973243243243">
            <text:p>26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441387.9781421">
            <text:p>25441387.98</text:p>
          </table:table-cell>
          <table:table-cell office:value-type="float" office:value="12827">
            <text:p>12827</text:p>
          </table:table-cell>
          <table:table-cell table:formula="of:=[.D1292]/1000000" office:value-type="float" office:value="25.4413879781421">
            <text:p>25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186053.0035336">
            <text:p>34186053</text:p>
          </table:table-cell>
          <table:table-cell office:value-type="float" office:value="12827">
            <text:p>12827</text:p>
          </table:table-cell>
          <table:table-cell table:formula="of:=[.D1293]/1000000" office:value-type="float" office:value="34.1860530035336">
            <text:p>34.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982860">
            <text:p>37982860</text:p>
          </table:table-cell>
          <table:table-cell office:value-type="float" office:value="12827">
            <text:p>12827</text:p>
          </table:table-cell>
          <table:table-cell table:formula="of:=[.D1294]/1000000" office:value-type="float" office:value="37.98286">
            <text:p>37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908968.1978799">
            <text:p>32908968.2</text:p>
          </table:table-cell>
          <table:table-cell office:value-type="float" office:value="12827">
            <text:p>12827</text:p>
          </table:table-cell>
          <table:table-cell table:formula="of:=[.D1295]/1000000" office:value-type="float" office:value="32.9089681978799">
            <text:p>32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471727.8481013">
            <text:p>25471727.85</text:p>
          </table:table-cell>
          <table:table-cell office:value-type="float" office:value="12827">
            <text:p>12827</text:p>
          </table:table-cell>
          <table:table-cell table:formula="of:=[.D1296]/1000000" office:value-type="float" office:value="25.4717278481013">
            <text:p>25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755102.9810298">
            <text:p>31755102.98</text:p>
          </table:table-cell>
          <table:table-cell office:value-type="float" office:value="12827">
            <text:p>12827</text:p>
          </table:table-cell>
          <table:table-cell table:formula="of:=[.D1297]/1000000" office:value-type="float" office:value="31.7551029810298">
            <text:p>31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079833.3333333">
            <text:p>23079833.33</text:p>
          </table:table-cell>
          <table:table-cell office:value-type="float" office:value="12827">
            <text:p>12827</text:p>
          </table:table-cell>
          <table:table-cell table:formula="of:=[.D1298]/1000000" office:value-type="float" office:value="23.0798333333333">
            <text:p>23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819593.75">
            <text:p>27819593.75</text:p>
          </table:table-cell>
          <table:table-cell office:value-type="float" office:value="12827">
            <text:p>12827</text:p>
          </table:table-cell>
          <table:table-cell table:formula="of:=[.D1299]/1000000" office:value-type="float" office:value="27.81959375">
            <text:p>27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465833.3333333">
            <text:p>24465833.33</text:p>
          </table:table-cell>
          <table:table-cell office:value-type="float" office:value="12827">
            <text:p>12827</text:p>
          </table:table-cell>
          <table:table-cell table:formula="of:=[.D1300]/1000000" office:value-type="float" office:value="24.4658333333333">
            <text:p>24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173739.7260274">
            <text:p>54173739.73</text:p>
          </table:table-cell>
          <table:table-cell office:value-type="float" office:value="12827">
            <text:p>12827</text:p>
          </table:table-cell>
          <table:table-cell table:formula="of:=[.D1301]/1000000" office:value-type="float" office:value="54.1737397260274">
            <text:p>54.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608864.0483384">
            <text:p>32608864.05</text:p>
          </table:table-cell>
          <table:table-cell office:value-type="float" office:value="12827">
            <text:p>12827</text:p>
          </table:table-cell>
          <table:table-cell table:formula="of:=[.D1302]/1000000" office:value-type="float" office:value="32.6088640483384">
            <text:p>32.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36111.1111111">
            <text:p>20036111.11</text:p>
          </table:table-cell>
          <table:table-cell office:value-type="float" office:value="12827">
            <text:p>12827</text:p>
          </table:table-cell>
          <table:table-cell table:formula="of:=[.D1303]/1000000" office:value-type="float" office:value="20.0361111111111">
            <text:p>20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080280.952381">
            <text:p>30080280.95</text:p>
          </table:table-cell>
          <table:table-cell office:value-type="float" office:value="12827">
            <text:p>12827</text:p>
          </table:table-cell>
          <table:table-cell table:formula="of:=[.D1304]/1000000" office:value-type="float" office:value="30.080280952381">
            <text:p>30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844400.8810573">
            <text:p>46844400.88</text:p>
          </table:table-cell>
          <table:table-cell office:value-type="float" office:value="12827">
            <text:p>12827</text:p>
          </table:table-cell>
          <table:table-cell table:formula="of:=[.D1305]/1000000" office:value-type="float" office:value="46.8444008810573">
            <text:p>46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862242.4242424">
            <text:p>23862242.42</text:p>
          </table:table-cell>
          <table:table-cell office:value-type="float" office:value="12827">
            <text:p>12827</text:p>
          </table:table-cell>
          <table:table-cell table:formula="of:=[.D1306]/1000000" office:value-type="float" office:value="23.8622424242424">
            <text:p>23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025537.9746835">
            <text:p>27025537.97</text:p>
          </table:table-cell>
          <table:table-cell office:value-type="float" office:value="12827">
            <text:p>12827</text:p>
          </table:table-cell>
          <table:table-cell table:formula="of:=[.D1307]/1000000" office:value-type="float" office:value="27.0255379746835">
            <text:p>27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822572.7272727">
            <text:p>37822572.73</text:p>
          </table:table-cell>
          <table:table-cell office:value-type="float" office:value="12827">
            <text:p>12827</text:p>
          </table:table-cell>
          <table:table-cell table:formula="of:=[.D1308]/1000000" office:value-type="float" office:value="37.8225727272727">
            <text:p>37.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496569.6202532">
            <text:p>28496569.62</text:p>
          </table:table-cell>
          <table:table-cell office:value-type="float" office:value="12827">
            <text:p>12827</text:p>
          </table:table-cell>
          <table:table-cell table:formula="of:=[.D1309]/1000000" office:value-type="float" office:value="28.4965696202532">
            <text:p>28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667227.2727273">
            <text:p>21667227.27</text:p>
          </table:table-cell>
          <table:table-cell office:value-type="float" office:value="12827">
            <text:p>12827</text:p>
          </table:table-cell>
          <table:table-cell table:formula="of:=[.D1310]/1000000" office:value-type="float" office:value="21.6672272727273">
            <text:p>21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977542.8571429">
            <text:p>21977542.86</text:p>
          </table:table-cell>
          <table:table-cell office:value-type="float" office:value="12827">
            <text:p>12827</text:p>
          </table:table-cell>
          <table:table-cell table:formula="of:=[.D1311]/1000000" office:value-type="float" office:value="21.9775428571429">
            <text:p>21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206000">
            <text:p>23206000</text:p>
          </table:table-cell>
          <table:table-cell office:value-type="float" office:value="12827">
            <text:p>12827</text:p>
          </table:table-cell>
          <table:table-cell table:formula="of:=[.D1312]/1000000" office:value-type="float" office:value="23.206">
            <text:p>23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566240.2912621">
            <text:p>33566240.29</text:p>
          </table:table-cell>
          <table:table-cell office:value-type="float" office:value="12827">
            <text:p>12827</text:p>
          </table:table-cell>
          <table:table-cell table:formula="of:=[.D1313]/1000000" office:value-type="float" office:value="33.5662402912621">
            <text:p>33.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450450">
            <text:p>41450450</text:p>
          </table:table-cell>
          <table:table-cell office:value-type="float" office:value="12827">
            <text:p>12827</text:p>
          </table:table-cell>
          <table:table-cell table:formula="of:=[.D1314]/1000000" office:value-type="float" office:value="41.45045">
            <text:p>41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97088.2352941">
            <text:p>28897088.24</text:p>
          </table:table-cell>
          <table:table-cell office:value-type="float" office:value="12827">
            <text:p>12827</text:p>
          </table:table-cell>
          <table:table-cell table:formula="of:=[.D1315]/1000000" office:value-type="float" office:value="28.8970882352941">
            <text:p>28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268831.2757202">
            <text:p>36268831.28</text:p>
          </table:table-cell>
          <table:table-cell office:value-type="float" office:value="12827">
            <text:p>12827</text:p>
          </table:table-cell>
          <table:table-cell table:formula="of:=[.D1316]/1000000" office:value-type="float" office:value="36.2688312757202">
            <text:p>36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071662.295082">
            <text:p>35071662.3</text:p>
          </table:table-cell>
          <table:table-cell office:value-type="float" office:value="12827">
            <text:p>12827</text:p>
          </table:table-cell>
          <table:table-cell table:formula="of:=[.D1317]/1000000" office:value-type="float" office:value="35.071662295082">
            <text:p>35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852349.4623656">
            <text:p>25852349.46</text:p>
          </table:table-cell>
          <table:table-cell office:value-type="float" office:value="12827">
            <text:p>12827</text:p>
          </table:table-cell>
          <table:table-cell table:formula="of:=[.D1318]/1000000" office:value-type="float" office:value="25.8523494623656">
            <text:p>25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776600">
            <text:p>25776600</text:p>
          </table:table-cell>
          <table:table-cell office:value-type="float" office:value="12827">
            <text:p>12827</text:p>
          </table:table-cell>
          <table:table-cell table:formula="of:=[.D1319]/1000000" office:value-type="float" office:value="25.7766">
            <text:p>25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145783.7837838">
            <text:p>26145783.78</text:p>
          </table:table-cell>
          <table:table-cell office:value-type="float" office:value="12827">
            <text:p>12827</text:p>
          </table:table-cell>
          <table:table-cell table:formula="of:=[.D1320]/1000000" office:value-type="float" office:value="26.1457837837838">
            <text:p>26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920739.1304348">
            <text:p>36920739.13</text:p>
          </table:table-cell>
          <table:table-cell office:value-type="float" office:value="12827">
            <text:p>12827</text:p>
          </table:table-cell>
          <table:table-cell table:formula="of:=[.D1321]/1000000" office:value-type="float" office:value="36.9207391304348">
            <text:p>36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398400">
            <text:p>23398400</text:p>
          </table:table-cell>
          <table:table-cell office:value-type="float" office:value="12827">
            <text:p>12827</text:p>
          </table:table-cell>
          <table:table-cell table:formula="of:=[.D1322]/1000000" office:value-type="float" office:value="23.3984">
            <text:p>23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156941.7475728">
            <text:p>40156941.75</text:p>
          </table:table-cell>
          <table:table-cell office:value-type="float" office:value="12827">
            <text:p>12827</text:p>
          </table:table-cell>
          <table:table-cell table:formula="of:=[.D1323]/1000000" office:value-type="float" office:value="40.1569417475728">
            <text:p>40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860464.2857143">
            <text:p>22860464.29</text:p>
          </table:table-cell>
          <table:table-cell office:value-type="float" office:value="12827">
            <text:p>12827</text:p>
          </table:table-cell>
          <table:table-cell table:formula="of:=[.D1324]/1000000" office:value-type="float" office:value="22.8604642857143">
            <text:p>22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396307.6923077">
            <text:p>27396307.69</text:p>
          </table:table-cell>
          <table:table-cell office:value-type="float" office:value="12827">
            <text:p>12827</text:p>
          </table:table-cell>
          <table:table-cell table:formula="of:=[.D1325]/1000000" office:value-type="float" office:value="27.3963076923077">
            <text:p>27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700612.6760563">
            <text:p>40700612.68</text:p>
          </table:table-cell>
          <table:table-cell office:value-type="float" office:value="12827">
            <text:p>12827</text:p>
          </table:table-cell>
          <table:table-cell table:formula="of:=[.D1326]/1000000" office:value-type="float" office:value="40.7006126760563">
            <text:p>40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331742.8571429">
            <text:p>23331742.86</text:p>
          </table:table-cell>
          <table:table-cell office:value-type="float" office:value="12827">
            <text:p>12827</text:p>
          </table:table-cell>
          <table:table-cell table:formula="of:=[.D1327]/1000000" office:value-type="float" office:value="23.3317428571429">
            <text:p>23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938605.2631579">
            <text:p>29938605.26</text:p>
          </table:table-cell>
          <table:table-cell office:value-type="float" office:value="12827">
            <text:p>12827</text:p>
          </table:table-cell>
          <table:table-cell table:formula="of:=[.D1328]/1000000" office:value-type="float" office:value="29.9386052631579">
            <text:p>29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018679.3650794">
            <text:p>38018679.37</text:p>
          </table:table-cell>
          <table:table-cell office:value-type="float" office:value="12827">
            <text:p>12827</text:p>
          </table:table-cell>
          <table:table-cell table:formula="of:=[.D1329]/1000000" office:value-type="float" office:value="38.0186793650794">
            <text:p>38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195789.4736842">
            <text:p>26195789.47</text:p>
          </table:table-cell>
          <table:table-cell office:value-type="float" office:value="12827">
            <text:p>12827</text:p>
          </table:table-cell>
          <table:table-cell table:formula="of:=[.D1330]/1000000" office:value-type="float" office:value="26.1957894736842">
            <text:p>26.2</text:p>
          </table:table-cell>
          <table:table-cell/>
        </table:table-row>
      </table:table>
      <table:database-ranges>
        <table:database-range table:target-range-address="Sheet1.D1:Sheet1.E13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09/29/2011</text:date>, <text:time>11:5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9T11:53:12</dc:date>
    <dc:creator>Stephen Foster</dc:creator>
    <meta:document-statistic meta:table-count="1" meta:cell-count="3990" meta:object-count="1"/>
    <meta:generator>OpenOffice.org/3.2$Unix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21cm" svg:height="7.005cm" xlink:href=".." chart:class="chart:scatter" chart:style-name="ch1">
        <chart:plot-area chart:style-name="ch2" table:cell-range-address="Sheet1.E1:Sheet1.F1330" svg:x="0.119cm" svg:y="0.14cm" svg:width="7.742cm" svg:height="6.786cm">
          <chart:axis chart:dimension="x" chart:name="primary-x" chart:style-name="ch3">
            <chart:title svg:x="2.73cm" svg:y="6.502cm" chart:style-name="ch4">
              <text:p>File Size (Characters)</text:p>
            </chart:title>
          </chart:axis>
          <chart:axis chart:dimension="y" chart:name="primary-y" chart:style-name="ch3">
            <chart:title svg:x="0.161cm" svg:y="5.144cm" chart:style-name="ch5">
              <text:p>Milliseconds per Keystroke</text:p>
            </chart:title>
            <chart:grid chart:style-name="ch6" chart:class="major"/>
          </chart:axis>
          <chart:series chart:style-name="ch7" chart:values-cell-range-address="Sheet1.F1:Sheet1.F1330" chart:class="chart:scatter">
            <chart:domain table:cell-range-address="Sheet1.E1:Sheet1.E1330"/>
            <chart:data-point chart:repeated="13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4">
                <text:p text:id="Sheet1.E1:Sheet1.E1330">1014</text:p>
              </table:table-cell>
              <table:table-cell office:value-type="float" office:value="5.17072">
                <text:p text:id="Sheet1.F1:Sheet1.F1330">5.170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4">
                <text:p>1014</text:p>
              </table:table-cell>
              <table:table-cell office:value-type="float" office:value="5.80073134328358">
                <text:p>5.80073134328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2">
                <text:p>1032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">
                <text:p>1065</text:p>
              </table:table-cell>
              <table:table-cell office:value-type="float" office:value="4.9116">
                <text:p>4.9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5">
                <text:p>1065</text:p>
              </table:table-cell>
              <table:table-cell office:value-type="float" office:value="4.33061538461538">
                <text:p>4.33061538461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9">
                <text:p>1109</text:p>
              </table:table-cell>
              <table:table-cell office:value-type="float" office:value="6.48889189189189">
                <text:p>6.48889189189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8">
                <text:p>1138</text:p>
              </table:table-cell>
              <table:table-cell office:value-type="float" office:value="6.15744736842105">
                <text:p>6.15744736842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3">
                <text:p>1153</text:p>
              </table:table-cell>
              <table:table-cell office:value-type="float" office:value="5.29178761061947">
                <text:p>5.29178761061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1">
                <text:p>1161</text:p>
              </table:table-cell>
              <table:table-cell office:value-type="float" office:value="6.11863492063492">
                <text:p>6.11863492063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6">
                <text:p>1236</text:p>
              </table:table-cell>
              <table:table-cell office:value-type="float" office:value="7.24581770833333">
                <text:p>7.245817708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6">
                <text:p>1236</text:p>
              </table:table-cell>
              <table:table-cell office:value-type="float" office:value="9.39834848484848">
                <text:p>9.398348484848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6">
                <text:p>1236</text:p>
              </table:table-cell>
              <table:table-cell office:value-type="float" office:value="5.65388235294118">
                <text:p>5.65388235294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6">
                <text:p>1236</text:p>
              </table:table-cell>
              <table:table-cell office:value-type="float" office:value="5.87473529411765">
                <text:p>5.87473529411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9">
                <text:p>1429</text:p>
              </table:table-cell>
              <table:table-cell office:value-type="float" office:value="5.32635714285714">
                <text:p>5.3263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9">
                <text:p>1429</text:p>
              </table:table-cell>
              <table:table-cell office:value-type="float" office:value="11.0992032967033">
                <text:p>11.0992032967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9">
                <text:p>1429</text:p>
              </table:table-cell>
              <table:table-cell office:value-type="float" office:value="5.31193333333333">
                <text:p>5.3119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9">
                <text:p>1439</text:p>
              </table:table-cell>
              <table:table-cell office:value-type="float" office:value="8.11915028901734">
                <text:p>8.11915028901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9">
                <text:p>1439</text:p>
              </table:table-cell>
              <table:table-cell office:value-type="float" office:value="5.15278260869565">
                <text:p>5.15278260869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9">
                <text:p>1439</text:p>
              </table:table-cell>
              <table:table-cell office:value-type="float" office:value="7.33577678571429">
                <text:p>7.3357767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2">
                <text:p>1532</text:p>
              </table:table-cell>
              <table:table-cell office:value-type="float" office:value="5.33957142857143">
                <text:p>5.33957142857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2">
                <text:p>1532</text:p>
              </table:table-cell>
              <table:table-cell office:value-type="float" office:value="7.53143540669856">
                <text:p>7.531435406698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32">
                <text:p>1532</text:p>
              </table:table-cell>
              <table:table-cell office:value-type="float" office:value="6.42165034965035">
                <text:p>6.42165034965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2">
                <text:p>1532</text:p>
              </table:table-cell>
              <table:table-cell office:value-type="float" office:value="6.63790909090909">
                <text:p>6.6379090909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2">
                <text:p>1532</text:p>
              </table:table-cell>
              <table:table-cell office:value-type="float" office:value="6.67691145833333">
                <text:p>6.676911458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4">
                <text:p>1594</text:p>
              </table:table-cell>
              <table:table-cell office:value-type="float" office:value="5.10844444444444">
                <text:p>5.10844444444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94">
                <text:p>1594</text:p>
              </table:table-cell>
              <table:table-cell office:value-type="float" office:value="9.99168837209302">
                <text:p>9.991688372093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4">
                <text:p>1594</text:p>
              </table:table-cell>
              <table:table-cell office:value-type="float" office:value="9.50393396226415">
                <text:p>9.50393396226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4">
                <text:p>1604</text:p>
              </table:table-cell>
              <table:table-cell office:value-type="float" office:value="5.80755882352941">
                <text:p>5.80755882352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4">
                <text:p>1604</text:p>
              </table:table-cell>
              <table:table-cell office:value-type="float" office:value="5.08623529411765">
                <text:p>5.08623529411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4">
                <text:p>1604</text:p>
              </table:table-cell>
              <table:table-cell office:value-type="float" office:value="4.5905652173913">
                <text:p>4.59056521739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4">
                <text:p>1604</text:p>
              </table:table-cell>
              <table:table-cell office:value-type="float" office:value="6.552">
                <text:p>6.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4">
                <text:p>1604</text:p>
              </table:table-cell>
              <table:table-cell office:value-type="float" office:value="4.98347826086957">
                <text:p>4.983478260869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4">
                <text:p>1604</text:p>
              </table:table-cell>
              <table:table-cell office:value-type="float" office:value="7.68252631578947">
                <text:p>7.68252631578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4">
                <text:p>1604</text:p>
              </table:table-cell>
              <table:table-cell office:value-type="float" office:value="9.00705217391304">
                <text:p>9.00705217391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24">
                <text:p>1724</text:p>
              </table:table-cell>
              <table:table-cell office:value-type="float" office:value="8.25787547169811">
                <text:p>8.25787547169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24">
                <text:p>1724</text:p>
              </table:table-cell>
              <table:table-cell office:value-type="float" office:value="9.03455102040816">
                <text:p>9.034551020408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86">
                <text:p>1786</text:p>
              </table:table-cell>
              <table:table-cell office:value-type="float" office:value="5.92675">
                <text:p>5.92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86">
                <text:p>1786</text:p>
              </table:table-cell>
              <table:table-cell office:value-type="float" office:value="6.56276136363636">
                <text:p>6.562761363636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6">
                <text:p>1786</text:p>
              </table:table-cell>
              <table:table-cell office:value-type="float" office:value="5.37466666666667">
                <text:p>5.374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86">
                <text:p>1786</text:p>
              </table:table-cell>
              <table:table-cell office:value-type="float" office:value="4.83683333333333">
                <text:p>4.8368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6">
                <text:p>1786</text:p>
              </table:table-cell>
              <table:table-cell office:value-type="float" office:value="6.74538356164384">
                <text:p>6.74538356164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8">
                <text:p>1788</text:p>
              </table:table-cell>
              <table:table-cell office:value-type="float" office:value="19.5384694767442">
                <text:p>19.5384694767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8">
                <text:p>1788</text:p>
              </table:table-cell>
              <table:table-cell office:value-type="float" office:value="6.103125">
                <text:p>6.10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8">
                <text:p>1788</text:p>
              </table:table-cell>
              <table:table-cell office:value-type="float" office:value="9.2810977443609">
                <text:p>9.2810977443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32">
                <text:p>1832</text:p>
              </table:table-cell>
              <table:table-cell office:value-type="float" office:value="8.42632142857143">
                <text:p>8.42632142857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32">
                <text:p>1832</text:p>
              </table:table-cell>
              <table:table-cell office:value-type="float" office:value="10.0893099415205">
                <text:p>10.0893099415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2">
                <text:p>1832</text:p>
              </table:table-cell>
              <table:table-cell office:value-type="float" office:value="6.6269054054054">
                <text:p>6.62690540540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95">
                <text:p>1895</text:p>
              </table:table-cell>
              <table:table-cell office:value-type="float" office:value="5.27510526315789">
                <text:p>5.275105263157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95">
                <text:p>1895</text:p>
              </table:table-cell>
              <table:table-cell office:value-type="float" office:value="6.34544">
                <text:p>6.345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5">
                <text:p>1895</text:p>
              </table:table-cell>
              <table:table-cell office:value-type="float" office:value="8.620152">
                <text:p>8.620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95">
                <text:p>1895</text:p>
              </table:table-cell>
              <table:table-cell office:value-type="float" office:value="17.2087011494253">
                <text:p>17.2087011494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5">
                <text:p>1895</text:p>
              </table:table-cell>
              <table:table-cell office:value-type="float" office:value="5.89011111111111">
                <text:p>5.89011111111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95">
                <text:p>1895</text:p>
              </table:table-cell>
              <table:table-cell office:value-type="float" office:value="10.5139338235294">
                <text:p>10.5139338235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00">
                <text:p>1900</text:p>
              </table:table-cell>
              <table:table-cell office:value-type="float" office:value="7.64719047619048">
                <text:p>7.64719047619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0">
                <text:p>1900</text:p>
              </table:table-cell>
              <table:table-cell office:value-type="float" office:value="11.0075210608424">
                <text:p>11.0075210608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00">
                <text:p>1900</text:p>
              </table:table-cell>
              <table:table-cell office:value-type="float" office:value="9.18594468085106">
                <text:p>9.185944680851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00">
                <text:p>1900</text:p>
              </table:table-cell>
              <table:table-cell office:value-type="float" office:value="12.9436164383562">
                <text:p>12.9436164383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00">
                <text:p>1900</text:p>
              </table:table-cell>
              <table:table-cell office:value-type="float" office:value="10.1826974789916">
                <text:p>10.18269747899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4.6595">
                <text:p>4.6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5.15963157894737">
                <text:p>5.15963157894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8">
                <text:p>1958</text:p>
              </table:table-cell>
              <table:table-cell office:value-type="float" office:value="11.4428796147673">
                <text:p>11.44287961476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6">
                <text:p>1966</text:p>
              </table:table-cell>
              <table:table-cell office:value-type="float" office:value="8.43625263157895">
                <text:p>8.43625263157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6">
                <text:p>1966</text:p>
              </table:table-cell>
              <table:table-cell office:value-type="float" office:value="5.6035">
                <text:p>5.6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6">
                <text:p>1966</text:p>
              </table:table-cell>
              <table:table-cell office:value-type="float" office:value="12.3745853658537">
                <text:p>12.37458536585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6">
                <text:p>1966</text:p>
              </table:table-cell>
              <table:table-cell office:value-type="float" office:value="6.8905">
                <text:p>6.89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6">
                <text:p>1966</text:p>
              </table:table-cell>
              <table:table-cell office:value-type="float" office:value="13.2100255102041">
                <text:p>13.21002551020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8.02169230769231">
                <text:p>8.02169230769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5.7803">
                <text:p>5.78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6">
                <text:p>19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6">
                <text:p>1966</text:p>
              </table:table-cell>
              <table:table-cell office:value-type="float" office:value="7.73127173913043">
                <text:p>7.731271739130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98">
                <text:p>2098</text:p>
              </table:table-cell>
              <table:table-cell office:value-type="float" office:value="7.56185185185185">
                <text:p>7.56185185185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98">
                <text:p>2098</text:p>
              </table:table-cell>
              <table:table-cell office:value-type="float" office:value="9.60109446254072">
                <text:p>9.60109446254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98">
                <text:p>2098</text:p>
              </table:table-cell>
              <table:table-cell office:value-type="float" office:value="5.903625">
                <text:p>5.903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98">
                <text:p>2098</text:p>
              </table:table-cell>
              <table:table-cell office:value-type="float" office:value="5.700125">
                <text:p>5.700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98">
                <text:p>2098</text:p>
              </table:table-cell>
              <table:table-cell office:value-type="float" office:value="6.052725">
                <text:p>6.0527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98">
                <text:p>2098</text:p>
              </table:table-cell>
              <table:table-cell office:value-type="float" office:value="8.63060824742268">
                <text:p>8.63060824742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11">
                <text:p>2111</text:p>
              </table:table-cell>
              <table:table-cell office:value-type="float" office:value="7.69824137931035">
                <text:p>7.698241379310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1">
                <text:p>2111</text:p>
              </table:table-cell>
              <table:table-cell office:value-type="float" office:value="14.3273064516129">
                <text:p>14.3273064516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11">
                <text:p>2111</text:p>
              </table:table-cell>
              <table:table-cell office:value-type="float" office:value="6.5296">
                <text:p>6.5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11">
                <text:p>2111</text:p>
              </table:table-cell>
              <table:table-cell office:value-type="float" office:value="7.00931343283582">
                <text:p>7.009313432835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11">
                <text:p>2111</text:p>
              </table:table-cell>
              <table:table-cell office:value-type="float" office:value="6.59685">
                <text:p>6.596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11">
                <text:p>2111</text:p>
              </table:table-cell>
              <table:table-cell office:value-type="float" office:value="7.72228571428571">
                <text:p>7.7222857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11">
                <text:p>2111</text:p>
              </table:table-cell>
              <table:table-cell office:value-type="float" office:value="6.58523076923077">
                <text:p>6.58523076923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11">
                <text:p>2111</text:p>
              </table:table-cell>
              <table:table-cell office:value-type="float" office:value="7.53172222222222">
                <text:p>7.531722222222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28">
                <text:p>2128</text:p>
              </table:table-cell>
              <table:table-cell office:value-type="float" office:value="5.83293333333333">
                <text:p>5.8329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28">
                <text:p>2128</text:p>
              </table:table-cell>
              <table:table-cell office:value-type="float" office:value="10.0869936708861">
                <text:p>10.08699367088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28">
                <text:p>2128</text:p>
              </table:table-cell>
              <table:table-cell office:value-type="float" office:value="9.89640251572327">
                <text:p>9.896402515723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28">
                <text:p>2128</text:p>
              </table:table-cell>
              <table:table-cell office:value-type="float" office:value="7.48277227722772">
                <text:p>7.482772277227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28">
                <text:p>2128</text:p>
              </table:table-cell>
              <table:table-cell office:value-type="float" office:value="5.9036">
                <text:p>5.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28">
                <text:p>2128</text:p>
              </table:table-cell>
              <table:table-cell office:value-type="float" office:value="6.92485714285714">
                <text:p>6.924857142857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8">
                <text:p>2128</text:p>
              </table:table-cell>
              <table:table-cell office:value-type="float" office:value="13.1846064814815">
                <text:p>13.1846064814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81">
                <text:p>2181</text:p>
              </table:table-cell>
              <table:table-cell office:value-type="float" office:value="5.7945">
                <text:p>5.7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81">
                <text:p>2181</text:p>
              </table:table-cell>
              <table:table-cell office:value-type="float" office:value="7.22369565217391">
                <text:p>7.22369565217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82">
                <text:p>2282</text:p>
              </table:table-cell>
              <table:table-cell office:value-type="float" office:value="6.28342857142857">
                <text:p>6.283428571428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82">
                <text:p>2282</text:p>
              </table:table-cell>
              <table:table-cell office:value-type="float" office:value="6.24157142857143">
                <text:p>6.241571428571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82">
                <text:p>2282</text:p>
              </table:table-cell>
              <table:table-cell office:value-type="float" office:value="7.78758823529412">
                <text:p>7.787588235294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82">
                <text:p>2282</text:p>
              </table:table-cell>
              <table:table-cell office:value-type="float" office:value="7.33384210526316">
                <text:p>7.333842105263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82">
                <text:p>2282</text:p>
              </table:table-cell>
              <table:table-cell office:value-type="float" office:value="6.586825">
                <text:p>6.5868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82">
                <text:p>2282</text:p>
              </table:table-cell>
              <table:table-cell office:value-type="float" office:value="5.44370588235294">
                <text:p>5.443705882352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84">
                <text:p>2384</text:p>
              </table:table-cell>
              <table:table-cell office:value-type="float" office:value="8.8144347826087">
                <text:p>8.8144347826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84">
                <text:p>2384</text:p>
              </table:table-cell>
              <table:table-cell office:value-type="float" office:value="9.18541666666667">
                <text:p>9.18541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84">
                <text:p>2384</text:p>
              </table:table-cell>
              <table:table-cell office:value-type="float" office:value="18.6378245341615">
                <text:p>18.63782453416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84">
                <text:p>2384</text:p>
              </table:table-cell>
              <table:table-cell office:value-type="float" office:value="8.95573913043478">
                <text:p>8.955739130434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84">
                <text:p>2384</text:p>
              </table:table-cell>
              <table:table-cell office:value-type="float" office:value="8.56623529411765">
                <text:p>8.566235294117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84">
                <text:p>2384</text:p>
              </table:table-cell>
              <table:table-cell office:value-type="float" office:value="9.74515306122449">
                <text:p>9.745153061224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84">
                <text:p>2384</text:p>
              </table:table-cell>
              <table:table-cell office:value-type="float" office:value="8.34043529411765">
                <text:p>8.340435294117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84">
                <text:p>2384</text:p>
              </table:table-cell>
              <table:table-cell office:value-type="float" office:value="10.1739426751592">
                <text:p>10.173942675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84">
                <text:p>2384</text:p>
              </table:table-cell>
              <table:table-cell office:value-type="float" office:value="8.26098550724638">
                <text:p>8.260985507246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26">
                <text:p>2426</text:p>
              </table:table-cell>
              <table:table-cell office:value-type="float" office:value="9.05106666666667">
                <text:p>9.0510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26">
                <text:p>2426</text:p>
              </table:table-cell>
              <table:table-cell office:value-type="float" office:value="9.84787162162162">
                <text:p>9.847871621621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02">
                <text:p>2502</text:p>
              </table:table-cell>
              <table:table-cell office:value-type="float" office:value="11.3723342036554">
                <text:p>11.3723342036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02">
                <text:p>2502</text:p>
              </table:table-cell>
              <table:table-cell office:value-type="float" office:value="9.9176963190184">
                <text:p>9.91769631901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02">
                <text:p>2502</text:p>
              </table:table-cell>
              <table:table-cell office:value-type="float" office:value="7.08959069767442">
                <text:p>7.089590697674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02">
                <text:p>2502</text:p>
              </table:table-cell>
              <table:table-cell office:value-type="float" office:value="9.71677272727273">
                <text:p>9.716772727272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06">
                <text:p>2606</text:p>
              </table:table-cell>
              <table:table-cell office:value-type="float" office:value="7.13534482758621">
                <text:p>7.135344827586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06">
                <text:p>2606</text:p>
              </table:table-cell>
              <table:table-cell office:value-type="float" office:value="6.722">
                <text:p>6.7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06">
                <text:p>2606</text:p>
              </table:table-cell>
              <table:table-cell office:value-type="float" office:value="8.32846835443038">
                <text:p>8.328468354430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06">
                <text:p>2606</text:p>
              </table:table-cell>
              <table:table-cell office:value-type="float" office:value="8.43829411764706">
                <text:p>8.438294117647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06">
                <text:p>2606</text:p>
              </table:table-cell>
              <table:table-cell office:value-type="float" office:value="6.74407142857143">
                <text:p>6.744071428571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06">
                <text:p>2606</text:p>
              </table:table-cell>
              <table:table-cell office:value-type="float" office:value="7.21972222222222">
                <text:p>7.219722222222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06">
                <text:p>2606</text:p>
              </table:table-cell>
              <table:table-cell office:value-type="float" office:value="7.65017647058824">
                <text:p>7.650176470588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06">
                <text:p>2606</text:p>
              </table:table-cell>
              <table:table-cell office:value-type="float" office:value="8.10532038834951">
                <text:p>8.105320388349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06">
                <text:p>2606</text:p>
              </table:table-cell>
              <table:table-cell office:value-type="float" office:value="10.0252666666667">
                <text:p>10.0252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06">
                <text:p>2606</text:p>
              </table:table-cell>
              <table:table-cell office:value-type="float" office:value="19.7172133333333">
                <text:p>19.71721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6">
                <text:p>2606</text:p>
              </table:table-cell>
              <table:table-cell office:value-type="float" office:value="11.5034561403509">
                <text:p>11.50345614035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06">
                <text:p>2606</text:p>
              </table:table-cell>
              <table:table-cell office:value-type="float" office:value="7.97616176470588">
                <text:p>7.976161764705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22">
                <text:p>2622</text:p>
              </table:table-cell>
              <table:table-cell office:value-type="float" office:value="8.42235365853659">
                <text:p>8.422353658536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22">
                <text:p>2622</text:p>
              </table:table-cell>
              <table:table-cell office:value-type="float" office:value="8.76263636363636">
                <text:p>8.762636363636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2">
                <text:p>2622</text:p>
              </table:table-cell>
              <table:table-cell office:value-type="float" office:value="8.14486021505376">
                <text:p>8.144860215053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22">
                <text:p>2622</text:p>
              </table:table-cell>
              <table:table-cell office:value-type="float" office:value="8.0955945945946">
                <text:p>8.09559459459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2">
                <text:p>2622</text:p>
              </table:table-cell>
              <table:table-cell office:value-type="float" office:value="7.1218">
                <text:p>7.12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2">
                <text:p>2622</text:p>
              </table:table-cell>
              <table:table-cell office:value-type="float" office:value="6.78005">
                <text:p>6.78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22">
                <text:p>2622</text:p>
              </table:table-cell>
              <table:table-cell office:value-type="float" office:value="5.85939130434783">
                <text:p>5.859391304347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26">
                <text:p>2726</text:p>
              </table:table-cell>
              <table:table-cell office:value-type="float" office:value="14.9063027522936">
                <text:p>14.9063027522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26">
                <text:p>2726</text:p>
              </table:table-cell>
              <table:table-cell office:value-type="float" office:value="8.62469918699187">
                <text:p>8.624699186991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6">
                <text:p>2726</text:p>
              </table:table-cell>
              <table:table-cell office:value-type="float" office:value="12.151575">
                <text:p>12.1515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6">
                <text:p>2726</text:p>
              </table:table-cell>
              <table:table-cell office:value-type="float" office:value="7.07283870967742">
                <text:p>7.07283870967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72">
                <text:p>2772</text:p>
              </table:table-cell>
              <table:table-cell office:value-type="float" office:value="6.03469565217391">
                <text:p>6.034695652173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2">
                <text:p>2772</text:p>
              </table:table-cell>
              <table:table-cell office:value-type="float" office:value="16.5767691552063">
                <text:p>16.5767691552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72">
                <text:p>2772</text:p>
              </table:table-cell>
              <table:table-cell office:value-type="float" office:value="7.07808571428571">
                <text:p>7.078085714285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72">
                <text:p>277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72">
                <text:p>2772</text:p>
              </table:table-cell>
              <table:table-cell office:value-type="float" office:value="7.836375">
                <text:p>7.836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72">
                <text:p>2772</text:p>
              </table:table-cell>
              <table:table-cell office:value-type="float" office:value="10.0520779816514">
                <text:p>10.05207798165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72">
                <text:p>2772</text:p>
              </table:table-cell>
              <table:table-cell office:value-type="float" office:value="9.61478571428571">
                <text:p>9.614785714285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72">
                <text:p>2772</text:p>
              </table:table-cell>
              <table:table-cell office:value-type="float" office:value="6.7360625">
                <text:p>6.7360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72">
                <text:p>2772</text:p>
              </table:table-cell>
              <table:table-cell office:value-type="float" office:value="10.057835443038">
                <text:p>10.0578354430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72">
                <text:p>2772</text:p>
              </table:table-cell>
              <table:table-cell office:value-type="float" office:value="6.67852">
                <text:p>6.67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72">
                <text:p>2772</text:p>
              </table:table-cell>
              <table:table-cell office:value-type="float" office:value="9.69789873417722">
                <text:p>9.697898734177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72">
                <text:p>2772</text:p>
              </table:table-cell>
              <table:table-cell office:value-type="float" office:value="5.38816129032258">
                <text:p>5.388161290322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72">
                <text:p>2772</text:p>
              </table:table-cell>
              <table:table-cell office:value-type="float" office:value="10.3034556962025">
                <text:p>10.30345569620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72">
                <text:p>2772</text:p>
              </table:table-cell>
              <table:table-cell office:value-type="float" office:value="6.90104">
                <text:p>6.901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72">
                <text:p>2772</text:p>
              </table:table-cell>
              <table:table-cell office:value-type="float" office:value="10.4300379746835">
                <text:p>10.43003797468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72">
                <text:p>2772</text:p>
              </table:table-cell>
              <table:table-cell office:value-type="float" office:value="17.1884325657895">
                <text:p>17.18843256578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72">
                <text:p>2772</text:p>
              </table:table-cell>
              <table:table-cell office:value-type="float" office:value="10.6305">
                <text:p>10.63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72">
                <text:p>2772</text:p>
              </table:table-cell>
              <table:table-cell office:value-type="float" office:value="6.97396">
                <text:p>6.97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72">
                <text:p>2772</text:p>
              </table:table-cell>
              <table:table-cell office:value-type="float" office:value="9.93212025316456">
                <text:p>9.93212025316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72">
                <text:p>2772</text:p>
              </table:table-cell>
              <table:table-cell office:value-type="float" office:value="6.985">
                <text:p>6.9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72">
                <text:p>2772</text:p>
              </table:table-cell>
              <table:table-cell office:value-type="float" office:value="10.5111139240506">
                <text:p>10.51111392405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72">
                <text:p>2772</text:p>
              </table:table-cell>
              <table:table-cell office:value-type="float" office:value="7.48258">
                <text:p>7.482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72">
                <text:p>2772</text:p>
              </table:table-cell>
              <table:table-cell office:value-type="float" office:value="10.2863924050633">
                <text:p>10.28639240506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72">
                <text:p>2772</text:p>
              </table:table-cell>
              <table:table-cell office:value-type="float" office:value="8.93819130434783">
                <text:p>8.93819130434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72">
                <text:p>2772</text:p>
              </table:table-cell>
              <table:table-cell office:value-type="float" office:value="8.30599107142857">
                <text:p>8.305991071428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06">
                <text:p>2806</text:p>
              </table:table-cell>
              <table:table-cell office:value-type="float" office:value="8.85359292035398">
                <text:p>8.853592920353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06">
                <text:p>2806</text:p>
              </table:table-cell>
              <table:table-cell office:value-type="float" office:value="9.66344943820225">
                <text:p>9.66344943820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06">
                <text:p>2806</text:p>
              </table:table-cell>
              <table:table-cell office:value-type="float" office:value="8.78025">
                <text:p>8.780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06">
                <text:p>2806</text:p>
              </table:table-cell>
              <table:table-cell office:value-type="float" office:value="7.847875">
                <text:p>7.847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06">
                <text:p>2806</text:p>
              </table:table-cell>
              <table:table-cell office:value-type="float" office:value="6.71035">
                <text:p>6.710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06">
                <text:p>2806</text:p>
              </table:table-cell>
              <table:table-cell office:value-type="float" office:value="8.288625">
                <text:p>8.288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06">
                <text:p>2806</text:p>
              </table:table-cell>
              <table:table-cell office:value-type="float" office:value="7.95960869565217">
                <text:p>7.959608695652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06">
                <text:p>2806</text:p>
              </table:table-cell>
              <table:table-cell office:value-type="float" office:value="7.66440909090909">
                <text:p>7.664409090909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06">
                <text:p>2806</text:p>
              </table:table-cell>
              <table:table-cell office:value-type="float" office:value="11.8844">
                <text:p>11.88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98">
                <text:p>2898</text:p>
              </table:table-cell>
              <table:table-cell office:value-type="float" office:value="7.88592105263158">
                <text:p>7.885921052631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98">
                <text:p>2898</text:p>
              </table:table-cell>
              <table:table-cell office:value-type="float" office:value="7.30066666666667">
                <text:p>7.300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98">
                <text:p>2898</text:p>
              </table:table-cell>
              <table:table-cell office:value-type="float" office:value="8.14630434782609">
                <text:p>8.146304347826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98">
                <text:p>2898</text:p>
              </table:table-cell>
              <table:table-cell office:value-type="float" office:value="14.1964170854271">
                <text:p>14.1964170854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98">
                <text:p>2898</text:p>
              </table:table-cell>
              <table:table-cell office:value-type="float" office:value="21.1235119047619">
                <text:p>21.1235119047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98">
                <text:p>2898</text:p>
              </table:table-cell>
              <table:table-cell office:value-type="float" office:value="17.3051666666667">
                <text:p>17.3051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98">
                <text:p>2898</text:p>
              </table:table-cell>
              <table:table-cell office:value-type="float" office:value="9.71091666666667">
                <text:p>9.71091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98">
                <text:p>2898</text:p>
              </table:table-cell>
              <table:table-cell office:value-type="float" office:value="12.1044671532847">
                <text:p>12.10446715328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17">
                <text:p>2917</text:p>
              </table:table-cell>
              <table:table-cell office:value-type="float" office:value="13.1868178571429">
                <text:p>13.18681785714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17">
                <text:p>2917</text:p>
              </table:table-cell>
              <table:table-cell office:value-type="float" office:value="10.3607848837209">
                <text:p>10.36078488372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17">
                <text:p>2917</text:p>
              </table:table-cell>
              <table:table-cell office:value-type="float" office:value="15.9626992753623">
                <text:p>15.96269927536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17">
                <text:p>2917</text:p>
              </table:table-cell>
              <table:table-cell office:value-type="float" office:value="10.4068671875">
                <text:p>10.4068671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17">
                <text:p>2917</text:p>
              </table:table-cell>
              <table:table-cell office:value-type="float" office:value="7.06136363636364">
                <text:p>7.061363636363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17">
                <text:p>2917</text:p>
              </table:table-cell>
              <table:table-cell office:value-type="float" office:value="10.1586953125">
                <text:p>10.1586953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17">
                <text:p>2917</text:p>
              </table:table-cell>
              <table:table-cell office:value-type="float" office:value="13.4428198757764">
                <text:p>13.44281987577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17">
                <text:p>2917</text:p>
              </table:table-cell>
              <table:table-cell office:value-type="float" office:value="10.290814516129">
                <text:p>10.290814516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17">
                <text:p>2917</text:p>
              </table:table-cell>
              <table:table-cell office:value-type="float" office:value="10.3455714285714">
                <text:p>10.34557142857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17">
                <text:p>2917</text:p>
              </table:table-cell>
              <table:table-cell office:value-type="float" office:value="5.64533333333333">
                <text:p>5.64533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37">
                <text:p>3037</text:p>
              </table:table-cell>
              <table:table-cell office:value-type="float" office:value="8.78652631578947">
                <text:p>8.786526315789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37">
                <text:p>3037</text:p>
              </table:table-cell>
              <table:table-cell office:value-type="float" office:value="10.1722428571429">
                <text:p>10.17224285714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37">
                <text:p>3037</text:p>
              </table:table-cell>
              <table:table-cell office:value-type="float" office:value="8.45519230769231">
                <text:p>8.455192307692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37">
                <text:p>3037</text:p>
              </table:table-cell>
              <table:table-cell office:value-type="float" office:value="13.0948720379147">
                <text:p>13.09487203791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37">
                <text:p>3037</text:p>
              </table:table-cell>
              <table:table-cell office:value-type="float" office:value="12.315632034632">
                <text:p>12.3156320346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37">
                <text:p>3037</text:p>
              </table:table-cell>
              <table:table-cell office:value-type="float" office:value="9.51608695652174">
                <text:p>9.516086956521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37">
                <text:p>3037</text:p>
              </table:table-cell>
              <table:table-cell office:value-type="float" office:value="12.2569642857143">
                <text:p>12.25696428571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37">
                <text:p>3037</text:p>
              </table:table-cell>
              <table:table-cell office:value-type="float" office:value="11.3935737704918">
                <text:p>11.39357377049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68">
                <text:p>3168</text:p>
              </table:table-cell>
              <table:table-cell office:value-type="float" office:value="14.8646027874564">
                <text:p>14.86460278745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8">
                <text:p>3168</text:p>
              </table:table-cell>
              <table:table-cell office:value-type="float" office:value="13.6558576271186">
                <text:p>13.65585762711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68">
                <text:p>3168</text:p>
              </table:table-cell>
              <table:table-cell office:value-type="float" office:value="10.5066315789474">
                <text:p>10.50663157894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68">
                <text:p>3168</text:p>
              </table:table-cell>
              <table:table-cell office:value-type="float" office:value="8.18746215139442">
                <text:p>8.187462151394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68">
                <text:p>3168</text:p>
              </table:table-cell>
              <table:table-cell office:value-type="float" office:value="8.59401307189542">
                <text:p>8.594013071895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68">
                <text:p>3168</text:p>
              </table:table-cell>
              <table:table-cell office:value-type="float" office:value="7.30605882352941">
                <text:p>7.306058823529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68">
                <text:p>3168</text:p>
              </table:table-cell>
              <table:table-cell office:value-type="float" office:value="9.95915311004785">
                <text:p>9.959153110047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68">
                <text:p>3168</text:p>
              </table:table-cell>
              <table:table-cell office:value-type="float" office:value="19.4346016949153">
                <text:p>19.43460169491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68">
                <text:p>3168</text:p>
              </table:table-cell>
              <table:table-cell office:value-type="float" office:value="9.96757142857143">
                <text:p>9.967571428571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68">
                <text:p>3168</text:p>
              </table:table-cell>
              <table:table-cell office:value-type="float" office:value="10.3177704918033">
                <text:p>10.31777049180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76">
                <text:p>3276</text:p>
              </table:table-cell>
              <table:table-cell office:value-type="float" office:value="10.4797513227513">
                <text:p>10.47975132275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76">
                <text:p>3276</text:p>
              </table:table-cell>
              <table:table-cell office:value-type="float" office:value="6.11127777777778">
                <text:p>6.111277777777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76">
                <text:p>3276</text:p>
              </table:table-cell>
              <table:table-cell office:value-type="float" office:value="6.52460869565217">
                <text:p>6.524608695652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76">
                <text:p>3276</text:p>
              </table:table-cell>
              <table:table-cell office:value-type="float" office:value="7.64779166666667">
                <text:p>7.647791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76">
                <text:p>3276</text:p>
              </table:table-cell>
              <table:table-cell office:value-type="float" office:value="5.91752173913043">
                <text:p>5.917521739130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76">
                <text:p>3276</text:p>
              </table:table-cell>
              <table:table-cell office:value-type="float" office:value="13.7916742788462">
                <text:p>13.79167427884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76">
                <text:p>3276</text:p>
              </table:table-cell>
              <table:table-cell office:value-type="float" office:value="6.87021739130435">
                <text:p>6.870217391304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76">
                <text:p>3276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76">
                <text:p>3276</text:p>
              </table:table-cell>
              <table:table-cell office:value-type="float" office:value="6.81847826086957">
                <text:p>6.818478260869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76">
                <text:p>3276</text:p>
              </table:table-cell>
              <table:table-cell office:value-type="float" office:value="8.50853097345133">
                <text:p>8.508530973451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02">
                <text:p>3302</text:p>
              </table:table-cell>
              <table:table-cell office:value-type="float" office:value="8.75865277777778">
                <text:p>8.758652777777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02">
                <text:p>3302</text:p>
              </table:table-cell>
              <table:table-cell office:value-type="float" office:value="8.56578260869565">
                <text:p>8.565782608695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02">
                <text:p>3302</text:p>
              </table:table-cell>
              <table:table-cell office:value-type="float" office:value="11.4946451612903">
                <text:p>11.49464516129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02">
                <text:p>3302</text:p>
              </table:table-cell>
              <table:table-cell office:value-type="float" office:value="8.44305882352941">
                <text:p>8.443058823529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02">
                <text:p>3302</text:p>
              </table:table-cell>
              <table:table-cell office:value-type="float" office:value="7.89515789473684">
                <text:p>7.895157894736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02">
                <text:p>3302</text:p>
              </table:table-cell>
              <table:table-cell office:value-type="float" office:value="17.7843633217993">
                <text:p>17.78436332179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02">
                <text:p>3302</text:p>
              </table:table-cell>
              <table:table-cell office:value-type="float" office:value="13.3760380952381">
                <text:p>13.37603809523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02">
                <text:p>3302</text:p>
              </table:table-cell>
              <table:table-cell office:value-type="float" office:value="7.10605882352941">
                <text:p>7.106058823529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02">
                <text:p>3302</text:p>
              </table:table-cell>
              <table:table-cell office:value-type="float" office:value="18.587980952381">
                <text:p>18.5879809523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02">
                <text:p>3302</text:p>
              </table:table-cell>
              <table:table-cell office:value-type="float" office:value="8.3701724137931">
                <text:p>8.37017241379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02">
                <text:p>3302</text:p>
              </table:table-cell>
              <table:table-cell office:value-type="float" office:value="17.2128096885813">
                <text:p>17.21280968858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02">
                <text:p>3302</text:p>
              </table:table-cell>
              <table:table-cell office:value-type="float" office:value="14.0626095238095">
                <text:p>14.06260952380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02">
                <text:p>3302</text:p>
              </table:table-cell>
              <table:table-cell office:value-type="float" office:value="8.92388235294118">
                <text:p>8.923882352941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02">
                <text:p>3302</text:p>
              </table:table-cell>
              <table:table-cell office:value-type="float" office:value="14.103980952381">
                <text:p>14.1039809523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02">
                <text:p>3302</text:p>
              </table:table-cell>
              <table:table-cell office:value-type="float" office:value="20.9903028301887">
                <text:p>20.99030283018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02">
                <text:p>3302</text:p>
              </table:table-cell>
              <table:table-cell office:value-type="float" office:value="13.2045772058824">
                <text:p>13.20457720588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02">
                <text:p>3302</text:p>
              </table:table-cell>
              <table:table-cell office:value-type="float" office:value="11.6631655172414">
                <text:p>11.66316551724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02">
                <text:p>3302</text:p>
              </table:table-cell>
              <table:table-cell office:value-type="float" office:value="12.5119154411765">
                <text:p>12.51191544117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02">
                <text:p>3302</text:p>
              </table:table-cell>
              <table:table-cell office:value-type="float" office:value="7.00795238095238">
                <text:p>7.007952380952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02">
                <text:p>3302</text:p>
              </table:table-cell>
              <table:table-cell office:value-type="float" office:value="17.0003851851852">
                <text:p>17.00038518518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02">
                <text:p>3302</text:p>
              </table:table-cell>
              <table:table-cell office:value-type="float" office:value="9.46495238095238">
                <text:p>9.464952380952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02">
                <text:p>3302</text:p>
              </table:table-cell>
              <table:table-cell office:value-type="float" office:value="12.0015970149254">
                <text:p>12.00159701492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02">
                <text:p>3302</text:p>
              </table:table-cell>
              <table:table-cell office:value-type="float" office:value="7.04542857142857">
                <text:p>7.045428571428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02">
                <text:p>3302</text:p>
              </table:table-cell>
              <table:table-cell office:value-type="float" office:value="17.3726703703704">
                <text:p>17.37267037037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02">
                <text:p>3302</text:p>
              </table:table-cell>
              <table:table-cell office:value-type="float" office:value="9.2172380952381">
                <text:p>9.21723809523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02">
                <text:p>3302</text:p>
              </table:table-cell>
              <table:table-cell office:value-type="float" office:value="11.6357230769231">
                <text:p>11.63572307692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02">
                <text:p>3302</text:p>
              </table:table-cell>
              <table:table-cell office:value-type="float" office:value="14.6933512747875">
                <text:p>14.6933512747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02">
                <text:p>3302</text:p>
              </table:table-cell>
              <table:table-cell office:value-type="float" office:value="11.5525230769231">
                <text:p>11.5525230769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05">
                <text:p>3305</text:p>
              </table:table-cell>
              <table:table-cell office:value-type="float" office:value="16.0488264984227">
                <text:p>16.04882649842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05">
                <text:p>3305</text:p>
              </table:table-cell>
              <table:table-cell office:value-type="float" office:value="6.64030769230769">
                <text:p>6.640307692307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05">
                <text:p>3305</text:p>
              </table:table-cell>
              <table:table-cell office:value-type="float" office:value="6.857">
                <text:p>6.8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05">
                <text:p>3305</text:p>
              </table:table-cell>
              <table:table-cell office:value-type="float" office:value="12.2228636363636">
                <text:p>12.22286363636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05">
                <text:p>3305</text:p>
              </table:table-cell>
              <table:table-cell office:value-type="float" office:value="9.50842307692308">
                <text:p>9.508423076923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05">
                <text:p>3305</text:p>
              </table:table-cell>
              <table:table-cell office:value-type="float" office:value="6.86744">
                <text:p>6.867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05">
                <text:p>3305</text:p>
              </table:table-cell>
              <table:table-cell office:value-type="float" office:value="12.1450236966825">
                <text:p>12.14502369668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05">
                <text:p>3305</text:p>
              </table:table-cell>
              <table:table-cell office:value-type="float" office:value="11.2929253731343">
                <text:p>11.29292537313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05">
                <text:p>3305</text:p>
              </table:table-cell>
              <table:table-cell office:value-type="float" office:value="15.2157201646091">
                <text:p>15.21572016460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05">
                <text:p>3305</text:p>
              </table:table-cell>
              <table:table-cell office:value-type="float" office:value="8.15827272727273">
                <text:p>8.158272727272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05">
                <text:p>3305</text:p>
              </table:table-cell>
              <table:table-cell office:value-type="float" office:value="8.38296551724138">
                <text:p>8.382965517241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05">
                <text:p>3305</text:p>
              </table:table-cell>
              <table:table-cell office:value-type="float" office:value="6.76286363636364">
                <text:p>6.762863636363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05">
                <text:p>3305</text:p>
              </table:table-cell>
              <table:table-cell office:value-type="float" office:value="8.60259459459459">
                <text:p>8.602594594594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05">
                <text:p>3305</text:p>
              </table:table-cell>
              <table:table-cell office:value-type="float" office:value="14.9621440329218">
                <text:p>14.96214403292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05">
                <text:p>3305</text:p>
              </table:table-cell>
              <table:table-cell office:value-type="float" office:value="8.24436363636364">
                <text:p>8.244363636363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05">
                <text:p>3305</text:p>
              </table:table-cell>
              <table:table-cell office:value-type="float" office:value="9.48358620689655">
                <text:p>9.483586206896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05">
                <text:p>3305</text:p>
              </table:table-cell>
              <table:table-cell office:value-type="float" office:value="9.04009090909091">
                <text:p>9.040090909090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05">
                <text:p>3305</text:p>
              </table:table-cell>
              <table:table-cell office:value-type="float" office:value="9.54972727272727">
                <text:p>9.549727272727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06">
                <text:p>3506</text:p>
              </table:table-cell>
              <table:table-cell office:value-type="float" office:value="11.5295839416058">
                <text:p>11.52958394160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06">
                <text:p>3506</text:p>
              </table:table-cell>
              <table:table-cell office:value-type="float" office:value="11.9390714285714">
                <text:p>11.93907142857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06">
                <text:p>3506</text:p>
              </table:table-cell>
              <table:table-cell office:value-type="float" office:value="10.0859857142857">
                <text:p>10.08598571428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06">
                <text:p>3506</text:p>
              </table:table-cell>
              <table:table-cell office:value-type="float" office:value="11.7863714285714">
                <text:p>11.78637142857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06">
                <text:p>3506</text:p>
              </table:table-cell>
              <table:table-cell office:value-type="float" office:value="9.42623469387755">
                <text:p>9.426234693877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06">
                <text:p>3506</text:p>
              </table:table-cell>
              <table:table-cell office:value-type="float" office:value="10.7493134328358">
                <text:p>10.74931343283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06">
                <text:p>3506</text:p>
              </table:table-cell>
              <table:table-cell office:value-type="float" office:value="6.63335714285714">
                <text:p>6.633357142857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06">
                <text:p>3506</text:p>
              </table:table-cell>
              <table:table-cell office:value-type="float" office:value="8.1515">
                <text:p>8.15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06">
                <text:p>3506</text:p>
              </table:table-cell>
              <table:table-cell office:value-type="float" office:value="8.1304375">
                <text:p>8.1304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72">
                <text:p>3572</text:p>
              </table:table-cell>
              <table:table-cell office:value-type="float" office:value="6.1441652173913">
                <text:p>6.14416521739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72">
                <text:p>3572</text:p>
              </table:table-cell>
              <table:table-cell office:value-type="float" office:value="10.7334368421053">
                <text:p>10.73343684210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72">
                <text:p>3572</text:p>
              </table:table-cell>
              <table:table-cell office:value-type="float" office:value="6.0818125">
                <text:p>6.0818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72">
                <text:p>3572</text:p>
              </table:table-cell>
              <table:table-cell office:value-type="float" office:value="9.70142553191489">
                <text:p>9.701425531914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72">
                <text:p>3572</text:p>
              </table:table-cell>
              <table:table-cell office:value-type="float" office:value="9.12178723404255">
                <text:p>9.121787234042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72">
                <text:p>3572</text:p>
              </table:table-cell>
              <table:table-cell office:value-type="float" office:value="10.81959375">
                <text:p>10.81959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72">
                <text:p>3572</text:p>
              </table:table-cell>
              <table:table-cell office:value-type="float" office:value="8.98885714285714">
                <text:p>8.988857142857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21">
                <text:p>3621</text:p>
              </table:table-cell>
              <table:table-cell office:value-type="float" office:value="9.19615">
                <text:p>9.196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21">
                <text:p>3621</text:p>
              </table:table-cell>
              <table:table-cell office:value-type="float" office:value="25.2244585635359">
                <text:p>25.22445856353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21">
                <text:p>3621</text:p>
              </table:table-cell>
              <table:table-cell office:value-type="float" office:value="7.89161111111111">
                <text:p>7.89161111111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21">
                <text:p>3621</text:p>
              </table:table-cell>
              <table:table-cell office:value-type="float" office:value="14.9270980392157">
                <text:p>14.92709803921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21">
                <text:p>3621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21">
                <text:p>3621</text:p>
              </table:table-cell>
              <table:table-cell office:value-type="float" office:value="9.51258823529412">
                <text:p>9.512588235294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21">
                <text:p>3621</text:p>
              </table:table-cell>
              <table:table-cell office:value-type="float" office:value="22.3287141500475">
                <text:p>22.32871415004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21">
                <text:p>3621</text:p>
              </table:table-cell>
              <table:table-cell office:value-type="float" office:value="12.8590068027211">
                <text:p>12.85900680272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21">
                <text:p>3621</text:p>
              </table:table-cell>
              <table:table-cell office:value-type="float" office:value="9.2994">
                <text:p>9.29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21">
                <text:p>3621</text:p>
              </table:table-cell>
              <table:table-cell office:value-type="float" office:value="14.5400697674419">
                <text:p>14.54006976744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21">
                <text:p>3621</text:p>
              </table:table-cell>
              <table:table-cell office:value-type="float" office:value="15.1646940874036">
                <text:p>15.16469408740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23">
                <text:p>3623</text:p>
              </table:table-cell>
              <table:table-cell office:value-type="float" office:value="13.9353045822102">
                <text:p>13.93530458221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23">
                <text:p>3623</text:p>
              </table:table-cell>
              <table:table-cell office:value-type="float" office:value="13.2059704433498">
                <text:p>13.20597044334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23">
                <text:p>3623</text:p>
              </table:table-cell>
              <table:table-cell office:value-type="float" office:value="8.46842857142857">
                <text:p>8.468428571428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23">
                <text:p>3623</text:p>
              </table:table-cell>
              <table:table-cell office:value-type="float" office:value="6.25131818181818">
                <text:p>6.251318181818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3">
                <text:p>3623</text:p>
              </table:table-cell>
              <table:table-cell office:value-type="float" office:value="11.6229682539683">
                <text:p>11.62296825396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51">
                <text:p>3751</text:p>
              </table:table-cell>
              <table:table-cell office:value-type="float" office:value="8.43922727272727">
                <text:p>8.439227272727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51">
                <text:p>3751</text:p>
              </table:table-cell>
              <table:table-cell office:value-type="float" office:value="8.81034285714286">
                <text:p>8.810342857142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51">
                <text:p>3751</text:p>
              </table:table-cell>
              <table:table-cell office:value-type="float" office:value="9.05394285714286">
                <text:p>9.053942857142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51">
                <text:p>3751</text:p>
              </table:table-cell>
              <table:table-cell office:value-type="float" office:value="9.7602479338843">
                <text:p>9.76024793388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51">
                <text:p>3751</text:p>
              </table:table-cell>
              <table:table-cell office:value-type="float" office:value="13.8744037735849">
                <text:p>13.87440377358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51">
                <text:p>3751</text:p>
              </table:table-cell>
              <table:table-cell office:value-type="float" office:value="10.1264736842105">
                <text:p>10.12647368421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51">
                <text:p>3751</text:p>
              </table:table-cell>
              <table:table-cell office:value-type="float" office:value="13.2745637583893">
                <text:p>13.27456375838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68">
                <text:p>3768</text:p>
              </table:table-cell>
              <table:table-cell office:value-type="float" office:value="12.0640572687225">
                <text:p>12.06405726872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68">
                <text:p>3768</text:p>
              </table:table-cell>
              <table:table-cell office:value-type="float" office:value="14.8936443418014">
                <text:p>14.89364434180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68">
                <text:p>3768</text:p>
              </table:table-cell>
              <table:table-cell office:value-type="float" office:value="8.49872727272727">
                <text:p>8.498727272727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68">
                <text:p>3768</text:p>
              </table:table-cell>
              <table:table-cell office:value-type="float" office:value="11.0695112781955">
                <text:p>11.06951127819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68">
                <text:p>3768</text:p>
              </table:table-cell>
              <table:table-cell office:value-type="float" office:value="16.1209939759036">
                <text:p>16.12099397590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68">
                <text:p>3768</text:p>
              </table:table-cell>
              <table:table-cell office:value-type="float" office:value="8.90472727272727">
                <text:p>8.904727272727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68">
                <text:p>3768</text:p>
              </table:table-cell>
              <table:table-cell office:value-type="float" office:value="12.6446265060241">
                <text:p>12.64462650602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68">
                <text:p>3768</text:p>
              </table:table-cell>
              <table:table-cell office:value-type="float" office:value="10.533301369863">
                <text:p>10.5333013698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68">
                <text:p>3768</text:p>
              </table:table-cell>
              <table:table-cell office:value-type="float" office:value="10.3090384615385">
                <text:p>10.30903846153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68">
                <text:p>3768</text:p>
              </table:table-cell>
              <table:table-cell office:value-type="float" office:value="20.3127027027027">
                <text:p>20.31270270270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68">
                <text:p>3768</text:p>
              </table:table-cell>
              <table:table-cell office:value-type="float" office:value="19.7592958579882">
                <text:p>19.75929585798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68">
                <text:p>3768</text:p>
              </table:table-cell>
              <table:table-cell office:value-type="float" office:value="9.18511111111111">
                <text:p>9.185111111111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68">
                <text:p>3768</text:p>
              </table:table-cell>
              <table:table-cell office:value-type="float" office:value="9.51058620689655">
                <text:p>9.510586206896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68">
                <text:p>3768</text:p>
              </table:table-cell>
              <table:table-cell office:value-type="float" office:value="14.364875">
                <text:p>14.3648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68">
                <text:p>3768</text:p>
              </table:table-cell>
              <table:table-cell office:value-type="float" office:value="7.21753333333333">
                <text:p>7.21753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68">
                <text:p>3768</text:p>
              </table:table-cell>
              <table:table-cell office:value-type="float" office:value="9.07353333333333">
                <text:p>9.0735333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68">
                <text:p>3768</text:p>
              </table:table-cell>
              <table:table-cell office:value-type="float" office:value="11.4334666666667">
                <text:p>11.4334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10">
                <text:p>3810</text:p>
              </table:table-cell>
              <table:table-cell office:value-type="float" office:value="10.9460208333333">
                <text:p>10.9460208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10">
                <text:p>3810</text:p>
              </table:table-cell>
              <table:table-cell office:value-type="float" office:value="17.532241813602">
                <text:p>17.5322418136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10">
                <text:p>3810</text:p>
              </table:table-cell>
              <table:table-cell office:value-type="float" office:value="15.7314545454545">
                <text:p>15.73145454545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10">
                <text:p>3810</text:p>
              </table:table-cell>
              <table:table-cell office:value-type="float" office:value="8.49757894736842">
                <text:p>8.497578947368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10">
                <text:p>3810</text:p>
              </table:table-cell>
              <table:table-cell office:value-type="float" office:value="7.77426315789474">
                <text:p>7.774263157894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10">
                <text:p>3810</text:p>
              </table:table-cell>
              <table:table-cell office:value-type="float" office:value="12.7776814159292">
                <text:p>12.77768141592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10">
                <text:p>3810</text:p>
              </table:table-cell>
              <table:table-cell office:value-type="float" office:value="15.1216196808511">
                <text:p>15.12161968085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10">
                <text:p>3810</text:p>
              </table:table-cell>
              <table:table-cell office:value-type="float" office:value="14.982496969697">
                <text:p>14.9824969696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10">
                <text:p>3810</text:p>
              </table:table-cell>
              <table:table-cell office:value-type="float" office:value="9.62084210526316">
                <text:p>9.620842105263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10">
                <text:p>3810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10">
                <text:p>3810</text:p>
              </table:table-cell>
              <table:table-cell office:value-type="float" office:value="13.4053362831858">
                <text:p>13.40533628318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10">
                <text:p>3810</text:p>
              </table:table-cell>
              <table:table-cell office:value-type="float" office:value="8.43510526315789">
                <text:p>8.435105263157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10">
                <text:p>3810</text:p>
              </table:table-cell>
              <table:table-cell office:value-type="float" office:value="15.4004424242424">
                <text:p>15.40044242424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10">
                <text:p>3810</text:p>
              </table:table-cell>
              <table:table-cell office:value-type="float" office:value="8.04294736842105">
                <text:p>8.042947368421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10">
                <text:p>3810</text:p>
              </table:table-cell>
              <table:table-cell office:value-type="float" office:value="7.81173684210526">
                <text:p>7.811736842105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10">
                <text:p>3810</text:p>
              </table:table-cell>
              <table:table-cell office:value-type="float" office:value="12.8800353982301">
                <text:p>12.88003539823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10">
                <text:p>3810</text:p>
              </table:table-cell>
              <table:table-cell office:value-type="float" office:value="15.1262579787234">
                <text:p>15.12625797872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10">
                <text:p>3810</text:p>
              </table:table-cell>
              <table:table-cell office:value-type="float" office:value="16.1592909090909">
                <text:p>16.15929090909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10">
                <text:p>3810</text:p>
              </table:table-cell>
              <table:table-cell office:value-type="float" office:value="7.96636842105263">
                <text:p>7.966368421052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10">
                <text:p>3810</text:p>
              </table:table-cell>
              <table:table-cell office:value-type="float" office:value="7.27163157894737">
                <text:p>7.271631578947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10">
                <text:p>3810</text:p>
              </table:table-cell>
              <table:table-cell office:value-type="float" office:value="12.8307345132743">
                <text:p>12.83073451327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10">
                <text:p>3810</text:p>
              </table:table-cell>
              <table:table-cell office:value-type="float" office:value="8.93282352941176">
                <text:p>8.932823529411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10">
                <text:p>3810</text:p>
              </table:table-cell>
              <table:table-cell office:value-type="float" office:value="10.1224583333333">
                <text:p>10.122458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10">
                <text:p>3810</text:p>
              </table:table-cell>
              <table:table-cell office:value-type="float" office:value="10.682355704698">
                <text:p>10.6823557046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10">
                <text:p>3810</text:p>
              </table:table-cell>
              <table:table-cell office:value-type="float" office:value="10.9318">
                <text:p>10.93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10">
                <text:p>3810</text:p>
              </table:table-cell>
              <table:table-cell office:value-type="float" office:value="9.45906666666667">
                <text:p>9.4590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10">
                <text:p>3810</text:p>
              </table:table-cell>
              <table:table-cell office:value-type="float" office:value="12.41071875">
                <text:p>12.410718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10">
                <text:p>3810</text:p>
              </table:table-cell>
              <table:table-cell office:value-type="float" office:value="14.5105538461538">
                <text:p>14.51055384615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10">
                <text:p>3810</text:p>
              </table:table-cell>
              <table:table-cell office:value-type="float" office:value="7.58788235294118">
                <text:p>7.587882352941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10">
                <text:p>3810</text:p>
              </table:table-cell>
              <table:table-cell office:value-type="float" office:value="11.0746">
                <text:p>11.07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10">
                <text:p>3810</text:p>
              </table:table-cell>
              <table:table-cell office:value-type="float" office:value="11.2302857142857">
                <text:p>11.23028571428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10">
                <text:p>3810</text:p>
              </table:table-cell>
              <table:table-cell office:value-type="float" office:value="19.6722058823529">
                <text:p>19.67220588235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10">
                <text:p>3810</text:p>
              </table:table-cell>
              <table:table-cell office:value-type="float" office:value="9.91452747252747">
                <text:p>9.914527472527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51">
                <text:p>3851</text:p>
              </table:table-cell>
              <table:table-cell office:value-type="float" office:value="7.56992857142857">
                <text:p>7.569928571428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51">
                <text:p>3851</text:p>
              </table:table-cell>
              <table:table-cell office:value-type="float" office:value="10.0519578313253">
                <text:p>10.05195783132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51">
                <text:p>3851</text:p>
              </table:table-cell>
              <table:table-cell office:value-type="float" office:value="7.73661538461538">
                <text:p>7.736615384615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51">
                <text:p>3851</text:p>
              </table:table-cell>
              <table:table-cell office:value-type="float" office:value="8.34413333333333">
                <text:p>8.3441333333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51">
                <text:p>3851</text:p>
              </table:table-cell>
              <table:table-cell office:value-type="float" office:value="12.9759890909091">
                <text:p>12.97598909090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51">
                <text:p>3851</text:p>
              </table:table-cell>
              <table:table-cell office:value-type="float" office:value="7.50841666666667">
                <text:p>7.50841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51">
                <text:p>3851</text:p>
              </table:table-cell>
              <table:table-cell office:value-type="float" office:value="10.783037037037">
                <text:p>10.7830370370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51">
                <text:p>3851</text:p>
              </table:table-cell>
              <table:table-cell office:value-type="float" office:value="7.19663157894737">
                <text:p>7.196631578947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51">
                <text:p>3851</text:p>
              </table:table-cell>
              <table:table-cell office:value-type="float" office:value="9.37875268817204">
                <text:p>9.378752688172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51">
                <text:p>3851</text:p>
              </table:table-cell>
              <table:table-cell office:value-type="float" office:value="7.67885714285714">
                <text:p>7.678857142857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55">
                <text:p>3855</text:p>
              </table:table-cell>
              <table:table-cell office:value-type="float" office:value="8.94342285714286">
                <text:p>8.943422857142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55">
                <text:p>3855</text:p>
              </table:table-cell>
              <table:table-cell office:value-type="float" office:value="7.44763636363636">
                <text:p>7.447636363636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55">
                <text:p>3855</text:p>
              </table:table-cell>
              <table:table-cell office:value-type="float" office:value="8.10526666666667">
                <text:p>8.1052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55">
                <text:p>3855</text:p>
              </table:table-cell>
              <table:table-cell office:value-type="float" office:value="8.765625">
                <text:p>8.7656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55">
                <text:p>3855</text:p>
              </table:table-cell>
              <table:table-cell office:value-type="float" office:value="9.48349122807018">
                <text:p>9.483491228070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55">
                <text:p>3855</text:p>
              </table:table-cell>
              <table:table-cell office:value-type="float" office:value="9.156625">
                <text:p>9.1566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55">
                <text:p>3855</text:p>
              </table:table-cell>
              <table:table-cell office:value-type="float" office:value="8.68530303030303">
                <text:p>8.685303030303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55">
                <text:p>3855</text:p>
              </table:table-cell>
              <table:table-cell office:value-type="float" office:value="10.6106515837104">
                <text:p>10.61065158371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55">
                <text:p>3855</text:p>
              </table:table-cell>
              <table:table-cell office:value-type="float" office:value="10.1896956521739">
                <text:p>10.18969565217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55">
                <text:p>3855</text:p>
              </table:table-cell>
              <table:table-cell office:value-type="float" office:value="7.31809090909091">
                <text:p>7.318090909090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55">
                <text:p>3855</text:p>
              </table:table-cell>
              <table:table-cell office:value-type="float" office:value="12.9936568047337">
                <text:p>12.99365680473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55">
                <text:p>3855</text:p>
              </table:table-cell>
              <table:table-cell office:value-type="float" office:value="10.7116666666667">
                <text:p>10.711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56">
                <text:p>3856</text:p>
              </table:table-cell>
              <table:table-cell office:value-type="float" office:value="7.37614285714286">
                <text:p>7.376142857142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56">
                <text:p>3856</text:p>
              </table:table-cell>
              <table:table-cell office:value-type="float" office:value="9.06971264367816">
                <text:p>9.069712643678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56">
                <text:p>3856</text:p>
              </table:table-cell>
              <table:table-cell office:value-type="float" office:value="10.0666060606061">
                <text:p>10.06660606060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56">
                <text:p>3856</text:p>
              </table:table-cell>
              <table:table-cell office:value-type="float" office:value="9.0605">
                <text:p>9.06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56">
                <text:p>3856</text:p>
              </table:table-cell>
              <table:table-cell office:value-type="float" office:value="9.67932258064516">
                <text:p>9.679322580645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56">
                <text:p>3856</text:p>
              </table:table-cell>
              <table:table-cell office:value-type="float" office:value="9.68754285714286">
                <text:p>9.687542857142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56">
                <text:p>3856</text:p>
              </table:table-cell>
              <table:table-cell office:value-type="float" office:value="13.69085">
                <text:p>13.690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56">
                <text:p>3856</text:p>
              </table:table-cell>
              <table:table-cell office:value-type="float" office:value="9.20816666666667">
                <text:p>9.2081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56">
                <text:p>3856</text:p>
              </table:table-cell>
              <table:table-cell office:value-type="float" office:value="10.9107741935484">
                <text:p>10.91077419354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65">
                <text:p>3865</text:p>
              </table:table-cell>
              <table:table-cell office:value-type="float" office:value="13.9617149321267">
                <text:p>13.96171493212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5">
                <text:p>3865</text:p>
              </table:table-cell>
              <table:table-cell office:value-type="float" office:value="7.50335714285714">
                <text:p>7.503357142857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5">
                <text:p>3865</text:p>
              </table:table-cell>
              <table:table-cell office:value-type="float" office:value="8.34755555555556">
                <text:p>8.347555555555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5">
                <text:p>3865</text:p>
              </table:table-cell>
              <table:table-cell office:value-type="float" office:value="14.4399150326797">
                <text:p>14.43991503267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65">
                <text:p>3865</text:p>
              </table:table-cell>
              <table:table-cell office:value-type="float" office:value="9.14438888888889">
                <text:p>9.144388888888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65">
                <text:p>3865</text:p>
              </table:table-cell>
              <table:table-cell office:value-type="float" office:value="8.0082">
                <text:p>8.00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65">
                <text:p>3865</text:p>
              </table:table-cell>
              <table:table-cell office:value-type="float" office:value="11.506303030303">
                <text:p>11.5063030303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65">
                <text:p>3865</text:p>
              </table:table-cell>
              <table:table-cell office:value-type="float" office:value="8.11829411764706">
                <text:p>8.118294117647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65">
                <text:p>3865</text:p>
              </table:table-cell>
              <table:table-cell office:value-type="float" office:value="10.4481666666667">
                <text:p>10.4481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65">
                <text:p>3865</text:p>
              </table:table-cell>
              <table:table-cell office:value-type="float" office:value="9.0028">
                <text:p>9.00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65">
                <text:p>3865</text:p>
              </table:table-cell>
              <table:table-cell office:value-type="float" office:value="10.0843333333333">
                <text:p>10.084333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65">
                <text:p>3865</text:p>
              </table:table-cell>
              <table:table-cell office:value-type="float" office:value="12.5884732510288">
                <text:p>12.58847325102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65">
                <text:p>3865</text:p>
              </table:table-cell>
              <table:table-cell office:value-type="float" office:value="8.34972727272727">
                <text:p>8.349727272727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65">
                <text:p>3865</text:p>
              </table:table-cell>
              <table:table-cell office:value-type="float" office:value="10.8093382352941">
                <text:p>10.80933823529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65">
                <text:p>3865</text:p>
              </table:table-cell>
              <table:table-cell office:value-type="float" office:value="13.0194574468085">
                <text:p>13.01945744680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53">
                <text:p>3953</text:p>
              </table:table-cell>
              <table:table-cell office:value-type="float" office:value="11.6606074766355">
                <text:p>11.66060747663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53">
                <text:p>3953</text:p>
              </table:table-cell>
              <table:table-cell office:value-type="float" office:value="9.56405555555556">
                <text:p>9.564055555555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53">
                <text:p>3953</text:p>
              </table:table-cell>
              <table:table-cell office:value-type="float" office:value="13.6360704845815">
                <text:p>13.63607048458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53">
                <text:p>3953</text:p>
              </table:table-cell>
              <table:table-cell office:value-type="float" office:value="20.7285584415584">
                <text:p>20.72855844155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53">
                <text:p>3953</text:p>
              </table:table-cell>
              <table:table-cell office:value-type="float" office:value="11.8602941176471">
                <text:p>11.86029411764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53">
                <text:p>3953</text:p>
              </table:table-cell>
              <table:table-cell office:value-type="float" office:value="10.23632">
                <text:p>10.236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53">
                <text:p>3953</text:p>
              </table:table-cell>
              <table:table-cell office:value-type="float" office:value="10.6663529411765">
                <text:p>10.66635294117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53">
                <text:p>3953</text:p>
              </table:table-cell>
              <table:table-cell office:value-type="float" office:value="9.39676666666667">
                <text:p>9.396766666666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53">
                <text:p>3953</text:p>
              </table:table-cell>
              <table:table-cell office:value-type="float" office:value="8.99205882352941">
                <text:p>8.992058823529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53">
                <text:p>3953</text:p>
              </table:table-cell>
              <table:table-cell office:value-type="float" office:value="11.40616">
                <text:p>11.406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53">
                <text:p>3953</text:p>
              </table:table-cell>
              <table:table-cell office:value-type="float" office:value="11.4258823529412">
                <text:p>11.42588235294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53">
                <text:p>3953</text:p>
              </table:table-cell>
              <table:table-cell office:value-type="float" office:value="9.4641935483871">
                <text:p>9.46419354838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53">
                <text:p>3953</text:p>
              </table:table-cell>
              <table:table-cell office:value-type="float" office:value="9.17531578947368">
                <text:p>9.175315789473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53">
                <text:p>3953</text:p>
              </table:table-cell>
              <table:table-cell office:value-type="float" office:value="9.91874193548387">
                <text:p>9.918741935483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53">
                <text:p>3953</text:p>
              </table:table-cell>
              <table:table-cell office:value-type="float" office:value="19.8582312138728">
                <text:p>19.85823121387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53">
                <text:p>3953</text:p>
              </table:table-cell>
              <table:table-cell office:value-type="float" office:value="11.4471982758621">
                <text:p>11.44719827586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53">
                <text:p>3953</text:p>
              </table:table-cell>
              <table:table-cell office:value-type="float" office:value="17.7357692307692">
                <text:p>17.73576923076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53">
                <text:p>3953</text:p>
              </table:table-cell>
              <table:table-cell office:value-type="float" office:value="19.8790555555556">
                <text:p>19.87905555555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53">
                <text:p>3953</text:p>
              </table:table-cell>
              <table:table-cell office:value-type="float" office:value="17.0334786324786">
                <text:p>17.03347863247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953">
                <text:p>3953</text:p>
              </table:table-cell>
              <table:table-cell office:value-type="float" office:value="12.4312962962963">
                <text:p>12.43129629629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53">
                <text:p>3953</text:p>
              </table:table-cell>
              <table:table-cell office:value-type="float" office:value="9.158">
                <text:p>9.1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53">
                <text:p>3953</text:p>
              </table:table-cell>
              <table:table-cell office:value-type="float" office:value="11.82808">
                <text:p>11.828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53">
                <text:p>3953</text:p>
              </table:table-cell>
              <table:table-cell office:value-type="float" office:value="11.8591176470588">
                <text:p>11.85911764705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53">
                <text:p>3953</text:p>
              </table:table-cell>
              <table:table-cell office:value-type="float" office:value="10.6011666666667">
                <text:p>10.6011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953">
                <text:p>3953</text:p>
              </table:table-cell>
              <table:table-cell office:value-type="float" office:value="9.29552941176471">
                <text:p>9.295529411764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953">
                <text:p>3953</text:p>
              </table:table-cell>
              <table:table-cell office:value-type="float" office:value="12.0678">
                <text:p>12.06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953">
                <text:p>3953</text:p>
              </table:table-cell>
              <table:table-cell office:value-type="float" office:value="11.6445882352941">
                <text:p>11.64458823529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53">
                <text:p>3953</text:p>
              </table:table-cell>
              <table:table-cell office:value-type="float" office:value="9.72841935483871">
                <text:p>9.728419354838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53">
                <text:p>3953</text:p>
              </table:table-cell>
              <table:table-cell office:value-type="float" office:value="8.83713157894737">
                <text:p>8.837131578947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953">
                <text:p>3953</text:p>
              </table:table-cell>
              <table:table-cell office:value-type="float" office:value="9.41670967741936">
                <text:p>9.416709677419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953">
                <text:p>3953</text:p>
              </table:table-cell>
              <table:table-cell office:value-type="float" office:value="20.0686242774566">
                <text:p>20.06862427745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53">
                <text:p>3953</text:p>
              </table:table-cell>
              <table:table-cell office:value-type="float" office:value="13.2064137931034">
                <text:p>13.20641379310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953">
                <text:p>3953</text:p>
              </table:table-cell>
              <table:table-cell office:value-type="float" office:value="16.5057777777778">
                <text:p>16.50577777777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53">
                <text:p>3953</text:p>
              </table:table-cell>
              <table:table-cell office:value-type="float" office:value="20.0394930555556">
                <text:p>20.03949305555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53">
                <text:p>3953</text:p>
              </table:table-cell>
              <table:table-cell office:value-type="float" office:value="20.5918034188034">
                <text:p>20.59180341880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53">
                <text:p>3953</text:p>
              </table:table-cell>
              <table:table-cell office:value-type="float" office:value="13.8926926229508">
                <text:p>13.89269262295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953">
                <text:p>3953</text:p>
              </table:table-cell>
              <table:table-cell office:value-type="float" office:value="11.56128125">
                <text:p>11.56128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953">
                <text:p>3953</text:p>
              </table:table-cell>
              <table:table-cell office:value-type="float" office:value="10.6753333333333">
                <text:p>10.675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53">
                <text:p>3953</text:p>
              </table:table-cell>
              <table:table-cell office:value-type="float" office:value="13.2781111111111">
                <text:p>13.27811111111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953">
                <text:p>3953</text:p>
              </table:table-cell>
              <table:table-cell office:value-type="float" office:value="15.2083651877133">
                <text:p>15.20836518771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953">
                <text:p>3953</text:p>
              </table:table-cell>
              <table:table-cell office:value-type="float" office:value="11.7203571428571">
                <text:p>11.72035714285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953">
                <text:p>3953</text:p>
              </table:table-cell>
              <table:table-cell office:value-type="float" office:value="11.6704">
                <text:p>11.67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981">
                <text:p>3981</text:p>
              </table:table-cell>
              <table:table-cell office:value-type="float" office:value="13.2672764705882">
                <text:p>13.26727647058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81">
                <text:p>3981</text:p>
              </table:table-cell>
              <table:table-cell office:value-type="float" office:value="8.69848275862069">
                <text:p>8.698482758620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981">
                <text:p>3981</text:p>
              </table:table-cell>
              <table:table-cell office:value-type="float" office:value="7.52513636363636">
                <text:p>7.525136363636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981">
                <text:p>3981</text:p>
              </table:table-cell>
              <table:table-cell office:value-type="float" office:value="10.0908333333333">
                <text:p>10.0908333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981">
                <text:p>3981</text:p>
              </table:table-cell>
              <table:table-cell office:value-type="float" office:value="16.9618958333333">
                <text:p>16.9618958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981">
                <text:p>3981</text:p>
              </table:table-cell>
              <table:table-cell office:value-type="float" office:value="13.5656042296073">
                <text:p>13.56560422960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981">
                <text:p>3981</text:p>
              </table:table-cell>
              <table:table-cell office:value-type="float" office:value="8.92775">
                <text:p>8.927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81">
                <text:p>3981</text:p>
              </table:table-cell>
              <table:table-cell office:value-type="float" office:value="19.835640625">
                <text:p>19.8356406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81">
                <text:p>3981</text:p>
              </table:table-cell>
              <table:table-cell office:value-type="float" office:value="13.1765871080139">
                <text:p>13.17658710801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981">
                <text:p>3981</text:p>
              </table:table-cell>
              <table:table-cell office:value-type="float" office:value="7.20890909090909">
                <text:p>7.208909090909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81">
                <text:p>3981</text:p>
              </table:table-cell>
              <table:table-cell office:value-type="float" office:value="8.894">
                <text:p>8.8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81">
                <text:p>3981</text:p>
              </table:table-cell>
              <table:table-cell office:value-type="float" office:value="17.495515625">
                <text:p>17.495515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81">
                <text:p>3981</text:p>
              </table:table-cell>
              <table:table-cell office:value-type="float" office:value="13.4765649546828">
                <text:p>13.47656495468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81">
                <text:p>3981</text:p>
              </table:table-cell>
              <table:table-cell office:value-type="float" office:value="10.896">
                <text:p>10.8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81">
                <text:p>3981</text:p>
              </table:table-cell>
              <table:table-cell office:value-type="float" office:value="16.9852916666667">
                <text:p>16.98529166666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81">
                <text:p>3981</text:p>
              </table:table-cell>
              <table:table-cell office:value-type="float" office:value="7.79394736842105">
                <text:p>7.793947368421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81">
                <text:p>3981</text:p>
              </table:table-cell>
              <table:table-cell office:value-type="float" office:value="9.55395833333333">
                <text:p>9.55395833333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81">
                <text:p>3981</text:p>
              </table:table-cell>
              <table:table-cell office:value-type="float" office:value="7.85866666666667">
                <text:p>7.85866666666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81">
                <text:p>3981</text:p>
              </table:table-cell>
              <table:table-cell office:value-type="float" office:value="11.5786111111111">
                <text:p>11.57861111111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81">
                <text:p>3981</text:p>
              </table:table-cell>
              <table:table-cell office:value-type="float" office:value="24.2725405405405">
                <text:p>24.27254054054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81">
                <text:p>3981</text:p>
              </table:table-cell>
              <table:table-cell office:value-type="float" office:value="13.9942302798982">
                <text:p>13.99423027989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81">
                <text:p>3981</text:p>
              </table:table-cell>
              <table:table-cell office:value-type="float" office:value="8.22323529411765">
                <text:p>8.223235294117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81">
                <text:p>3981</text:p>
              </table:table-cell>
              <table:table-cell office:value-type="float" office:value="11.105">
                <text:p>11.1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81">
                <text:p>3981</text:p>
              </table:table-cell>
              <table:table-cell office:value-type="float" office:value="15.4206431924883">
                <text:p>15.42064319248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981">
                <text:p>3981</text:p>
              </table:table-cell>
              <table:table-cell office:value-type="float" office:value="10.5616698113208">
                <text:p>10.56166981132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81">
                <text:p>3981</text:p>
              </table:table-cell>
              <table:table-cell office:value-type="float" office:value="17.2296954887218">
                <text:p>17.22969548872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81">
                <text:p>3981</text:p>
              </table:table-cell>
              <table:table-cell office:value-type="float" office:value="15.9699765258216">
                <text:p>15.96997652582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981">
                <text:p>3981</text:p>
              </table:table-cell>
              <table:table-cell office:value-type="float" office:value="10.6070283018868">
                <text:p>10.60702830188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81">
                <text:p>3981</text:p>
              </table:table-cell>
              <table:table-cell office:value-type="float" office:value="14.9675187969925">
                <text:p>14.96751879699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981">
                <text:p>3981</text:p>
              </table:table-cell>
              <table:table-cell office:value-type="float" office:value="13.93499">
                <text:p>13.934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184">
                <text:p>4184</text:p>
              </table:table-cell>
              <table:table-cell office:value-type="float" office:value="8.30095918367347">
                <text:p>8.300959183673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184">
                <text:p>4184</text:p>
              </table:table-cell>
              <table:table-cell office:value-type="float" office:value="26.4014191176471">
                <text:p>26.40141911764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84">
                <text:p>4184</text:p>
              </table:table-cell>
              <table:table-cell office:value-type="float" office:value="8.38970967741936">
                <text:p>8.389709677419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84">
                <text:p>4184</text:p>
              </table:table-cell>
              <table:table-cell office:value-type="float" office:value="13.0957886597938">
                <text:p>13.09578865979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184">
                <text:p>4184</text:p>
              </table:table-cell>
              <table:table-cell office:value-type="float" office:value="12.8226483050847">
                <text:p>12.82264830508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184">
                <text:p>4184</text:p>
              </table:table-cell>
              <table:table-cell office:value-type="float" office:value="13.0770793650794">
                <text:p>13.07707936507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184">
                <text:p>4184</text:p>
              </table:table-cell>
              <table:table-cell office:value-type="float" office:value="11.8103333333333">
                <text:p>11.81033333333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184">
                <text:p>4184</text:p>
              </table:table-cell>
              <table:table-cell office:value-type="float" office:value="9.91588461538462">
                <text:p>9.915884615384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84">
                <text:p>4184</text:p>
              </table:table-cell>
              <table:table-cell office:value-type="float" office:value="9.30826315789474">
                <text:p>9.308263157894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84">
                <text:p>4184</text:p>
              </table:table-cell>
              <table:table-cell office:value-type="float" office:value="10.3768888888889">
                <text:p>10.37688888888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84">
                <text:p>4184</text:p>
              </table:table-cell>
              <table:table-cell office:value-type="float" office:value="19.7518826530612">
                <text:p>19.75188265306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84">
                <text:p>4184</text:p>
              </table:table-cell>
              <table:table-cell office:value-type="float" office:value="9.03853333333333">
                <text:p>9.038533333333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84">
                <text:p>4184</text:p>
              </table:table-cell>
              <table:table-cell office:value-type="float" office:value="7.44272222222222">
                <text:p>7.442722222222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84">
                <text:p>4184</text:p>
              </table:table-cell>
              <table:table-cell office:value-type="float" office:value="12.1031333333333">
                <text:p>12.1031333333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57">
                <text:p>4257</text:p>
              </table:table-cell>
              <table:table-cell office:value-type="float" office:value="17.9596932084309">
                <text:p>17.95969320843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57">
                <text:p>4257</text:p>
              </table:table-cell>
              <table:table-cell office:value-type="float" office:value="9.61803225806452">
                <text:p>9.618032258064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57">
                <text:p>4257</text:p>
              </table:table-cell>
              <table:table-cell office:value-type="float" office:value="16.8631741071429">
                <text:p>16.86317410714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57">
                <text:p>4257</text:p>
              </table:table-cell>
              <table:table-cell office:value-type="float" office:value="10.1789677419355">
                <text:p>10.17896774193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257">
                <text:p>4257</text:p>
              </table:table-cell>
              <table:table-cell office:value-type="float" office:value="12.3383833333333">
                <text:p>12.33838333333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57">
                <text:p>4257</text:p>
              </table:table-cell>
              <table:table-cell office:value-type="float" office:value="15.5771274787535">
                <text:p>15.57712747875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57">
                <text:p>4257</text:p>
              </table:table-cell>
              <table:table-cell office:value-type="float" office:value="11.1756340206186">
                <text:p>11.17563402061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57">
                <text:p>4257</text:p>
              </table:table-cell>
              <table:table-cell office:value-type="float" office:value="8.6277">
                <text:p>8.62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70">
                <text:p>4270</text:p>
              </table:table-cell>
              <table:table-cell office:value-type="float" office:value="10.9775235294118">
                <text:p>10.97752352941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70">
                <text:p>4270</text:p>
              </table:table-cell>
              <table:table-cell office:value-type="float" office:value="8.54755882352941">
                <text:p>8.547558823529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70">
                <text:p>4270</text:p>
              </table:table-cell>
              <table:table-cell office:value-type="float" office:value="14.9351592356688">
                <text:p>14.93515923566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70">
                <text:p>4270</text:p>
              </table:table-cell>
              <table:table-cell office:value-type="float" office:value="10.1493333333333">
                <text:p>10.149333333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70">
                <text:p>4270</text:p>
              </table:table-cell>
              <table:table-cell office:value-type="float" office:value="10.2598557692308">
                <text:p>10.25985576923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70">
                <text:p>4270</text:p>
              </table:table-cell>
              <table:table-cell office:value-type="float" office:value="14.5272508650519">
                <text:p>14.52725086505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70">
                <text:p>4270</text:p>
              </table:table-cell>
              <table:table-cell office:value-type="float" office:value="10.7276363636364">
                <text:p>10.72763636363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70">
                <text:p>4270</text:p>
              </table:table-cell>
              <table:table-cell office:value-type="float" office:value="10.1273037974684">
                <text:p>10.12730379746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70">
                <text:p>4270</text:p>
              </table:table-cell>
              <table:table-cell office:value-type="float" office:value="10.8872424242424">
                <text:p>10.88724242424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70">
                <text:p>4270</text:p>
              </table:table-cell>
              <table:table-cell office:value-type="float" office:value="10.7169692307692">
                <text:p>10.71696923076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70">
                <text:p>4270</text:p>
              </table:table-cell>
              <table:table-cell office:value-type="float" office:value="8.965625">
                <text:p>8.9656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70">
                <text:p>4270</text:p>
              </table:table-cell>
              <table:table-cell office:value-type="float" office:value="10.9733142857143">
                <text:p>10.97331428571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70">
                <text:p>4270</text:p>
              </table:table-cell>
              <table:table-cell office:value-type="float" office:value="11.6222307692308">
                <text:p>11.62223076923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86">
                <text:p>4286</text:p>
              </table:table-cell>
              <table:table-cell office:value-type="float" office:value="10.6013840304183">
                <text:p>10.60138403041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286">
                <text:p>4286</text:p>
              </table:table-cell>
              <table:table-cell office:value-type="float" office:value="6.97758333333333">
                <text:p>6.977583333333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86">
                <text:p>4286</text:p>
              </table:table-cell>
              <table:table-cell office:value-type="float" office:value="9.74186363636364">
                <text:p>9.741863636363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86">
                <text:p>4286</text:p>
              </table:table-cell>
              <table:table-cell office:value-type="float" office:value="11.2999523809524">
                <text:p>11.29995238095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86">
                <text:p>4286</text:p>
              </table:table-cell>
              <table:table-cell office:value-type="float" office:value="9.72520833333333">
                <text:p>9.72520833333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286">
                <text:p>4286</text:p>
              </table:table-cell>
              <table:table-cell office:value-type="float" office:value="8.65445833333333">
                <text:p>8.65445833333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86">
                <text:p>4286</text:p>
              </table:table-cell>
              <table:table-cell office:value-type="float" office:value="11.1350555555556">
                <text:p>11.13505555555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86">
                <text:p>4286</text:p>
              </table:table-cell>
              <table:table-cell office:value-type="float" office:value="11.2138965517241">
                <text:p>11.21389655172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86">
                <text:p>4286</text:p>
              </table:table-cell>
              <table:table-cell office:value-type="float" office:value="9.67572727272727">
                <text:p>9.675727272727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86">
                <text:p>4286</text:p>
              </table:table-cell>
              <table:table-cell office:value-type="float" office:value="12.16275">
                <text:p>12.162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286">
                <text:p>4286</text:p>
              </table:table-cell>
              <table:table-cell office:value-type="float" office:value="11.4294444444444">
                <text:p>11.42944444444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86">
                <text:p>4286</text:p>
              </table:table-cell>
              <table:table-cell office:value-type="float" office:value="9.10241666666667">
                <text:p>9.102416666666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86">
                <text:p>4286</text:p>
              </table:table-cell>
              <table:table-cell office:value-type="float" office:value="9.93530769230769">
                <text:p>9.935307692307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286">
                <text:p>4286</text:p>
              </table:table-cell>
              <table:table-cell office:value-type="float" office:value="8.67711111111111">
                <text:p>8.677111111111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86">
                <text:p>4286</text:p>
              </table:table-cell>
              <table:table-cell office:value-type="float" office:value="12.82272">
                <text:p>12.822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286">
                <text:p>4286</text:p>
              </table:table-cell>
              <table:table-cell office:value-type="float" office:value="10.286">
                <text:p>10.2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286">
                <text:p>4286</text:p>
              </table:table-cell>
              <table:table-cell office:value-type="float" office:value="12.5211056910569">
                <text:p>12.52110569105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288">
                <text:p>4288</text:p>
              </table:table-cell>
              <table:table-cell office:value-type="float" office:value="9.74822222222222">
                <text:p>9.74822222222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88">
                <text:p>4288</text:p>
              </table:table-cell>
              <table:table-cell office:value-type="float" office:value="8.06226086956522">
                <text:p>8.062260869565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288">
                <text:p>4288</text:p>
              </table:table-cell>
              <table:table-cell office:value-type="float" office:value="9.08393103448276">
                <text:p>9.083931034482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88">
                <text:p>4288</text:p>
              </table:table-cell>
              <table:table-cell office:value-type="float" office:value="9.89734246575342">
                <text:p>9.8973424657534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288">
                <text:p>4288</text:p>
              </table:table-cell>
              <table:table-cell office:value-type="float" office:value="10.4169259259259">
                <text:p>10.41692592592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288">
                <text:p>4288</text:p>
              </table:table-cell>
              <table:table-cell office:value-type="float" office:value="11.0414">
                <text:p>11.04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288">
                <text:p>4288</text:p>
              </table:table-cell>
              <table:table-cell office:value-type="float" office:value="12.2587634408602">
                <text:p>12.25876344086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288">
                <text:p>4288</text:p>
              </table:table-cell>
              <table:table-cell office:value-type="float" office:value="23.7540989180835">
                <text:p>23.75409891808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88">
                <text:p>4288</text:p>
              </table:table-cell>
              <table:table-cell office:value-type="float" office:value="11.4200416666667">
                <text:p>11.42004166666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88">
                <text:p>4288</text:p>
              </table:table-cell>
              <table:table-cell office:value-type="float" office:value="12.2473823529412">
                <text:p>12.24738235294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288">
                <text:p>4288</text:p>
              </table:table-cell>
              <table:table-cell office:value-type="float" office:value="11.1051186440678">
                <text:p>11.105118644067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419">
                <text:p>4419</text:p>
              </table:table-cell>
              <table:table-cell office:value-type="float" office:value="12.5262376237624">
                <text:p>12.52623762376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419">
                <text:p>4419</text:p>
              </table:table-cell>
              <table:table-cell office:value-type="float" office:value="12.2839166666667">
                <text:p>12.28391666666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19">
                <text:p>4419</text:p>
              </table:table-cell>
              <table:table-cell office:value-type="float" office:value="9.5864">
                <text:p>9.586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419">
                <text:p>4419</text:p>
              </table:table-cell>
              <table:table-cell office:value-type="float" office:value="13.5196940789474">
                <text:p>13.51969407894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419">
                <text:p>4419</text:p>
              </table:table-cell>
              <table:table-cell office:value-type="float" office:value="9.02730434782609">
                <text:p>9.027304347826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419">
                <text:p>4419</text:p>
              </table:table-cell>
              <table:table-cell office:value-type="float" office:value="10.0148571428571">
                <text:p>10.01485714285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419">
                <text:p>4419</text:p>
              </table:table-cell>
              <table:table-cell office:value-type="float" office:value="21.6586890756303">
                <text:p>21.65868907563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19">
                <text:p>4419</text:p>
              </table:table-cell>
              <table:table-cell office:value-type="float" office:value="11.382247311828">
                <text:p>11.3822473118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19">
                <text:p>4419</text:p>
              </table:table-cell>
              <table:table-cell office:value-type="float" office:value="18.8712820512821">
                <text:p>18.87128205128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419">
                <text:p>4419</text:p>
              </table:table-cell>
              <table:table-cell office:value-type="float" office:value="9.90235714285714">
                <text:p>9.902357142857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419">
                <text:p>4419</text:p>
              </table:table-cell>
              <table:table-cell office:value-type="float" office:value="10.2343928571429">
                <text:p>10.23439285714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19">
                <text:p>4419</text:p>
              </table:table-cell>
              <table:table-cell office:value-type="float" office:value="10.53936">
                <text:p>10.539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419">
                <text:p>4419</text:p>
              </table:table-cell>
              <table:table-cell office:value-type="float" office:value="11.3091428571429">
                <text:p>11.30914285714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419">
                <text:p>4419</text:p>
              </table:table-cell>
              <table:table-cell office:value-type="float" office:value="10.8113928571429">
                <text:p>10.81139285714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419">
                <text:p>4419</text:p>
              </table:table-cell>
              <table:table-cell office:value-type="float" office:value="14.4459625">
                <text:p>14.44596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419">
                <text:p>4419</text:p>
              </table:table-cell>
              <table:table-cell office:value-type="float" office:value="13.9677454545455">
                <text:p>13.96774545454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419">
                <text:p>4419</text:p>
              </table:table-cell>
              <table:table-cell office:value-type="float" office:value="10.1942352941176">
                <text:p>10.19423529411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46">
                <text:p>4446</text:p>
              </table:table-cell>
              <table:table-cell office:value-type="float" office:value="9.04518421052632">
                <text:p>9.045184210526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46">
                <text:p>4446</text:p>
              </table:table-cell>
              <table:table-cell office:value-type="float" office:value="9.90664705882353">
                <text:p>9.906647058823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46">
                <text:p>4446</text:p>
              </table:table-cell>
              <table:table-cell office:value-type="float" office:value="11.8644285714286">
                <text:p>11.86442857142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46">
                <text:p>4446</text:p>
              </table:table-cell>
              <table:table-cell office:value-type="float" office:value="9.11941176470588">
                <text:p>9.119411764705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46">
                <text:p>4446</text:p>
              </table:table-cell>
              <table:table-cell office:value-type="float" office:value="7.4050625">
                <text:p>7.40506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46">
                <text:p>4446</text:p>
              </table:table-cell>
              <table:table-cell office:value-type="float" office:value="8.34361764705882">
                <text:p>8.343617647058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46">
                <text:p>4446</text:p>
              </table:table-cell>
              <table:table-cell office:value-type="float" office:value="8.23943333333333">
                <text:p>8.2394333333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46">
                <text:p>4446</text:p>
              </table:table-cell>
              <table:table-cell office:value-type="float" office:value="10.0807142857143">
                <text:p>10.08071428571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446">
                <text:p>4446</text:p>
              </table:table-cell>
              <table:table-cell office:value-type="float" office:value="8.90523529411765">
                <text:p>8.905235294117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637">
                <text:p>4637</text:p>
              </table:table-cell>
              <table:table-cell office:value-type="float" office:value="13.8919927007299">
                <text:p>13.89199270072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37">
                <text:p>4637</text:p>
              </table:table-cell>
              <table:table-cell office:value-type="float" office:value="12.9206063829787">
                <text:p>12.92060638297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37">
                <text:p>4637</text:p>
              </table:table-cell>
              <table:table-cell office:value-type="float" office:value="11.5405657894737">
                <text:p>11.54056578947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37">
                <text:p>4637</text:p>
              </table:table-cell>
              <table:table-cell office:value-type="float" office:value="24.9253731946852">
                <text:p>24.92537319468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37">
                <text:p>4637</text:p>
              </table:table-cell>
              <table:table-cell office:value-type="float" office:value="18.5488602620087">
                <text:p>18.54886026200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37">
                <text:p>4637</text:p>
              </table:table-cell>
              <table:table-cell office:value-type="float" office:value="13.4535864661654">
                <text:p>13.45358646616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637">
                <text:p>4637</text:p>
              </table:table-cell>
              <table:table-cell office:value-type="float" office:value="14.3755392156863">
                <text:p>14.37553921568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637">
                <text:p>4637</text:p>
              </table:table-cell>
              <table:table-cell office:value-type="float" office:value="14.3603725490196">
                <text:p>14.360372549019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637">
                <text:p>4637</text:p>
              </table:table-cell>
              <table:table-cell office:value-type="float" office:value="20.7317391304348">
                <text:p>20.73173913043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637">
                <text:p>4637</text:p>
              </table:table-cell>
              <table:table-cell office:value-type="float" office:value="9.7349375">
                <text:p>9.73493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37">
                <text:p>4637</text:p>
              </table:table-cell>
              <table:table-cell office:value-type="float" office:value="15.0209645390071">
                <text:p>15.020964539007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637">
                <text:p>4637</text:p>
              </table:table-cell>
              <table:table-cell office:value-type="float" office:value="32.6322755359395">
                <text:p>32.63227553593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637">
                <text:p>4637</text:p>
              </table:table-cell>
              <table:table-cell office:value-type="float" office:value="17.2587969432314">
                <text:p>17.25879694323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637">
                <text:p>4637</text:p>
              </table:table-cell>
              <table:table-cell office:value-type="float" office:value="12.905992481203">
                <text:p>12.9059924812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637">
                <text:p>4637</text:p>
              </table:table-cell>
              <table:table-cell office:value-type="float" office:value="15.1464460784314">
                <text:p>15.14644607843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637">
                <text:p>4637</text:p>
              </table:table-cell>
              <table:table-cell office:value-type="float" office:value="14.3031519607843">
                <text:p>14.30315196078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37">
                <text:p>4637</text:p>
              </table:table-cell>
              <table:table-cell office:value-type="float" office:value="20.2280434782609">
                <text:p>20.22804347826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37">
                <text:p>4637</text:p>
              </table:table-cell>
              <table:table-cell office:value-type="float" office:value="11.3251875">
                <text:p>11.32518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37">
                <text:p>4637</text:p>
              </table:table-cell>
              <table:table-cell office:value-type="float" office:value="14.7654964539007">
                <text:p>14.76549645390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37">
                <text:p>4637</text:p>
              </table:table-cell>
              <table:table-cell office:value-type="float" office:value="13.7924545454545">
                <text:p>13.79245454545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37">
                <text:p>4637</text:p>
              </table:table-cell>
              <table:table-cell office:value-type="float" office:value="12.4581517857143">
                <text:p>12.45815178571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82">
                <text:p>4682</text:p>
              </table:table-cell>
              <table:table-cell office:value-type="float" office:value="10.474">
                <text:p>10.47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82">
                <text:p>4682</text:p>
              </table:table-cell>
              <table:table-cell office:value-type="float" office:value="12.9921428571429">
                <text:p>12.99214285714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82">
                <text:p>4682</text:p>
              </table:table-cell>
              <table:table-cell office:value-type="float" office:value="12.58821875">
                <text:p>12.588218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682">
                <text:p>4682</text:p>
              </table:table-cell>
              <table:table-cell office:value-type="float" office:value="12.4061333333333">
                <text:p>12.40613333333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82">
                <text:p>4682</text:p>
              </table:table-cell>
              <table:table-cell office:value-type="float" office:value="11.0634444444444">
                <text:p>11.06344444444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682">
                <text:p>4682</text:p>
              </table:table-cell>
              <table:table-cell office:value-type="float" office:value="11.0288055555556">
                <text:p>11.02880555555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82">
                <text:p>4682</text:p>
              </table:table-cell>
              <table:table-cell office:value-type="float" office:value="15.7421458333333">
                <text:p>15.74214583333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682">
                <text:p>4682</text:p>
              </table:table-cell>
              <table:table-cell office:value-type="float" office:value="13.0001111111111">
                <text:p>13.00011111111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682">
                <text:p>4682</text:p>
              </table:table-cell>
              <table:table-cell office:value-type="float" office:value="11.1454666666667">
                <text:p>11.14546666666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682">
                <text:p>4682</text:p>
              </table:table-cell>
              <table:table-cell office:value-type="float" office:value="10.9608823529412">
                <text:p>10.96088235294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82">
                <text:p>4682</text:p>
              </table:table-cell>
              <table:table-cell office:value-type="float" office:value="12.5492">
                <text:p>12.54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682">
                <text:p>4682</text:p>
              </table:table-cell>
              <table:table-cell office:value-type="float" office:value="16.8929257142857">
                <text:p>16.89292571428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682">
                <text:p>4682</text:p>
              </table:table-cell>
              <table:table-cell office:value-type="float" office:value="11.9015294117647">
                <text:p>11.90152941176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682">
                <text:p>4682</text:p>
              </table:table-cell>
              <table:table-cell office:value-type="float" office:value="11.7554">
                <text:p>11.75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682">
                <text:p>4682</text:p>
              </table:table-cell>
              <table:table-cell office:value-type="float" office:value="10.0989285714286">
                <text:p>10.09892857142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82">
                <text:p>4682</text:p>
              </table:table-cell>
              <table:table-cell office:value-type="float" office:value="15.5861460176991">
                <text:p>15.58614601769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682">
                <text:p>4682</text:p>
              </table:table-cell>
              <table:table-cell office:value-type="float" office:value="11.7879310344828">
                <text:p>11.78793103448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682">
                <text:p>4682</text:p>
              </table:table-cell>
              <table:table-cell office:value-type="float" office:value="10.4592142857143">
                <text:p>10.459214285714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682">
                <text:p>4682</text:p>
              </table:table-cell>
              <table:table-cell office:value-type="float" office:value="15.1169955752212">
                <text:p>15.11699557522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682">
                <text:p>4682</text:p>
              </table:table-cell>
              <table:table-cell office:value-type="float" office:value="13.3289508196721">
                <text:p>13.32895081967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682">
                <text:p>4682</text:p>
              </table:table-cell>
              <table:table-cell office:value-type="float" office:value="14.6014545454545">
                <text:p>14.60145454545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682">
                <text:p>4682</text:p>
              </table:table-cell>
              <table:table-cell office:value-type="float" office:value="9.97985714285714">
                <text:p>9.979857142857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682">
                <text:p>4682</text:p>
              </table:table-cell>
              <table:table-cell office:value-type="float" office:value="10.98845">
                <text:p>10.988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682">
                <text:p>4682</text:p>
              </table:table-cell>
              <table:table-cell office:value-type="float" office:value="11.144875">
                <text:p>11.1448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682">
                <text:p>4682</text:p>
              </table:table-cell>
              <table:table-cell office:value-type="float" office:value="17.7986172106825">
                <text:p>17.79861721068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682">
                <text:p>4682</text:p>
              </table:table-cell>
              <table:table-cell office:value-type="float" office:value="15.2855666666667">
                <text:p>15.28556666666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881">
                <text:p>4881</text:p>
              </table:table-cell>
              <table:table-cell office:value-type="float" office:value="26.6060367647059">
                <text:p>26.606036764705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881">
                <text:p>4881</text:p>
              </table:table-cell>
              <table:table-cell office:value-type="float" office:value="30.214072378925">
                <text:p>30.2140723789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881">
                <text:p>4881</text:p>
              </table:table-cell>
              <table:table-cell office:value-type="float" office:value="8.34833333333333">
                <text:p>8.348333333333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881">
                <text:p>4881</text:p>
              </table:table-cell>
              <table:table-cell office:value-type="float" office:value="8.61573684210526">
                <text:p>8.615736842105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881">
                <text:p>4881</text:p>
              </table:table-cell>
              <table:table-cell office:value-type="float" office:value="13.5178893129771">
                <text:p>13.51788931297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881">
                <text:p>4881</text:p>
              </table:table-cell>
              <table:table-cell office:value-type="float" office:value="13.5216533333333">
                <text:p>13.5216533333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881">
                <text:p>4881</text:p>
              </table:table-cell>
              <table:table-cell office:value-type="float" office:value="15.6492851711027">
                <text:p>15.64928517110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881">
                <text:p>4881</text:p>
              </table:table-cell>
              <table:table-cell office:value-type="float" office:value="10.596756097561">
                <text:p>10.5967560975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881">
                <text:p>4881</text:p>
              </table:table-cell>
              <table:table-cell office:value-type="float" office:value="10.4719692307692">
                <text:p>10.471969230769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881">
                <text:p>4881</text:p>
              </table:table-cell>
              <table:table-cell office:value-type="float" office:value="15.5159619771863">
                <text:p>15.51596197718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881">
                <text:p>4881</text:p>
              </table:table-cell>
              <table:table-cell office:value-type="float" office:value="10.7547804878049">
                <text:p>10.75478048780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881">
                <text:p>4881</text:p>
              </table:table-cell>
              <table:table-cell office:value-type="float" office:value="18.008376012966">
                <text:p>18.0083760129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881">
                <text:p>4881</text:p>
              </table:table-cell>
              <table:table-cell office:value-type="float" office:value="16.0833650190114">
                <text:p>16.08336501901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881">
                <text:p>4881</text:p>
              </table:table-cell>
              <table:table-cell office:value-type="float" office:value="10.2959268292683">
                <text:p>10.29592682926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881">
                <text:p>4881</text:p>
              </table:table-cell>
              <table:table-cell office:value-type="float" office:value="10.2149076923077">
                <text:p>10.21490769230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881">
                <text:p>4881</text:p>
              </table:table-cell>
              <table:table-cell office:value-type="float" office:value="15.1079125475285">
                <text:p>15.10791254752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881">
                <text:p>4881</text:p>
              </table:table-cell>
              <table:table-cell office:value-type="float" office:value="10.3543414634146">
                <text:p>10.35434146341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881">
                <text:p>4881</text:p>
              </table:table-cell>
              <table:table-cell office:value-type="float" office:value="21.8819823529412">
                <text:p>21.88198235294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881">
                <text:p>4881</text:p>
              </table:table-cell>
              <table:table-cell office:value-type="float" office:value="17.2717189542484">
                <text:p>17.27171895424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881">
                <text:p>4881</text:p>
              </table:table-cell>
              <table:table-cell office:value-type="float" office:value="12.7855526315789">
                <text:p>12.78555263157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881">
                <text:p>4881</text:p>
              </table:table-cell>
              <table:table-cell office:value-type="float" office:value="17.8988823529412">
                <text:p>17.89888235294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881">
                <text:p>4881</text:p>
              </table:table-cell>
              <table:table-cell office:value-type="float" office:value="21.7183685121107">
                <text:p>21.71836851211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920">
                <text:p>4920</text:p>
              </table:table-cell>
              <table:table-cell office:value-type="float" office:value="9.50160869565217">
                <text:p>9.501608695652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920">
                <text:p>4920</text:p>
              </table:table-cell>
              <table:table-cell office:value-type="float" office:value="18.5884297520661">
                <text:p>18.58842975206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920">
                <text:p>4920</text:p>
              </table:table-cell>
              <table:table-cell office:value-type="float" office:value="12.6734366666667">
                <text:p>12.67343666666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920">
                <text:p>4920</text:p>
              </table:table-cell>
              <table:table-cell office:value-type="float" office:value="14.7463793103448">
                <text:p>14.74637931034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920">
                <text:p>4920</text:p>
              </table:table-cell>
              <table:table-cell office:value-type="float" office:value="12.9438095238095">
                <text:p>12.94380952380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920">
                <text:p>4920</text:p>
              </table:table-cell>
              <table:table-cell office:value-type="float" office:value="9.96613333333333">
                <text:p>9.966133333333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920">
                <text:p>4920</text:p>
              </table:table-cell>
              <table:table-cell office:value-type="float" office:value="10.54259375">
                <text:p>10.542593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920">
                <text:p>4920</text:p>
              </table:table-cell>
              <table:table-cell office:value-type="float" office:value="10.5545263157895">
                <text:p>10.55452631578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920">
                <text:p>4920</text:p>
              </table:table-cell>
              <table:table-cell office:value-type="float" office:value="13.3842608695652">
                <text:p>13.38426086956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920">
                <text:p>4920</text:p>
              </table:table-cell>
              <table:table-cell office:value-type="float" office:value="16.732255033557">
                <text:p>16.7322550335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920">
                <text:p>4920</text:p>
              </table:table-cell>
              <table:table-cell office:value-type="float" office:value="10.2837">
                <text:p>10.28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920">
                <text:p>4920</text:p>
              </table:table-cell>
              <table:table-cell office:value-type="float" office:value="16.7097293233083">
                <text:p>16.70972932330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920">
                <text:p>4920</text:p>
              </table:table-cell>
              <table:table-cell office:value-type="float" office:value="10.2047910958904">
                <text:p>10.20479109589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920">
                <text:p>4920</text:p>
              </table:table-cell>
              <table:table-cell office:value-type="float" office:value="10.1954558139535">
                <text:p>10.195455813953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920">
                <text:p>4920</text:p>
              </table:table-cell>
              <table:table-cell office:value-type="float" office:value="11.86975">
                <text:p>11.869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920">
                <text:p>4920</text:p>
              </table:table-cell>
              <table:table-cell office:value-type="float" office:value="10.1090952380952">
                <text:p>10.10909523809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920">
                <text:p>4920</text:p>
              </table:table-cell>
              <table:table-cell office:value-type="float" office:value="9.94746666666667">
                <text:p>9.947466666666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920">
                <text:p>4920</text:p>
              </table:table-cell>
              <table:table-cell office:value-type="float" office:value="8.47466666666667">
                <text:p>8.474666666666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137">
                <text:p>5137</text:p>
              </table:table-cell>
              <table:table-cell office:value-type="float" office:value="12.3743333333333">
                <text:p>12.37433333333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137">
                <text:p>5137</text:p>
              </table:table-cell>
              <table:table-cell office:value-type="float" office:value="8.5408275862069">
                <text:p>8.54082758620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137">
                <text:p>5137</text:p>
              </table:table-cell>
              <table:table-cell office:value-type="float" office:value="9.85666666666667">
                <text:p>9.856666666666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137">
                <text:p>5137</text:p>
              </table:table-cell>
              <table:table-cell office:value-type="float" office:value="10.2262068965517">
                <text:p>10.22620689655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137">
                <text:p>5137</text:p>
              </table:table-cell>
              <table:table-cell office:value-type="float" office:value="9.78410256410256">
                <text:p>9.784102564102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137">
                <text:p>5137</text:p>
              </table:table-cell>
              <table:table-cell office:value-type="float" office:value="10.2712857142857">
                <text:p>10.27128571428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137">
                <text:p>5137</text:p>
              </table:table-cell>
              <table:table-cell office:value-type="float" office:value="12.5078292682927">
                <text:p>12.50782926829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137">
                <text:p>5137</text:p>
              </table:table-cell>
              <table:table-cell office:value-type="float" office:value="17.4145376344086">
                <text:p>17.41453763440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137">
                <text:p>5137</text:p>
              </table:table-cell>
              <table:table-cell office:value-type="float" office:value="16.0335189873418">
                <text:p>16.03351898734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137">
                <text:p>5137</text:p>
              </table:table-cell>
              <table:table-cell office:value-type="float" office:value="11.7920681818182">
                <text:p>11.79206818181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137">
                <text:p>5137</text:p>
              </table:table-cell>
              <table:table-cell office:value-type="float" office:value="11.8572815533981">
                <text:p>11.85728155339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137">
                <text:p>5137</text:p>
              </table:table-cell>
              <table:table-cell office:value-type="float" office:value="12.7150697674419">
                <text:p>12.71506976744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137">
                <text:p>5137</text:p>
              </table:table-cell>
              <table:table-cell office:value-type="float" office:value="14.3685282555283">
                <text:p>14.36852825552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137">
                <text:p>5137</text:p>
              </table:table-cell>
              <table:table-cell office:value-type="float" office:value="12.5355825242718">
                <text:p>12.53558252427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137">
                <text:p>5137</text:p>
              </table:table-cell>
              <table:table-cell office:value-type="float" office:value="9.55572093023256">
                <text:p>9.555720930232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137">
                <text:p>5137</text:p>
              </table:table-cell>
              <table:table-cell office:value-type="float" office:value="33.3922165991903">
                <text:p>33.39221659919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137">
                <text:p>5137</text:p>
              </table:table-cell>
              <table:table-cell office:value-type="float" office:value="14.2106962962963">
                <text:p>14.21069629629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152">
                <text:p>5152</text:p>
              </table:table-cell>
              <table:table-cell office:value-type="float" office:value="10.5920666666667">
                <text:p>10.59206666666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152">
                <text:p>5152</text:p>
              </table:table-cell>
              <table:table-cell office:value-type="float" office:value="9.838">
                <text:p>9.8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152">
                <text:p>5152</text:p>
              </table:table-cell>
              <table:table-cell office:value-type="float" office:value="19.9141104972376">
                <text:p>19.91411049723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152">
                <text:p>5152</text:p>
              </table:table-cell>
              <table:table-cell office:value-type="float" office:value="10.4532857142857">
                <text:p>10.45328571428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152">
                <text:p>5152</text:p>
              </table:table-cell>
              <table:table-cell office:value-type="float" office:value="10.8798979591837">
                <text:p>10.87989795918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52">
                <text:p>5152</text:p>
              </table:table-cell>
              <table:table-cell office:value-type="float" office:value="22.980662295082">
                <text:p>22.98066229508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152">
                <text:p>5152</text:p>
              </table:table-cell>
              <table:table-cell office:value-type="float" office:value="13.0584201680672">
                <text:p>13.05842016806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152">
                <text:p>5152</text:p>
              </table:table-cell>
              <table:table-cell office:value-type="float" office:value="10.7473846153846">
                <text:p>10.74738461538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152">
                <text:p>5152</text:p>
              </table:table-cell>
              <table:table-cell office:value-type="float" office:value="9.82655555555556">
                <text:p>9.826555555555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152">
                <text:p>5152</text:p>
              </table:table-cell>
              <table:table-cell office:value-type="float" office:value="15.9920600858369">
                <text:p>15.99206008583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52">
                <text:p>5152</text:p>
              </table:table-cell>
              <table:table-cell office:value-type="float" office:value="10.2689545454545">
                <text:p>10.26895454545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152">
                <text:p>5152</text:p>
              </table:table-cell>
              <table:table-cell office:value-type="float" office:value="21.7187725118483">
                <text:p>21.718772511848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152">
                <text:p>5152</text:p>
              </table:table-cell>
              <table:table-cell office:value-type="float" office:value="12.9595">
                <text:p>12.95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152">
                <text:p>5152</text:p>
              </table:table-cell>
              <table:table-cell office:value-type="float" office:value="9.42526666666667">
                <text:p>9.425266666666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152">
                <text:p>5152</text:p>
              </table:table-cell>
              <table:table-cell office:value-type="float" office:value="15.913330472103">
                <text:p>15.9133304721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152">
                <text:p>5152</text:p>
              </table:table-cell>
              <table:table-cell office:value-type="float" office:value="11.235">
                <text:p>11.2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152">
                <text:p>5152</text:p>
              </table:table-cell>
              <table:table-cell office:value-type="float" office:value="22.1905260663507">
                <text:p>22.19052606635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152">
                <text:p>5152</text:p>
              </table:table-cell>
              <table:table-cell office:value-type="float" office:value="12.4587727272727">
                <text:p>12.45877272727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152">
                <text:p>5152</text:p>
              </table:table-cell>
              <table:table-cell office:value-type="float" office:value="10.2565384615385">
                <text:p>10.25653846153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152">
                <text:p>5152</text:p>
              </table:table-cell>
              <table:table-cell office:value-type="float" office:value="26.4110880829016">
                <text:p>26.41108808290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152">
                <text:p>5152</text:p>
              </table:table-cell>
              <table:table-cell office:value-type="float" office:value="12.7360789473684">
                <text:p>12.736078947368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152">
                <text:p>5152</text:p>
              </table:table-cell>
              <table:table-cell office:value-type="float" office:value="10.24984375">
                <text:p>10.249843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52">
                <text:p>5152</text:p>
              </table:table-cell>
              <table:table-cell office:value-type="float" office:value="12.7879215686275">
                <text:p>12.78792156862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152">
                <text:p>5152</text:p>
              </table:table-cell>
              <table:table-cell office:value-type="float" office:value="11.4989509202454">
                <text:p>11.498950920245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152">
                <text:p>5152</text:p>
              </table:table-cell>
              <table:table-cell office:value-type="float" office:value="10.6995333333333">
                <text:p>10.69953333333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152">
                <text:p>5152</text:p>
              </table:table-cell>
              <table:table-cell office:value-type="float" office:value="12.0340797546012">
                <text:p>12.03407975460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152">
                <text:p>5152</text:p>
              </table:table-cell>
              <table:table-cell office:value-type="float" office:value="11.09825">
                <text:p>11.098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152">
                <text:p>5152</text:p>
              </table:table-cell>
              <table:table-cell office:value-type="float" office:value="11.5008333333333">
                <text:p>11.50083333333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152">
                <text:p>5152</text:p>
              </table:table-cell>
              <table:table-cell office:value-type="float" office:value="17.7107985611511">
                <text:p>17.71079856115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195">
                <text:p>5195</text:p>
              </table:table-cell>
              <table:table-cell office:value-type="float" office:value="10.0775277777778">
                <text:p>10.07752777777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195">
                <text:p>5195</text:p>
              </table:table-cell>
              <table:table-cell office:value-type="float" office:value="10.0478571428571">
                <text:p>10.047857142857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195">
                <text:p>5195</text:p>
              </table:table-cell>
              <table:table-cell office:value-type="float" office:value="12.0350108108108">
                <text:p>12.03501081081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195">
                <text:p>5195</text:p>
              </table:table-cell>
              <table:table-cell office:value-type="float" office:value="12.8929850746269">
                <text:p>12.89298507462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195">
                <text:p>5195</text:p>
              </table:table-cell>
              <table:table-cell office:value-type="float" office:value="10.0264285714286">
                <text:p>10.02642857142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195">
                <text:p>5195</text:p>
              </table:table-cell>
              <table:table-cell office:value-type="float" office:value="13.5047857142857">
                <text:p>13.50478571428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195">
                <text:p>5195</text:p>
              </table:table-cell>
              <table:table-cell office:value-type="float" office:value="11.7290769230769">
                <text:p>11.72907692307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195">
                <text:p>5195</text:p>
              </table:table-cell>
              <table:table-cell office:value-type="float" office:value="12.8968">
                <text:p>12.896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195">
                <text:p>5195</text:p>
              </table:table-cell>
              <table:table-cell office:value-type="float" office:value="9.86492307692308">
                <text:p>9.864923076923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95">
                <text:p>5195</text:p>
              </table:table-cell>
              <table:table-cell office:value-type="float" office:value="10.3762">
                <text:p>10.37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195">
                <text:p>5195</text:p>
              </table:table-cell>
              <table:table-cell office:value-type="float" office:value="9.8105">
                <text:p>9.81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195">
                <text:p>5195</text:p>
              </table:table-cell>
              <table:table-cell office:value-type="float" office:value="14.0963062730627">
                <text:p>14.09630627306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195">
                <text:p>5195</text:p>
              </table:table-cell>
              <table:table-cell office:value-type="float" office:value="13.0523373493976">
                <text:p>13.05233734939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971">
                <text:p>5971</text:p>
              </table:table-cell>
              <table:table-cell office:value-type="float" office:value="11.1278695652174">
                <text:p>11.12786956521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971">
                <text:p>5971</text:p>
              </table:table-cell>
              <table:table-cell office:value-type="float" office:value="11.6398421052632">
                <text:p>11.63984210526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71">
                <text:p>5971</text:p>
              </table:table-cell>
              <table:table-cell office:value-type="float" office:value="12.4696769230769">
                <text:p>12.46967692307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971">
                <text:p>5971</text:p>
              </table:table-cell>
              <table:table-cell office:value-type="float" office:value="12.2444736842105">
                <text:p>12.24447368421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971">
                <text:p>5971</text:p>
              </table:table-cell>
              <table:table-cell office:value-type="float" office:value="16.7379653846154">
                <text:p>16.73796538461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971">
                <text:p>5971</text:p>
              </table:table-cell>
              <table:table-cell office:value-type="float" office:value="10.9865789473684">
                <text:p>10.98657894736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971">
                <text:p>5971</text:p>
              </table:table-cell>
              <table:table-cell office:value-type="float" office:value="17.057757751938">
                <text:p>17.05775775193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71">
                <text:p>5971</text:p>
              </table:table-cell>
              <table:table-cell office:value-type="float" office:value="11.2233157894737">
                <text:p>11.223315789473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971">
                <text:p>5971</text:p>
              </table:table-cell>
              <table:table-cell office:value-type="float" office:value="13.0214923076923">
                <text:p>13.02149230769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971">
                <text:p>5971</text:p>
              </table:table-cell>
              <table:table-cell office:value-type="float" office:value="11.9768947368421">
                <text:p>11.97689473684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71">
                <text:p>5971</text:p>
              </table:table-cell>
              <table:table-cell office:value-type="float" office:value="16.8583192307692">
                <text:p>16.85831923076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971">
                <text:p>5971</text:p>
              </table:table-cell>
              <table:table-cell office:value-type="float" office:value="10.2231052631579">
                <text:p>10.22310526315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971">
                <text:p>5971</text:p>
              </table:table-cell>
              <table:table-cell office:value-type="float" office:value="13.738610738255">
                <text:p>13.7386107382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971">
                <text:p>5971</text:p>
              </table:table-cell>
              <table:table-cell office:value-type="float" office:value="11.6464">
                <text:p>11.646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71">
                <text:p>5971</text:p>
              </table:table-cell>
              <table:table-cell office:value-type="float" office:value="14.555">
                <text:p>14.5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971">
                <text:p>5971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971">
                <text:p>5971</text:p>
              </table:table-cell>
              <table:table-cell office:value-type="float" office:value="12.7745555555556">
                <text:p>12.77455555555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971">
                <text:p>5971</text:p>
              </table:table-cell>
              <table:table-cell office:value-type="float" office:value="14.455275862069">
                <text:p>14.45527586206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971">
                <text:p>5971</text:p>
              </table:table-cell>
              <table:table-cell office:value-type="float" office:value="27.6180234948605">
                <text:p>27.61802349486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971">
                <text:p>5971</text:p>
              </table:table-cell>
              <table:table-cell office:value-type="float" office:value="27.0013497757848">
                <text:p>27.00134977578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971">
                <text:p>5971</text:p>
              </table:table-cell>
              <table:table-cell office:value-type="float" office:value="14.775264">
                <text:p>14.7752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71">
                <text:p>5971</text:p>
              </table:table-cell>
              <table:table-cell office:value-type="float" office:value="17.39485">
                <text:p>17.394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971">
                <text:p>5971</text:p>
              </table:table-cell>
              <table:table-cell office:value-type="float" office:value="21.4361824324324">
                <text:p>21.43618243243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971">
                <text:p>5971</text:p>
              </table:table-cell>
              <table:table-cell office:value-type="float" office:value="13.7156315789474">
                <text:p>13.715631578947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971">
                <text:p>5971</text:p>
              </table:table-cell>
              <table:table-cell office:value-type="float" office:value="13.4475714285714">
                <text:p>13.44757142857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049">
                <text:p>6049</text:p>
              </table:table-cell>
              <table:table-cell office:value-type="float" office:value="21.94809375">
                <text:p>21.948093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049">
                <text:p>6049</text:p>
              </table:table-cell>
              <table:table-cell office:value-type="float" office:value="12.316">
                <text:p>12.3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049">
                <text:p>6049</text:p>
              </table:table-cell>
              <table:table-cell office:value-type="float" office:value="16.0913240740741">
                <text:p>16.09132407407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049">
                <text:p>6049</text:p>
              </table:table-cell>
              <table:table-cell office:value-type="float" office:value="14.8857407407407">
                <text:p>14.88574074074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049">
                <text:p>6049</text:p>
              </table:table-cell>
              <table:table-cell office:value-type="float" office:value="13.1623913043478">
                <text:p>13.16239130434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049">
                <text:p>6049</text:p>
              </table:table-cell>
              <table:table-cell office:value-type="float" office:value="14.4288260869565">
                <text:p>14.42882608695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049">
                <text:p>6049</text:p>
              </table:table-cell>
              <table:table-cell office:value-type="float" office:value="12.8747066666667">
                <text:p>12.87470666666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049">
                <text:p>6049</text:p>
              </table:table-cell>
              <table:table-cell office:value-type="float" office:value="12.2310384615385">
                <text:p>12.23103846153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49">
                <text:p>6049</text:p>
              </table:table-cell>
              <table:table-cell office:value-type="float" office:value="12.2918260869565">
                <text:p>12.29182608695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049">
                <text:p>6049</text:p>
              </table:table-cell>
              <table:table-cell office:value-type="float" office:value="20.8213128834356">
                <text:p>20.82131288343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049">
                <text:p>6049</text:p>
              </table:table-cell>
              <table:table-cell office:value-type="float" office:value="15.1311304347826">
                <text:p>15.13113043478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049">
                <text:p>6049</text:p>
              </table:table-cell>
              <table:table-cell office:value-type="float" office:value="12.0243823529412">
                <text:p>12.02438235294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049">
                <text:p>6049</text:p>
              </table:table-cell>
              <table:table-cell office:value-type="float" office:value="10.623037037037">
                <text:p>10.6230370370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049">
                <text:p>6049</text:p>
              </table:table-cell>
              <table:table-cell office:value-type="float" office:value="22.5616030150754">
                <text:p>22.561603015075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049">
                <text:p>6049</text:p>
              </table:table-cell>
              <table:table-cell office:value-type="float" office:value="12.2321666666667">
                <text:p>12.23216666666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049">
                <text:p>6049</text:p>
              </table:table-cell>
              <table:table-cell office:value-type="float" office:value="10.520064516129">
                <text:p>10.52006451612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049">
                <text:p>6049</text:p>
              </table:table-cell>
              <table:table-cell office:value-type="float" office:value="11.5745555555556">
                <text:p>11.57455555555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049">
                <text:p>6049</text:p>
              </table:table-cell>
              <table:table-cell office:value-type="float" office:value="13.1038947368421">
                <text:p>13.10389473684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049">
                <text:p>6049</text:p>
              </table:table-cell>
              <table:table-cell office:value-type="float" office:value="19.9792742537313">
                <text:p>19.97927425373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049">
                <text:p>6049</text:p>
              </table:table-cell>
              <table:table-cell office:value-type="float" office:value="12.8666111111111">
                <text:p>12.86661111111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049">
                <text:p>6049</text:p>
              </table:table-cell>
              <table:table-cell office:value-type="float" office:value="12.2558064516129">
                <text:p>12.25580645161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049">
                <text:p>6049</text:p>
              </table:table-cell>
              <table:table-cell office:value-type="float" office:value="13.2033333333333">
                <text:p>13.203333333333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049">
                <text:p>6049</text:p>
              </table:table-cell>
              <table:table-cell office:value-type="float" office:value="11.8106315789474">
                <text:p>11.81063157894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049">
                <text:p>6049</text:p>
              </table:table-cell>
              <table:table-cell office:value-type="float" office:value="12.7932068965517">
                <text:p>12.79320689655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049">
                <text:p>6049</text:p>
              </table:table-cell>
              <table:table-cell office:value-type="float" office:value="16.8504534883721">
                <text:p>16.85045348837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049">
                <text:p>6049</text:p>
              </table:table-cell>
              <table:table-cell office:value-type="float" office:value="12.7490869565217">
                <text:p>12.74908695652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049">
                <text:p>6049</text:p>
              </table:table-cell>
              <table:table-cell office:value-type="float" office:value="13.3801739130435">
                <text:p>13.38017391304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049">
                <text:p>6049</text:p>
              </table:table-cell>
              <table:table-cell office:value-type="float" office:value="19.3591068139963">
                <text:p>19.35910681399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049">
                <text:p>6049</text:p>
              </table:table-cell>
              <table:table-cell office:value-type="float" office:value="16.9397658730159">
                <text:p>16.93976587301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049">
                <text:p>6049</text:p>
              </table:table-cell>
              <table:table-cell office:value-type="float" office:value="23.9097662771285">
                <text:p>23.90976627712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049">
                <text:p>6049</text:p>
              </table:table-cell>
              <table:table-cell office:value-type="float" office:value="20.1222814371257">
                <text:p>20.12228143712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049">
                <text:p>6049</text:p>
              </table:table-cell>
              <table:table-cell office:value-type="float" office:value="18.2790049261084">
                <text:p>18.27900492610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049">
                <text:p>6049</text:p>
              </table:table-cell>
              <table:table-cell office:value-type="float" office:value="19.7797664670659">
                <text:p>19.779766467065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049">
                <text:p>6049</text:p>
              </table:table-cell>
              <table:table-cell office:value-type="float" office:value="13.7422631578947">
                <text:p>13.74226315789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049">
                <text:p>6049</text:p>
              </table:table-cell>
              <table:table-cell office:value-type="float" office:value="15.4512096774194">
                <text:p>15.45120967741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049">
                <text:p>6049</text:p>
              </table:table-cell>
              <table:table-cell office:value-type="float" office:value="20.0388622754491">
                <text:p>20.03886227544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049">
                <text:p>6049</text:p>
              </table:table-cell>
              <table:table-cell office:value-type="float" office:value="18.3758374384236">
                <text:p>18.37583743842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049">
                <text:p>6049</text:p>
              </table:table-cell>
              <table:table-cell office:value-type="float" office:value="19.5576946107784">
                <text:p>19.55769461077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049">
                <text:p>6049</text:p>
              </table:table-cell>
              <table:table-cell office:value-type="float" office:value="14.3296842105263">
                <text:p>14.32968421052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264">
                <text:p>6264</text:p>
              </table:table-cell>
              <table:table-cell office:value-type="float" office:value="13.3042432432432">
                <text:p>13.30424324324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264">
                <text:p>6264</text:p>
              </table:table-cell>
              <table:table-cell office:value-type="float" office:value="11.60868">
                <text:p>11.608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264">
                <text:p>6264</text:p>
              </table:table-cell>
              <table:table-cell office:value-type="float" office:value="13.3898841463415">
                <text:p>13.38988414634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264">
                <text:p>6264</text:p>
              </table:table-cell>
              <table:table-cell office:value-type="float" office:value="13.69385">
                <text:p>13.6938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264">
                <text:p>6264</text:p>
              </table:table-cell>
              <table:table-cell office:value-type="float" office:value="14.864871559633">
                <text:p>14.8648715596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264">
                <text:p>6264</text:p>
              </table:table-cell>
              <table:table-cell office:value-type="float" office:value="16.988025477707">
                <text:p>16.9880254777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264">
                <text:p>6264</text:p>
              </table:table-cell>
              <table:table-cell office:value-type="float" office:value="15.4830550458716">
                <text:p>15.48305504587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64">
                <text:p>6264</text:p>
              </table:table-cell>
              <table:table-cell office:value-type="float" office:value="12.2290357142857">
                <text:p>12.22903571428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264">
                <text:p>6264</text:p>
              </table:table-cell>
              <table:table-cell office:value-type="float" office:value="15.09812">
                <text:p>15.098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264">
                <text:p>6264</text:p>
              </table:table-cell>
              <table:table-cell office:value-type="float" office:value="13.9881219512195">
                <text:p>13.98812195121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264">
                <text:p>6264</text:p>
              </table:table-cell>
              <table:table-cell office:value-type="float" office:value="13.1158">
                <text:p>13.11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264">
                <text:p>6264</text:p>
              </table:table-cell>
              <table:table-cell office:value-type="float" office:value="14.7688532110092">
                <text:p>14.76885321100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264">
                <text:p>6264</text:p>
              </table:table-cell>
              <table:table-cell office:value-type="float" office:value="17.7042420382166">
                <text:p>17.704242038216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264">
                <text:p>6264</text:p>
              </table:table-cell>
              <table:table-cell office:value-type="float" office:value="15.1084495412844">
                <text:p>15.10844954128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264">
                <text:p>6264</text:p>
              </table:table-cell>
              <table:table-cell office:value-type="float" office:value="14.5535789473684">
                <text:p>14.55357894736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264">
                <text:p>6264</text:p>
              </table:table-cell>
              <table:table-cell office:value-type="float" office:value="14.1602666666667">
                <text:p>14.160266666666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264">
                <text:p>6264</text:p>
              </table:table-cell>
              <table:table-cell office:value-type="float" office:value="14.29315625">
                <text:p>14.293156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264">
                <text:p>6264</text:p>
              </table:table-cell>
              <table:table-cell office:value-type="float" office:value="13.3846274509804">
                <text:p>13.384627450980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264">
                <text:p>6264</text:p>
              </table:table-cell>
              <table:table-cell office:value-type="float" office:value="13.4621111111111">
                <text:p>13.46211111111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264">
                <text:p>6264</text:p>
              </table:table-cell>
              <table:table-cell office:value-type="float" office:value="15.8114871794872">
                <text:p>15.81148717948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264">
                <text:p>6264</text:p>
              </table:table-cell>
              <table:table-cell office:value-type="float" office:value="15.4679545454545">
                <text:p>15.46795454545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264">
                <text:p>6264</text:p>
              </table:table-cell>
              <table:table-cell office:value-type="float" office:value="21.2638415841584">
                <text:p>21.263841584158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264">
                <text:p>6264</text:p>
              </table:table-cell>
              <table:table-cell office:value-type="float" office:value="17.5606153846154">
                <text:p>17.56061538461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264">
                <text:p>6264</text:p>
              </table:table-cell>
              <table:table-cell office:value-type="float" office:value="18.8373818181818">
                <text:p>18.83738181818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264">
                <text:p>6264</text:p>
              </table:table-cell>
              <table:table-cell office:value-type="float" office:value="13.4116666666667">
                <text:p>13.411666666666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264">
                <text:p>6264</text:p>
              </table:table-cell>
              <table:table-cell office:value-type="float" office:value="15.8080256410256">
                <text:p>15.808025641025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264">
                <text:p>6264</text:p>
              </table:table-cell>
              <table:table-cell office:value-type="float" office:value="19.3547727272727">
                <text:p>19.35477272727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264">
                <text:p>6264</text:p>
              </table:table-cell>
              <table:table-cell office:value-type="float" office:value="21.2734686468647">
                <text:p>21.27346864686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264">
                <text:p>6264</text:p>
              </table:table-cell>
              <table:table-cell office:value-type="float" office:value="16.4651282051282">
                <text:p>16.46512820512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264">
                <text:p>6264</text:p>
              </table:table-cell>
              <table:table-cell office:value-type="float" office:value="19.0202272727273">
                <text:p>19.02022727272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264">
                <text:p>6264</text:p>
              </table:table-cell>
              <table:table-cell office:value-type="float" office:value="17.7023010033445">
                <text:p>17.702301003344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264">
                <text:p>6264</text:p>
              </table:table-cell>
              <table:table-cell office:value-type="float" office:value="18.3642372881356">
                <text:p>18.36423728813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264">
                <text:p>6264</text:p>
              </table:table-cell>
              <table:table-cell office:value-type="float" office:value="14.7122">
                <text:p>14.712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264">
                <text:p>6264</text:p>
              </table:table-cell>
              <table:table-cell office:value-type="float" office:value="13.159">
                <text:p>13.15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264">
                <text:p>6264</text:p>
              </table:table-cell>
              <table:table-cell office:value-type="float" office:value="15.073724137931">
                <text:p>15.0737241379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264">
                <text:p>6264</text:p>
              </table:table-cell>
              <table:table-cell office:value-type="float" office:value="14.7362933333333">
                <text:p>14.73629333333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264">
                <text:p>6264</text:p>
              </table:table-cell>
              <table:table-cell office:value-type="float" office:value="11.8585333333333">
                <text:p>11.858533333333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264">
                <text:p>6264</text:p>
              </table:table-cell>
              <table:table-cell office:value-type="float" office:value="23.6483798798799">
                <text:p>23.64837987987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264">
                <text:p>6264</text:p>
              </table:table-cell>
              <table:table-cell office:value-type="float" office:value="15.5999333333333">
                <text:p>15.599933333333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264">
                <text:p>6264</text:p>
              </table:table-cell>
              <table:table-cell office:value-type="float" office:value="15.9600666666667">
                <text:p>15.96006666666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264">
                <text:p>6264</text:p>
              </table:table-cell>
              <table:table-cell office:value-type="float" office:value="15.9205">
                <text:p>15.92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264">
                <text:p>6264</text:p>
              </table:table-cell>
              <table:table-cell office:value-type="float" office:value="13.8406666666667">
                <text:p>13.840666666666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264">
                <text:p>6264</text:p>
              </table:table-cell>
              <table:table-cell office:value-type="float" office:value="16.9222">
                <text:p>16.92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264">
                <text:p>6264</text:p>
              </table:table-cell>
              <table:table-cell office:value-type="float" office:value="14.844625">
                <text:p>14.8446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264">
                <text:p>6264</text:p>
              </table:table-cell>
              <table:table-cell office:value-type="float" office:value="26.1643722222222">
                <text:p>26.16437222222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264">
                <text:p>6264</text:p>
              </table:table-cell>
              <table:table-cell office:value-type="float" office:value="13.6742045454545">
                <text:p>13.67420454545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64">
                <text:p>6264</text:p>
              </table:table-cell>
              <table:table-cell office:value-type="float" office:value="17.2454545454545">
                <text:p>17.24545454545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264">
                <text:p>6264</text:p>
              </table:table-cell>
              <table:table-cell office:value-type="float" office:value="14.9450689655172">
                <text:p>14.94506896551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264">
                <text:p>6264</text:p>
              </table:table-cell>
              <table:table-cell office:value-type="float" office:value="18.16265">
                <text:p>18.1626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264">
                <text:p>6264</text:p>
              </table:table-cell>
              <table:table-cell office:value-type="float" office:value="11.2118571428571">
                <text:p>11.21185714285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651">
                <text:p>6651</text:p>
              </table:table-cell>
              <table:table-cell office:value-type="float" office:value="19.1855123966942">
                <text:p>19.18551239669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651">
                <text:p>6651</text:p>
              </table:table-cell>
              <table:table-cell office:value-type="float" office:value="12.18204">
                <text:p>12.182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651">
                <text:p>6651</text:p>
              </table:table-cell>
              <table:table-cell office:value-type="float" office:value="12.857375">
                <text:p>12.8573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651">
                <text:p>6651</text:p>
              </table:table-cell>
              <table:table-cell office:value-type="float" office:value="12.7077586206897">
                <text:p>12.70775862068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651">
                <text:p>6651</text:p>
              </table:table-cell>
              <table:table-cell office:value-type="float" office:value="12.2593846153846">
                <text:p>12.259384615384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651">
                <text:p>6651</text:p>
              </table:table-cell>
              <table:table-cell office:value-type="float" office:value="8.4584">
                <text:p>8.45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651">
                <text:p>6651</text:p>
              </table:table-cell>
              <table:table-cell office:value-type="float" office:value="11.356">
                <text:p>11.3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651">
                <text:p>6651</text:p>
              </table:table-cell>
              <table:table-cell office:value-type="float" office:value="13.8657570850202">
                <text:p>13.865757085020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651">
                <text:p>6651</text:p>
              </table:table-cell>
              <table:table-cell office:value-type="float" office:value="11.2984516129032">
                <text:p>11.29845161290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651">
                <text:p>6651</text:p>
              </table:table-cell>
              <table:table-cell office:value-type="float" office:value="11.8381333333333">
                <text:p>11.83813333333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651">
                <text:p>6651</text:p>
              </table:table-cell>
              <table:table-cell office:value-type="float" office:value="11.003">
                <text:p>11.00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651">
                <text:p>6651</text:p>
              </table:table-cell>
              <table:table-cell office:value-type="float" office:value="12.2176571428571">
                <text:p>12.21765714285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651">
                <text:p>6651</text:p>
              </table:table-cell>
              <table:table-cell office:value-type="float" office:value="20.8535591397849">
                <text:p>20.853559139784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651">
                <text:p>6651</text:p>
              </table:table-cell>
              <table:table-cell office:value-type="float" office:value="11.7131142857143">
                <text:p>11.713114285714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651">
                <text:p>6651</text:p>
              </table:table-cell>
              <table:table-cell office:value-type="float" office:value="11.2483103448276">
                <text:p>11.248310344827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651">
                <text:p>6651</text:p>
              </table:table-cell>
              <table:table-cell office:value-type="float" office:value="13.9234857142857">
                <text:p>13.92348571428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651">
                <text:p>6651</text:p>
              </table:table-cell>
              <table:table-cell office:value-type="float" office:value="20.3138458781362">
                <text:p>20.31384587813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651">
                <text:p>6651</text:p>
              </table:table-cell>
              <table:table-cell office:value-type="float" office:value="13.2258571428571">
                <text:p>13.225857142857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651">
                <text:p>6651</text:p>
              </table:table-cell>
              <table:table-cell office:value-type="float" office:value="12.0309285714286">
                <text:p>12.030928571428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651">
                <text:p>6651</text:p>
              </table:table-cell>
              <table:table-cell office:value-type="float" office:value="14.3403142857143">
                <text:p>14.340314285714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651">
                <text:p>6651</text:p>
              </table:table-cell>
              <table:table-cell office:value-type="float" office:value="20.6093691756272">
                <text:p>20.60936917562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651">
                <text:p>6651</text:p>
              </table:table-cell>
              <table:table-cell office:value-type="float" office:value="12.8714857142857">
                <text:p>12.87148571428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651">
                <text:p>6651</text:p>
              </table:table-cell>
              <table:table-cell office:value-type="float" office:value="12.6049655172414">
                <text:p>12.60496551724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651">
                <text:p>6651</text:p>
              </table:table-cell>
              <table:table-cell office:value-type="float" office:value="11.0720857142857">
                <text:p>11.072085714285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651">
                <text:p>6651</text:p>
              </table:table-cell>
              <table:table-cell office:value-type="float" office:value="19.5623548387097">
                <text:p>19.56235483870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651">
                <text:p>6651</text:p>
              </table:table-cell>
              <table:table-cell office:value-type="float" office:value="11.2731714285714">
                <text:p>11.27317142857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651">
                <text:p>6651</text:p>
              </table:table-cell>
              <table:table-cell office:value-type="float" office:value="25.0881810344828">
                <text:p>25.08818103448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651">
                <text:p>6651</text:p>
              </table:table-cell>
              <table:table-cell office:value-type="float" office:value="21.3729160714286">
                <text:p>21.372916071428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651">
                <text:p>6651</text:p>
              </table:table-cell>
              <table:table-cell office:value-type="float" office:value="13.916119760479">
                <text:p>13.9161197604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651">
                <text:p>6651</text:p>
              </table:table-cell>
              <table:table-cell office:value-type="float" office:value="21.2239908675799">
                <text:p>21.22399086757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651">
                <text:p>6651</text:p>
              </table:table-cell>
              <table:table-cell office:value-type="float" office:value="18.0674084084084">
                <text:p>18.067408408408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651">
                <text:p>6651</text:p>
              </table:table-cell>
              <table:table-cell office:value-type="float" office:value="21.3483926940639">
                <text:p>21.348392694063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651">
                <text:p>6651</text:p>
              </table:table-cell>
              <table:table-cell office:value-type="float" office:value="11.8029558823529">
                <text:p>11.802955882352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651">
                <text:p>6651</text:p>
              </table:table-cell>
              <table:table-cell office:value-type="float" office:value="16.8505306122449">
                <text:p>16.850530612244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651">
                <text:p>6651</text:p>
              </table:table-cell>
              <table:table-cell office:value-type="float" office:value="13.8894946236559">
                <text:p>13.88949462365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651">
                <text:p>6651</text:p>
              </table:table-cell>
              <table:table-cell office:value-type="float" office:value="15.7544898785425">
                <text:p>15.75448987854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651">
                <text:p>6651</text:p>
              </table:table-cell>
              <table:table-cell office:value-type="float" office:value="16.2861454545455">
                <text:p>16.28614545454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651">
                <text:p>6651</text:p>
              </table:table-cell>
              <table:table-cell office:value-type="float" office:value="10.75065">
                <text:p>10.7506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827">
                <text:p>6827</text:p>
              </table:table-cell>
              <table:table-cell office:value-type="float" office:value="14.7763">
                <text:p>14.776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827">
                <text:p>6827</text:p>
              </table:table-cell>
              <table:table-cell office:value-type="float" office:value="14.0267117870722">
                <text:p>14.02671178707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827">
                <text:p>6827</text:p>
              </table:table-cell>
              <table:table-cell office:value-type="float" office:value="12.1838636363636">
                <text:p>12.18386363636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827">
                <text:p>6827</text:p>
              </table:table-cell>
              <table:table-cell office:value-type="float" office:value="16.750724137931">
                <text:p>16.7507241379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827">
                <text:p>6827</text:p>
              </table:table-cell>
              <table:table-cell office:value-type="float" office:value="13.295">
                <text:p>13.29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827">
                <text:p>6827</text:p>
              </table:table-cell>
              <table:table-cell office:value-type="float" office:value="14.4295714285714">
                <text:p>14.42957142857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827">
                <text:p>6827</text:p>
              </table:table-cell>
              <table:table-cell office:value-type="float" office:value="14.0804369369369">
                <text:p>14.08043693693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827">
                <text:p>6827</text:p>
              </table:table-cell>
              <table:table-cell office:value-type="float" office:value="20.2889852941176">
                <text:p>20.28898529411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827">
                <text:p>6827</text:p>
              </table:table-cell>
              <table:table-cell office:value-type="float" office:value="18.0768235294118">
                <text:p>18.07682352941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827">
                <text:p>6827</text:p>
              </table:table-cell>
              <table:table-cell office:value-type="float" office:value="12.7265">
                <text:p>12.72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827">
                <text:p>6827</text:p>
              </table:table-cell>
              <table:table-cell office:value-type="float" office:value="11.0196666666667">
                <text:p>11.01966666666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827">
                <text:p>6827</text:p>
              </table:table-cell>
              <table:table-cell office:value-type="float" office:value="13.3794615384615">
                <text:p>13.37946153846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827">
                <text:p>6827</text:p>
              </table:table-cell>
              <table:table-cell office:value-type="float" office:value="11.8881923076923">
                <text:p>11.888192307692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827">
                <text:p>6827</text:p>
              </table:table-cell>
              <table:table-cell office:value-type="float" office:value="12.7652830188679">
                <text:p>12.76528301886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827">
                <text:p>6827</text:p>
              </table:table-cell>
              <table:table-cell office:value-type="float" office:value="11.2792307692308">
                <text:p>11.27923076923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827">
                <text:p>6827</text:p>
              </table:table-cell>
              <table:table-cell office:value-type="float" office:value="13.1586923076923">
                <text:p>13.158692307692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827">
                <text:p>6827</text:p>
              </table:table-cell>
              <table:table-cell office:value-type="float" office:value="11.5236170212766">
                <text:p>11.52361702127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827">
                <text:p>6827</text:p>
              </table:table-cell>
              <table:table-cell office:value-type="float" office:value="14.3376923076923">
                <text:p>14.337692307692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827">
                <text:p>6827</text:p>
              </table:table-cell>
              <table:table-cell office:value-type="float" office:value="12.0289230769231">
                <text:p>12.02892307692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827">
                <text:p>6827</text:p>
              </table:table-cell>
              <table:table-cell office:value-type="float" office:value="12.2364905660377">
                <text:p>12.23649056603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827">
                <text:p>6827</text:p>
              </table:table-cell>
              <table:table-cell office:value-type="float" office:value="15.5666923076923">
                <text:p>15.56669230769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827">
                <text:p>6827</text:p>
              </table:table-cell>
              <table:table-cell office:value-type="float" office:value="12.3198846153846">
                <text:p>12.31988461538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827">
                <text:p>6827</text:p>
              </table:table-cell>
              <table:table-cell office:value-type="float" office:value="10.6142222222222">
                <text:p>10.614222222222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827">
                <text:p>6827</text:p>
              </table:table-cell>
              <table:table-cell office:value-type="float" office:value="14.4866538461538">
                <text:p>14.486653846153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827">
                <text:p>6827</text:p>
              </table:table-cell>
              <table:table-cell office:value-type="float" office:value="13.308">
                <text:p>13.30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827">
                <text:p>6827</text:p>
              </table:table-cell>
              <table:table-cell office:value-type="float" office:value="12.7517735849057">
                <text:p>12.751773584905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827">
                <text:p>6827</text:p>
              </table:table-cell>
              <table:table-cell office:value-type="float" office:value="12.3299230769231">
                <text:p>12.329923076923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827">
                <text:p>6827</text:p>
              </table:table-cell>
              <table:table-cell office:value-type="float" office:value="12.3949615384615">
                <text:p>12.39496153846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827">
                <text:p>6827</text:p>
              </table:table-cell>
              <table:table-cell office:value-type="float" office:value="12.9617446808511">
                <text:p>12.96174468085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827">
                <text:p>6827</text:p>
              </table:table-cell>
              <table:table-cell office:value-type="float" office:value="15.6606923076923">
                <text:p>15.66069230769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827">
                <text:p>6827</text:p>
              </table:table-cell>
              <table:table-cell office:value-type="float" office:value="13.7842307692308">
                <text:p>13.78423076923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827">
                <text:p>6827</text:p>
              </table:table-cell>
              <table:table-cell office:value-type="float" office:value="11.835641509434">
                <text:p>11.8356415094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827">
                <text:p>6827</text:p>
              </table:table-cell>
              <table:table-cell office:value-type="float" office:value="12.4396923076923">
                <text:p>12.43969230769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827">
                <text:p>6827</text:p>
              </table:table-cell>
              <table:table-cell office:value-type="float" office:value="14.2396538461538">
                <text:p>14.239653846153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827">
                <text:p>6827</text:p>
              </table:table-cell>
              <table:table-cell office:value-type="float" office:value="14.0342">
                <text:p>14.03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827">
                <text:p>6827</text:p>
              </table:table-cell>
              <table:table-cell office:value-type="float" office:value="23.9166391752577">
                <text:p>23.91663917525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827">
                <text:p>6827</text:p>
              </table:table-cell>
              <table:table-cell office:value-type="float" office:value="13.0279642857143">
                <text:p>13.027964285714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827">
                <text:p>6827</text:p>
              </table:table-cell>
              <table:table-cell office:value-type="float" office:value="13.5951764705882">
                <text:p>13.595176470588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827">
                <text:p>6827</text:p>
              </table:table-cell>
              <table:table-cell office:value-type="float" office:value="12.1255714285714">
                <text:p>12.12557142857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115">
                <text:p>7115</text:p>
              </table:table-cell>
              <table:table-cell office:value-type="float" office:value="13.6886153846154">
                <text:p>13.68861538461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115">
                <text:p>7115</text:p>
              </table:table-cell>
              <table:table-cell office:value-type="float" office:value="16.6323969465649">
                <text:p>16.632396946564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115">
                <text:p>7115</text:p>
              </table:table-cell>
              <table:table-cell office:value-type="float" office:value="17.18856">
                <text:p>17.188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115">
                <text:p>7115</text:p>
              </table:table-cell>
              <table:table-cell office:value-type="float" office:value="14.1687368421053">
                <text:p>14.16873684210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115">
                <text:p>7115</text:p>
              </table:table-cell>
              <table:table-cell office:value-type="float" office:value="25.8056011560694">
                <text:p>25.805601156069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115">
                <text:p>7115</text:p>
              </table:table-cell>
              <table:table-cell office:value-type="float" office:value="12.2480588235294">
                <text:p>12.24805882352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115">
                <text:p>7115</text:p>
              </table:table-cell>
              <table:table-cell office:value-type="float" office:value="16.24326">
                <text:p>16.2432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115">
                <text:p>7115</text:p>
              </table:table-cell>
              <table:table-cell office:value-type="float" office:value="14.22428">
                <text:p>14.2242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115">
                <text:p>7115</text:p>
              </table:table-cell>
              <table:table-cell office:value-type="float" office:value="18.7201221864952">
                <text:p>18.72012218649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115">
                <text:p>7115</text:p>
              </table:table-cell>
              <table:table-cell office:value-type="float" office:value="16.648375">
                <text:p>16.6483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115">
                <text:p>7115</text:p>
              </table:table-cell>
              <table:table-cell office:value-type="float" office:value="13.16926">
                <text:p>13.169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115">
                <text:p>7115</text:p>
              </table:table-cell>
              <table:table-cell office:value-type="float" office:value="18.2334790996785">
                <text:p>18.233479099678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115">
                <text:p>7115</text:p>
              </table:table-cell>
              <table:table-cell office:value-type="float" office:value="24.9658370473538">
                <text:p>24.965837047353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115">
                <text:p>7115</text:p>
              </table:table-cell>
              <table:table-cell office:value-type="float" office:value="14.06056">
                <text:p>14.060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115">
                <text:p>7115</text:p>
              </table:table-cell>
              <table:table-cell office:value-type="float" office:value="18.8221318327974">
                <text:p>18.822131832797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115">
                <text:p>7115</text:p>
              </table:table-cell>
              <table:table-cell office:value-type="float" office:value="17.8551428571429">
                <text:p>17.85514285714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115">
                <text:p>7115</text:p>
              </table:table-cell>
              <table:table-cell office:value-type="float" office:value="13.47336">
                <text:p>13.473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115">
                <text:p>7115</text:p>
              </table:table-cell>
              <table:table-cell office:value-type="float" office:value="18.4139549839228">
                <text:p>18.41395498392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115">
                <text:p>7115</text:p>
              </table:table-cell>
              <table:table-cell office:value-type="float" office:value="43.3032861476239">
                <text:p>43.303286147623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115">
                <text:p>7115</text:p>
              </table:table-cell>
              <table:table-cell office:value-type="float" office:value="12.6959">
                <text:p>12.695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115">
                <text:p>7115</text:p>
              </table:table-cell>
              <table:table-cell office:value-type="float" office:value="18.3366945337621">
                <text:p>18.33669453376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115">
                <text:p>7115</text:p>
              </table:table-cell>
              <table:table-cell office:value-type="float" office:value="12.6609285714286">
                <text:p>12.660928571428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115">
                <text:p>7115</text:p>
              </table:table-cell>
              <table:table-cell office:value-type="float" office:value="14.42116">
                <text:p>14.421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115">
                <text:p>7115</text:p>
              </table:table-cell>
              <table:table-cell office:value-type="float" office:value="18.0457266881029">
                <text:p>18.045726688102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115">
                <text:p>7115</text:p>
              </table:table-cell>
              <table:table-cell office:value-type="float" office:value="24.9896030640669">
                <text:p>24.989603064066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115">
                <text:p>7115</text:p>
              </table:table-cell>
              <table:table-cell office:value-type="float" office:value="12.8553">
                <text:p>12.855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115">
                <text:p>7115</text:p>
              </table:table-cell>
              <table:table-cell office:value-type="float" office:value="18.8797009646302">
                <text:p>18.879700964630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115">
                <text:p>7115</text:p>
              </table:table-cell>
              <table:table-cell office:value-type="float" office:value="15.9208392857143">
                <text:p>15.920839285714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115">
                <text:p>7115</text:p>
              </table:table-cell>
              <table:table-cell office:value-type="float" office:value="13.83594">
                <text:p>13.8359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115">
                <text:p>7115</text:p>
              </table:table-cell>
              <table:table-cell office:value-type="float" office:value="20.3035884244373">
                <text:p>20.303588424437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115">
                <text:p>7115</text:p>
              </table:table-cell>
              <table:table-cell office:value-type="float" office:value="18.033691588785">
                <text:p>18.03369158878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115">
                <text:p>7115</text:p>
              </table:table-cell>
              <table:table-cell office:value-type="float" office:value="34.7479384800965">
                <text:p>34.747938480096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115">
                <text:p>7115</text:p>
              </table:table-cell>
              <table:table-cell office:value-type="float" office:value="14.3497906976744">
                <text:p>14.34979069767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115">
                <text:p>7115</text:p>
              </table:table-cell>
              <table:table-cell office:value-type="float" office:value="14.1395384615385">
                <text:p>14.13953846153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115">
                <text:p>7115</text:p>
              </table:table-cell>
              <table:table-cell office:value-type="float" office:value="33.1298928571429">
                <text:p>33.129892857142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115">
                <text:p>7115</text:p>
              </table:table-cell>
              <table:table-cell office:value-type="float" office:value="24.0461875">
                <text:p>24.04618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115">
                <text:p>7115</text:p>
              </table:table-cell>
              <table:table-cell office:value-type="float" office:value="13.46292">
                <text:p>13.4629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786">
                <text:p>7786</text:p>
              </table:table-cell>
              <table:table-cell office:value-type="float" office:value="11.9932857142857">
                <text:p>11.993285714285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786">
                <text:p>7786</text:p>
              </table:table-cell>
              <table:table-cell office:value-type="float" office:value="25.4598456014363">
                <text:p>25.459845601436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786">
                <text:p>7786</text:p>
              </table:table-cell>
              <table:table-cell office:value-type="float" office:value="18.476049132948">
                <text:p>18.47604913294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786">
                <text:p>7786</text:p>
              </table:table-cell>
              <table:table-cell office:value-type="float" office:value="20.5493974895397">
                <text:p>20.549397489539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786">
                <text:p>7786</text:p>
              </table:table-cell>
              <table:table-cell office:value-type="float" office:value="25.9124842105263">
                <text:p>25.912484210526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786">
                <text:p>7786</text:p>
              </table:table-cell>
              <table:table-cell office:value-type="float" office:value="22.2171666666667">
                <text:p>22.21716666666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786">
                <text:p>7786</text:p>
              </table:table-cell>
              <table:table-cell office:value-type="float" office:value="14.6852857142857">
                <text:p>14.685285714285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786">
                <text:p>7786</text:p>
              </table:table-cell>
              <table:table-cell office:value-type="float" office:value="15.1751290322581">
                <text:p>15.175129032258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786">
                <text:p>7786</text:p>
              </table:table-cell>
              <table:table-cell office:value-type="float" office:value="13.9685714285714">
                <text:p>13.96857142857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786">
                <text:p>7786</text:p>
              </table:table-cell>
              <table:table-cell office:value-type="float" office:value="19.7684820512821">
                <text:p>19.76848205128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786">
                <text:p>7786</text:p>
              </table:table-cell>
              <table:table-cell office:value-type="float" office:value="19.0645620915033">
                <text:p>19.064562091503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786">
                <text:p>7786</text:p>
              </table:table-cell>
              <table:table-cell office:value-type="float" office:value="22.5236612149533">
                <text:p>22.52366121495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786">
                <text:p>7786</text:p>
              </table:table-cell>
              <table:table-cell office:value-type="float" office:value="14.963303030303">
                <text:p>14.96330303030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786">
                <text:p>7786</text:p>
              </table:table-cell>
              <table:table-cell office:value-type="float" office:value="13.7216">
                <text:p>13.72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786">
                <text:p>7786</text:p>
              </table:table-cell>
              <table:table-cell office:value-type="float" office:value="15.9461515151515">
                <text:p>15.94615151515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786">
                <text:p>7786</text:p>
              </table:table-cell>
              <table:table-cell office:value-type="float" office:value="13.6662222222222">
                <text:p>13.666222222222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786">
                <text:p>7786</text:p>
              </table:table-cell>
              <table:table-cell office:value-type="float" office:value="16.3382121212121">
                <text:p>16.33821212121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786">
                <text:p>7786</text:p>
              </table:table-cell>
              <table:table-cell office:value-type="float" office:value="12.6805555555556">
                <text:p>12.680555555555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786">
                <text:p>7786</text:p>
              </table:table-cell>
              <table:table-cell office:value-type="float" office:value="14.8352727272727">
                <text:p>14.835272727272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786">
                <text:p>7786</text:p>
              </table:table-cell>
              <table:table-cell office:value-type="float" office:value="14.2823181818182">
                <text:p>14.28231818181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786">
                <text:p>7786</text:p>
              </table:table-cell>
              <table:table-cell office:value-type="float" office:value="18.3596423357664">
                <text:p>18.359642335766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786">
                <text:p>7786</text:p>
              </table:table-cell>
              <table:table-cell office:value-type="float" office:value="14.8807307692308">
                <text:p>14.880730769230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786">
                <text:p>7786</text:p>
              </table:table-cell>
              <table:table-cell office:value-type="float" office:value="18.696035971223">
                <text:p>18.6960359712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786">
                <text:p>7786</text:p>
              </table:table-cell>
              <table:table-cell office:value-type="float" office:value="13.6076551724138">
                <text:p>13.607655172413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786">
                <text:p>7786</text:p>
              </table:table-cell>
              <table:table-cell office:value-type="float" office:value="15.93175">
                <text:p>15.931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21.1400357142857">
                <text:p>21.14003571428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786">
                <text:p>7786</text:p>
              </table:table-cell>
              <table:table-cell office:value-type="float" office:value="17.3619677419355">
                <text:p>17.36196774193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786">
                <text:p>7786</text:p>
              </table:table-cell>
              <table:table-cell office:value-type="float" office:value="15.6807559055118">
                <text:p>15.68075590551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786">
                <text:p>7786</text:p>
              </table:table-cell>
              <table:table-cell office:value-type="float" office:value="14.8690348258706">
                <text:p>14.86903482587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786">
                <text:p>7786</text:p>
              </table:table-cell>
              <table:table-cell office:value-type="float" office:value="20.2794610526316">
                <text:p>20.27946105263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918">
                <text:p>7918</text:p>
              </table:table-cell>
              <table:table-cell office:value-type="float" office:value="12.788375">
                <text:p>12.7883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918">
                <text:p>7918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918">
                <text:p>7918</text:p>
              </table:table-cell>
              <table:table-cell office:value-type="float" office:value="15.1913571428571">
                <text:p>15.191357142857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918">
                <text:p>7918</text:p>
              </table:table-cell>
              <table:table-cell office:value-type="float" office:value="14.449">
                <text:p>14.4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918">
                <text:p>7918</text:p>
              </table:table-cell>
              <table:table-cell office:value-type="float" office:value="24.5873165048544">
                <text:p>24.58731650485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918">
                <text:p>7918</text:p>
              </table:table-cell>
              <table:table-cell office:value-type="float" office:value="13.531">
                <text:p>13.5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918">
                <text:p>7918</text:p>
              </table:table-cell>
              <table:table-cell office:value-type="float" office:value="19.4415">
                <text:p>19.44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918">
                <text:p>7918</text:p>
              </table:table-cell>
              <table:table-cell office:value-type="float" office:value="14.3257777777778">
                <text:p>14.325777777777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918">
                <text:p>7918</text:p>
              </table:table-cell>
              <table:table-cell office:value-type="float" office:value="14.8986424581006">
                <text:p>14.89864245810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918">
                <text:p>7918</text:p>
              </table:table-cell>
              <table:table-cell office:value-type="float" office:value="21.3290273972603">
                <text:p>21.32902739726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918">
                <text:p>7918</text:p>
              </table:table-cell>
              <table:table-cell office:value-type="float" office:value="26.3324104477612">
                <text:p>26.33241044776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918">
                <text:p>7918</text:p>
              </table:table-cell>
              <table:table-cell office:value-type="float" office:value="14.5287307692308">
                <text:p>14.52873076923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918">
                <text:p>7918</text:p>
              </table:table-cell>
              <table:table-cell office:value-type="float" office:value="14.6124861111111">
                <text:p>14.61248611111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918">
                <text:p>7918</text:p>
              </table:table-cell>
              <table:table-cell office:value-type="float" office:value="14.5465">
                <text:p>14.546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918">
                <text:p>7918</text:p>
              </table:table-cell>
              <table:table-cell office:value-type="float" office:value="15.1202777777778">
                <text:p>15.120277777777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918">
                <text:p>7918</text:p>
              </table:table-cell>
              <table:table-cell office:value-type="float" office:value="49.5070246066962">
                <text:p>49.507024606696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918">
                <text:p>7918</text:p>
              </table:table-cell>
              <table:table-cell office:value-type="float" office:value="12.7345185185185">
                <text:p>12.734518518518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918">
                <text:p>7918</text:p>
              </table:table-cell>
              <table:table-cell office:value-type="float" office:value="12.4690821917808">
                <text:p>12.46908219178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918">
                <text:p>7918</text:p>
              </table:table-cell>
              <table:table-cell office:value-type="float" office:value="16.3255517241379">
                <text:p>16.32555172413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918">
                <text:p>7918</text:p>
              </table:table-cell>
              <table:table-cell office:value-type="float" office:value="15.3323648648649">
                <text:p>15.33236486486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918">
                <text:p>7918</text:p>
              </table:table-cell>
              <table:table-cell office:value-type="float" office:value="15.3260384615385">
                <text:p>15.32603846153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918">
                <text:p>7918</text:p>
              </table:table-cell>
              <table:table-cell office:value-type="float" office:value="19.2242857142857">
                <text:p>19.224285714285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918">
                <text:p>7918</text:p>
              </table:table-cell>
              <table:table-cell office:value-type="float" office:value="15.4077333333333">
                <text:p>15.407733333333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918">
                <text:p>7918</text:p>
              </table:table-cell>
              <table:table-cell office:value-type="float" office:value="18.7296165413534">
                <text:p>18.72961654135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918">
                <text:p>7918</text:p>
              </table:table-cell>
              <table:table-cell office:value-type="float" office:value="38.917885026738">
                <text:p>38.9178850267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918">
                <text:p>7918</text:p>
              </table:table-cell>
              <table:table-cell office:value-type="float" office:value="12.5937692307692">
                <text:p>12.593769230769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918">
                <text:p>7918</text:p>
              </table:table-cell>
              <table:table-cell office:value-type="float" office:value="18.2376466165414">
                <text:p>18.23764661654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918">
                <text:p>7918</text:p>
              </table:table-cell>
              <table:table-cell office:value-type="float" office:value="14.5482413793103">
                <text:p>14.548241379310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918">
                <text:p>7918</text:p>
              </table:table-cell>
              <table:table-cell office:value-type="float" office:value="18.1970601503759">
                <text:p>18.197060150375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918">
                <text:p>7918</text:p>
              </table:table-cell>
              <table:table-cell office:value-type="float" office:value="14.1647835051546">
                <text:p>14.164783505154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918">
                <text:p>7918</text:p>
              </table:table-cell>
              <table:table-cell office:value-type="float" office:value="27.7264248366013">
                <text:p>27.72642483660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918">
                <text:p>7918</text:p>
              </table:table-cell>
              <table:table-cell office:value-type="float" office:value="15.3743333333333">
                <text:p>15.374333333333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918">
                <text:p>7918</text:p>
              </table:table-cell>
              <table:table-cell office:value-type="float" office:value="21.792512">
                <text:p>21.79251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918">
                <text:p>7918</text:p>
              </table:table-cell>
              <table:table-cell office:value-type="float" office:value="15.2397878787879">
                <text:p>15.23978787878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918">
                <text:p>7918</text:p>
              </table:table-cell>
              <table:table-cell office:value-type="float" office:value="21.5843924050633">
                <text:p>21.58439240506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918">
                <text:p>7918</text:p>
              </table:table-cell>
              <table:table-cell office:value-type="float" office:value="20.348953125">
                <text:p>20.3489531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918">
                <text:p>7918</text:p>
              </table:table-cell>
              <table:table-cell office:value-type="float" office:value="15.5991666666667">
                <text:p>15.599166666666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918">
                <text:p>7918</text:p>
              </table:table-cell>
              <table:table-cell office:value-type="float" office:value="15.0505">
                <text:p>15.050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918">
                <text:p>7918</text:p>
              </table:table-cell>
              <table:table-cell office:value-type="float" office:value="16.37168">
                <text:p>16.3716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964">
                <text:p>7964</text:p>
              </table:table-cell>
              <table:table-cell office:value-type="float" office:value="19.8907518796992">
                <text:p>19.890751879699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964">
                <text:p>7964</text:p>
              </table:table-cell>
              <table:table-cell office:value-type="float" office:value="27.7686485355649">
                <text:p>27.768648535564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964">
                <text:p>7964</text:p>
              </table:table-cell>
              <table:table-cell office:value-type="float" office:value="22.8054779661017">
                <text:p>22.805477966101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964">
                <text:p>7964</text:p>
              </table:table-cell>
              <table:table-cell office:value-type="float" office:value="17.6225">
                <text:p>17.62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964">
                <text:p>7964</text:p>
              </table:table-cell>
              <table:table-cell office:value-type="float" office:value="17.5547826086957">
                <text:p>17.554782608695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964">
                <text:p>7964</text:p>
              </table:table-cell>
              <table:table-cell office:value-type="float" office:value="15.7068101265823">
                <text:p>15.706810126582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964">
                <text:p>7964</text:p>
              </table:table-cell>
              <table:table-cell office:value-type="float" office:value="45.4323834405145">
                <text:p>45.432383440514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7964">
                <text:p>7964</text:p>
              </table:table-cell>
              <table:table-cell office:value-type="float" office:value="11.8439130434783">
                <text:p>11.843913043478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7964">
                <text:p>7964</text:p>
              </table:table-cell>
              <table:table-cell office:value-type="float" office:value="17.6645384615385">
                <text:p>17.664538461538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7964">
                <text:p>7964</text:p>
              </table:table-cell>
              <table:table-cell office:value-type="float" office:value="14.8636">
                <text:p>14.86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964">
                <text:p>7964</text:p>
              </table:table-cell>
              <table:table-cell office:value-type="float" office:value="20.0460285714286">
                <text:p>20.04602857142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306">
                <text:p>8306</text:p>
              </table:table-cell>
              <table:table-cell office:value-type="float" office:value="17.1871">
                <text:p>17.187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306">
                <text:p>8306</text:p>
              </table:table-cell>
              <table:table-cell office:value-type="float" office:value="31.357875">
                <text:p>31.35787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306">
                <text:p>8306</text:p>
              </table:table-cell>
              <table:table-cell office:value-type="float" office:value="15.4723">
                <text:p>15.47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306">
                <text:p>8306</text:p>
              </table:table-cell>
              <table:table-cell office:value-type="float" office:value="15.916">
                <text:p>15.9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306">
                <text:p>8306</text:p>
              </table:table-cell>
              <table:table-cell office:value-type="float" office:value="15.9337307692308">
                <text:p>15.933730769230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306">
                <text:p>8306</text:p>
              </table:table-cell>
              <table:table-cell office:value-type="float" office:value="19.8617777777778">
                <text:p>19.861777777777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306">
                <text:p>8306</text:p>
              </table:table-cell>
              <table:table-cell office:value-type="float" office:value="30.0703344051447">
                <text:p>30.070334405144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306">
                <text:p>8306</text:p>
              </table:table-cell>
              <table:table-cell office:value-type="float" office:value="15.165962962963">
                <text:p>15.16596296296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306">
                <text:p>8306</text:p>
              </table:table-cell>
              <table:table-cell office:value-type="float" office:value="17.7400869565217">
                <text:p>17.740086956521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306">
                <text:p>8306</text:p>
              </table:table-cell>
              <table:table-cell office:value-type="float" office:value="15.9504074074074">
                <text:p>15.95040740740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306">
                <text:p>8306</text:p>
              </table:table-cell>
              <table:table-cell office:value-type="float" office:value="17.0915357142857">
                <text:p>17.091535714285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8306">
                <text:p>8306</text:p>
              </table:table-cell>
              <table:table-cell office:value-type="float" office:value="29.404424437299">
                <text:p>29.40442443729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306">
                <text:p>8306</text:p>
              </table:table-cell>
              <table:table-cell office:value-type="float" office:value="17.3102962962963">
                <text:p>17.310296296296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306">
                <text:p>8306</text:p>
              </table:table-cell>
              <table:table-cell office:value-type="float" office:value="21.2751304347826">
                <text:p>21.275130434782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306">
                <text:p>8306</text:p>
              </table:table-cell>
              <table:table-cell office:value-type="float" office:value="15.9105925925926">
                <text:p>15.910592592592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8306">
                <text:p>8306</text:p>
              </table:table-cell>
              <table:table-cell office:value-type="float" office:value="36.8380467171717">
                <text:p>36.838046717171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306">
                <text:p>8306</text:p>
              </table:table-cell>
              <table:table-cell office:value-type="float" office:value="29.5567395498392">
                <text:p>29.556739549839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306">
                <text:p>8306</text:p>
              </table:table-cell>
              <table:table-cell office:value-type="float" office:value="14.9057407407407">
                <text:p>14.905740740740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306">
                <text:p>8306</text:p>
              </table:table-cell>
              <table:table-cell office:value-type="float" office:value="19.1113043478261">
                <text:p>19.111304347826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306">
                <text:p>8306</text:p>
              </table:table-cell>
              <table:table-cell office:value-type="float" office:value="17.372037037037">
                <text:p>17.37203703703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8306">
                <text:p>8306</text:p>
              </table:table-cell>
              <table:table-cell office:value-type="float" office:value="19.5616071428571">
                <text:p>19.561607142857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306">
                <text:p>8306</text:p>
              </table:table-cell>
              <table:table-cell office:value-type="float" office:value="28.7678424437299">
                <text:p>28.767842443729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306">
                <text:p>8306</text:p>
              </table:table-cell>
              <table:table-cell office:value-type="float" office:value="15.7657037037037">
                <text:p>15.765703703703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306">
                <text:p>8306</text:p>
              </table:table-cell>
              <table:table-cell office:value-type="float" office:value="18.7885652173913">
                <text:p>18.788565217391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306">
                <text:p>8306</text:p>
              </table:table-cell>
              <table:table-cell office:value-type="float" office:value="17.6658888888889">
                <text:p>17.665888888888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8306">
                <text:p>8306</text:p>
              </table:table-cell>
              <table:table-cell office:value-type="float" office:value="16.7988666666667">
                <text:p>16.79886666666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306">
                <text:p>8306</text:p>
              </table:table-cell>
              <table:table-cell office:value-type="float" office:value="14.6019">
                <text:p>14.601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8306">
                <text:p>8306</text:p>
              </table:table-cell>
              <table:table-cell office:value-type="float" office:value="19.3679552238806">
                <text:p>19.367955223880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8306">
                <text:p>8306</text:p>
              </table:table-cell>
              <table:table-cell office:value-type="float" office:value="16.96325">
                <text:p>16.9632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8306">
                <text:p>8306</text:p>
              </table:table-cell>
              <table:table-cell office:value-type="float" office:value="29.0045371428571">
                <text:p>29.004537142857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8306">
                <text:p>8306</text:p>
              </table:table-cell>
              <table:table-cell office:value-type="float" office:value="33.9973935185185">
                <text:p>33.997393518518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306">
                <text:p>8306</text:p>
              </table:table-cell>
              <table:table-cell office:value-type="float" office:value="29.354949044586">
                <text:p>29.35494904458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306">
                <text:p>8306</text:p>
              </table:table-cell>
              <table:table-cell office:value-type="float" office:value="25.674625">
                <text:p>25.67462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306">
                <text:p>8306</text:p>
              </table:table-cell>
              <table:table-cell office:value-type="float" office:value="20.907">
                <text:p>20.90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8306">
                <text:p>8306</text:p>
              </table:table-cell>
              <table:table-cell office:value-type="float" office:value="34.8842876712329">
                <text:p>34.884287671232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8306">
                <text:p>8306</text:p>
              </table:table-cell>
              <table:table-cell office:value-type="float" office:value="25.752703125">
                <text:p>25.75270312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503">
                <text:p>8503</text:p>
              </table:table-cell>
              <table:table-cell office:value-type="float" office:value="18.4953846153846">
                <text:p>18.49538461538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503">
                <text:p>8503</text:p>
              </table:table-cell>
              <table:table-cell office:value-type="float" office:value="25.7055874263261">
                <text:p>25.705587426326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503">
                <text:p>8503</text:p>
              </table:table-cell>
              <table:table-cell office:value-type="float" office:value="39.5654808362369">
                <text:p>39.565480836236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503">
                <text:p>8503</text:p>
              </table:table-cell>
              <table:table-cell office:value-type="float" office:value="15.5464666666667">
                <text:p>15.546466666666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8503">
                <text:p>8503</text:p>
              </table:table-cell>
              <table:table-cell office:value-type="float" office:value="42.6206933797909">
                <text:p>42.620693379790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8503">
                <text:p>8503</text:p>
              </table:table-cell>
              <table:table-cell office:value-type="float" office:value="15.1611578947368">
                <text:p>15.161157894736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8503">
                <text:p>8503</text:p>
              </table:table-cell>
              <table:table-cell office:value-type="float" office:value="30.2949835164835">
                <text:p>30.294983516483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8503">
                <text:p>8503</text:p>
              </table:table-cell>
              <table:table-cell office:value-type="float" office:value="21.4265416666667">
                <text:p>21.426541666666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8503">
                <text:p>8503</text:p>
              </table:table-cell>
              <table:table-cell office:value-type="float" office:value="19.3631111111111">
                <text:p>19.363111111111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8503">
                <text:p>8503</text:p>
              </table:table-cell>
              <table:table-cell office:value-type="float" office:value="19.4592692307692">
                <text:p>19.459269230769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8503">
                <text:p>8503</text:p>
              </table:table-cell>
              <table:table-cell office:value-type="float" office:value="16.2324166666667">
                <text:p>16.232416666666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8503">
                <text:p>8503</text:p>
              </table:table-cell>
              <table:table-cell office:value-type="float" office:value="17.9497058823529">
                <text:p>17.949705882352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503">
                <text:p>8503</text:p>
              </table:table-cell>
              <table:table-cell office:value-type="float" office:value="20.0356818181818">
                <text:p>20.035681818181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503">
                <text:p>8503</text:p>
              </table:table-cell>
              <table:table-cell office:value-type="float" office:value="32.3388527131783">
                <text:p>32.338852713178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503">
                <text:p>8503</text:p>
              </table:table-cell>
              <table:table-cell office:value-type="float" office:value="33.2865836734694">
                <text:p>33.286583673469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503">
                <text:p>8503</text:p>
              </table:table-cell>
              <table:table-cell office:value-type="float" office:value="32.4206589147287">
                <text:p>32.420658914728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503">
                <text:p>8503</text:p>
              </table:table-cell>
              <table:table-cell office:value-type="float" office:value="14.2208260869565">
                <text:p>14.220826086956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503">
                <text:p>8503</text:p>
              </table:table-cell>
              <table:table-cell office:value-type="float" office:value="26.5806568627451">
                <text:p>26.580656862745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8503">
                <text:p>8503</text:p>
              </table:table-cell>
              <table:table-cell office:value-type="float" office:value="25.1938358208955">
                <text:p>25.193835820895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503">
                <text:p>8503</text:p>
              </table:table-cell>
              <table:table-cell office:value-type="float" office:value="23.8737894736842">
                <text:p>23.873789473684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8503">
                <text:p>8503</text:p>
              </table:table-cell>
              <table:table-cell office:value-type="float" office:value="33.7970315315315">
                <text:p>33.797031531531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503">
                <text:p>8503</text:p>
              </table:table-cell>
              <table:table-cell office:value-type="float" office:value="24.3619733333333">
                <text:p>24.361973333333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8510">
                <text:p>8510</text:p>
              </table:table-cell>
              <table:table-cell office:value-type="float" office:value="15.388303030303">
                <text:p>15.38830303030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8510">
                <text:p>8510</text:p>
              </table:table-cell>
              <table:table-cell office:value-type="float" office:value="16.59842">
                <text:p>16.5984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8510">
                <text:p>8510</text:p>
              </table:table-cell>
              <table:table-cell office:value-type="float" office:value="33.5538311258278">
                <text:p>33.553831125827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8510">
                <text:p>8510</text:p>
              </table:table-cell>
              <table:table-cell office:value-type="float" office:value="14.162">
                <text:p>14.16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510">
                <text:p>8510</text:p>
              </table:table-cell>
              <table:table-cell office:value-type="float" office:value="16.6613333333333">
                <text:p>16.661333333333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8510">
                <text:p>8510</text:p>
              </table:table-cell>
              <table:table-cell office:value-type="float" office:value="16.5604039735099">
                <text:p>16.560403973509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8510">
                <text:p>8510</text:p>
              </table:table-cell>
              <table:table-cell office:value-type="float" office:value="12.0375294117647">
                <text:p>12.037529411764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510">
                <text:p>8510</text:p>
              </table:table-cell>
              <table:table-cell office:value-type="float" office:value="14.0340294117647">
                <text:p>14.034029411764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510">
                <text:p>8510</text:p>
              </table:table-cell>
              <table:table-cell office:value-type="float" office:value="13.26768">
                <text:p>13.2676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8510">
                <text:p>8510</text:p>
              </table:table-cell>
              <table:table-cell office:value-type="float" office:value="24.136046875">
                <text:p>24.13604687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510">
                <text:p>8510</text:p>
              </table:table-cell>
              <table:table-cell office:value-type="float" office:value="18.0858815789474">
                <text:p>18.085881578947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8510">
                <text:p>8510</text:p>
              </table:table-cell>
              <table:table-cell office:value-type="float" office:value="12.4511315789474">
                <text:p>12.451131578947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8510">
                <text:p>8510</text:p>
              </table:table-cell>
              <table:table-cell office:value-type="float" office:value="19.2060769230769">
                <text:p>19.206076923076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510">
                <text:p>8510</text:p>
              </table:table-cell>
              <table:table-cell office:value-type="float" office:value="12.4854736842105">
                <text:p>12.485473684210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8510">
                <text:p>8510</text:p>
              </table:table-cell>
              <table:table-cell office:value-type="float" office:value="14.8908125">
                <text:p>14.89081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510">
                <text:p>8510</text:p>
              </table:table-cell>
              <table:table-cell office:value-type="float" office:value="17.08675">
                <text:p>17.0867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510">
                <text:p>8510</text:p>
              </table:table-cell>
              <table:table-cell office:value-type="float" office:value="18.4150612244898">
                <text:p>18.415061224489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510">
                <text:p>8510</text:p>
              </table:table-cell>
              <table:table-cell office:value-type="float" office:value="18.0644083333333">
                <text:p>18.064408333333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581">
                <text:p>8581</text:p>
              </table:table-cell>
              <table:table-cell office:value-type="float" office:value="16.5467142857143">
                <text:p>16.546714285714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581">
                <text:p>8581</text:p>
              </table:table-cell>
              <table:table-cell office:value-type="float" office:value="13.665125">
                <text:p>13.66512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8581">
                <text:p>8581</text:p>
              </table:table-cell>
              <table:table-cell office:value-type="float" office:value="35.1589090909091">
                <text:p>35.15890909090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8581">
                <text:p>8581</text:p>
              </table:table-cell>
              <table:table-cell office:value-type="float" office:value="15.2485755813953">
                <text:p>15.248575581395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581">
                <text:p>8581</text:p>
              </table:table-cell>
              <table:table-cell office:value-type="float" office:value="18.190125">
                <text:p>18.19012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581">
                <text:p>8581</text:p>
              </table:table-cell>
              <table:table-cell office:value-type="float" office:value="20.7189944751381">
                <text:p>20.718994475138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581">
                <text:p>8581</text:p>
              </table:table-cell>
              <table:table-cell office:value-type="float" office:value="49.1130331491713">
                <text:p>49.113033149171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8581">
                <text:p>8581</text:p>
              </table:table-cell>
              <table:table-cell office:value-type="float" office:value="15.6021764705882">
                <text:p>15.602176470588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8581">
                <text:p>8581</text:p>
              </table:table-cell>
              <table:table-cell office:value-type="float" office:value="36.9849552941176">
                <text:p>36.984955294117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8581">
                <text:p>8581</text:p>
              </table:table-cell>
              <table:table-cell office:value-type="float" office:value="18.3848235294118">
                <text:p>18.384823529411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8581">
                <text:p>8581</text:p>
              </table:table-cell>
              <table:table-cell office:value-type="float" office:value="17.4782">
                <text:p>17.478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8581">
                <text:p>8581</text:p>
              </table:table-cell>
              <table:table-cell office:value-type="float" office:value="27.8446300813008">
                <text:p>27.84463008130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8581">
                <text:p>8581</text:p>
              </table:table-cell>
              <table:table-cell office:value-type="float" office:value="16.2868125">
                <text:p>16.286812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581">
                <text:p>8581</text:p>
              </table:table-cell>
              <table:table-cell office:value-type="float" office:value="17.3978161434978">
                <text:p>17.397816143497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581">
                <text:p>8581</text:p>
              </table:table-cell>
              <table:table-cell office:value-type="float" office:value="16.3753333333333">
                <text:p>16.375333333333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581">
                <text:p>8581</text:p>
              </table:table-cell>
              <table:table-cell office:value-type="float" office:value="16.7597431693989">
                <text:p>16.759743169398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581">
                <text:p>8581</text:p>
              </table:table-cell>
              <table:table-cell office:value-type="float" office:value="31.7811952380952">
                <text:p>31.781195238095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581">
                <text:p>8581</text:p>
              </table:table-cell>
              <table:table-cell office:value-type="float" office:value="17.0384215246637">
                <text:p>17.038421524663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581">
                <text:p>8581</text:p>
              </table:table-cell>
              <table:table-cell office:value-type="float" office:value="16.6321724137931">
                <text:p>16.632172413793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581">
                <text:p>8581</text:p>
              </table:table-cell>
              <table:table-cell office:value-type="float" office:value="16.6150109289617">
                <text:p>16.615010928961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581">
                <text:p>8581</text:p>
              </table:table-cell>
              <table:table-cell office:value-type="float" office:value="19.5034666666667">
                <text:p>19.503466666666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581">
                <text:p>8581</text:p>
              </table:table-cell>
              <table:table-cell office:value-type="float" office:value="15.8892311557789">
                <text:p>15.889231155778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257">
                <text:p>9257</text:p>
              </table:table-cell>
              <table:table-cell office:value-type="float" office:value="15.034375">
                <text:p>15.03437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257">
                <text:p>9257</text:p>
              </table:table-cell>
              <table:table-cell office:value-type="float" office:value="15.5787307692308">
                <text:p>15.578730769230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257">
                <text:p>9257</text:p>
              </table:table-cell>
              <table:table-cell office:value-type="float" office:value="18.1321437699681">
                <text:p>18.132143769968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257">
                <text:p>9257</text:p>
              </table:table-cell>
              <table:table-cell office:value-type="float" office:value="15.339">
                <text:p>15.33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257">
                <text:p>9257</text:p>
              </table:table-cell>
              <table:table-cell office:value-type="float" office:value="16.4567777777778">
                <text:p>16.456777777777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257">
                <text:p>9257</text:p>
              </table:table-cell>
              <table:table-cell office:value-type="float" office:value="15.6250909090909">
                <text:p>15.625090909090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257">
                <text:p>9257</text:p>
              </table:table-cell>
              <table:table-cell office:value-type="float" office:value="18.8881941747573">
                <text:p>18.888194174757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257">
                <text:p>9257</text:p>
              </table:table-cell>
              <table:table-cell office:value-type="float" office:value="39.6319611650485">
                <text:p>39.631961165048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257">
                <text:p>9257</text:p>
              </table:table-cell>
              <table:table-cell office:value-type="float" office:value="15.1376">
                <text:p>15.137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257">
                <text:p>9257</text:p>
              </table:table-cell>
              <table:table-cell office:value-type="float" office:value="30.2585321252059">
                <text:p>30.258532125205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257">
                <text:p>9257</text:p>
              </table:table-cell>
              <table:table-cell office:value-type="float" office:value="15.7176">
                <text:p>15.717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257">
                <text:p>9257</text:p>
              </table:table-cell>
              <table:table-cell office:value-type="float" office:value="18.6888365384615">
                <text:p>18.688836538461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257">
                <text:p>9257</text:p>
              </table:table-cell>
              <table:table-cell office:value-type="float" office:value="14.1819285714286">
                <text:p>14.181928571428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257">
                <text:p>9257</text:p>
              </table:table-cell>
              <table:table-cell office:value-type="float" office:value="16.9525294117647">
                <text:p>16.952529411764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257">
                <text:p>9257</text:p>
              </table:table-cell>
              <table:table-cell office:value-type="float" office:value="15.3906666666667">
                <text:p>15.390666666666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257">
                <text:p>9257</text:p>
              </table:table-cell>
              <table:table-cell office:value-type="float" office:value="12.6176363636364">
                <text:p>12.617636363636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257">
                <text:p>9257</text:p>
              </table:table-cell>
              <table:table-cell office:value-type="float" office:value="25.5721656804734">
                <text:p>25.572165680473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257">
                <text:p>9257</text:p>
              </table:table-cell>
              <table:table-cell office:value-type="float" office:value="13.8533913043478">
                <text:p>13.853391304347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257">
                <text:p>9257</text:p>
              </table:table-cell>
              <table:table-cell office:value-type="float" office:value="15.9412941176471">
                <text:p>15.941294117647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257">
                <text:p>9257</text:p>
              </table:table-cell>
              <table:table-cell office:value-type="float" office:value="30.0202185273159">
                <text:p>30.02021852731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257">
                <text:p>9257</text:p>
              </table:table-cell>
              <table:table-cell office:value-type="float" office:value="16.653847826087">
                <text:p>16.65384782608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257">
                <text:p>9257</text:p>
              </table:table-cell>
              <table:table-cell office:value-type="float" office:value="17.6886470588235">
                <text:p>17.688647058823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257">
                <text:p>9257</text:p>
              </table:table-cell>
              <table:table-cell office:value-type="float" office:value="21.3468888888889">
                <text:p>21.346888888888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257">
                <text:p>9257</text:p>
              </table:table-cell>
              <table:table-cell office:value-type="float" office:value="18.7633333333333">
                <text:p>18.763333333333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257">
                <text:p>9257</text:p>
              </table:table-cell>
              <table:table-cell office:value-type="float" office:value="19.811375">
                <text:p>19.81137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257">
                <text:p>9257</text:p>
              </table:table-cell>
              <table:table-cell office:value-type="float" office:value="15.8397333333333">
                <text:p>15.839733333333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257">
                <text:p>9257</text:p>
              </table:table-cell>
              <table:table-cell office:value-type="float" office:value="19.4983111111111">
                <text:p>19.498311111111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552">
                <text:p>9552</text:p>
              </table:table-cell>
              <table:table-cell office:value-type="float" office:value="25.5592786885246">
                <text:p>25.559278688524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552">
                <text:p>9552</text:p>
              </table:table-cell>
              <table:table-cell office:value-type="float" office:value="22.2345371900826">
                <text:p>22.234537190082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552">
                <text:p>9552</text:p>
              </table:table-cell>
              <table:table-cell office:value-type="float" office:value="26.5586958041958">
                <text:p>26.558695804195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552">
                <text:p>9552</text:p>
              </table:table-cell>
              <table:table-cell office:value-type="float" office:value="21.4786363636364">
                <text:p>21.478636363636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552">
                <text:p>955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552">
                <text:p>9552</text:p>
              </table:table-cell>
              <table:table-cell office:value-type="float" office:value="26.9262786885246">
                <text:p>26.926278688524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552">
                <text:p>9552</text:p>
              </table:table-cell>
              <table:table-cell office:value-type="float" office:value="17.41515">
                <text:p>17.4151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552">
                <text:p>9552</text:p>
              </table:table-cell>
              <table:table-cell office:value-type="float" office:value="12.7189444444444">
                <text:p>12.71894444444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552">
                <text:p>9552</text:p>
              </table:table-cell>
              <table:table-cell office:value-type="float" office:value="33.6201030478955">
                <text:p>33.620103047895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552">
                <text:p>9552</text:p>
              </table:table-cell>
              <table:table-cell office:value-type="float" office:value="40.426325">
                <text:p>40.4263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552">
                <text:p>9552</text:p>
              </table:table-cell>
              <table:table-cell office:value-type="float" office:value="22.21596">
                <text:p>22.2159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552">
                <text:p>9552</text:p>
              </table:table-cell>
              <table:table-cell office:value-type="float" office:value="28.3247022900763">
                <text:p>28.324702290076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552">
                <text:p>9552</text:p>
              </table:table-cell>
              <table:table-cell office:value-type="float" office:value="18.2081818181818">
                <text:p>18.208181818181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552">
                <text:p>9552</text:p>
              </table:table-cell>
              <table:table-cell office:value-type="float" office:value="29.2516717557252">
                <text:p>29.251671755725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552">
                <text:p>9552</text:p>
              </table:table-cell>
              <table:table-cell office:value-type="float" office:value="39.5447548209366">
                <text:p>39.544754820936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552">
                <text:p>9552</text:p>
              </table:table-cell>
              <table:table-cell office:value-type="float" office:value="35.201619047619">
                <text:p>35.20161904761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552">
                <text:p>9552</text:p>
              </table:table-cell>
              <table:table-cell office:value-type="float" office:value="38.4254401197605">
                <text:p>38.425440119760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552">
                <text:p>9552</text:p>
              </table:table-cell>
              <table:table-cell office:value-type="float" office:value="18.6381764705882">
                <text:p>18.638176470588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552">
                <text:p>9552</text:p>
              </table:table-cell>
              <table:table-cell office:value-type="float" office:value="25.20728">
                <text:p>25.207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552">
                <text:p>9552</text:p>
              </table:table-cell>
              <table:table-cell office:value-type="float" office:value="17.4363823529412">
                <text:p>17.436382352941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793">
                <text:p>9793</text:p>
              </table:table-cell>
              <table:table-cell office:value-type="float" office:value="18.3262608695652">
                <text:p>18.326260869565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793">
                <text:p>9793</text:p>
              </table:table-cell>
              <table:table-cell office:value-type="float" office:value="15.9765652173913">
                <text:p>15.97656521739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793">
                <text:p>9793</text:p>
              </table:table-cell>
              <table:table-cell office:value-type="float" office:value="19.0276296296296">
                <text:p>19.027629629629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793">
                <text:p>9793</text:p>
              </table:table-cell>
              <table:table-cell office:value-type="float" office:value="22.0728">
                <text:p>22.072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793">
                <text:p>9793</text:p>
              </table:table-cell>
              <table:table-cell office:value-type="float" office:value="15.4324666666667">
                <text:p>15.43246666666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793">
                <text:p>9793</text:p>
              </table:table-cell>
              <table:table-cell office:value-type="float" office:value="19.0558666666667">
                <text:p>19.055866666666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793">
                <text:p>9793</text:p>
              </table:table-cell>
              <table:table-cell office:value-type="float" office:value="23.4294433962264">
                <text:p>23.429443396226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793">
                <text:p>9793</text:p>
              </table:table-cell>
              <table:table-cell office:value-type="float" office:value="18.3901034482759">
                <text:p>18.390103448275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793">
                <text:p>9793</text:p>
              </table:table-cell>
              <table:table-cell office:value-type="float" office:value="25.7434791965567">
                <text:p>25.743479196556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793">
                <text:p>9793</text:p>
              </table:table-cell>
              <table:table-cell office:value-type="float" office:value="16.5946551724138">
                <text:p>16.594655172413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793">
                <text:p>9793</text:p>
              </table:table-cell>
              <table:table-cell office:value-type="float" office:value="20.0159545454545">
                <text:p>20.015954545454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793">
                <text:p>9793</text:p>
              </table:table-cell>
              <table:table-cell office:value-type="float" office:value="29.7283129770992">
                <text:p>29.728312977099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793">
                <text:p>9793</text:p>
              </table:table-cell>
              <table:table-cell office:value-type="float" office:value="17.64231875">
                <text:p>17.6423187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793">
                <text:p>9793</text:p>
              </table:table-cell>
              <table:table-cell office:value-type="float" office:value="26.0680520833333">
                <text:p>26.068052083333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793">
                <text:p>9793</text:p>
              </table:table-cell>
              <table:table-cell office:value-type="float" office:value="21.4763116883117">
                <text:p>21.47631168831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793">
                <text:p>9793</text:p>
              </table:table-cell>
              <table:table-cell office:value-type="float" office:value="17.6672777777778">
                <text:p>17.667277777777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793">
                <text:p>9793</text:p>
              </table:table-cell>
              <table:table-cell office:value-type="float" office:value="25.8980821917808">
                <text:p>25.898082191780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793">
                <text:p>9793</text:p>
              </table:table-cell>
              <table:table-cell office:value-type="float" office:value="21.661597826087">
                <text:p>21.66159782608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793">
                <text:p>9793</text:p>
              </table:table-cell>
              <table:table-cell office:value-type="float" office:value="26.5727297297297">
                <text:p>26.572729729729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793">
                <text:p>9793</text:p>
              </table:table-cell>
              <table:table-cell office:value-type="float" office:value="38.3043316498317">
                <text:p>38.304331649831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793">
                <text:p>9793</text:p>
              </table:table-cell>
              <table:table-cell office:value-type="float" office:value="18.3235681818182">
                <text:p>18.323568181818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9793">
                <text:p>9793</text:p>
              </table:table-cell>
              <table:table-cell office:value-type="float" office:value="32.4092813688213">
                <text:p>32.409281368821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793">
                <text:p>9793</text:p>
              </table:table-cell>
              <table:table-cell office:value-type="float" office:value="19.8702045454545">
                <text:p>19.870204545454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9793">
                <text:p>9793</text:p>
              </table:table-cell>
              <table:table-cell office:value-type="float" office:value="26.0294980392157">
                <text:p>26.029498039215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793">
                <text:p>9793</text:p>
              </table:table-cell>
              <table:table-cell office:value-type="float" office:value="18.5040625">
                <text:p>18.504062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9793">
                <text:p>9793</text:p>
              </table:table-cell>
              <table:table-cell office:value-type="float" office:value="20.635625">
                <text:p>20.63562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9793">
                <text:p>9793</text:p>
              </table:table-cell>
              <table:table-cell office:value-type="float" office:value="19.9554583333333">
                <text:p>19.955458333333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9793">
                <text:p>9793</text:p>
              </table:table-cell>
              <table:table-cell office:value-type="float" office:value="21.267962962963">
                <text:p>21.26796296296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9793">
                <text:p>9793</text:p>
              </table:table-cell>
              <table:table-cell office:value-type="float" office:value="24.8927457627119">
                <text:p>24.892745762711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855">
                <text:p>10855</text:p>
              </table:table-cell>
              <table:table-cell office:value-type="float" office:value="31.5291033210332">
                <text:p>31.529103321033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855">
                <text:p>10855</text:p>
              </table:table-cell>
              <table:table-cell office:value-type="float" office:value="18.5069">
                <text:p>18.506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855">
                <text:p>10855</text:p>
              </table:table-cell>
              <table:table-cell office:value-type="float" office:value="23.6203237410072">
                <text:p>23.620323741007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855">
                <text:p>10855</text:p>
              </table:table-cell>
              <table:table-cell office:value-type="float" office:value="31.6716285714286">
                <text:p>31.671628571428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855">
                <text:p>10855</text:p>
              </table:table-cell>
              <table:table-cell office:value-type="float" office:value="19.82572">
                <text:p>19.8257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855">
                <text:p>10855</text:p>
              </table:table-cell>
              <table:table-cell office:value-type="float" office:value="19.3510689655172">
                <text:p>19.351068965517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855">
                <text:p>10855</text:p>
              </table:table-cell>
              <table:table-cell office:value-type="float" office:value="19.6611196581197">
                <text:p>19.661119658119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855">
                <text:p>10855</text:p>
              </table:table-cell>
              <table:table-cell office:value-type="float" office:value="45.2037052341598">
                <text:p>45.203705234159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855">
                <text:p>10855</text:p>
              </table:table-cell>
              <table:table-cell office:value-type="float" office:value="21.9650727272727">
                <text:p>21.965072727272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855">
                <text:p>10855</text:p>
              </table:table-cell>
              <table:table-cell office:value-type="float" office:value="19.7084666666667">
                <text:p>19.708466666666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855">
                <text:p>10855</text:p>
              </table:table-cell>
              <table:table-cell office:value-type="float" office:value="15.2022173913043">
                <text:p>15.202217391304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855">
                <text:p>10855</text:p>
              </table:table-cell>
              <table:table-cell office:value-type="float" office:value="18.1002222222222">
                <text:p>18.100222222222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855">
                <text:p>10855</text:p>
              </table:table-cell>
              <table:table-cell office:value-type="float" office:value="19.6085909090909">
                <text:p>19.608590909090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855">
                <text:p>10855</text:p>
              </table:table-cell>
              <table:table-cell office:value-type="float" office:value="21.2102666666667">
                <text:p>21.210266666666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855">
                <text:p>10855</text:p>
              </table:table-cell>
              <table:table-cell office:value-type="float" office:value="23.84129218107">
                <text:p>23.8412921810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855">
                <text:p>10855</text:p>
              </table:table-cell>
              <table:table-cell office:value-type="float" office:value="37.7680043103448">
                <text:p>37.768004310344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855">
                <text:p>10855</text:p>
              </table:table-cell>
              <table:table-cell office:value-type="float" office:value="18.3309545454545">
                <text:p>18.330954545454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855">
                <text:p>10855</text:p>
              </table:table-cell>
              <table:table-cell office:value-type="float" office:value="17.3601363636364">
                <text:p>17.360136363636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855">
                <text:p>10855</text:p>
              </table:table-cell>
              <table:table-cell office:value-type="float" office:value="20.5404272727273">
                <text:p>20.540427272727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855">
                <text:p>10855</text:p>
              </table:table-cell>
              <table:table-cell office:value-type="float" office:value="18.9215909090909">
                <text:p>18.921590909090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855">
                <text:p>10855</text:p>
              </table:table-cell>
              <table:table-cell office:value-type="float" office:value="14.52505">
                <text:p>14.5250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855">
                <text:p>10855</text:p>
              </table:table-cell>
              <table:table-cell office:value-type="float" office:value="26.1514785714286">
                <text:p>26.151478571428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1936">
                <text:p>11936</text:p>
              </table:table-cell>
              <table:table-cell office:value-type="float" office:value="23.0913888888889">
                <text:p>23.091388888888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1936">
                <text:p>11936</text:p>
              </table:table-cell>
              <table:table-cell office:value-type="float" office:value="15.29044">
                <text:p>15.2904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1936">
                <text:p>11936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1936">
                <text:p>11936</text:p>
              </table:table-cell>
              <table:table-cell office:value-type="float" office:value="31.8521674641148">
                <text:p>31.852167464114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1936">
                <text:p>11936</text:p>
              </table:table-cell>
              <table:table-cell office:value-type="float" office:value="21.0065">
                <text:p>21.006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1936">
                <text:p>11936</text:p>
              </table:table-cell>
              <table:table-cell office:value-type="float" office:value="20.8567142857143">
                <text:p>20.856714285714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36">
                <text:p>11936</text:p>
              </table:table-cell>
              <table:table-cell office:value-type="float" office:value="18.6999526627219">
                <text:p>18.69995266272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936">
                <text:p>11936</text:p>
              </table:table-cell>
              <table:table-cell office:value-type="float" office:value="18.8433243243243">
                <text:p>18.843324324324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936">
                <text:p>11936</text:p>
              </table:table-cell>
              <table:table-cell office:value-type="float" office:value="32.935535472973">
                <text:p>32.93553547297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936">
                <text:p>11936</text:p>
              </table:table-cell>
              <table:table-cell office:value-type="float" office:value="18.634775147929">
                <text:p>18.63477514792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1936">
                <text:p>11936</text:p>
              </table:table-cell>
              <table:table-cell office:value-type="float" office:value="23.2027027027027">
                <text:p>23.202702702702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1936">
                <text:p>11936</text:p>
              </table:table-cell>
              <table:table-cell office:value-type="float" office:value="24.8161973684211">
                <text:p>24.816197368421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936">
                <text:p>11936</text:p>
              </table:table-cell>
              <table:table-cell office:value-type="float" office:value="28.9437407407407">
                <text:p>28.943740740740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1936">
                <text:p>11936</text:p>
              </table:table-cell>
              <table:table-cell office:value-type="float" office:value="24.0852805755396">
                <text:p>24.08528057553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936">
                <text:p>11936</text:p>
              </table:table-cell>
              <table:table-cell office:value-type="float" office:value="24.3154867256637">
                <text:p>24.315486725663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1936">
                <text:p>11936</text:p>
              </table:table-cell>
              <table:table-cell office:value-type="float" office:value="31.0931428571429">
                <text:p>31.093142857142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1936">
                <text:p>11936</text:p>
              </table:table-cell>
              <table:table-cell office:value-type="float" office:value="16.3131">
                <text:p>16.313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1936">
                <text:p>11936</text:p>
              </table:table-cell>
              <table:table-cell office:value-type="float" office:value="20.0051666666667">
                <text:p>20.005166666666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1936">
                <text:p>11936</text:p>
              </table:table-cell>
              <table:table-cell office:value-type="float" office:value="17.0027647058824">
                <text:p>17.002764705882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936">
                <text:p>11936</text:p>
              </table:table-cell>
              <table:table-cell office:value-type="float" office:value="19.3436875">
                <text:p>19.343687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1936">
                <text:p>11936</text:p>
              </table:table-cell>
              <table:table-cell office:value-type="float" office:value="17.7775">
                <text:p>17.777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1936">
                <text:p>11936</text:p>
              </table:table-cell>
              <table:table-cell office:value-type="float" office:value="21.6897727272727">
                <text:p>21.689772727272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1936">
                <text:p>11936</text:p>
              </table:table-cell>
              <table:table-cell office:value-type="float" office:value="21.0585555555556">
                <text:p>21.058555555555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1936">
                <text:p>11936</text:p>
              </table:table-cell>
              <table:table-cell office:value-type="float" office:value="18.96225">
                <text:p>18.9622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1936">
                <text:p>11936</text:p>
              </table:table-cell>
              <table:table-cell office:value-type="float" office:value="20.1771111111111">
                <text:p>20.177111111111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1936">
                <text:p>11936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1936">
                <text:p>11936</text:p>
              </table:table-cell>
              <table:table-cell office:value-type="float" office:value="18.6713043478261">
                <text:p>18.671304347826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1936">
                <text:p>11936</text:p>
              </table:table-cell>
              <table:table-cell office:value-type="float" office:value="34.7365684782609">
                <text:p>34.736568478260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1936">
                <text:p>11936</text:p>
              </table:table-cell>
              <table:table-cell office:value-type="float" office:value="21.7081826086957">
                <text:p>21.708182608695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125">
                <text:p>12125</text:p>
              </table:table-cell>
              <table:table-cell office:value-type="float" office:value="45.7073277153558">
                <text:p>45.707327715355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125">
                <text:p>12125</text:p>
              </table:table-cell>
              <table:table-cell office:value-type="float" office:value="16.9947272727273">
                <text:p>16.994727272727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125">
                <text:p>12125</text:p>
              </table:table-cell>
              <table:table-cell office:value-type="float" office:value="48.7093781512605">
                <text:p>48.709378151260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125">
                <text:p>12125</text:p>
              </table:table-cell>
              <table:table-cell office:value-type="float" office:value="34.3087152917505">
                <text:p>34.308715291750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125">
                <text:p>12125</text:p>
              </table:table-cell>
              <table:table-cell office:value-type="float" office:value="24.261625">
                <text:p>24.26162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125">
                <text:p>12125</text:p>
              </table:table-cell>
              <table:table-cell office:value-type="float" office:value="22.3978846153846">
                <text:p>22.397884615384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125">
                <text:p>12125</text:p>
              </table:table-cell>
              <table:table-cell office:value-type="float" office:value="27.1701506410256">
                <text:p>27.170150641025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125">
                <text:p>12125</text:p>
              </table:table-cell>
              <table:table-cell office:value-type="float" office:value="40.9231908127209">
                <text:p>40.923190812720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125">
                <text:p>12125</text:p>
              </table:table-cell>
              <table:table-cell office:value-type="float" office:value="42.0958848167539">
                <text:p>42.095884816753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827">
                <text:p>12827</text:p>
              </table:table-cell>
              <table:table-cell office:value-type="float" office:value="27.4258977272727">
                <text:p>27.425897727272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827">
                <text:p>12827</text:p>
              </table:table-cell>
              <table:table-cell office:value-type="float" office:value="26.9682857142857">
                <text:p>26.968285714285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827">
                <text:p>12827</text:p>
              </table:table-cell>
              <table:table-cell office:value-type="float" office:value="24.0721666666667">
                <text:p>24.072166666666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827">
                <text:p>12827</text:p>
              </table:table-cell>
              <table:table-cell office:value-type="float" office:value="22.3679333333333">
                <text:p>22.367933333333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827">
                <text:p>12827</text:p>
              </table:table-cell>
              <table:table-cell office:value-type="float" office:value="21.3454444444444">
                <text:p>21.345444444444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827">
                <text:p>12827</text:p>
              </table:table-cell>
              <table:table-cell office:value-type="float" office:value="25.253037037037">
                <text:p>25.25303703703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827">
                <text:p>12827</text:p>
              </table:table-cell>
              <table:table-cell office:value-type="float" office:value="44.7524298245614">
                <text:p>44.752429824561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827">
                <text:p>12827</text:p>
              </table:table-cell>
              <table:table-cell office:value-type="float" office:value="20.3956">
                <text:p>20.395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827">
                <text:p>12827</text:p>
              </table:table-cell>
              <table:table-cell office:value-type="float" office:value="34.9351964285714">
                <text:p>34.935196428571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827">
                <text:p>12827</text:p>
              </table:table-cell>
              <table:table-cell office:value-type="float" office:value="24.8959726775956">
                <text:p>24.895972677595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827">
                <text:p>12827</text:p>
              </table:table-cell>
              <table:table-cell office:value-type="float" office:value="34.9894558303887">
                <text:p>34.989455830388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827">
                <text:p>12827</text:p>
              </table:table-cell>
              <table:table-cell office:value-type="float" office:value="38.13318">
                <text:p>38.1331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827">
                <text:p>12827</text:p>
              </table:table-cell>
              <table:table-cell office:value-type="float" office:value="33.8968374558304">
                <text:p>33.896837455830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827">
                <text:p>12827</text:p>
              </table:table-cell>
              <table:table-cell office:value-type="float" office:value="25.7268648648649">
                <text:p>25.726864864864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827">
                <text:p>12827</text:p>
              </table:table-cell>
              <table:table-cell office:value-type="float" office:value="24.6073005464481">
                <text:p>24.607300546448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827">
                <text:p>12827</text:p>
              </table:table-cell>
              <table:table-cell office:value-type="float" office:value="35.0598869257951">
                <text:p>35.059886925795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827">
                <text:p>12827</text:p>
              </table:table-cell>
              <table:table-cell office:value-type="float" office:value="38.09277">
                <text:p>38.0927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827">
                <text:p>12827</text:p>
              </table:table-cell>
              <table:table-cell office:value-type="float" office:value="34.0921590106007">
                <text:p>34.092159010600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827">
                <text:p>12827</text:p>
              </table:table-cell>
              <table:table-cell office:value-type="float" office:value="49.0167265870522">
                <text:p>49.016726587052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827">
                <text:p>12827</text:p>
              </table:table-cell>
              <table:table-cell office:value-type="float" office:value="24.409606557377">
                <text:p>24.40960655737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827">
                <text:p>12827</text:p>
              </table:table-cell>
              <table:table-cell office:value-type="float" office:value="33.8775265017668">
                <text:p>33.877526501766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827">
                <text:p>12827</text:p>
              </table:table-cell>
              <table:table-cell office:value-type="float" office:value="37.682355">
                <text:p>37.68235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827">
                <text:p>12827</text:p>
              </table:table-cell>
              <table:table-cell office:value-type="float" office:value="33.8397279151943">
                <text:p>33.839727915194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827">
                <text:p>12827</text:p>
              </table:table-cell>
              <table:table-cell office:value-type="float" office:value="28.8138108108108">
                <text:p>28.813810810810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827">
                <text:p>12827</text:p>
              </table:table-cell>
              <table:table-cell office:value-type="float" office:value="25.9920601092896">
                <text:p>25.992060109289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827">
                <text:p>12827</text:p>
              </table:table-cell>
              <table:table-cell office:value-type="float" office:value="33.6274275618375">
                <text:p>33.627427561837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827">
                <text:p>12827</text:p>
              </table:table-cell>
              <table:table-cell office:value-type="float" office:value="38.5826425">
                <text:p>38.582642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827">
                <text:p>12827</text:p>
              </table:table-cell>
              <table:table-cell office:value-type="float" office:value="34.5475512367491">
                <text:p>34.547551236749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827">
                <text:p>12827</text:p>
              </table:table-cell>
              <table:table-cell office:value-type="float" office:value="28.0602368421053">
                <text:p>28.060236842105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827">
                <text:p>12827</text:p>
              </table:table-cell>
              <table:table-cell office:value-type="float" office:value="24.9673879781421">
                <text:p>24.967387978142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827">
                <text:p>12827</text:p>
              </table:table-cell>
              <table:table-cell office:value-type="float" office:value="34.5084699646643">
                <text:p>34.508469964664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827">
                <text:p>12827</text:p>
              </table:table-cell>
              <table:table-cell office:value-type="float" office:value="37.694315">
                <text:p>37.69431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27">
                <text:p>12827</text:p>
              </table:table-cell>
              <table:table-cell office:value-type="float" office:value="34.5503144876325">
                <text:p>34.55031448763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27">
                <text:p>12827</text:p>
              </table:table-cell>
              <table:table-cell office:value-type="float" office:value="27.4241621621622">
                <text:p>27.424162162162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7">
                <text:p>12827</text:p>
              </table:table-cell>
              <table:table-cell office:value-type="float" office:value="25.006306010929">
                <text:p>25.00630601092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7">
                <text:p>12827</text:p>
              </table:table-cell>
              <table:table-cell office:value-type="float" office:value="36.3124946996466">
                <text:p>36.312494699646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27">
                <text:p>12827</text:p>
              </table:table-cell>
              <table:table-cell office:value-type="float" office:value="38.926915">
                <text:p>38.92691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27">
                <text:p>12827</text:p>
              </table:table-cell>
              <table:table-cell office:value-type="float" office:value="34.4621943462898">
                <text:p>34.462194346289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27">
                <text:p>12827</text:p>
              </table:table-cell>
              <table:table-cell office:value-type="float" office:value="48.1672055311125">
                <text:p>48.167205531112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27">
                <text:p>12827</text:p>
              </table:table-cell>
              <table:table-cell office:value-type="float" office:value="24.7975191256831">
                <text:p>24.797519125683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27">
                <text:p>12827</text:p>
              </table:table-cell>
              <table:table-cell office:value-type="float" office:value="34.0098798586572">
                <text:p>34.009879858657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27">
                <text:p>12827</text:p>
              </table:table-cell>
              <table:table-cell office:value-type="float" office:value="37.421685">
                <text:p>37.42168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27">
                <text:p>12827</text:p>
              </table:table-cell>
              <table:table-cell office:value-type="float" office:value="35.5280318021201">
                <text:p>35.528031802120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827">
                <text:p>12827</text:p>
              </table:table-cell>
              <table:table-cell office:value-type="float" office:value="26.0973243243243">
                <text:p>26.097324324324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827">
                <text:p>12827</text:p>
              </table:table-cell>
              <table:table-cell office:value-type="float" office:value="25.4413879781421">
                <text:p>25.441387978142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827">
                <text:p>12827</text:p>
              </table:table-cell>
              <table:table-cell office:value-type="float" office:value="34.1860530035336">
                <text:p>34.186053003533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827">
                <text:p>12827</text:p>
              </table:table-cell>
              <table:table-cell office:value-type="float" office:value="37.98286">
                <text:p>37.9828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827">
                <text:p>12827</text:p>
              </table:table-cell>
              <table:table-cell office:value-type="float" office:value="32.9089681978799">
                <text:p>32.908968197879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827">
                <text:p>12827</text:p>
              </table:table-cell>
              <table:table-cell office:value-type="float" office:value="25.4717278481013">
                <text:p>25.471727848101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827">
                <text:p>12827</text:p>
              </table:table-cell>
              <table:table-cell office:value-type="float" office:value="31.7551029810298">
                <text:p>31.755102981029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827">
                <text:p>12827</text:p>
              </table:table-cell>
              <table:table-cell office:value-type="float" office:value="23.0798333333333">
                <text:p>23.079833333333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827">
                <text:p>12827</text:p>
              </table:table-cell>
              <table:table-cell office:value-type="float" office:value="27.81959375">
                <text:p>27.8195937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827">
                <text:p>12827</text:p>
              </table:table-cell>
              <table:table-cell office:value-type="float" office:value="24.4658333333333">
                <text:p>24.465833333333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2827">
                <text:p>12827</text:p>
              </table:table-cell>
              <table:table-cell office:value-type="float" office:value="54.1737397260274">
                <text:p>54.173739726027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2827">
                <text:p>12827</text:p>
              </table:table-cell>
              <table:table-cell office:value-type="float" office:value="32.6088640483384">
                <text:p>32.608864048338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2827">
                <text:p>12827</text:p>
              </table:table-cell>
              <table:table-cell office:value-type="float" office:value="20.0361111111111">
                <text:p>20.036111111111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2827">
                <text:p>12827</text:p>
              </table:table-cell>
              <table:table-cell office:value-type="float" office:value="30.080280952381">
                <text:p>30.08028095238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2827">
                <text:p>12827</text:p>
              </table:table-cell>
              <table:table-cell office:value-type="float" office:value="46.8444008810573">
                <text:p>46.844400881057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2827">
                <text:p>12827</text:p>
              </table:table-cell>
              <table:table-cell office:value-type="float" office:value="23.8622424242424">
                <text:p>23.862242424242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2827">
                <text:p>12827</text:p>
              </table:table-cell>
              <table:table-cell office:value-type="float" office:value="27.0255379746835">
                <text:p>27.025537974683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827">
                <text:p>12827</text:p>
              </table:table-cell>
              <table:table-cell office:value-type="float" office:value="37.8225727272727">
                <text:p>37.822572727272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2827">
                <text:p>12827</text:p>
              </table:table-cell>
              <table:table-cell office:value-type="float" office:value="28.4965696202532">
                <text:p>28.496569620253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2827">
                <text:p>12827</text:p>
              </table:table-cell>
              <table:table-cell office:value-type="float" office:value="21.6672272727273">
                <text:p>21.667227272727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2827">
                <text:p>12827</text:p>
              </table:table-cell>
              <table:table-cell office:value-type="float" office:value="21.9775428571429">
                <text:p>21.977542857142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827">
                <text:p>12827</text:p>
              </table:table-cell>
              <table:table-cell office:value-type="float" office:value="23.206">
                <text:p>23.20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2827">
                <text:p>12827</text:p>
              </table:table-cell>
              <table:table-cell office:value-type="float" office:value="33.5662402912621">
                <text:p>33.566240291262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2827">
                <text:p>12827</text:p>
              </table:table-cell>
              <table:table-cell office:value-type="float" office:value="41.45045">
                <text:p>41.4504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2827">
                <text:p>12827</text:p>
              </table:table-cell>
              <table:table-cell office:value-type="float" office:value="28.8970882352941">
                <text:p>28.897088235294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2827">
                <text:p>12827</text:p>
              </table:table-cell>
              <table:table-cell office:value-type="float" office:value="36.2688312757202">
                <text:p>36.268831275720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2827">
                <text:p>12827</text:p>
              </table:table-cell>
              <table:table-cell office:value-type="float" office:value="35.071662295082">
                <text:p>35.07166229508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2827">
                <text:p>12827</text:p>
              </table:table-cell>
              <table:table-cell office:value-type="float" office:value="25.8523494623656">
                <text:p>25.852349462365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2827">
                <text:p>12827</text:p>
              </table:table-cell>
              <table:table-cell office:value-type="float" office:value="25.7766">
                <text:p>25.776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2827">
                <text:p>12827</text:p>
              </table:table-cell>
              <table:table-cell office:value-type="float" office:value="26.1457837837838">
                <text:p>26.14578378378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2827">
                <text:p>12827</text:p>
              </table:table-cell>
              <table:table-cell office:value-type="float" office:value="36.9207391304348">
                <text:p>36.920739130434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2827">
                <text:p>12827</text:p>
              </table:table-cell>
              <table:table-cell office:value-type="float" office:value="23.3984">
                <text:p>23.398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2827">
                <text:p>12827</text:p>
              </table:table-cell>
              <table:table-cell office:value-type="float" office:value="40.1569417475728">
                <text:p>40.156941747572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2827">
                <text:p>12827</text:p>
              </table:table-cell>
              <table:table-cell office:value-type="float" office:value="22.8604642857143">
                <text:p>22.860464285714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2827">
                <text:p>12827</text:p>
              </table:table-cell>
              <table:table-cell office:value-type="float" office:value="27.3963076923077">
                <text:p>27.396307692307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2827">
                <text:p>12827</text:p>
              </table:table-cell>
              <table:table-cell office:value-type="float" office:value="40.7006126760563">
                <text:p>40.700612676056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2827">
                <text:p>12827</text:p>
              </table:table-cell>
              <table:table-cell office:value-type="float" office:value="23.3317428571429">
                <text:p>23.331742857142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2827">
                <text:p>12827</text:p>
              </table:table-cell>
              <table:table-cell office:value-type="float" office:value="29.9386052631579">
                <text:p>29.938605263157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2827">
                <text:p>12827</text:p>
              </table:table-cell>
              <table:table-cell office:value-type="float" office:value="38.0186793650794">
                <text:p>38.018679365079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2827">
                <text:p>12827</text:p>
              </table:table-cell>
              <table:table-cell office:value-type="float" office:value="26.1957894736842">
                <text:p>26.1957894736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